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803558826447" calcext:value-type="float">
            <text:p>0.0803558826</text:p>
          </table:table-cell>
          <table:table-cell office:value-type="string" calcext:value-type="string">
            <text:p>Number 3</text:p>
          </table:table-cell>
          <table:table-cell table:formula="of:=AVERAGE([.B1:.B500])" office:value-type="float" office:value="0.55303250932706" calcext:value-type="float">
            <text:p>0.5530325093</text:p>
          </table:table-cell>
          <table:table-cell office:value-type="string" calcext:value-type="string">
            <text:p>all of the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136506080627" calcext:value-type="float">
            <text:p>0.1365060806</text:p>
          </table:table-cell>
          <table:table-cell/>
          <table:table-cell table:formula="of:=AVERAGE([.H1:.H500])" office:value-type="float" office:value="0.573700847625768" calcext:value-type="float">
            <text:p>0.573700847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900615930557" calcext:value-type="float">
            <text:p>0.9006159306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937349796295" calcext:value-type="float">
            <text:p>0.0937349796</text:p>
          </table:table-cell>
          <table:table-cell table:number-columns-repeated="4"/>
          <table:table-cell office:value-type="float" office:value="2001" calcext:value-type="float">
            <text:p>2001</text:p>
          </table:table-cell>
          <table:table-cell office:value-type="float" office:value="0.116569042206" calcext:value-type="float">
            <text:p>0.1165690422</text:p>
          </table:table-cell>
          <table:table-cell table:number-columns-repeated="4"/>
          <table:table-cell office:value-type="float" office:value="2001" calcext:value-type="float">
            <text:p>2001</text:p>
          </table:table-cell>
          <table:table-cell office:value-type="float" office:value="0.818335056305" calcext:value-type="float">
            <text:p>0.8183350563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167823791504" calcext:value-type="float">
            <text:p>0.1678237915</text:p>
          </table:table-cell>
          <table:table-cell table:number-columns-repeated="4"/>
          <table:table-cell office:value-type="float" office:value="2002" calcext:value-type="float">
            <text:p>2002</text:p>
          </table:table-cell>
          <table:table-cell office:value-type="float" office:value="0.198261976242" calcext:value-type="float">
            <text:p>0.1982619762</text:p>
          </table:table-cell>
          <table:table-cell table:number-columns-repeated="4"/>
          <table:table-cell office:value-type="float" office:value="2002" calcext:value-type="float">
            <text:p>2002</text:p>
          </table:table-cell>
          <table:table-cell office:value-type="float" office:value="1.02218699455" calcext:value-type="float">
            <text:p>1.0221869946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924370288849" calcext:value-type="float">
            <text:p>0.0924370289</text:p>
          </table:table-cell>
          <table:table-cell office:value-type="string" calcext:value-type="string">
            <text:p>Number 3</text:p>
          </table:table-cell>
          <table:table-cell table:formula="of:=AVERAGE([.B1:.B186])" office:value-type="float" office:value="1.36475342319892" calcext:value-type="float">
            <text:p>1.364753423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0.236140012741" calcext:value-type="float">
            <text:p>0.2361400127</text:p>
          </table:table-cell>
          <table:table-cell/>
          <table:table-cell table:formula="of:=AVERAGE([.H1:.H189])" office:value-type="float" office:value="1.4106798903653" calcext:value-type="float">
            <text:p>1.4106798904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0.989328861237" calcext:value-type="float">
            <text:p>0.9893288612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3551030159" calcext:value-type="float">
            <text:p>0.355103015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0.0729229450226" calcext:value-type="float">
            <text:p>0.072922945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.64149308205" calcext:value-type="float">
            <text:p>1.6414930821</text:p>
          </table:table-cell>
          <table:table-cell table:number-columns-repeated="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343975067139" calcext:value-type="float">
            <text:p>0.3439750671</text:p>
          </table:table-cell>
          <table:table-cell table:number-columns-repeated="2"/>
          <table:table-cell office:value-type="string" calcext:value-type="string">
            <text:p>Usually 2 times slower.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0.17435503006" calcext:value-type="float">
            <text:p>0.1743550301</text:p>
          </table:table-cell>
          <table:table-cell table:number-columns-repeated="4"/>
          <table:table-cell office:value-type="float" office:value="2005" calcext:value-type="float">
            <text:p>2005</text:p>
          </table:table-cell>
          <table:table-cell office:value-type="float" office:value="1.15293288231" calcext:value-type="float">
            <text:p>1.1529328823</text:p>
          </table:table-cell>
          <table:table-cell/>
          <table:table-cell table:formula="of:=AVERAGE([.N50:.N150])" office:value-type="float" office:value="2.52908484298428" calcext:value-type="float">
            <text:p>2.529084843</text:p>
          </table:table-cell>
          <table:table-cell office:value-type="string" calcext:value-type="string">
            <text:p>this is usutally 10 time slower!!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257616043091" calcext:value-type="float">
            <text:p>0.2576160431</text:p>
          </table:table-cell>
          <table:table-cell/>
          <table:table-cell table:formula="of:=AVERAGE([.B50:.B150])" office:value-type="float" office:value="2.06242532541272" calcext:value-type="float">
            <text:p>2.0624253254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0.20460486412" calcext:value-type="float">
            <text:p>0.2046048641</text:p>
          </table:table-cell>
          <table:table-cell/>
          <table:table-cell table:formula="of:=AVERAGE([.H50:.H150])" office:value-type="float" office:value="2.05818160217618" calcext:value-type="float">
            <text:p>2.058181602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0.893503189087" calcext:value-type="float">
            <text:p>0.8935031891</text:p>
          </table:table-cell>
          <table:table-cell table:number-columns-repeated="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309066057205" calcext:value-type="float">
            <text:p>0.3090660572</text:p>
          </table:table-cell>
          <table:table-cell table:number-columns-repeated="4"/>
          <table:table-cell office:value-type="float" office:value="2007" calcext:value-type="float">
            <text:p>2007</text:p>
          </table:table-cell>
          <table:table-cell office:value-type="float" office:value="0.14960193634" calcext:value-type="float">
            <text:p>0.1496019363</text:p>
          </table:table-cell>
          <table:table-cell table:number-columns-repeated="4"/>
          <table:table-cell office:value-type="float" office:value="2007" calcext:value-type="float">
            <text:p>2007</text:p>
          </table:table-cell>
          <table:table-cell office:value-type="float" office:value="0.826683998108" calcext:value-type="float">
            <text:p>0.8266839981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967829227448" calcext:value-type="float">
            <text:p>0.0967829227</text:p>
          </table:table-cell>
          <table:table-cell table:number-columns-repeated="4"/>
          <table:table-cell office:value-type="float" office:value="2008" calcext:value-type="float">
            <text:p>2008</text:p>
          </table:table-cell>
          <table:table-cell office:value-type="float" office:value="0.406924009323" calcext:value-type="float">
            <text:p>0.4069240093</text:p>
          </table:table-cell>
          <table:table-cell table:number-columns-repeated="4"/>
          <table:table-cell office:value-type="float" office:value="2008" calcext:value-type="float">
            <text:p>2008</text:p>
          </table:table-cell>
          <table:table-cell office:value-type="float" office:value="0.843417882919" calcext:value-type="float">
            <text:p>0.8434178829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803120136261" calcext:value-type="float">
            <text:p>0.0803120136</text:p>
          </table:table-cell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0.113663911819" calcext:value-type="float">
            <text:p>0.1136639118</text:p>
          </table:table-cell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0.787844896317" calcext:value-type="float">
            <text:p>0.7878448963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193703174591" calcext:value-type="float">
            <text:p>0.1937031746</text:p>
          </table:table-cell>
          <table:table-cell table:number-columns-repeated="2"/>
          <table:table-cell office:value-type="string" calcext:value-type="string">
            <text:p>queens3.lp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0.15368103981" calcext:value-type="float">
            <text:p>0.1536810398</text:p>
          </table:table-cell>
          <table:table-cell table:number-columns-repeated="2"/>
          <table:table-cell office:value-type="string" calcext:value-type="string">
            <text:p>queens4.lp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0.737390995026" calcext:value-type="float">
            <text:p>0.737390995</text:p>
          </table:table-cell>
          <table:table-cell table:number-columns-repeated="2"/>
          <table:table-cell office:value-type="string" calcext:value-type="string">
            <text:p>queens11.lp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180366039276" calcext:value-type="float">
            <text:p>0.1803660393</text:p>
          </table:table-cell>
          <table:table-cell table:number-columns-repeated="4"/>
          <table:table-cell office:value-type="float" office:value="2011" calcext:value-type="float">
            <text:p>2011</text:p>
          </table:table-cell>
          <table:table-cell office:value-type="float" office:value="0.109837055206" calcext:value-type="float">
            <text:p>0.1098370552</text:p>
          </table:table-cell>
          <table:table-cell table:number-columns-repeated="4"/>
          <table:table-cell office:value-type="float" office:value="2011" calcext:value-type="float">
            <text:p>2011</text:p>
          </table:table-cell>
          <table:table-cell office:value-type="float" office:value="0.759278059006" calcext:value-type="float">
            <text:p>0.759278059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439006090164" calcext:value-type="float">
            <text:p>0.4390060902</text:p>
          </table:table-cell>
          <table:table-cell table:number-columns-repeated="4"/>
          <table:table-cell office:value-type="float" office:value="2012" calcext:value-type="float">
            <text:p>2012</text:p>
          </table:table-cell>
          <table:table-cell office:value-type="float" office:value="0.677667140961" calcext:value-type="float">
            <text:p>0.677667141</text:p>
          </table:table-cell>
          <table:table-cell table:number-columns-repeated="4"/>
          <table:table-cell office:value-type="float" office:value="2012" calcext:value-type="float">
            <text:p>2012</text:p>
          </table:table-cell>
          <table:table-cell office:value-type="float" office:value="0.779843091965" calcext:value-type="float">
            <text:p>0.779843092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368548154831" calcext:value-type="float">
            <text:p>0.3685481548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 office:value-type="float" office:value="0.192753076553" calcext:value-type="float">
            <text:p>0.1927530766</text:p>
          </table:table-cell>
          <table:table-cell table:number-columns-repeated="4"/>
          <table:table-cell office:value-type="float" office:value="2013" calcext:value-type="float">
            <text:p>2013</text:p>
          </table:table-cell>
          <table:table-cell office:value-type="float" office:value="1.11274290085" calcext:value-type="float">
            <text:p>1.1127429009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0967969894409" calcext:value-type="float">
            <text:p>0.0967969894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0.722640991211" calcext:value-type="float">
            <text:p>0.7226409912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0.866578102112" calcext:value-type="float">
            <text:p>0.8665781021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600693225861" calcext:value-type="float">
            <text:p>0.6006932259</text:p>
          </table:table-cell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0.127332210541" calcext:value-type="float">
            <text:p>0.1273322105</text:p>
          </table:table-cell>
          <table:table-cell table:number-columns-repeated="4"/>
          <table:table-cell office:value-type="float" office:value="2015" calcext:value-type="float">
            <text:p>2015</text:p>
          </table:table-cell>
          <table:table-cell office:value-type="float" office:value="0.795799016953" calcext:value-type="float">
            <text:p>0.795799017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40663146973" calcext:value-type="float">
            <text:p>0.140663147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1.20253300667" calcext:value-type="float">
            <text:p>1.2025330067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office:value-type="float" office:value="1.18011689186" calcext:value-type="float">
            <text:p>1.1801168919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244663953781" calcext:value-type="float">
            <text:p>0.2446639538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 office:value-type="float" office:value="0.203524112701" calcext:value-type="float">
            <text:p>0.2035241127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 office:value-type="float" office:value="0.952868938446" calcext:value-type="float">
            <text:p>0.9528689384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.451918840408" calcext:value-type="float">
            <text:p>0.4519188404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 office:value-type="float" office:value="0.0668330192566" calcext:value-type="float">
            <text:p>0.0668330193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 office:value-type="float" office:value="1.15510487556" calcext:value-type="float">
            <text:p>1.1551048756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.419620990753" calcext:value-type="float">
            <text:p>0.4196209908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float" office:value="0.281042098999" calcext:value-type="float">
            <text:p>0.281042099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float" office:value="0.871078014374" calcext:value-type="float">
            <text:p>0.8710780144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166329860687" calcext:value-type="float">
            <text:p>0.1663298607</text:p>
          </table:table-cell>
          <table:table-cell table:number-columns-repeated="4"/>
          <table:table-cell office:value-type="float" office:value="2020" calcext:value-type="float">
            <text:p>2020</text:p>
          </table:table-cell>
          <table:table-cell office:value-type="float" office:value="0.335417985916" calcext:value-type="float">
            <text:p>0.3354179859</text:p>
          </table:table-cell>
          <table:table-cell table:number-columns-repeated="4"/>
          <table:table-cell office:value-type="float" office:value="2020" calcext:value-type="float">
            <text:p>2020</text:p>
          </table:table-cell>
          <table:table-cell office:value-type="float" office:value="1.23375511169" calcext:value-type="float">
            <text:p>1.2337551117</text:p>
          </table:table-cell>
          <table:table-cell table:number-columns-repeated="3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.338891983032" calcext:value-type="float">
            <text:p>0.338891983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office:value-type="float" office:value="0.128284215927" calcext:value-type="float">
            <text:p>0.1282842159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office:value-type="float" office:value="0.860024929047" calcext:value-type="float">
            <text:p>0.860024929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.48302602768" calcext:value-type="float">
            <text:p>1.4830260277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float" office:value="0.118304014206" calcext:value-type="float">
            <text:p>0.1183040142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float" office:value="0.771785020828" calcext:value-type="float">
            <text:p>0.7717850208</text:p>
          </table:table-cell>
          <table:table-cell table:number-columns-repeated="3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.184458971024" calcext:value-type="float">
            <text:p>0.184458971</text:p>
          </table:table-cell>
          <table:table-cell table:number-columns-repeated="4"/>
          <table:table-cell office:value-type="float" office:value="2023" calcext:value-type="float">
            <text:p>2023</text:p>
          </table:table-cell>
          <table:table-cell office:value-type="float" office:value="0.143419027328" calcext:value-type="float">
            <text:p>0.1434190273</text:p>
          </table:table-cell>
          <table:table-cell table:number-columns-repeated="4"/>
          <table:table-cell office:value-type="float" office:value="2023" calcext:value-type="float">
            <text:p>2023</text:p>
          </table:table-cell>
          <table:table-cell office:value-type="float" office:value="0.767185926437" calcext:value-type="float">
            <text:p>0.7671859264</text:p>
          </table:table-cell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.190759897232" calcext:value-type="float">
            <text:p>0.1907598972</text:p>
          </table:table-cell>
          <table:table-cell table:number-columns-repeated="4"/>
          <table:table-cell office:value-type="float" office:value="2024" calcext:value-type="float">
            <text:p>2024</text:p>
          </table:table-cell>
          <table:table-cell office:value-type="float" office:value="0.199582099915" calcext:value-type="float">
            <text:p>0.1995820999</text:p>
          </table:table-cell>
          <table:table-cell table:number-columns-repeated="4"/>
          <table:table-cell office:value-type="float" office:value="2024" calcext:value-type="float">
            <text:p>2024</text:p>
          </table:table-cell>
          <table:table-cell office:value-type="float" office:value="0.876518964767" calcext:value-type="float">
            <text:p>0.8765189648</text:p>
          </table:table-cell>
          <table:table-cell table:number-columns-repeated="3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.0831000804901" calcext:value-type="float">
            <text:p>0.0831000805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office:value-type="float" office:value="0.813921928406" calcext:value-type="float">
            <text:p>0.8139219284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office:value-type="float" office:value="0.851425886154" calcext:value-type="float">
            <text:p>0.8514258862</text:p>
          </table:table-cell>
          <table:table-cell table:number-columns-repeated="3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.184345006943" calcext:value-type="float">
            <text:p>0.1843450069</text:p>
          </table:table-cell>
          <table:table-cell table:number-columns-repeated="4"/>
          <table:table-cell office:value-type="float" office:value="2026" calcext:value-type="float">
            <text:p>2026</text:p>
          </table:table-cell>
          <table:table-cell office:value-type="float" office:value="0.376701116562" calcext:value-type="float">
            <text:p>0.3767011166</text:p>
          </table:table-cell>
          <table:table-cell table:number-columns-repeated="4"/>
          <table:table-cell office:value-type="float" office:value="2026" calcext:value-type="float">
            <text:p>2026</text:p>
          </table:table-cell>
          <table:table-cell office:value-type="float" office:value="1.01822900772" calcext:value-type="float">
            <text:p>1.0182290077</text:p>
          </table:table-cell>
          <table:table-cell table:number-columns-repeated="3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.31741809845" calcext:value-type="float">
            <text:p>0.3174180985</text:p>
          </table:table-cell>
          <table:table-cell table:number-columns-repeated="4"/>
          <table:table-cell office:value-type="float" office:value="2027" calcext:value-type="float">
            <text:p>2027</text:p>
          </table:table-cell>
          <table:table-cell office:value-type="float" office:value="0.7418820858" calcext:value-type="float">
            <text:p>0.7418820858</text:p>
          </table:table-cell>
          <table:table-cell table:number-columns-repeated="4"/>
          <table:table-cell office:value-type="float" office:value="2027" calcext:value-type="float">
            <text:p>2027</text:p>
          </table:table-cell>
          <table:table-cell office:value-type="float" office:value="0.779982089996" calcext:value-type="float">
            <text:p>0.77998209</text:p>
          </table:table-cell>
          <table:table-cell table:number-columns-repeated="3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.665256023407" calcext:value-type="float">
            <text:p>0.6652560234</text:p>
          </table:table-cell>
          <table:table-cell table:number-columns-repeated="4"/>
          <table:table-cell office:value-type="float" office:value="2028" calcext:value-type="float">
            <text:p>2028</text:p>
          </table:table-cell>
          <table:table-cell office:value-type="float" office:value="0.421988010406" calcext:value-type="float">
            <text:p>0.4219880104</text:p>
          </table:table-cell>
          <table:table-cell table:number-columns-repeated="4"/>
          <table:table-cell office:value-type="float" office:value="2028" calcext:value-type="float">
            <text:p>2028</text:p>
          </table:table-cell>
          <table:table-cell office:value-type="float" office:value="1.72890806198" calcext:value-type="float">
            <text:p>1.728908062</text:p>
          </table:table-cell>
          <table:table-cell table:number-columns-repeated="3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.169420957565" calcext:value-type="float">
            <text:p>0.1694209576</text:p>
          </table:table-cell>
          <table:table-cell table:number-columns-repeated="4"/>
          <table:table-cell office:value-type="float" office:value="2029" calcext:value-type="float">
            <text:p>2029</text:p>
          </table:table-cell>
          <table:table-cell office:value-type="float" office:value="0.258207082748" calcext:value-type="float">
            <text:p>0.2582070827</text:p>
          </table:table-cell>
          <table:table-cell table:number-columns-repeated="4"/>
          <table:table-cell office:value-type="float" office:value="2029" calcext:value-type="float">
            <text:p>2029</text:p>
          </table:table-cell>
          <table:table-cell office:value-type="float" office:value="2.48408699036" calcext:value-type="float">
            <text:p>2.4840869904</text:p>
          </table:table-cell>
          <table:table-cell table:number-columns-repeated="3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.166329145432" calcext:value-type="float">
            <text:p>0.1663291454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 office:value-type="float" office:value="0.0733840465546" calcext:value-type="float">
            <text:p>0.0733840466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 office:value-type="float" office:value="0.847481012344" calcext:value-type="float">
            <text:p>0.8474810123</text:p>
          </table:table-cell>
          <table:table-cell table:number-columns-repeated="3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.139619112015" calcext:value-type="float">
            <text:p>0.139619112</text:p>
          </table:table-cell>
          <table:table-cell table:number-columns-repeated="4"/>
          <table:table-cell office:value-type="float" office:value="2031" calcext:value-type="float">
            <text:p>2031</text:p>
          </table:table-cell>
          <table:table-cell office:value-type="float" office:value="0.464971065521" calcext:value-type="float">
            <text:p>0.4649710655</text:p>
          </table:table-cell>
          <table:table-cell table:number-columns-repeated="4"/>
          <table:table-cell office:value-type="float" office:value="2031" calcext:value-type="float">
            <text:p>2031</text:p>
          </table:table-cell>
          <table:table-cell office:value-type="float" office:value="0.751152038574" calcext:value-type="float">
            <text:p>0.7511520386</text:p>
          </table:table-cell>
          <table:table-cell table:number-columns-repeated="3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.123320102692" calcext:value-type="float">
            <text:p>0.1233201027</text:p>
          </table:table-cell>
          <table:table-cell table:number-columns-repeated="4"/>
          <table:table-cell office:value-type="float" office:value="2032" calcext:value-type="float">
            <text:p>2032</text:p>
          </table:table-cell>
          <table:table-cell office:value-type="float" office:value="0.124040842056" calcext:value-type="float">
            <text:p>0.1240408421</text:p>
          </table:table-cell>
          <table:table-cell table:number-columns-repeated="4"/>
          <table:table-cell office:value-type="float" office:value="2032" calcext:value-type="float">
            <text:p>2032</text:p>
          </table:table-cell>
          <table:table-cell office:value-type="float" office:value="0.837916851044" calcext:value-type="float">
            <text:p>0.837916851</text:p>
          </table:table-cell>
          <table:table-cell table:number-columns-repeated="3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.273954153061" calcext:value-type="float">
            <text:p>0.2739541531</text:p>
          </table:table-cell>
          <table:table-cell table:number-columns-repeated="4"/>
          <table:table-cell office:value-type="float" office:value="2033" calcext:value-type="float">
            <text:p>2033</text:p>
          </table:table-cell>
          <table:table-cell office:value-type="float" office:value="0.195726156235" calcext:value-type="float">
            <text:p>0.1957261562</text:p>
          </table:table-cell>
          <table:table-cell table:number-columns-repeated="4"/>
          <table:table-cell office:value-type="float" office:value="2033" calcext:value-type="float">
            <text:p>2033</text:p>
          </table:table-cell>
          <table:table-cell office:value-type="float" office:value="1.13376307487" calcext:value-type="float">
            <text:p>1.1337630749</text:p>
          </table:table-cell>
          <table:table-cell table:number-columns-repeated="3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.157897949219" calcext:value-type="float">
            <text:p>0.1578979492</text:p>
          </table:table-cell>
          <table:table-cell table:number-columns-repeated="4"/>
          <table:table-cell office:value-type="float" office:value="2034" calcext:value-type="float">
            <text:p>2034</text:p>
          </table:table-cell>
          <table:table-cell office:value-type="float" office:value="0.187336921692" calcext:value-type="float">
            <text:p>0.1873369217</text:p>
          </table:table-cell>
          <table:table-cell table:number-columns-repeated="4"/>
          <table:table-cell office:value-type="float" office:value="2034" calcext:value-type="float">
            <text:p>2034</text:p>
          </table:table-cell>
          <table:table-cell office:value-type="float" office:value="1.01447987556" calcext:value-type="float">
            <text:p>1.0144798756</text:p>
          </table:table-cell>
          <table:table-cell table:number-columns-repeated="3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.186419963837" calcext:value-type="float">
            <text:p>0.1864199638</text:p>
          </table:table-cell>
          <table:table-cell table:number-columns-repeated="4"/>
          <table:table-cell office:value-type="float" office:value="2035" calcext:value-type="float">
            <text:p>2035</text:p>
          </table:table-cell>
          <table:table-cell office:value-type="float" office:value="0.288050174713" calcext:value-type="float">
            <text:p>0.2880501747</text:p>
          </table:table-cell>
          <table:table-cell table:number-columns-repeated="4"/>
          <table:table-cell office:value-type="float" office:value="2035" calcext:value-type="float">
            <text:p>2035</text:p>
          </table:table-cell>
          <table:table-cell office:value-type="float" office:value="1.76001691818" calcext:value-type="float">
            <text:p>1.7600169182</text:p>
          </table:table-cell>
          <table:table-cell table:number-columns-repeated="3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.0967650413513" calcext:value-type="float">
            <text:p>0.0967650414</text:p>
          </table:table-cell>
          <table:table-cell table:number-columns-repeated="4"/>
          <table:table-cell office:value-type="float" office:value="2036" calcext:value-type="float">
            <text:p>2036</text:p>
          </table:table-cell>
          <table:table-cell office:value-type="float" office:value="0.0808999538422" calcext:value-type="float">
            <text:p>0.0808999538</text:p>
          </table:table-cell>
          <table:table-cell table:number-columns-repeated="4"/>
          <table:table-cell office:value-type="float" office:value="2036" calcext:value-type="float">
            <text:p>2036</text:p>
          </table:table-cell>
          <table:table-cell office:value-type="float" office:value="1.04634094238" calcext:value-type="float">
            <text:p>1.0463409424</text:p>
          </table:table-cell>
          <table:table-cell table:number-columns-repeated="3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.0967969894409" calcext:value-type="float">
            <text:p>0.0967969894</text:p>
          </table:table-cell>
          <table:table-cell table:number-columns-repeated="4"/>
          <table:table-cell office:value-type="float" office:value="2037" calcext:value-type="float">
            <text:p>2037</text:p>
          </table:table-cell>
          <table:table-cell office:value-type="float" office:value="0.334576129913" calcext:value-type="float">
            <text:p>0.3345761299</text:p>
          </table:table-cell>
          <table:table-cell table:number-columns-repeated="4"/>
          <table:table-cell office:value-type="float" office:value="2037" calcext:value-type="float">
            <text:p>2037</text:p>
          </table:table-cell>
          <table:table-cell office:value-type="float" office:value="1.27278113365" calcext:value-type="float">
            <text:p>1.2727811337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.162882089615" calcext:value-type="float">
            <text:p>0.1628820896</text:p>
          </table:table-cell>
          <table:table-cell table:number-columns-repeated="4"/>
          <table:table-cell office:value-type="float" office:value="2038" calcext:value-type="float">
            <text:p>2038</text:p>
          </table:table-cell>
          <table:table-cell office:value-type="float" office:value="0.385876893997" calcext:value-type="float">
            <text:p>0.385876894</text:p>
          </table:table-cell>
          <table:table-cell table:number-columns-repeated="4"/>
          <table:table-cell office:value-type="float" office:value="2038" calcext:value-type="float">
            <text:p>2038</text:p>
          </table:table-cell>
          <table:table-cell office:value-type="float" office:value="0.80851316452" calcext:value-type="float">
            <text:p>0.8085131645</text:p>
          </table:table-cell>
          <table:table-cell table:number-columns-repeated="3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.145318031311" calcext:value-type="float">
            <text:p>0.1453180313</text:p>
          </table:table-cell>
          <table:table-cell table:number-columns-repeated="4"/>
          <table:table-cell office:value-type="float" office:value="2039" calcext:value-type="float">
            <text:p>2039</text:p>
          </table:table-cell>
          <table:table-cell office:value-type="float" office:value="0.228923082352" calcext:value-type="float">
            <text:p>0.2289230824</text:p>
          </table:table-cell>
          <table:table-cell table:number-columns-repeated="4"/>
          <table:table-cell office:value-type="float" office:value="2039" calcext:value-type="float">
            <text:p>2039</text:p>
          </table:table-cell>
          <table:table-cell office:value-type="float" office:value="0.810753107071" calcext:value-type="float">
            <text:p>0.8107531071</text:p>
          </table:table-cell>
          <table:table-cell table:number-columns-repeated="3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.0858840942383" calcext:value-type="float">
            <text:p>0.0858840942</text:p>
          </table:table-cell>
          <table:table-cell table:number-columns-repeated="4"/>
          <table:table-cell office:value-type="float" office:value="2040" calcext:value-type="float">
            <text:p>2040</text:p>
          </table:table-cell>
          <table:table-cell office:value-type="float" office:value="0.231696844101" calcext:value-type="float">
            <text:p>0.2316968441</text:p>
          </table:table-cell>
          <table:table-cell table:number-columns-repeated="4"/>
          <table:table-cell office:value-type="float" office:value="2040" calcext:value-type="float">
            <text:p>2040</text:p>
          </table:table-cell>
          <table:table-cell office:value-type="float" office:value="0.766194105148" calcext:value-type="float">
            <text:p>0.7661941051</text:p>
          </table:table-cell>
          <table:table-cell table:number-columns-repeated="3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.207197189331" calcext:value-type="float">
            <text:p>0.2071971893</text:p>
          </table:table-cell>
          <table:table-cell table:number-columns-repeated="4"/>
          <table:table-cell office:value-type="float" office:value="2041" calcext:value-type="float">
            <text:p>2041</text:p>
          </table:table-cell>
          <table:table-cell office:value-type="float" office:value="0.368295907974" calcext:value-type="float">
            <text:p>0.368295908</text:p>
          </table:table-cell>
          <table:table-cell table:number-columns-repeated="4"/>
          <table:table-cell office:value-type="float" office:value="2041" calcext:value-type="float">
            <text:p>2041</text:p>
          </table:table-cell>
          <table:table-cell office:value-type="float" office:value="0.891238927841" calcext:value-type="float">
            <text:p>0.8912389278</text:p>
          </table:table-cell>
          <table:table-cell table:number-columns-repeated="3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.192853927612" calcext:value-type="float">
            <text:p>0.1928539276</text:p>
          </table:table-cell>
          <table:table-cell table:number-columns-repeated="4"/>
          <table:table-cell office:value-type="float" office:value="2042" calcext:value-type="float">
            <text:p>2042</text:p>
          </table:table-cell>
          <table:table-cell office:value-type="float" office:value="0.425134897232" calcext:value-type="float">
            <text:p>0.4251348972</text:p>
          </table:table-cell>
          <table:table-cell table:number-columns-repeated="4"/>
          <table:table-cell office:value-type="float" office:value="2042" calcext:value-type="float">
            <text:p>2042</text:p>
          </table:table-cell>
          <table:table-cell office:value-type="float" office:value="0.737960100174" calcext:value-type="float">
            <text:p>0.7379601002</text:p>
          </table:table-cell>
          <table:table-cell table:number-columns-repeated="3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.312216043472" calcext:value-type="float">
            <text:p>0.3122160435</text:p>
          </table:table-cell>
          <table:table-cell table:number-columns-repeated="4"/>
          <table:table-cell office:value-type="float" office:value="2043" calcext:value-type="float">
            <text:p>2043</text:p>
          </table:table-cell>
          <table:table-cell office:value-type="float" office:value="0.436528921127" calcext:value-type="float">
            <text:p>0.4365289211</text:p>
          </table:table-cell>
          <table:table-cell table:number-columns-repeated="4"/>
          <table:table-cell office:value-type="float" office:value="2043" calcext:value-type="float">
            <text:p>2043</text:p>
          </table:table-cell>
          <table:table-cell office:value-type="float" office:value="0.759826898575" calcext:value-type="float">
            <text:p>0.7598268986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.411206960678" calcext:value-type="float">
            <text:p>0.4112069607</text:p>
          </table:table-cell>
          <table:table-cell table:number-columns-repeated="4"/>
          <table:table-cell office:value-type="float" office:value="2044" calcext:value-type="float">
            <text:p>2044</text:p>
          </table:table-cell>
          <table:table-cell office:value-type="float" office:value="0.614628076553" calcext:value-type="float">
            <text:p>0.6146280766</text:p>
          </table:table-cell>
          <table:table-cell table:number-columns-repeated="4"/>
          <table:table-cell office:value-type="float" office:value="2044" calcext:value-type="float">
            <text:p>2044</text:p>
          </table:table-cell>
          <table:table-cell office:value-type="float" office:value="0.788839817047" calcext:value-type="float">
            <text:p>0.788839817</text:p>
          </table:table-cell>
          <table:table-cell table:number-columns-repeated="3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.216937065125" calcext:value-type="float">
            <text:p>0.2169370651</text:p>
          </table:table-cell>
          <table:table-cell table:number-columns-repeated="4"/>
          <table:table-cell office:value-type="float" office:value="2045" calcext:value-type="float">
            <text:p>2045</text:p>
          </table:table-cell>
          <table:table-cell office:value-type="float" office:value="0.376868009567" calcext:value-type="float">
            <text:p>0.3768680096</text:p>
          </table:table-cell>
          <table:table-cell table:number-columns-repeated="4"/>
          <table:table-cell office:value-type="float" office:value="2045" calcext:value-type="float">
            <text:p>2045</text:p>
          </table:table-cell>
          <table:table-cell office:value-type="float" office:value="0.804010152817" calcext:value-type="float">
            <text:p>0.8040101528</text:p>
          </table:table-cell>
          <table:table-cell table:number-columns-repeated="3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.417720079422" calcext:value-type="float">
            <text:p>0.4177200794</text:p>
          </table:table-cell>
          <table:table-cell table:number-columns-repeated="4"/>
          <table:table-cell office:value-type="float" office:value="2046" calcext:value-type="float">
            <text:p>2046</text:p>
          </table:table-cell>
          <table:table-cell office:value-type="float" office:value="0.201888084412" calcext:value-type="float">
            <text:p>0.2018880844</text:p>
          </table:table-cell>
          <table:table-cell table:number-columns-repeated="4"/>
          <table:table-cell office:value-type="float" office:value="2046" calcext:value-type="float">
            <text:p>2046</text:p>
          </table:table-cell>
          <table:table-cell office:value-type="float" office:value="0.745020866394" calcext:value-type="float">
            <text:p>0.7450208664</text:p>
          </table:table-cell>
          <table:table-cell table:number-columns-repeated="3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.235288143158" calcext:value-type="float">
            <text:p>0.2352881432</text:p>
          </table:table-cell>
          <table:table-cell table:number-columns-repeated="4"/>
          <table:table-cell office:value-type="float" office:value="2047" calcext:value-type="float">
            <text:p>2047</text:p>
          </table:table-cell>
          <table:table-cell office:value-type="float" office:value="0.478555202484" calcext:value-type="float">
            <text:p>0.4785552025</text:p>
          </table:table-cell>
          <table:table-cell table:number-columns-repeated="4"/>
          <table:table-cell office:value-type="float" office:value="2047" calcext:value-type="float">
            <text:p>2047</text:p>
          </table:table-cell>
          <table:table-cell office:value-type="float" office:value="1.15775299072" calcext:value-type="float">
            <text:p>1.1577529907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122272014618" calcext:value-type="float">
            <text:p>0.1222720146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office:value-type="float" office:value="0.367879152298" calcext:value-type="float">
            <text:p>0.3678791523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office:value-type="float" office:value="0.741288900375" calcext:value-type="float">
            <text:p>0.7412889004</text:p>
          </table:table-cell>
          <table:table-cell table:number-columns-repeated="3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.205592870712" calcext:value-type="float">
            <text:p>0.2055928707</text:p>
          </table:table-cell>
          <table:table-cell table:number-columns-repeated="4"/>
          <table:table-cell office:value-type="float" office:value="2049" calcext:value-type="float">
            <text:p>2049</text:p>
          </table:table-cell>
          <table:table-cell office:value-type="float" office:value="0.43356013298" calcext:value-type="float">
            <text:p>0.433560133</text:p>
          </table:table-cell>
          <table:table-cell table:number-columns-repeated="4"/>
          <table:table-cell office:value-type="float" office:value="2049" calcext:value-type="float">
            <text:p>2049</text:p>
          </table:table-cell>
          <table:table-cell office:value-type="float" office:value="0.74248290062" calcext:value-type="float">
            <text:p>0.7424829006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218870162964" calcext:value-type="float">
            <text:p>0.218870163</text:p>
          </table:table-cell>
          <table:table-cell table:number-columns-repeated="4"/>
          <table:table-cell office:value-type="float" office:value="2050" calcext:value-type="float">
            <text:p>2050</text:p>
          </table:table-cell>
          <table:table-cell office:value-type="float" office:value="0.164453983307" calcext:value-type="float">
            <text:p>0.1644539833</text:p>
          </table:table-cell>
          <table:table-cell table:number-columns-repeated="4"/>
          <table:table-cell office:value-type="float" office:value="2050" calcext:value-type="float">
            <text:p>2050</text:p>
          </table:table-cell>
          <table:table-cell office:value-type="float" office:value="0.840001106262" calcext:value-type="float">
            <text:p>0.8400011063</text:p>
          </table:table-cell>
          <table:table-cell table:number-columns-repeated="3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0.545227050781" calcext:value-type="float">
            <text:p>0.5452270508</text:p>
          </table:table-cell>
          <table:table-cell table:number-columns-repeated="4"/>
          <table:table-cell office:value-type="float" office:value="2051" calcext:value-type="float">
            <text:p>2051</text:p>
          </table:table-cell>
          <table:table-cell office:value-type="float" office:value="0.06755900383" calcext:value-type="float">
            <text:p>0.0675590038</text:p>
          </table:table-cell>
          <table:table-cell table:number-columns-repeated="4"/>
          <table:table-cell office:value-type="float" office:value="2051" calcext:value-type="float">
            <text:p>2051</text:p>
          </table:table-cell>
          <table:table-cell office:value-type="float" office:value="1.01183891296" calcext:value-type="float">
            <text:p>1.011838913</text:p>
          </table:table-cell>
          <table:table-cell table:number-columns-repeated="3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.145213127136" calcext:value-type="float">
            <text:p>0.1452131271</text:p>
          </table:table-cell>
          <table:table-cell table:number-columns-repeated="4"/>
          <table:table-cell office:value-type="float" office:value="2052" calcext:value-type="float">
            <text:p>2052</text:p>
          </table:table-cell>
          <table:table-cell office:value-type="float" office:value="0.10493516922" calcext:value-type="float">
            <text:p>0.1049351692</text:p>
          </table:table-cell>
          <table:table-cell table:number-columns-repeated="4"/>
          <table:table-cell office:value-type="float" office:value="2052" calcext:value-type="float">
            <text:p>2052</text:p>
          </table:table-cell>
          <table:table-cell office:value-type="float" office:value="1.05229902267" calcext:value-type="float">
            <text:p>1.0522990227</text:p>
          </table:table-cell>
          <table:table-cell table:number-columns-repeated="3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.113523960114" calcext:value-type="float">
            <text:p>0.1135239601</text:p>
          </table:table-cell>
          <table:table-cell table:number-columns-repeated="4"/>
          <table:table-cell office:value-type="float" office:value="2053" calcext:value-type="float">
            <text:p>2053</text:p>
          </table:table-cell>
          <table:table-cell office:value-type="float" office:value="0.280964851379" calcext:value-type="float">
            <text:p>0.2809648514</text:p>
          </table:table-cell>
          <table:table-cell table:number-columns-repeated="4"/>
          <table:table-cell office:value-type="float" office:value="2053" calcext:value-type="float">
            <text:p>2053</text:p>
          </table:table-cell>
          <table:table-cell office:value-type="float" office:value="1.33016490936" calcext:value-type="float">
            <text:p>1.3301649094</text:p>
          </table:table-cell>
          <table:table-cell table:number-columns-repeated="3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.0982799530029" calcext:value-type="float">
            <text:p>0.098279953</text:p>
          </table:table-cell>
          <table:table-cell table:number-columns-repeated="4"/>
          <table:table-cell office:value-type="float" office:value="2054" calcext:value-type="float">
            <text:p>2054</text:p>
          </table:table-cell>
          <table:table-cell office:value-type="float" office:value="0.773905992508" calcext:value-type="float">
            <text:p>0.7739059925</text:p>
          </table:table-cell>
          <table:table-cell table:number-columns-repeated="4"/>
          <table:table-cell office:value-type="float" office:value="2054" calcext:value-type="float">
            <text:p>2054</text:p>
          </table:table-cell>
          <table:table-cell office:value-type="float" office:value="0.993549823761" calcext:value-type="float">
            <text:p>0.9935498238</text:p>
          </table:table-cell>
          <table:table-cell table:number-columns-repeated="3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.786185979843" calcext:value-type="float">
            <text:p>0.7861859798</text:p>
          </table:table-cell>
          <table:table-cell table:number-columns-repeated="4"/>
          <table:table-cell office:value-type="float" office:value="2055" calcext:value-type="float">
            <text:p>2055</text:p>
          </table:table-cell>
          <table:table-cell office:value-type="float" office:value="0.570429801941" calcext:value-type="float">
            <text:p>0.5704298019</text:p>
          </table:table-cell>
          <table:table-cell table:number-columns-repeated="4"/>
          <table:table-cell office:value-type="float" office:value="2055" calcext:value-type="float">
            <text:p>2055</text:p>
          </table:table-cell>
          <table:table-cell office:value-type="float" office:value="1.38266301155" calcext:value-type="float">
            <text:p>1.3826630116</text:p>
          </table:table-cell>
          <table:table-cell table:number-columns-repeated="3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.16799902916" calcext:value-type="float">
            <text:p>0.1679990292</text:p>
          </table:table-cell>
          <table:table-cell table:number-columns-repeated="4"/>
          <table:table-cell office:value-type="float" office:value="2056" calcext:value-type="float">
            <text:p>2056</text:p>
          </table:table-cell>
          <table:table-cell office:value-type="float" office:value="0.181614875793" calcext:value-type="float">
            <text:p>0.1816148758</text:p>
          </table:table-cell>
          <table:table-cell table:number-columns-repeated="4"/>
          <table:table-cell office:value-type="float" office:value="2056" calcext:value-type="float">
            <text:p>2056</text:p>
          </table:table-cell>
          <table:table-cell office:value-type="float" office:value="0.95897603035" calcext:value-type="float">
            <text:p>0.9589760304</text:p>
          </table:table-cell>
          <table:table-cell table:number-columns-repeated="3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.224800109863" calcext:value-type="float">
            <text:p>0.2248001099</text:p>
          </table:table-cell>
          <table:table-cell table:number-columns-repeated="4"/>
          <table:table-cell office:value-type="float" office:value="2057" calcext:value-type="float">
            <text:p>2057</text:p>
          </table:table-cell>
          <table:table-cell office:value-type="float" office:value="0.913409948349" calcext:value-type="float">
            <text:p>0.9134099483</text:p>
          </table:table-cell>
          <table:table-cell table:number-columns-repeated="4"/>
          <table:table-cell office:value-type="float" office:value="2057" calcext:value-type="float">
            <text:p>2057</text:p>
          </table:table-cell>
          <table:table-cell office:value-type="float" office:value="1.21081995964" calcext:value-type="float">
            <text:p>1.2108199596</text:p>
          </table:table-cell>
          <table:table-cell table:number-columns-repeated="3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1.43365287781" calcext:value-type="float">
            <text:p>1.4336528778</text:p>
          </table:table-cell>
          <table:table-cell table:number-columns-repeated="4"/>
          <table:table-cell office:value-type="float" office:value="2058" calcext:value-type="float">
            <text:p>2058</text:p>
          </table:table-cell>
          <table:table-cell office:value-type="float" office:value="0.71400308609" calcext:value-type="float">
            <text:p>0.7140030861</text:p>
          </table:table-cell>
          <table:table-cell table:number-columns-repeated="4"/>
          <table:table-cell office:value-type="float" office:value="2058" calcext:value-type="float">
            <text:p>2058</text:p>
          </table:table-cell>
          <table:table-cell office:value-type="float" office:value="0.75001001358" calcext:value-type="float">
            <text:p>0.7500100136</text:p>
          </table:table-cell>
          <table:table-cell table:number-columns-repeated="3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.19781398773" calcext:value-type="float">
            <text:p>1.1978139877</text:p>
          </table:table-cell>
          <table:table-cell table:number-columns-repeated="4"/>
          <table:table-cell office:value-type="float" office:value="2059" calcext:value-type="float">
            <text:p>2059</text:p>
          </table:table-cell>
          <table:table-cell office:value-type="float" office:value="0.0850059986115" calcext:value-type="float">
            <text:p>0.0850059986</text:p>
          </table:table-cell>
          <table:table-cell table:number-columns-repeated="4"/>
          <table:table-cell office:value-type="float" office:value="2059" calcext:value-type="float">
            <text:p>2059</text:p>
          </table:table-cell>
          <table:table-cell office:value-type="float" office:value="0.835339069366" calcext:value-type="float">
            <text:p>0.8353390694</text:p>
          </table:table-cell>
          <table:table-cell table:number-columns-repeated="3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.302870988846" calcext:value-type="float">
            <text:p>0.3028709888</text:p>
          </table:table-cell>
          <table:table-cell table:number-columns-repeated="4"/>
          <table:table-cell office:value-type="float" office:value="2060" calcext:value-type="float">
            <text:p>2060</text:p>
          </table:table-cell>
          <table:table-cell office:value-type="float" office:value="0.098709821701" calcext:value-type="float">
            <text:p>0.0987098217</text:p>
          </table:table-cell>
          <table:table-cell table:number-columns-repeated="4"/>
          <table:table-cell office:value-type="float" office:value="2060" calcext:value-type="float">
            <text:p>2060</text:p>
          </table:table-cell>
          <table:table-cell office:value-type="float" office:value="0.818380832672" calcext:value-type="float">
            <text:p>0.8183808327</text:p>
          </table:table-cell>
          <table:table-cell table:number-columns-repeated="3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.215699911118" calcext:value-type="float">
            <text:p>0.2156999111</text:p>
          </table:table-cell>
          <table:table-cell table:number-columns-repeated="4"/>
          <table:table-cell office:value-type="float" office:value="2061" calcext:value-type="float">
            <text:p>2061</text:p>
          </table:table-cell>
          <table:table-cell office:value-type="float" office:value="1.23023796082" calcext:value-type="float">
            <text:p>1.2302379608</text:p>
          </table:table-cell>
          <table:table-cell table:number-columns-repeated="4"/>
          <table:table-cell office:value-type="float" office:value="2061" calcext:value-type="float">
            <text:p>2061</text:p>
          </table:table-cell>
          <table:table-cell office:value-type="float" office:value="0.785789012909" calcext:value-type="float">
            <text:p>0.7857890129</text:p>
          </table:table-cell>
          <table:table-cell table:number-columns-repeated="3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.119243860245" calcext:value-type="float">
            <text:p>0.1192438602</text:p>
          </table:table-cell>
          <table:table-cell table:number-columns-repeated="4"/>
          <table:table-cell office:value-type="float" office:value="2062" calcext:value-type="float">
            <text:p>2062</text:p>
          </table:table-cell>
          <table:table-cell office:value-type="float" office:value="0.153728961945" calcext:value-type="float">
            <text:p>0.1537289619</text:p>
          </table:table-cell>
          <table:table-cell table:number-columns-repeated="4"/>
          <table:table-cell office:value-type="float" office:value="2062" calcext:value-type="float">
            <text:p>2062</text:p>
          </table:table-cell>
          <table:table-cell office:value-type="float" office:value="1.07918691635" calcext:value-type="float">
            <text:p>1.0791869164</text:p>
          </table:table-cell>
          <table:table-cell table:number-columns-repeated="3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.220127105713" calcext:value-type="float">
            <text:p>0.2201271057</text:p>
          </table:table-cell>
          <table:table-cell table:number-columns-repeated="4"/>
          <table:table-cell office:value-type="float" office:value="2063" calcext:value-type="float">
            <text:p>2063</text:p>
          </table:table-cell>
          <table:table-cell office:value-type="float" office:value="0.419651985168" calcext:value-type="float">
            <text:p>0.4196519852</text:p>
          </table:table-cell>
          <table:table-cell table:number-columns-repeated="4"/>
          <table:table-cell office:value-type="float" office:value="2063" calcext:value-type="float">
            <text:p>2063</text:p>
          </table:table-cell>
          <table:table-cell office:value-type="float" office:value="1.22379016876" calcext:value-type="float">
            <text:p>1.2237901688</text:p>
          </table:table-cell>
          <table:table-cell table:number-columns-repeated="3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.03847694397" calcext:value-type="float">
            <text:p>1.038476944</text:p>
          </table:table-cell>
          <table:table-cell table:number-columns-repeated="4"/>
          <table:table-cell office:value-type="float" office:value="2064" calcext:value-type="float">
            <text:p>2064</text:p>
          </table:table-cell>
          <table:table-cell office:value-type="float" office:value="0.710531949997" calcext:value-type="float">
            <text:p>0.71053195</text:p>
          </table:table-cell>
          <table:table-cell table:number-columns-repeated="4"/>
          <table:table-cell office:value-type="float" office:value="2064" calcext:value-type="float">
            <text:p>2064</text:p>
          </table:table-cell>
          <table:table-cell office:value-type="float" office:value="3.6882750988" calcext:value-type="float">
            <text:p>3.6882750988</text:p>
          </table:table-cell>
          <table:table-cell table:number-columns-repeated="3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.879249095917" calcext:value-type="float">
            <text:p>0.8792490959</text:p>
          </table:table-cell>
          <table:table-cell table:number-columns-repeated="4"/>
          <table:table-cell office:value-type="float" office:value="2065" calcext:value-type="float">
            <text:p>2065</text:p>
          </table:table-cell>
          <table:table-cell office:value-type="float" office:value="0.554667949677" calcext:value-type="float">
            <text:p>0.5546679497</text:p>
          </table:table-cell>
          <table:table-cell table:number-columns-repeated="4"/>
          <table:table-cell office:value-type="float" office:value="2065" calcext:value-type="float">
            <text:p>2065</text:p>
          </table:table-cell>
          <table:table-cell office:value-type="float" office:value="1.24515295029" calcext:value-type="float">
            <text:p>1.2451529503</text:p>
          </table:table-cell>
          <table:table-cell table:number-columns-repeated="3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.13469195366" calcext:value-type="float">
            <text:p>1.1346919537</text:p>
          </table:table-cell>
          <table:table-cell table:number-columns-repeated="4"/>
          <table:table-cell office:value-type="float" office:value="2066" calcext:value-type="float">
            <text:p>2066</text:p>
          </table:table-cell>
          <table:table-cell office:value-type="float" office:value="0.460360050201" calcext:value-type="float">
            <text:p>0.4603600502</text:p>
          </table:table-cell>
          <table:table-cell table:number-columns-repeated="4"/>
          <table:table-cell office:value-type="float" office:value="2066" calcext:value-type="float">
            <text:p>2066</text:p>
          </table:table-cell>
          <table:table-cell office:value-type="float" office:value="1.02839398384" calcext:value-type="float">
            <text:p>1.0283939838</text:p>
          </table:table-cell>
          <table:table-cell table:number-columns-repeated="3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.275012969971" calcext:value-type="float">
            <text:p>0.27501297</text:p>
          </table:table-cell>
          <table:table-cell table:number-columns-repeated="4"/>
          <table:table-cell office:value-type="float" office:value="2067" calcext:value-type="float">
            <text:p>2067</text:p>
          </table:table-cell>
          <table:table-cell office:value-type="float" office:value="0.410497188568" calcext:value-type="float">
            <text:p>0.4104971886</text:p>
          </table:table-cell>
          <table:table-cell table:number-columns-repeated="4"/>
          <table:table-cell office:value-type="float" office:value="2067" calcext:value-type="float">
            <text:p>2067</text:p>
          </table:table-cell>
          <table:table-cell office:value-type="float" office:value="0.80969119072" calcext:value-type="float">
            <text:p>0.8096911907</text:p>
          </table:table-cell>
          <table:table-cell table:number-columns-repeated="3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.316095113754" calcext:value-type="float">
            <text:p>0.3160951138</text:p>
          </table:table-cell>
          <table:table-cell table:number-columns-repeated="4"/>
          <table:table-cell office:value-type="float" office:value="2068" calcext:value-type="float">
            <text:p>2068</text:p>
          </table:table-cell>
          <table:table-cell office:value-type="float" office:value="1.76083707809" calcext:value-type="float">
            <text:p>1.7608370781</text:p>
          </table:table-cell>
          <table:table-cell table:number-columns-repeated="4"/>
          <table:table-cell office:value-type="float" office:value="2068" calcext:value-type="float">
            <text:p>2068</text:p>
          </table:table-cell>
          <table:table-cell office:value-type="float" office:value="1.22365403175" calcext:value-type="float">
            <text:p>1.2236540318</text:p>
          </table:table-cell>
          <table:table-cell table:number-columns-repeated="3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1.59266710281" calcext:value-type="float">
            <text:p>1.5926671028</text:p>
          </table:table-cell>
          <table:table-cell table:number-columns-repeated="4"/>
          <table:table-cell office:value-type="float" office:value="2069" calcext:value-type="float">
            <text:p>2069</text:p>
          </table:table-cell>
          <table:table-cell office:value-type="float" office:value="0.120800018311" calcext:value-type="float">
            <text:p>0.1208000183</text:p>
          </table:table-cell>
          <table:table-cell table:number-columns-repeated="4"/>
          <table:table-cell office:value-type="float" office:value="2069" calcext:value-type="float">
            <text:p>2069</text:p>
          </table:table-cell>
          <table:table-cell office:value-type="float" office:value="0.7993080616" calcext:value-type="float">
            <text:p>0.7993080616</text:p>
          </table:table-cell>
          <table:table-cell table:number-columns-repeated="3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.0682189464569" calcext:value-type="float">
            <text:p>0.0682189465</text:p>
          </table:table-cell>
          <table:table-cell table:number-columns-repeated="4"/>
          <table:table-cell office:value-type="float" office:value="2070" calcext:value-type="float">
            <text:p>2070</text:p>
          </table:table-cell>
          <table:table-cell office:value-type="float" office:value="2.01602101326" calcext:value-type="float">
            <text:p>2.0160210133</text:p>
          </table:table-cell>
          <table:table-cell table:number-columns-repeated="4"/>
          <table:table-cell office:value-type="float" office:value="2070" calcext:value-type="float">
            <text:p>2070</text:p>
          </table:table-cell>
          <table:table-cell office:value-type="float" office:value="0.73393702507" calcext:value-type="float">
            <text:p>0.7339370251</text:p>
          </table:table-cell>
          <table:table-cell table:number-columns-repeated="3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.240988969803" calcext:value-type="float">
            <text:p>0.2409889698</text:p>
          </table:table-cell>
          <table:table-cell table:number-columns-repeated="4"/>
          <table:table-cell office:value-type="float" office:value="2071" calcext:value-type="float">
            <text:p>2071</text:p>
          </table:table-cell>
          <table:table-cell office:value-type="float" office:value="4.58810710907" calcext:value-type="float">
            <text:p>4.5881071091</text:p>
          </table:table-cell>
          <table:table-cell table:number-columns-repeated="4"/>
          <table:table-cell office:value-type="float" office:value="2071" calcext:value-type="float">
            <text:p>2071</text:p>
          </table:table-cell>
          <table:table-cell office:value-type="float" office:value="0.982107877731" calcext:value-type="float">
            <text:p>0.9821078777</text:p>
          </table:table-cell>
          <table:table-cell table:number-columns-repeated="3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.615101099014" calcext:value-type="float">
            <text:p>0.615101099</text:p>
          </table:table-cell>
          <table:table-cell table:number-columns-repeated="4"/>
          <table:table-cell office:value-type="float" office:value="2072" calcext:value-type="float">
            <text:p>2072</text:p>
          </table:table-cell>
          <table:table-cell office:value-type="float" office:value="0.066859960556" calcext:value-type="float">
            <text:p>0.0668599606</text:p>
          </table:table-cell>
          <table:table-cell table:number-columns-repeated="4"/>
          <table:table-cell office:value-type="float" office:value="2072" calcext:value-type="float">
            <text:p>2072</text:p>
          </table:table-cell>
          <table:table-cell office:value-type="float" office:value="0.786399841309" calcext:value-type="float">
            <text:p>0.7863998413</text:p>
          </table:table-cell>
          <table:table-cell table:number-columns-repeated="3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.38833189011" calcext:value-type="float">
            <text:p>1.3883318901</text:p>
          </table:table-cell>
          <table:table-cell table:number-columns-repeated="4"/>
          <table:table-cell office:value-type="float" office:value="2073" calcext:value-type="float">
            <text:p>2073</text:p>
          </table:table-cell>
          <table:table-cell office:value-type="float" office:value="0.882567882538" calcext:value-type="float">
            <text:p>0.8825678825</text:p>
          </table:table-cell>
          <table:table-cell table:number-columns-repeated="4"/>
          <table:table-cell office:value-type="float" office:value="2073" calcext:value-type="float">
            <text:p>2073</text:p>
          </table:table-cell>
          <table:table-cell office:value-type="float" office:value="1.77073693275" calcext:value-type="float">
            <text:p>1.7707369328</text:p>
          </table:table-cell>
          <table:table-cell table:number-columns-repeated="3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.803452014923" calcext:value-type="float">
            <text:p>0.8034520149</text:p>
          </table:table-cell>
          <table:table-cell table:number-columns-repeated="4"/>
          <table:table-cell office:value-type="float" office:value="2074" calcext:value-type="float">
            <text:p>2074</text:p>
          </table:table-cell>
          <table:table-cell office:value-type="float" office:value="0.323479890823" calcext:value-type="float">
            <text:p>0.3234798908</text:p>
          </table:table-cell>
          <table:table-cell table:number-columns-repeated="4"/>
          <table:table-cell office:value-type="float" office:value="2074" calcext:value-type="float">
            <text:p>2074</text:p>
          </table:table-cell>
          <table:table-cell office:value-type="float" office:value="1.0990049839" calcext:value-type="float">
            <text:p>1.0990049839</text:p>
          </table:table-cell>
          <table:table-cell table:number-columns-repeated="3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.288044929504" calcext:value-type="float">
            <text:p>0.2880449295</text:p>
          </table:table-cell>
          <table:table-cell table:number-columns-repeated="4"/>
          <table:table-cell office:value-type="float" office:value="2075" calcext:value-type="float">
            <text:p>2075</text:p>
          </table:table-cell>
          <table:table-cell office:value-type="float" office:value="1.13905692101" calcext:value-type="float">
            <text:p>1.139056921</text:p>
          </table:table-cell>
          <table:table-cell table:number-columns-repeated="4"/>
          <table:table-cell office:value-type="float" office:value="2075" calcext:value-type="float">
            <text:p>2075</text:p>
          </table:table-cell>
          <table:table-cell office:value-type="float" office:value="1.74502396584" calcext:value-type="float">
            <text:p>1.7450239658</text:p>
          </table:table-cell>
          <table:table-cell table:number-columns-repeated="3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.152198076248" calcext:value-type="float">
            <text:p>0.1521980762</text:p>
          </table:table-cell>
          <table:table-cell table:number-columns-repeated="4"/>
          <table:table-cell office:value-type="float" office:value="2076" calcext:value-type="float">
            <text:p>2076</text:p>
          </table:table-cell>
          <table:table-cell office:value-type="float" office:value="0.746094942093" calcext:value-type="float">
            <text:p>0.7460949421</text:p>
          </table:table-cell>
          <table:table-cell table:number-columns-repeated="4"/>
          <table:table-cell office:value-type="float" office:value="2076" calcext:value-type="float">
            <text:p>2076</text:p>
          </table:table-cell>
          <table:table-cell office:value-type="float" office:value="0.771111011505" calcext:value-type="float">
            <text:p>0.7711110115</text:p>
          </table:table-cell>
          <table:table-cell table:number-columns-repeated="3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.824920892715" calcext:value-type="float">
            <text:p>0.8249208927</text:p>
          </table:table-cell>
          <table:table-cell table:number-columns-repeated="4"/>
          <table:table-cell office:value-type="float" office:value="2077" calcext:value-type="float">
            <text:p>2077</text:p>
          </table:table-cell>
          <table:table-cell office:value-type="float" office:value="2.05604696274" calcext:value-type="float">
            <text:p>2.0560469627</text:p>
          </table:table-cell>
          <table:table-cell table:number-columns-repeated="4"/>
          <table:table-cell office:value-type="float" office:value="2077" calcext:value-type="float">
            <text:p>2077</text:p>
          </table:table-cell>
          <table:table-cell office:value-type="float" office:value="2.68160104752" calcext:value-type="float">
            <text:p>2.6816010475</text:p>
          </table:table-cell>
          <table:table-cell table:number-columns-repeated="3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.217095136642" calcext:value-type="float">
            <text:p>0.2170951366</text:p>
          </table:table-cell>
          <table:table-cell table:number-columns-repeated="4"/>
          <table:table-cell office:value-type="float" office:value="2078" calcext:value-type="float">
            <text:p>2078</text:p>
          </table:table-cell>
          <table:table-cell office:value-type="float" office:value="0.317946910858" calcext:value-type="float">
            <text:p>0.3179469109</text:p>
          </table:table-cell>
          <table:table-cell table:number-columns-repeated="4"/>
          <table:table-cell office:value-type="float" office:value="2078" calcext:value-type="float">
            <text:p>2078</text:p>
          </table:table-cell>
          <table:table-cell office:value-type="float" office:value="2.5923781395" calcext:value-type="float">
            <text:p>2.5923781395</text:p>
          </table:table-cell>
          <table:table-cell table:number-columns-repeated="3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.171000003815" calcext:value-type="float">
            <text:p>0.1710000038</text:p>
          </table:table-cell>
          <table:table-cell table:number-columns-repeated="4"/>
          <table:table-cell office:value-type="float" office:value="2079" calcext:value-type="float">
            <text:p>2079</text:p>
          </table:table-cell>
          <table:table-cell office:value-type="float" office:value="2.47723221779" calcext:value-type="float">
            <text:p>2.4772322178</text:p>
          </table:table-cell>
          <table:table-cell table:number-columns-repeated="4"/>
          <table:table-cell office:value-type="float" office:value="2079" calcext:value-type="float">
            <text:p>2079</text:p>
          </table:table-cell>
          <table:table-cell office:value-type="float" office:value="1.11694908142" calcext:value-type="float">
            <text:p>1.1169490814</text:p>
          </table:table-cell>
          <table:table-cell table:number-columns-repeated="3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.193994998932" calcext:value-type="float">
            <text:p>0.1939949989</text:p>
          </table:table-cell>
          <table:table-cell table:number-columns-repeated="4"/>
          <table:table-cell office:value-type="float" office:value="2080" calcext:value-type="float">
            <text:p>2080</text:p>
          </table:table-cell>
          <table:table-cell office:value-type="float" office:value="1.56690502167" calcext:value-type="float">
            <text:p>1.5669050217</text:p>
          </table:table-cell>
          <table:table-cell table:number-columns-repeated="4"/>
          <table:table-cell office:value-type="float" office:value="2080" calcext:value-type="float">
            <text:p>2080</text:p>
          </table:table-cell>
          <table:table-cell office:value-type="float" office:value="12.0714700222" calcext:value-type="float">
            <text:p>12.0714700222</text:p>
          </table:table-cell>
          <table:table-cell table:number-columns-repeated="3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2.0809431076" calcext:value-type="float">
            <text:p>2.0809431076</text:p>
          </table:table-cell>
          <table:table-cell table:number-columns-repeated="4"/>
          <table:table-cell office:value-type="float" office:value="2081" calcext:value-type="float">
            <text:p>2081</text:p>
          </table:table-cell>
          <table:table-cell office:value-type="float" office:value="1.31376099586" calcext:value-type="float">
            <text:p>1.3137609959</text:p>
          </table:table-cell>
          <table:table-cell table:number-columns-repeated="4"/>
          <table:table-cell office:value-type="float" office:value="2081" calcext:value-type="float">
            <text:p>2081</text:p>
          </table:table-cell>
          <table:table-cell office:value-type="float" office:value="1.53821921349" calcext:value-type="float">
            <text:p>1.5382192135</text:p>
          </table:table-cell>
          <table:table-cell table:number-columns-repeated="3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.749999046326" calcext:value-type="float">
            <text:p>0.7499990463</text:p>
          </table:table-cell>
          <table:table-cell table:number-columns-repeated="4"/>
          <table:table-cell office:value-type="float" office:value="2082" calcext:value-type="float">
            <text:p>2082</text:p>
          </table:table-cell>
          <table:table-cell office:value-type="float" office:value="0.0796971321106" calcext:value-type="float">
            <text:p>0.0796971321</text:p>
          </table:table-cell>
          <table:table-cell table:number-columns-repeated="4"/>
          <table:table-cell office:value-type="float" office:value="2082" calcext:value-type="float">
            <text:p>2082</text:p>
          </table:table-cell>
          <table:table-cell office:value-type="float" office:value="0.77496099472" calcext:value-type="float">
            <text:p>0.7749609947</text:p>
          </table:table-cell>
          <table:table-cell table:number-columns-repeated="3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.255409002304" calcext:value-type="float">
            <text:p>0.2554090023</text:p>
          </table:table-cell>
          <table:table-cell table:number-columns-repeated="4"/>
          <table:table-cell office:value-type="float" office:value="2083" calcext:value-type="float">
            <text:p>2083</text:p>
          </table:table-cell>
          <table:table-cell office:value-type="float" office:value="0.621228218079" calcext:value-type="float">
            <text:p>0.6212282181</text:p>
          </table:table-cell>
          <table:table-cell table:number-columns-repeated="4"/>
          <table:table-cell office:value-type="float" office:value="2083" calcext:value-type="float">
            <text:p>2083</text:p>
          </table:table-cell>
          <table:table-cell office:value-type="float" office:value="0.841523885727" calcext:value-type="float">
            <text:p>0.8415238857</text:p>
          </table:table-cell>
          <table:table-cell table:number-columns-repeated="3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.12054610252" calcext:value-type="float">
            <text:p>1.1205461025</text:p>
          </table:table-cell>
          <table:table-cell table:number-columns-repeated="4"/>
          <table:table-cell office:value-type="float" office:value="2084" calcext:value-type="float">
            <text:p>2084</text:p>
          </table:table-cell>
          <table:table-cell office:value-type="float" office:value="0.912661075592" calcext:value-type="float">
            <text:p>0.9126610756</text:p>
          </table:table-cell>
          <table:table-cell table:number-columns-repeated="4"/>
          <table:table-cell office:value-type="float" office:value="2084" calcext:value-type="float">
            <text:p>2084</text:p>
          </table:table-cell>
          <table:table-cell office:value-type="float" office:value="0.866070985794" calcext:value-type="float">
            <text:p>0.8660709858</text:p>
          </table:table-cell>
          <table:table-cell table:number-columns-repeated="3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.0890610218048" calcext:value-type="float">
            <text:p>0.0890610218</text:p>
          </table:table-cell>
          <table:table-cell table:number-columns-repeated="4"/>
          <table:table-cell office:value-type="float" office:value="2085" calcext:value-type="float">
            <text:p>2085</text:p>
          </table:table-cell>
          <table:table-cell office:value-type="float" office:value="4.18628811836" calcext:value-type="float">
            <text:p>4.1862881184</text:p>
          </table:table-cell>
          <table:table-cell table:number-columns-repeated="4"/>
          <table:table-cell office:value-type="float" office:value="2085" calcext:value-type="float">
            <text:p>2085</text:p>
          </table:table-cell>
          <table:table-cell office:value-type="float" office:value="0.772613048553" calcext:value-type="float">
            <text:p>0.7726130486</text:p>
          </table:table-cell>
          <table:table-cell table:number-columns-repeated="3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.761804103851" calcext:value-type="float">
            <text:p>0.7618041039</text:p>
          </table:table-cell>
          <table:table-cell table:number-columns-repeated="4"/>
          <table:table-cell office:value-type="float" office:value="2086" calcext:value-type="float">
            <text:p>2086</text:p>
          </table:table-cell>
          <table:table-cell office:value-type="float" office:value="0.404307126999" calcext:value-type="float">
            <text:p>0.404307127</text:p>
          </table:table-cell>
          <table:table-cell table:number-columns-repeated="4"/>
          <table:table-cell office:value-type="float" office:value="2086" calcext:value-type="float">
            <text:p>2086</text:p>
          </table:table-cell>
          <table:table-cell office:value-type="float" office:value="1.05521392822" calcext:value-type="float">
            <text:p>1.0552139282</text:p>
          </table:table-cell>
          <table:table-cell table:number-columns-repeated="3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.28891992569" calcext:value-type="float">
            <text:p>0.2889199257</text:p>
          </table:table-cell>
          <table:table-cell table:number-columns-repeated="4"/>
          <table:table-cell office:value-type="float" office:value="2087" calcext:value-type="float">
            <text:p>2087</text:p>
          </table:table-cell>
          <table:table-cell office:value-type="float" office:value="2.83505702019" calcext:value-type="float">
            <text:p>2.8350570202</text:p>
          </table:table-cell>
          <table:table-cell table:number-columns-repeated="4"/>
          <table:table-cell office:value-type="float" office:value="2087" calcext:value-type="float">
            <text:p>2087</text:p>
          </table:table-cell>
          <table:table-cell office:value-type="float" office:value="1.03625798225" calcext:value-type="float">
            <text:p>1.0362579823</text:p>
          </table:table-cell>
          <table:table-cell table:number-columns-repeated="3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7.02857208252" calcext:value-type="float">
            <text:p>7.0285720825</text:p>
          </table:table-cell>
          <table:table-cell table:number-columns-repeated="4"/>
          <table:table-cell office:value-type="float" office:value="2088" calcext:value-type="float">
            <text:p>2088</text:p>
          </table:table-cell>
          <table:table-cell office:value-type="float" office:value="1.31887197495" calcext:value-type="float">
            <text:p>1.318871975</text:p>
          </table:table-cell>
          <table:table-cell table:number-columns-repeated="4"/>
          <table:table-cell office:value-type="float" office:value="2088" calcext:value-type="float">
            <text:p>2088</text:p>
          </table:table-cell>
          <table:table-cell office:value-type="float" office:value="1.00718784332" calcext:value-type="float">
            <text:p>1.0071878433</text:p>
          </table:table-cell>
          <table:table-cell table:number-columns-repeated="3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.35332417488" calcext:value-type="float">
            <text:p>1.3533241749</text:p>
          </table:table-cell>
          <table:table-cell table:number-columns-repeated="4"/>
          <table:table-cell office:value-type="float" office:value="2089" calcext:value-type="float">
            <text:p>2089</text:p>
          </table:table-cell>
          <table:table-cell office:value-type="float" office:value="0.931416988373" calcext:value-type="float">
            <text:p>0.9314169884</text:p>
          </table:table-cell>
          <table:table-cell table:number-columns-repeated="4"/>
          <table:table-cell office:value-type="float" office:value="2089" calcext:value-type="float">
            <text:p>2089</text:p>
          </table:table-cell>
          <table:table-cell office:value-type="float" office:value="1.18086218834" calcext:value-type="float">
            <text:p>1.1808621883</text:p>
          </table:table-cell>
          <table:table-cell table:number-columns-repeated="3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.45968103409" calcext:value-type="float">
            <text:p>1.4596810341</text:p>
          </table:table-cell>
          <table:table-cell table:number-columns-repeated="4"/>
          <table:table-cell office:value-type="float" office:value="2090" calcext:value-type="float">
            <text:p>2090</text:p>
          </table:table-cell>
          <table:table-cell office:value-type="float" office:value="0.193229913712" calcext:value-type="float">
            <text:p>0.1932299137</text:p>
          </table:table-cell>
          <table:table-cell table:number-columns-repeated="4"/>
          <table:table-cell office:value-type="float" office:value="2090" calcext:value-type="float">
            <text:p>2090</text:p>
          </table:table-cell>
          <table:table-cell office:value-type="float" office:value="0.851521968842" calcext:value-type="float">
            <text:p>0.8515219688</text:p>
          </table:table-cell>
          <table:table-cell table:number-columns-repeated="3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.2141289711" calcext:value-type="float">
            <text:p>0.2141289711</text:p>
          </table:table-cell>
          <table:table-cell table:number-columns-repeated="4"/>
          <table:table-cell office:value-type="float" office:value="2091" calcext:value-type="float">
            <text:p>2091</text:p>
          </table:table-cell>
          <table:table-cell office:value-type="float" office:value="0.0727369785309" calcext:value-type="float">
            <text:p>0.0727369785</text:p>
          </table:table-cell>
          <table:table-cell table:number-columns-repeated="4"/>
          <table:table-cell office:value-type="float" office:value="2091" calcext:value-type="float">
            <text:p>2091</text:p>
          </table:table-cell>
          <table:table-cell office:value-type="float" office:value="2.97769403458" calcext:value-type="float">
            <text:p>2.9776940346</text:p>
          </table:table-cell>
          <table:table-cell table:number-columns-repeated="3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.45975399017" calcext:value-type="float">
            <text:p>1.4597539902</text:p>
          </table:table-cell>
          <table:table-cell table:number-columns-repeated="4"/>
          <table:table-cell office:value-type="float" office:value="2092" calcext:value-type="float">
            <text:p>2092</text:p>
          </table:table-cell>
          <table:table-cell office:value-type="float" office:value="1.19855213165" calcext:value-type="float">
            <text:p>1.1985521317</text:p>
          </table:table-cell>
          <table:table-cell table:number-columns-repeated="4"/>
          <table:table-cell office:value-type="float" office:value="2092" calcext:value-type="float">
            <text:p>2092</text:p>
          </table:table-cell>
          <table:table-cell office:value-type="float" office:value="11.4617660046" calcext:value-type="float">
            <text:p>11.4617660046</text:p>
          </table:table-cell>
          <table:table-cell table:number-columns-repeated="3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.553436040878" calcext:value-type="float">
            <text:p>0.5534360409</text:p>
          </table:table-cell>
          <table:table-cell table:number-columns-repeated="4"/>
          <table:table-cell office:value-type="float" office:value="2093" calcext:value-type="float">
            <text:p>2093</text:p>
          </table:table-cell>
          <table:table-cell office:value-type="float" office:value="0.942190885544" calcext:value-type="float">
            <text:p>0.9421908855</text:p>
          </table:table-cell>
          <table:table-cell table:number-columns-repeated="4"/>
          <table:table-cell office:value-type="float" office:value="2093" calcext:value-type="float">
            <text:p>2093</text:p>
          </table:table-cell>
          <table:table-cell office:value-type="float" office:value="2.13140106201" calcext:value-type="float">
            <text:p>2.131401062</text:p>
          </table:table-cell>
          <table:table-cell table:number-columns-repeated="3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.00141596794" calcext:value-type="float">
            <text:p>1.0014159679</text:p>
          </table:table-cell>
          <table:table-cell table:number-columns-repeated="4"/>
          <table:table-cell office:value-type="float" office:value="2094" calcext:value-type="float">
            <text:p>2094</text:p>
          </table:table-cell>
          <table:table-cell office:value-type="float" office:value="6.08896207809" calcext:value-type="float">
            <text:p>6.0889620781</text:p>
          </table:table-cell>
          <table:table-cell table:number-columns-repeated="4"/>
          <table:table-cell office:value-type="float" office:value="2094" calcext:value-type="float">
            <text:p>2094</text:p>
          </table:table-cell>
          <table:table-cell office:value-type="float" office:value="2.86448097229" calcext:value-type="float">
            <text:p>2.8644809723</text:p>
          </table:table-cell>
          <table:table-cell table:number-columns-repeated="3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.18815279007" calcext:value-type="float">
            <text:p>0.1881527901</text:p>
          </table:table-cell>
          <table:table-cell table:number-columns-repeated="4"/>
          <table:table-cell office:value-type="float" office:value="2095" calcext:value-type="float">
            <text:p>2095</text:p>
          </table:table-cell>
          <table:table-cell office:value-type="float" office:value="1.76431107521" calcext:value-type="float">
            <text:p>1.7643110752</text:p>
          </table:table-cell>
          <table:table-cell table:number-columns-repeated="4"/>
          <table:table-cell office:value-type="float" office:value="2095" calcext:value-type="float">
            <text:p>2095</text:p>
          </table:table-cell>
          <table:table-cell office:value-type="float" office:value="0.913357973099" calcext:value-type="float">
            <text:p>0.9133579731</text:p>
          </table:table-cell>
          <table:table-cell table:number-columns-repeated="3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9.08260679245" calcext:value-type="float">
            <text:p>9.0826067925</text:p>
          </table:table-cell>
          <table:table-cell table:number-columns-repeated="4"/>
          <table:table-cell office:value-type="float" office:value="2096" calcext:value-type="float">
            <text:p>2096</text:p>
          </table:table-cell>
          <table:table-cell office:value-type="float" office:value="0.125924825668" calcext:value-type="float">
            <text:p>0.1259248257</text:p>
          </table:table-cell>
          <table:table-cell table:number-columns-repeated="4"/>
          <table:table-cell office:value-type="float" office:value="2096" calcext:value-type="float">
            <text:p>2096</text:p>
          </table:table-cell>
          <table:table-cell office:value-type="float" office:value="0.860216140747" calcext:value-type="float">
            <text:p>0.8602161407</text:p>
          </table:table-cell>
          <table:table-cell table:number-columns-repeated="3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2.91111397743" calcext:value-type="float">
            <text:p>2.9111139774</text:p>
          </table:table-cell>
          <table:table-cell table:number-columns-repeated="4"/>
          <table:table-cell office:value-type="float" office:value="2097" calcext:value-type="float">
            <text:p>2097</text:p>
          </table:table-cell>
          <table:table-cell office:value-type="float" office:value="3.31705498695" calcext:value-type="float">
            <text:p>3.317054987</text:p>
          </table:table-cell>
          <table:table-cell table:number-columns-repeated="4"/>
          <table:table-cell office:value-type="float" office:value="2097" calcext:value-type="float">
            <text:p>2097</text:p>
          </table:table-cell>
          <table:table-cell office:value-type="float" office:value="1.22652792931" calcext:value-type="float">
            <text:p>1.2265279293</text:p>
          </table:table-cell>
          <table:table-cell table:number-columns-repeated="3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5.4219410419" calcext:value-type="float">
            <text:p>25.4219410419</text:p>
          </table:table-cell>
          <table:table-cell table:number-columns-repeated="4"/>
          <table:table-cell office:value-type="float" office:value="2098" calcext:value-type="float">
            <text:p>2098</text:p>
          </table:table-cell>
          <table:table-cell office:value-type="float" office:value="1.75892686844" calcext:value-type="float">
            <text:p>1.7589268684</text:p>
          </table:table-cell>
          <table:table-cell table:number-columns-repeated="4"/>
          <table:table-cell office:value-type="float" office:value="2098" calcext:value-type="float">
            <text:p>2098</text:p>
          </table:table-cell>
          <table:table-cell office:value-type="float" office:value="1.1036169529" calcext:value-type="float">
            <text:p>1.1036169529</text:p>
          </table:table-cell>
          <table:table-cell table:number-columns-repeated="3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1.02909994125" calcext:value-type="float">
            <text:p>1.0290999413</text:p>
          </table:table-cell>
          <table:table-cell table:number-columns-repeated="4"/>
          <table:table-cell office:value-type="float" office:value="2099" calcext:value-type="float">
            <text:p>2099</text:p>
          </table:table-cell>
          <table:table-cell office:value-type="float" office:value="0.667197942734" calcext:value-type="float">
            <text:p>0.6671979427</text:p>
          </table:table-cell>
          <table:table-cell table:number-columns-repeated="4"/>
          <table:table-cell office:value-type="float" office:value="2099" calcext:value-type="float">
            <text:p>2099</text:p>
          </table:table-cell>
          <table:table-cell office:value-type="float" office:value="1.18488097191" calcext:value-type="float">
            <text:p>1.1848809719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501270771027" calcext:value-type="float">
            <text:p>0.501270771</text:p>
          </table:table-cell>
          <table:table-cell table:number-columns-repeated="4"/>
          <table:table-cell office:value-type="float" office:value="2100" calcext:value-type="float">
            <text:p>2100</text:p>
          </table:table-cell>
          <table:table-cell office:value-type="float" office:value="0.131214857101" calcext:value-type="float">
            <text:p>0.1312148571</text:p>
          </table:table-cell>
          <table:table-cell table:number-columns-repeated="4"/>
          <table:table-cell office:value-type="float" office:value="2100" calcext:value-type="float">
            <text:p>2100</text:p>
          </table:table-cell>
          <table:table-cell office:value-type="float" office:value="1.29561495781" calcext:value-type="float">
            <text:p>1.2956149578</text:p>
          </table:table-cell>
          <table:table-cell table:number-columns-repeated="3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.56208705902" calcext:value-type="float">
            <text:p>1.562087059</text:p>
          </table:table-cell>
          <table:table-cell table:number-columns-repeated="4"/>
          <table:table-cell office:value-type="float" office:value="2101" calcext:value-type="float">
            <text:p>2101</text:p>
          </table:table-cell>
          <table:table-cell office:value-type="float" office:value="0.387058019638" calcext:value-type="float">
            <text:p>0.3870580196</text:p>
          </table:table-cell>
          <table:table-cell table:number-columns-repeated="4"/>
          <table:table-cell office:value-type="float" office:value="2101" calcext:value-type="float">
            <text:p>2101</text:p>
          </table:table-cell>
          <table:table-cell office:value-type="float" office:value="2.01052117348" calcext:value-type="float">
            <text:p>2.0105211735</text:p>
          </table:table-cell>
          <table:table-cell table:number-columns-repeated="3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.521447896957" calcext:value-type="float">
            <text:p>0.521447897</text:p>
          </table:table-cell>
          <table:table-cell table:number-columns-repeated="4"/>
          <table:table-cell office:value-type="float" office:value="2102" calcext:value-type="float">
            <text:p>2102</text:p>
          </table:table-cell>
          <table:table-cell office:value-type="float" office:value="1.01799201965" calcext:value-type="float">
            <text:p>1.0179920197</text:p>
          </table:table-cell>
          <table:table-cell table:number-columns-repeated="4"/>
          <table:table-cell office:value-type="float" office:value="2102" calcext:value-type="float">
            <text:p>2102</text:p>
          </table:table-cell>
          <table:table-cell office:value-type="float" office:value="7.349848032" calcext:value-type="float">
            <text:p>7.349848032</text:p>
          </table:table-cell>
          <table:table-cell table:number-columns-repeated="3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.268450975418" calcext:value-type="float">
            <text:p>0.2684509754</text:p>
          </table:table-cell>
          <table:table-cell table:number-columns-repeated="4"/>
          <table:table-cell office:value-type="float" office:value="2103" calcext:value-type="float">
            <text:p>2103</text:p>
          </table:table-cell>
          <table:table-cell office:value-type="float" office:value="1.16480302811" calcext:value-type="float">
            <text:p>1.1648030281</text:p>
          </table:table-cell>
          <table:table-cell table:number-columns-repeated="4"/>
          <table:table-cell office:value-type="float" office:value="2103" calcext:value-type="float">
            <text:p>2103</text:p>
          </table:table-cell>
          <table:table-cell office:value-type="float" office:value="0.95828795433" calcext:value-type="float">
            <text:p>0.9582879543</text:p>
          </table:table-cell>
          <table:table-cell table:number-columns-repeated="3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.363701820374" calcext:value-type="float">
            <text:p>0.3637018204</text:p>
          </table:table-cell>
          <table:table-cell table:number-columns-repeated="4"/>
          <table:table-cell office:value-type="float" office:value="2104" calcext:value-type="float">
            <text:p>2104</text:p>
          </table:table-cell>
          <table:table-cell office:value-type="float" office:value="0.993139982224" calcext:value-type="float">
            <text:p>0.9931399822</text:p>
          </table:table-cell>
          <table:table-cell table:number-columns-repeated="4"/>
          <table:table-cell office:value-type="float" office:value="2104" calcext:value-type="float">
            <text:p>2104</text:p>
          </table:table-cell>
          <table:table-cell office:value-type="float" office:value="2.10390305519" calcext:value-type="float">
            <text:p>2.1039030552</text:p>
          </table:table-cell>
          <table:table-cell table:number-columns-repeated="3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.458499908447" calcext:value-type="float">
            <text:p>0.4584999084</text:p>
          </table:table-cell>
          <table:table-cell table:number-columns-repeated="4"/>
          <table:table-cell office:value-type="float" office:value="2105" calcext:value-type="float">
            <text:p>2105</text:p>
          </table:table-cell>
          <table:table-cell office:value-type="float" office:value="1.30409622192" calcext:value-type="float">
            <text:p>1.3040962219</text:p>
          </table:table-cell>
          <table:table-cell table:number-columns-repeated="4"/>
          <table:table-cell office:value-type="float" office:value="2105" calcext:value-type="float">
            <text:p>2105</text:p>
          </table:table-cell>
          <table:table-cell office:value-type="float" office:value="2.25405502319" calcext:value-type="float">
            <text:p>2.2540550232</text:p>
          </table:table-cell>
          <table:table-cell table:number-columns-repeated="3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.140550136566" calcext:value-type="float">
            <text:p>0.1405501366</text:p>
          </table:table-cell>
          <table:table-cell table:number-columns-repeated="4"/>
          <table:table-cell office:value-type="float" office:value="2106" calcext:value-type="float">
            <text:p>2106</text:p>
          </table:table-cell>
          <table:table-cell office:value-type="float" office:value="0.880931854248" calcext:value-type="float">
            <text:p>0.8809318542</text:p>
          </table:table-cell>
          <table:table-cell table:number-columns-repeated="4"/>
          <table:table-cell office:value-type="float" office:value="2106" calcext:value-type="float">
            <text:p>2106</text:p>
          </table:table-cell>
          <table:table-cell office:value-type="float" office:value="0.9984998703" calcext:value-type="float">
            <text:p>0.9984998703</text:p>
          </table:table-cell>
          <table:table-cell table:number-columns-repeated="3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3.43755722046" calcext:value-type="float">
            <text:p>3.4375572205</text:p>
          </table:table-cell>
          <table:table-cell table:number-columns-repeated="4"/>
          <table:table-cell office:value-type="float" office:value="2107" calcext:value-type="float">
            <text:p>2107</text:p>
          </table:table-cell>
          <table:table-cell office:value-type="float" office:value="1.94092297554" calcext:value-type="float">
            <text:p>1.9409229755</text:p>
          </table:table-cell>
          <table:table-cell table:number-columns-repeated="4"/>
          <table:table-cell office:value-type="float" office:value="2107" calcext:value-type="float">
            <text:p>2107</text:p>
          </table:table-cell>
          <table:table-cell office:value-type="float" office:value="0.860401153564" calcext:value-type="float">
            <text:p>0.8604011536</text:p>
          </table:table-cell>
          <table:table-cell table:number-columns-repeated="3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.619033098221" calcext:value-type="float">
            <text:p>0.6190330982</text:p>
          </table:table-cell>
          <table:table-cell table:number-columns-repeated="4"/>
          <table:table-cell office:value-type="float" office:value="2108" calcext:value-type="float">
            <text:p>2108</text:p>
          </table:table-cell>
          <table:table-cell office:value-type="float" office:value="0.0621371269226" calcext:value-type="float">
            <text:p>0.0621371269</text:p>
          </table:table-cell>
          <table:table-cell table:number-columns-repeated="4"/>
          <table:table-cell office:value-type="float" office:value="2108" calcext:value-type="float">
            <text:p>2108</text:p>
          </table:table-cell>
          <table:table-cell office:value-type="float" office:value="1.65190005302" calcext:value-type="float">
            <text:p>1.651900053</text:p>
          </table:table-cell>
          <table:table-cell table:number-columns-repeated="3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.433771848679" calcext:value-type="float">
            <text:p>0.4337718487</text:p>
          </table:table-cell>
          <table:table-cell table:number-columns-repeated="4"/>
          <table:table-cell office:value-type="float" office:value="2109" calcext:value-type="float">
            <text:p>2109</text:p>
          </table:table-cell>
          <table:table-cell office:value-type="float" office:value="2.48815608025" calcext:value-type="float">
            <text:p>2.4881560803</text:p>
          </table:table-cell>
          <table:table-cell table:number-columns-repeated="4"/>
          <table:table-cell office:value-type="float" office:value="2109" calcext:value-type="float">
            <text:p>2109</text:p>
          </table:table-cell>
          <table:table-cell office:value-type="float" office:value="21.4645619392" calcext:value-type="float">
            <text:p>21.4645619392</text:p>
          </table:table-cell>
          <table:table-cell table:number-columns-repeated="3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.81839179993" calcext:value-type="float">
            <text:p>1.8183917999</text:p>
          </table:table-cell>
          <table:table-cell table:number-columns-repeated="4"/>
          <table:table-cell office:value-type="float" office:value="2110" calcext:value-type="float">
            <text:p>2110</text:p>
          </table:table-cell>
          <table:table-cell office:value-type="float" office:value="0.771057128906" calcext:value-type="float">
            <text:p>0.7710571289</text:p>
          </table:table-cell>
          <table:table-cell table:number-columns-repeated="4"/>
          <table:table-cell office:value-type="float" office:value="2110" calcext:value-type="float">
            <text:p>2110</text:p>
          </table:table-cell>
          <table:table-cell office:value-type="float" office:value="1.00696086884" calcext:value-type="float">
            <text:p>1.0069608688</text:p>
          </table:table-cell>
          <table:table-cell table:number-columns-repeated="3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.02884101868" calcext:value-type="float">
            <text:p>1.0288410187</text:p>
          </table:table-cell>
          <table:table-cell table:number-columns-repeated="4"/>
          <table:table-cell office:value-type="float" office:value="2111" calcext:value-type="float">
            <text:p>2111</text:p>
          </table:table-cell>
          <table:table-cell office:value-type="float" office:value="1.03601503372" calcext:value-type="float">
            <text:p>1.0360150337</text:p>
          </table:table-cell>
          <table:table-cell table:number-columns-repeated="4"/>
          <table:table-cell office:value-type="float" office:value="2111" calcext:value-type="float">
            <text:p>2111</text:p>
          </table:table-cell>
          <table:table-cell office:value-type="float" office:value="0.705408096313" calcext:value-type="float">
            <text:p>0.7054080963</text:p>
          </table:table-cell>
          <table:table-cell table:number-columns-repeated="3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.619109869003" calcext:value-type="float">
            <text:p>0.619109869</text:p>
          </table:table-cell>
          <table:table-cell table:number-columns-repeated="4"/>
          <table:table-cell office:value-type="float" office:value="2112" calcext:value-type="float">
            <text:p>2112</text:p>
          </table:table-cell>
          <table:table-cell office:value-type="float" office:value="0.137233018875" calcext:value-type="float">
            <text:p>0.1372330189</text:p>
          </table:table-cell>
          <table:table-cell table:number-columns-repeated="4"/>
          <table:table-cell office:value-type="float" office:value="2112" calcext:value-type="float">
            <text:p>2112</text:p>
          </table:table-cell>
          <table:table-cell office:value-type="float" office:value="1.53856301308" calcext:value-type="float">
            <text:p>1.5385630131</text:p>
          </table:table-cell>
          <table:table-cell table:number-columns-repeated="3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.135456085205" calcext:value-type="float">
            <text:p>0.1354560852</text:p>
          </table:table-cell>
          <table:table-cell table:number-columns-repeated="4"/>
          <table:table-cell office:value-type="float" office:value="2113" calcext:value-type="float">
            <text:p>2113</text:p>
          </table:table-cell>
          <table:table-cell office:value-type="float" office:value="0.487081050873" calcext:value-type="float">
            <text:p>0.4870810509</text:p>
          </table:table-cell>
          <table:table-cell table:number-columns-repeated="4"/>
          <table:table-cell office:value-type="float" office:value="2113" calcext:value-type="float">
            <text:p>2113</text:p>
          </table:table-cell>
          <table:table-cell office:value-type="float" office:value="1.52282500267" calcext:value-type="float">
            <text:p>1.5228250027</text:p>
          </table:table-cell>
          <table:table-cell table:number-columns-repeated="3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.0741629600525" calcext:value-type="float">
            <text:p>0.0741629601</text:p>
          </table:table-cell>
          <table:table-cell table:number-columns-repeated="4"/>
          <table:table-cell office:value-type="float" office:value="2114" calcext:value-type="float">
            <text:p>2114</text:p>
          </table:table-cell>
          <table:table-cell office:value-type="float" office:value="0.145331859589" calcext:value-type="float">
            <text:p>0.1453318596</text:p>
          </table:table-cell>
          <table:table-cell table:number-columns-repeated="4"/>
          <table:table-cell office:value-type="float" office:value="2114" calcext:value-type="float">
            <text:p>2114</text:p>
          </table:table-cell>
          <table:table-cell office:value-type="float" office:value="1.26259994507" calcext:value-type="float">
            <text:p>1.2625999451</text:p>
          </table:table-cell>
          <table:table-cell table:number-columns-repeated="3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0.694453954697" calcext:value-type="float">
            <text:p>0.6944539547</text:p>
          </table:table-cell>
          <table:table-cell table:number-columns-repeated="4"/>
          <table:table-cell office:value-type="float" office:value="2115" calcext:value-type="float">
            <text:p>2115</text:p>
          </table:table-cell>
          <table:table-cell office:value-type="float" office:value="1.7550201416" calcext:value-type="float">
            <text:p>1.7550201416</text:p>
          </table:table-cell>
          <table:table-cell table:number-columns-repeated="4"/>
          <table:table-cell office:value-type="float" office:value="2115" calcext:value-type="float">
            <text:p>2115</text:p>
          </table:table-cell>
          <table:table-cell office:value-type="float" office:value="1.18399405479" calcext:value-type="float">
            <text:p>1.1839940548</text:p>
          </table:table-cell>
          <table:table-cell table:number-columns-repeated="3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.751007080078" calcext:value-type="float">
            <text:p>0.7510070801</text:p>
          </table:table-cell>
          <table:table-cell table:number-columns-repeated="4"/>
          <table:table-cell office:value-type="float" office:value="2116" calcext:value-type="float">
            <text:p>2116</text:p>
          </table:table-cell>
          <table:table-cell office:value-type="float" office:value="1.08216285706" calcext:value-type="float">
            <text:p>1.0821628571</text:p>
          </table:table-cell>
          <table:table-cell table:number-columns-repeated="4"/>
          <table:table-cell office:value-type="float" office:value="2116" calcext:value-type="float">
            <text:p>2116</text:p>
          </table:table-cell>
          <table:table-cell office:value-type="float" office:value="4.33830714226" calcext:value-type="float">
            <text:p>4.3383071423</text:p>
          </table:table-cell>
          <table:table-cell table:number-columns-repeated="3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5.77315187454" calcext:value-type="float">
            <text:p>5.7731518745</text:p>
          </table:table-cell>
          <table:table-cell table:number-columns-repeated="4"/>
          <table:table-cell office:value-type="float" office:value="2117" calcext:value-type="float">
            <text:p>2117</text:p>
          </table:table-cell>
          <table:table-cell office:value-type="float" office:value="1.22388505936" calcext:value-type="float">
            <text:p>1.2238850594</text:p>
          </table:table-cell>
          <table:table-cell table:number-columns-repeated="4"/>
          <table:table-cell office:value-type="float" office:value="2117" calcext:value-type="float">
            <text:p>2117</text:p>
          </table:table-cell>
          <table:table-cell office:value-type="float" office:value="1.25832009315" calcext:value-type="float">
            <text:p>1.2583200932</text:p>
          </table:table-cell>
          <table:table-cell table:number-columns-repeated="3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0.257493972778" calcext:value-type="float">
            <text:p>0.2574939728</text:p>
          </table:table-cell>
          <table:table-cell table:number-columns-repeated="4"/>
          <table:table-cell office:value-type="float" office:value="2118" calcext:value-type="float">
            <text:p>2118</text:p>
          </table:table-cell>
          <table:table-cell office:value-type="float" office:value="1.43981099129" calcext:value-type="float">
            <text:p>1.4398109913</text:p>
          </table:table-cell>
          <table:table-cell table:number-columns-repeated="4"/>
          <table:table-cell office:value-type="float" office:value="2118" calcext:value-type="float">
            <text:p>2118</text:p>
          </table:table-cell>
          <table:table-cell office:value-type="float" office:value="0.849600076675" calcext:value-type="float">
            <text:p>0.8496000767</text:p>
          </table:table-cell>
          <table:table-cell table:number-columns-repeated="3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.392886161804" calcext:value-type="float">
            <text:p>0.3928861618</text:p>
          </table:table-cell>
          <table:table-cell table:number-columns-repeated="4"/>
          <table:table-cell office:value-type="float" office:value="2119" calcext:value-type="float">
            <text:p>2119</text:p>
          </table:table-cell>
          <table:table-cell office:value-type="float" office:value="2.11368298531" calcext:value-type="float">
            <text:p>2.1136829853</text:p>
          </table:table-cell>
          <table:table-cell table:number-columns-repeated="4"/>
          <table:table-cell office:value-type="float" office:value="2119" calcext:value-type="float">
            <text:p>2119</text:p>
          </table:table-cell>
          <table:table-cell office:value-type="float" office:value="1.35654592514" calcext:value-type="float">
            <text:p>1.3565459251</text:p>
          </table:table-cell>
          <table:table-cell table:number-columns-repeated="3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4.0036478043" calcext:value-type="float">
            <text:p>14.0036478043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6.80847620964" calcext:value-type="float">
            <text:p>6.8084762096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5.07680606842" calcext:value-type="float">
            <text:p>5.0768060684</text:p>
          </table:table-cell>
          <table:table-cell table:number-columns-repeated="3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.479941129684" calcext:value-type="float">
            <text:p>0.4799411297</text:p>
          </table:table-cell>
          <table:table-cell table:number-columns-repeated="4"/>
          <table:table-cell office:value-type="float" office:value="2121" calcext:value-type="float">
            <text:p>2121</text:p>
          </table:table-cell>
          <table:table-cell office:value-type="float" office:value="0.333248138428" calcext:value-type="float">
            <text:p>0.3332481384</text:p>
          </table:table-cell>
          <table:table-cell table:number-columns-repeated="4"/>
          <table:table-cell office:value-type="float" office:value="2121" calcext:value-type="float">
            <text:p>2121</text:p>
          </table:table-cell>
          <table:table-cell office:value-type="float" office:value="2.44682502747" calcext:value-type="float">
            <text:p>2.4468250275</text:p>
          </table:table-cell>
          <table:table-cell table:number-columns-repeated="3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.378362894058" calcext:value-type="float">
            <text:p>0.3783628941</text:p>
          </table:table-cell>
          <table:table-cell table:number-columns-repeated="4"/>
          <table:table-cell office:value-type="float" office:value="2122" calcext:value-type="float">
            <text:p>2122</text:p>
          </table:table-cell>
          <table:table-cell office:value-type="float" office:value="8.6917719841" calcext:value-type="float">
            <text:p>8.6917719841</text:p>
          </table:table-cell>
          <table:table-cell table:number-columns-repeated="4"/>
          <table:table-cell office:value-type="float" office:value="2122" calcext:value-type="float">
            <text:p>2122</text:p>
          </table:table-cell>
          <table:table-cell office:value-type="float" office:value="6.67107105255" calcext:value-type="float">
            <text:p>6.6710710526</text:p>
          </table:table-cell>
          <table:table-cell table:number-columns-repeated="3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3.13089799881" calcext:value-type="float">
            <text:p>3.1308979988</text:p>
          </table:table-cell>
          <table:table-cell table:number-columns-repeated="4"/>
          <table:table-cell office:value-type="float" office:value="2123" calcext:value-type="float">
            <text:p>2123</text:p>
          </table:table-cell>
          <table:table-cell office:value-type="float" office:value="0.207134008408" calcext:value-type="float">
            <text:p>0.2071340084</text:p>
          </table:table-cell>
          <table:table-cell table:number-columns-repeated="4"/>
          <table:table-cell office:value-type="float" office:value="2123" calcext:value-type="float">
            <text:p>2123</text:p>
          </table:table-cell>
          <table:table-cell office:value-type="float" office:value="0.711125135422" calcext:value-type="float">
            <text:p>0.7111251354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.631087064743" calcext:value-type="float">
            <text:p>0.6310870647</text:p>
          </table:table-cell>
          <table:table-cell table:number-columns-repeated="4"/>
          <table:table-cell office:value-type="float" office:value="2124" calcext:value-type="float">
            <text:p>2124</text:p>
          </table:table-cell>
          <table:table-cell office:value-type="float" office:value="0.135405063629" calcext:value-type="float">
            <text:p>0.1354050636</text:p>
          </table:table-cell>
          <table:table-cell table:number-columns-repeated="4"/>
          <table:table-cell office:value-type="float" office:value="2124" calcext:value-type="float">
            <text:p>2124</text:p>
          </table:table-cell>
          <table:table-cell office:value-type="float" office:value="21.6294898987" calcext:value-type="float">
            <text:p>21.6294898987</text:p>
          </table:table-cell>
          <table:table-cell table:number-columns-repeated="3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.424744129181" calcext:value-type="float">
            <text:p>0.4247441292</text:p>
          </table:table-cell>
          <table:table-cell table:number-columns-repeated="4"/>
          <table:table-cell office:value-type="float" office:value="2125" calcext:value-type="float">
            <text:p>2125</text:p>
          </table:table-cell>
          <table:table-cell office:value-type="float" office:value="1.44201612473" calcext:value-type="float">
            <text:p>1.4420161247</text:p>
          </table:table-cell>
          <table:table-cell table:number-columns-repeated="4"/>
          <table:table-cell office:value-type="float" office:value="2125" calcext:value-type="float">
            <text:p>2125</text:p>
          </table:table-cell>
          <table:table-cell office:value-type="float" office:value="1.68280792236" calcext:value-type="float">
            <text:p>1.6828079224</text:p>
          </table:table-cell>
          <table:table-cell table:number-columns-repeated="3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1.49987792969" calcext:value-type="float">
            <text:p>1.4998779297</text:p>
          </table:table-cell>
          <table:table-cell table:number-columns-repeated="4"/>
          <table:table-cell office:value-type="float" office:value="2126" calcext:value-type="float">
            <text:p>2126</text:p>
          </table:table-cell>
          <table:table-cell office:value-type="float" office:value="2.01370000839" calcext:value-type="float">
            <text:p>2.0137000084</text:p>
          </table:table-cell>
          <table:table-cell table:number-columns-repeated="4"/>
          <table:table-cell office:value-type="float" office:value="2126" calcext:value-type="float">
            <text:p>2126</text:p>
          </table:table-cell>
          <table:table-cell office:value-type="float" office:value="2.1209769249" calcext:value-type="float">
            <text:p>2.1209769249</text:p>
          </table:table-cell>
          <table:table-cell table:number-columns-repeated="3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6.70811009407" calcext:value-type="float">
            <text:p>6.7081100941</text:p>
          </table:table-cell>
          <table:table-cell table:number-columns-repeated="4"/>
          <table:table-cell office:value-type="float" office:value="2127" calcext:value-type="float">
            <text:p>2127</text:p>
          </table:table-cell>
          <table:table-cell office:value-type="float" office:value="2.17070889473" calcext:value-type="float">
            <text:p>2.1707088947</text:p>
          </table:table-cell>
          <table:table-cell table:number-columns-repeated="4"/>
          <table:table-cell office:value-type="float" office:value="2127" calcext:value-type="float">
            <text:p>2127</text:p>
          </table:table-cell>
          <table:table-cell office:value-type="float" office:value="1.1122610569" calcext:value-type="float">
            <text:p>1.1122610569</text:p>
          </table:table-cell>
          <table:table-cell table:number-columns-repeated="3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8.6292309761" calcext:value-type="float">
            <text:p>8.6292309761</text:p>
          </table:table-cell>
          <table:table-cell table:number-columns-repeated="4"/>
          <table:table-cell office:value-type="float" office:value="2128" calcext:value-type="float">
            <text:p>2128</text:p>
          </table:table-cell>
          <table:table-cell office:value-type="float" office:value="14.8410308361" calcext:value-type="float">
            <text:p>14.8410308361</text:p>
          </table:table-cell>
          <table:table-cell table:number-columns-repeated="4"/>
          <table:table-cell office:value-type="float" office:value="2128" calcext:value-type="float">
            <text:p>2128</text:p>
          </table:table-cell>
          <table:table-cell office:value-type="float" office:value="3.0283138752" calcext:value-type="float">
            <text:p>3.0283138752</text:p>
          </table:table-cell>
          <table:table-cell table:number-columns-repeated="3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1.0185260773" calcext:value-type="float">
            <text:p>11.0185260773</text:p>
          </table:table-cell>
          <table:table-cell table:number-columns-repeated="4"/>
          <table:table-cell office:value-type="float" office:value="2129" calcext:value-type="float">
            <text:p>2129</text:p>
          </table:table-cell>
          <table:table-cell office:value-type="float" office:value="41.8313689232" calcext:value-type="float">
            <text:p>41.8313689232</text:p>
          </table:table-cell>
          <table:table-cell table:number-columns-repeated="4"/>
          <table:table-cell office:value-type="float" office:value="2129" calcext:value-type="float">
            <text:p>2129</text:p>
          </table:table-cell>
          <table:table-cell office:value-type="float" office:value="1.57870388031" calcext:value-type="float">
            <text:p>1.5787038803</text:p>
          </table:table-cell>
          <table:table-cell table:number-columns-repeated="3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.298815011978" calcext:value-type="float">
            <text:p>0.298815012</text:p>
          </table:table-cell>
          <table:table-cell table:number-columns-repeated="4"/>
          <table:table-cell office:value-type="float" office:value="2130" calcext:value-type="float">
            <text:p>2130</text:p>
          </table:table-cell>
          <table:table-cell office:value-type="float" office:value="0.706432104111" calcext:value-type="float">
            <text:p>0.7064321041</text:p>
          </table:table-cell>
          <table:table-cell table:number-columns-repeated="4"/>
          <table:table-cell office:value-type="float" office:value="2130" calcext:value-type="float">
            <text:p>2130</text:p>
          </table:table-cell>
          <table:table-cell office:value-type="float" office:value="5.7496638298" calcext:value-type="float">
            <text:p>5.7496638298</text:p>
          </table:table-cell>
          <table:table-cell table:number-columns-repeated="3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7.19802904129" calcext:value-type="float">
            <text:p>7.1980290413</text:p>
          </table:table-cell>
          <table:table-cell table:number-columns-repeated="4"/>
          <table:table-cell office:value-type="float" office:value="2131" calcext:value-type="float">
            <text:p>2131</text:p>
          </table:table-cell>
          <table:table-cell office:value-type="float" office:value="0.130635976791" calcext:value-type="float">
            <text:p>0.1306359768</text:p>
          </table:table-cell>
          <table:table-cell table:number-columns-repeated="4"/>
          <table:table-cell office:value-type="float" office:value="2131" calcext:value-type="float">
            <text:p>2131</text:p>
          </table:table-cell>
          <table:table-cell office:value-type="float" office:value="3.02705597878" calcext:value-type="float">
            <text:p>3.0270559788</text:p>
          </table:table-cell>
          <table:table-cell table:number-columns-repeated="3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.56462693214" calcext:value-type="float">
            <text:p>1.5646269321</text:p>
          </table:table-cell>
          <table:table-cell table:number-columns-repeated="4"/>
          <table:table-cell office:value-type="float" office:value="2132" calcext:value-type="float">
            <text:p>2132</text:p>
          </table:table-cell>
          <table:table-cell office:value-type="float" office:value="5.33375191689" calcext:value-type="float">
            <text:p>5.3337519169</text:p>
          </table:table-cell>
          <table:table-cell table:number-columns-repeated="4"/>
          <table:table-cell office:value-type="float" office:value="2132" calcext:value-type="float">
            <text:p>2132</text:p>
          </table:table-cell>
          <table:table-cell office:value-type="float" office:value="6.83995890617" calcext:value-type="float">
            <text:p>6.8399589062</text:p>
          </table:table-cell>
          <table:table-cell table:number-columns-repeated="3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4.65959692001" calcext:value-type="float">
            <text:p>4.65959692</text:p>
          </table:table-cell>
          <table:table-cell table:number-columns-repeated="4"/>
          <table:table-cell office:value-type="float" office:value="2133" calcext:value-type="float">
            <text:p>2133</text:p>
          </table:table-cell>
          <table:table-cell office:value-type="float" office:value="1.0180439949" calcext:value-type="float">
            <text:p>1.0180439949</text:p>
          </table:table-cell>
          <table:table-cell table:number-columns-repeated="4"/>
          <table:table-cell office:value-type="float" office:value="2133" calcext:value-type="float">
            <text:p>2133</text:p>
          </table:table-cell>
          <table:table-cell office:value-type="float" office:value="2.44658088684" calcext:value-type="float">
            <text:p>2.4465808868</text:p>
          </table:table-cell>
          <table:table-cell table:number-columns-repeated="3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6.20100593567" calcext:value-type="float">
            <text:p>6.2010059357</text:p>
          </table:table-cell>
          <table:table-cell table:number-columns-repeated="4"/>
          <table:table-cell office:value-type="float" office:value="2134" calcext:value-type="float">
            <text:p>2134</text:p>
          </table:table-cell>
          <table:table-cell office:value-type="float" office:value="3.93670892715" calcext:value-type="float">
            <text:p>3.9367089272</text:p>
          </table:table-cell>
          <table:table-cell table:number-columns-repeated="4"/>
          <table:table-cell office:value-type="float" office:value="2134" calcext:value-type="float">
            <text:p>2134</text:p>
          </table:table-cell>
          <table:table-cell office:value-type="float" office:value="6.68229699135" calcext:value-type="float">
            <text:p>6.6822969914</text:p>
          </table:table-cell>
          <table:table-cell table:number-columns-repeated="3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.03858995438" calcext:value-type="float">
            <text:p>1.0385899544</text:p>
          </table:table-cell>
          <table:table-cell table:number-columns-repeated="4"/>
          <table:table-cell office:value-type="float" office:value="2135" calcext:value-type="float">
            <text:p>2135</text:p>
          </table:table-cell>
          <table:table-cell office:value-type="float" office:value="9.57301807404" calcext:value-type="float">
            <text:p>9.573018074</text:p>
          </table:table-cell>
          <table:table-cell table:number-columns-repeated="4"/>
          <table:table-cell office:value-type="float" office:value="2135" calcext:value-type="float">
            <text:p>2135</text:p>
          </table:table-cell>
          <table:table-cell office:value-type="float" office:value="3.73387289047" calcext:value-type="float">
            <text:p>3.7338728905</text:p>
          </table:table-cell>
          <table:table-cell table:number-columns-repeated="3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.0645461082458" calcext:value-type="float">
            <text:p>0.0645461082</text:p>
          </table:table-cell>
          <table:table-cell table:number-columns-repeated="4"/>
          <table:table-cell office:value-type="float" office:value="2136" calcext:value-type="float">
            <text:p>2136</text:p>
          </table:table-cell>
          <table:table-cell office:value-type="float" office:value="5.14077210426" calcext:value-type="float">
            <text:p>5.1407721043</text:p>
          </table:table-cell>
          <table:table-cell table:number-columns-repeated="4"/>
          <table:table-cell office:value-type="float" office:value="2136" calcext:value-type="float">
            <text:p>2136</text:p>
          </table:table-cell>
          <table:table-cell office:value-type="float" office:value="1.29983186722" calcext:value-type="float">
            <text:p>1.2998318672</text:p>
          </table:table-cell>
          <table:table-cell table:number-columns-repeated="3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4.16989016533" calcext:value-type="float">
            <text:p>4.1698901653</text:p>
          </table:table-cell>
          <table:table-cell table:number-columns-repeated="4"/>
          <table:table-cell office:value-type="float" office:value="2137" calcext:value-type="float">
            <text:p>2137</text:p>
          </table:table-cell>
          <table:table-cell office:value-type="float" office:value="0.228031873703" calcext:value-type="float">
            <text:p>0.2280318737</text:p>
          </table:table-cell>
          <table:table-cell table:number-columns-repeated="4"/>
          <table:table-cell office:value-type="float" office:value="2137" calcext:value-type="float">
            <text:p>2137</text:p>
          </table:table-cell>
          <table:table-cell office:value-type="float" office:value="1.76665282249" calcext:value-type="float">
            <text:p>1.7666528225</text:p>
          </table:table-cell>
          <table:table-cell table:number-columns-repeated="3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3.52631998062" calcext:value-type="float">
            <text:p>3.5263199806</text:p>
          </table:table-cell>
          <table:table-cell table:number-columns-repeated="4"/>
          <table:table-cell office:value-type="float" office:value="2138" calcext:value-type="float">
            <text:p>2138</text:p>
          </table:table-cell>
          <table:table-cell office:value-type="float" office:value="3.86745810509" calcext:value-type="float">
            <text:p>3.8674581051</text:p>
          </table:table-cell>
          <table:table-cell table:number-columns-repeated="4"/>
          <table:table-cell office:value-type="float" office:value="2138" calcext:value-type="float">
            <text:p>2138</text:p>
          </table:table-cell>
          <table:table-cell office:value-type="float" office:value="1.7258181572" calcext:value-type="float">
            <text:p>1.7258181572</text:p>
          </table:table-cell>
          <table:table-cell table:number-columns-repeated="3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2.32247686386" calcext:value-type="float">
            <text:p>2.3224768639</text:p>
          </table:table-cell>
          <table:table-cell table:number-columns-repeated="4"/>
          <table:table-cell office:value-type="float" office:value="2139" calcext:value-type="float">
            <text:p>2139</text:p>
          </table:table-cell>
          <table:table-cell office:value-type="float" office:value="4.32689499855" calcext:value-type="float">
            <text:p>4.3268949986</text:p>
          </table:table-cell>
          <table:table-cell table:number-columns-repeated="4"/>
          <table:table-cell office:value-type="float" office:value="2139" calcext:value-type="float">
            <text:p>2139</text:p>
          </table:table-cell>
          <table:table-cell office:value-type="float" office:value="0.9216401577" calcext:value-type="float">
            <text:p>0.9216401577</text:p>
          </table:table-cell>
          <table:table-cell table:number-columns-repeated="3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.08318519592" calcext:value-type="float">
            <text:p>2.0831851959</text:p>
          </table:table-cell>
          <table:table-cell table:number-columns-repeated="4"/>
          <table:table-cell office:value-type="float" office:value="2140" calcext:value-type="float">
            <text:p>2140</text:p>
          </table:table-cell>
          <table:table-cell office:value-type="float" office:value="0.675731897354" calcext:value-type="float">
            <text:p>0.6757318974</text:p>
          </table:table-cell>
          <table:table-cell table:number-columns-repeated="4"/>
          <table:table-cell office:value-type="float" office:value="2140" calcext:value-type="float">
            <text:p>2140</text:p>
          </table:table-cell>
          <table:table-cell office:value-type="float" office:value="18.3637738228" calcext:value-type="float">
            <text:p>18.3637738228</text:p>
          </table:table-cell>
          <table:table-cell table:number-columns-repeated="3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7.03272891045" calcext:value-type="float">
            <text:p>7.0327289105</text:p>
          </table:table-cell>
          <table:table-cell table:number-columns-repeated="4"/>
          <table:table-cell office:value-type="float" office:value="2141" calcext:value-type="float">
            <text:p>2141</text:p>
          </table:table-cell>
          <table:table-cell office:value-type="float" office:value="0.0849208831787" calcext:value-type="float">
            <text:p>0.0849208832</text:p>
          </table:table-cell>
          <table:table-cell table:number-columns-repeated="4"/>
          <table:table-cell office:value-type="float" office:value="2141" calcext:value-type="float">
            <text:p>2141</text:p>
          </table:table-cell>
          <table:table-cell office:value-type="float" office:value="0.852767944336" calcext:value-type="float">
            <text:p>0.8527679443</text:p>
          </table:table-cell>
          <table:table-cell table:number-columns-repeated="3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24.7237930298" calcext:value-type="float">
            <text:p>24.7237930298</text:p>
          </table:table-cell>
          <table:table-cell table:number-columns-repeated="4"/>
          <table:table-cell office:value-type="float" office:value="2142" calcext:value-type="float">
            <text:p>2142</text:p>
          </table:table-cell>
          <table:table-cell office:value-type="float" office:value="0.637231111526" calcext:value-type="float">
            <text:p>0.6372311115</text:p>
          </table:table-cell>
          <table:table-cell table:number-columns-repeated="4"/>
          <table:table-cell office:value-type="float" office:value="2142" calcext:value-type="float">
            <text:p>2142</text:p>
          </table:table-cell>
          <table:table-cell office:value-type="float" office:value="1.69878697395" calcext:value-type="float">
            <text:p>1.698786974</text:p>
          </table:table-cell>
          <table:table-cell table:number-columns-repeated="3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.287963151932" calcext:value-type="float">
            <text:p>0.2879631519</text:p>
          </table:table-cell>
          <table:table-cell table:number-columns-repeated="4"/>
          <table:table-cell office:value-type="float" office:value="2143" calcext:value-type="float">
            <text:p>2143</text:p>
          </table:table-cell>
          <table:table-cell office:value-type="float" office:value="7.90165519714" calcext:value-type="float">
            <text:p>7.9016551971</text:p>
          </table:table-cell>
          <table:table-cell table:number-columns-repeated="4"/>
          <table:table-cell office:value-type="float" office:value="2143" calcext:value-type="float">
            <text:p>2143</text:p>
          </table:table-cell>
          <table:table-cell office:value-type="float" office:value="4.18760609627" calcext:value-type="float">
            <text:p>4.1876060963</text:p>
          </table:table-cell>
          <table:table-cell table:number-columns-repeated="3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.548099040985" calcext:value-type="float">
            <text:p>0.548099041</text:p>
          </table:table-cell>
          <table:table-cell table:number-columns-repeated="4"/>
          <table:table-cell office:value-type="float" office:value="2144" calcext:value-type="float">
            <text:p>2144</text:p>
          </table:table-cell>
          <table:table-cell office:value-type="float" office:value="1.41869401932" calcext:value-type="float">
            <text:p>1.4186940193</text:p>
          </table:table-cell>
          <table:table-cell table:number-columns-repeated="4"/>
          <table:table-cell office:value-type="float" office:value="2144" calcext:value-type="float">
            <text:p>2144</text:p>
          </table:table-cell>
          <table:table-cell office:value-type="float" office:value="0.819469213486" calcext:value-type="float">
            <text:p>0.8194692135</text:p>
          </table:table-cell>
          <table:table-cell table:number-columns-repeated="3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.363811969757" calcext:value-type="float">
            <text:p>0.3638119698</text:p>
          </table:table-cell>
          <table:table-cell table:number-columns-repeated="4"/>
          <table:table-cell office:value-type="float" office:value="2145" calcext:value-type="float">
            <text:p>2145</text:p>
          </table:table-cell>
          <table:table-cell office:value-type="float" office:value="2.4199461937" calcext:value-type="float">
            <text:p>2.4199461937</text:p>
          </table:table-cell>
          <table:table-cell table:number-columns-repeated="4"/>
          <table:table-cell office:value-type="float" office:value="2145" calcext:value-type="float">
            <text:p>2145</text:p>
          </table:table-cell>
          <table:table-cell office:value-type="float" office:value="1.76623392105" calcext:value-type="float">
            <text:p>1.7662339211</text:p>
          </table:table-cell>
          <table:table-cell table:number-columns-repeated="3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.642374992371" calcext:value-type="float">
            <text:p>0.6423749924</text:p>
          </table:table-cell>
          <table:table-cell table:number-columns-repeated="4"/>
          <table:table-cell office:value-type="float" office:value="2146" calcext:value-type="float">
            <text:p>2146</text:p>
          </table:table-cell>
          <table:table-cell office:value-type="float" office:value="4.18608593941" calcext:value-type="float">
            <text:p>4.1860859394</text:p>
          </table:table-cell>
          <table:table-cell table:number-columns-repeated="4"/>
          <table:table-cell office:value-type="float" office:value="2146" calcext:value-type="float">
            <text:p>2146</text:p>
          </table:table-cell>
          <table:table-cell office:value-type="float" office:value="1.21278119087" calcext:value-type="float">
            <text:p>1.2127811909</text:p>
          </table:table-cell>
          <table:table-cell table:number-columns-repeated="3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1.06350779533" calcext:value-type="float">
            <text:p>1.0635077953</text:p>
          </table:table-cell>
          <table:table-cell table:number-columns-repeated="4"/>
          <table:table-cell office:value-type="float" office:value="2147" calcext:value-type="float">
            <text:p>2147</text:p>
          </table:table-cell>
          <table:table-cell office:value-type="float" office:value="0.875277042389" calcext:value-type="float">
            <text:p>0.8752770424</text:p>
          </table:table-cell>
          <table:table-cell table:number-columns-repeated="4"/>
          <table:table-cell office:value-type="float" office:value="2147" calcext:value-type="float">
            <text:p>2147</text:p>
          </table:table-cell>
          <table:table-cell office:value-type="float" office:value="1.62153410912" calcext:value-type="float">
            <text:p>1.6215341091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.380625009537" calcext:value-type="float">
            <text:p>0.3806250095</text:p>
          </table:table-cell>
          <table:table-cell table:number-columns-repeated="4"/>
          <table:table-cell office:value-type="float" office:value="2148" calcext:value-type="float">
            <text:p>2148</text:p>
          </table:table-cell>
          <table:table-cell office:value-type="float" office:value="1.14665102959" calcext:value-type="float">
            <text:p>1.1466510296</text:p>
          </table:table-cell>
          <table:table-cell table:number-columns-repeated="4"/>
          <table:table-cell office:value-type="float" office:value="2148" calcext:value-type="float">
            <text:p>2148</text:p>
          </table:table-cell>
          <table:table-cell office:value-type="float" office:value="0.704735994339" calcext:value-type="float">
            <text:p>0.7047359943</text:p>
          </table:table-cell>
          <table:table-cell table:number-columns-repeated="3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.13467001915" calcext:value-type="float">
            <text:p>0.1346700192</text:p>
          </table:table-cell>
          <table:table-cell table:number-columns-repeated="4"/>
          <table:table-cell office:value-type="float" office:value="2149" calcext:value-type="float">
            <text:p>2149</text:p>
          </table:table-cell>
          <table:table-cell office:value-type="float" office:value="0.109246969223" calcext:value-type="float">
            <text:p>0.1092469692</text:p>
          </table:table-cell>
          <table:table-cell table:number-columns-repeated="4"/>
          <table:table-cell office:value-type="float" office:value="2149" calcext:value-type="float">
            <text:p>2149</text:p>
          </table:table-cell>
          <table:table-cell office:value-type="float" office:value="3.17854809761" calcext:value-type="float">
            <text:p>3.1785480976</text:p>
          </table:table-cell>
          <table:table-cell table:number-columns-repeated="3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.24363303185" calcext:value-type="float">
            <text:p>1.2436330319</text:p>
          </table:table-cell>
          <table:table-cell table:number-columns-repeated="4"/>
          <table:table-cell office:value-type="float" office:value="2150" calcext:value-type="float">
            <text:p>2150</text:p>
          </table:table-cell>
          <table:table-cell office:value-type="float" office:value="0.71898317337" calcext:value-type="float">
            <text:p>0.7189831734</text:p>
          </table:table-cell>
          <table:table-cell table:number-columns-repeated="4"/>
          <table:table-cell office:value-type="float" office:value="2150" calcext:value-type="float">
            <text:p>2150</text:p>
          </table:table-cell>
          <table:table-cell office:value-type="float" office:value="6.18085885048" calcext:value-type="float">
            <text:p>6.1808588505</text:p>
          </table:table-cell>
          <table:table-cell table:number-columns-repeated="3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.96711397171" calcext:value-type="float">
            <text:p>0.9671139717</text:p>
          </table:table-cell>
          <table:table-cell table:number-columns-repeated="4"/>
          <table:table-cell office:value-type="float" office:value="2151" calcext:value-type="float">
            <text:p>2151</text:p>
          </table:table-cell>
          <table:table-cell office:value-type="float" office:value="0.123651981354" calcext:value-type="float">
            <text:p>0.1236519814</text:p>
          </table:table-cell>
          <table:table-cell table:number-columns-repeated="4"/>
          <table:table-cell office:value-type="float" office:value="2151" calcext:value-type="float">
            <text:p>2151</text:p>
          </table:table-cell>
          <table:table-cell office:value-type="float" office:value="1.1750690937" calcext:value-type="float">
            <text:p>1.1750690937</text:p>
          </table:table-cell>
          <table:table-cell table:number-columns-repeated="3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2.01250696182" calcext:value-type="float">
            <text:p>2.0125069618</text:p>
          </table:table-cell>
          <table:table-cell table:number-columns-repeated="4"/>
          <table:table-cell office:value-type="float" office:value="2152" calcext:value-type="float">
            <text:p>2152</text:p>
          </table:table-cell>
          <table:table-cell office:value-type="float" office:value="13.1777012348" calcext:value-type="float">
            <text:p>13.1777012348</text:p>
          </table:table-cell>
          <table:table-cell table:number-columns-repeated="4"/>
          <table:table-cell office:value-type="float" office:value="2152" calcext:value-type="float">
            <text:p>2152</text:p>
          </table:table-cell>
          <table:table-cell office:value-type="float" office:value="1.71244716644" calcext:value-type="float">
            <text:p>1.7124471664</text:p>
          </table:table-cell>
          <table:table-cell table:number-columns-repeated="3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1.18882417679" calcext:value-type="float">
            <text:p>1.1888241768</text:p>
          </table:table-cell>
          <table:table-cell table:number-columns-repeated="4"/>
          <table:table-cell office:value-type="float" office:value="2153" calcext:value-type="float">
            <text:p>2153</text:p>
          </table:table-cell>
          <table:table-cell office:value-type="float" office:value="0.0620410442352" calcext:value-type="float">
            <text:p>0.0620410442</text:p>
          </table:table-cell>
          <table:table-cell table:number-columns-repeated="4"/>
          <table:table-cell office:value-type="float" office:value="2153" calcext:value-type="float">
            <text:p>2153</text:p>
          </table:table-cell>
          <table:table-cell office:value-type="float" office:value="11.341247797" calcext:value-type="float">
            <text:p>11.341247797</text:p>
          </table:table-cell>
          <table:table-cell table:number-columns-repeated="3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.663624048233" calcext:value-type="float">
            <text:p>0.6636240482</text:p>
          </table:table-cell>
          <table:table-cell table:number-columns-repeated="4"/>
          <table:table-cell office:value-type="float" office:value="2154" calcext:value-type="float">
            <text:p>2154</text:p>
          </table:table-cell>
          <table:table-cell office:value-type="float" office:value="0.381480932236" calcext:value-type="float">
            <text:p>0.3814809322</text:p>
          </table:table-cell>
          <table:table-cell table:number-columns-repeated="4"/>
          <table:table-cell office:value-type="float" office:value="2154" calcext:value-type="float">
            <text:p>2154</text:p>
          </table:table-cell>
          <table:table-cell office:value-type="float" office:value="11.1031489372" calcext:value-type="float">
            <text:p>11.1031489372</text:p>
          </table:table-cell>
          <table:table-cell table:number-columns-repeated="3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.791209936142" calcext:value-type="float">
            <text:p>0.7912099361</text:p>
          </table:table-cell>
          <table:table-cell table:number-columns-repeated="4"/>
          <table:table-cell office:value-type="float" office:value="2155" calcext:value-type="float">
            <text:p>2155</text:p>
          </table:table-cell>
          <table:table-cell office:value-type="float" office:value="0.384463071823" calcext:value-type="float">
            <text:p>0.3844630718</text:p>
          </table:table-cell>
          <table:table-cell table:number-columns-repeated="4"/>
          <table:table-cell office:value-type="float" office:value="2155" calcext:value-type="float">
            <text:p>2155</text:p>
          </table:table-cell>
          <table:table-cell office:value-type="float" office:value="4.98187589645" calcext:value-type="float">
            <text:p>4.9818758965</text:p>
          </table:table-cell>
          <table:table-cell table:number-columns-repeated="3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.793841838837" calcext:value-type="float">
            <text:p>0.7938418388</text:p>
          </table:table-cell>
          <table:table-cell table:number-columns-repeated="4"/>
          <table:table-cell office:value-type="float" office:value="2156" calcext:value-type="float">
            <text:p>2156</text:p>
          </table:table-cell>
          <table:table-cell office:value-type="float" office:value="0.36906504631" calcext:value-type="float">
            <text:p>0.3690650463</text:p>
          </table:table-cell>
          <table:table-cell table:number-columns-repeated="4"/>
          <table:table-cell office:value-type="float" office:value="2156" calcext:value-type="float">
            <text:p>2156</text:p>
          </table:table-cell>
          <table:table-cell office:value-type="float" office:value="0.715996980667" calcext:value-type="float">
            <text:p>0.7159969807</text:p>
          </table:table-cell>
          <table:table-cell table:number-columns-repeated="3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.339627027512" calcext:value-type="float">
            <text:p>0.3396270275</text:p>
          </table:table-cell>
          <table:table-cell table:number-columns-repeated="4"/>
          <table:table-cell office:value-type="float" office:value="2157" calcext:value-type="float">
            <text:p>2157</text:p>
          </table:table-cell>
          <table:table-cell office:value-type="float" office:value="4.24507403374" calcext:value-type="float">
            <text:p>4.2450740337</text:p>
          </table:table-cell>
          <table:table-cell table:number-columns-repeated="4"/>
          <table:table-cell office:value-type="float" office:value="2157" calcext:value-type="float">
            <text:p>2157</text:p>
          </table:table-cell>
          <table:table-cell office:value-type="float" office:value="2.36319208145" calcext:value-type="float">
            <text:p>2.3631920815</text:p>
          </table:table-cell>
          <table:table-cell table:number-columns-repeated="3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.236163139343" calcext:value-type="float">
            <text:p>0.2361631393</text:p>
          </table:table-cell>
          <table:table-cell table:number-columns-repeated="4"/>
          <table:table-cell office:value-type="float" office:value="2158" calcext:value-type="float">
            <text:p>2158</text:p>
          </table:table-cell>
          <table:table-cell office:value-type="float" office:value="1.46591305733" calcext:value-type="float">
            <text:p>1.4659130573</text:p>
          </table:table-cell>
          <table:table-cell table:number-columns-repeated="4"/>
          <table:table-cell office:value-type="float" office:value="2158" calcext:value-type="float">
            <text:p>2158</text:p>
          </table:table-cell>
          <table:table-cell office:value-type="float" office:value="0.908724069595" calcext:value-type="float">
            <text:p>0.9087240696</text:p>
          </table:table-cell>
          <table:table-cell table:number-columns-repeated="3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2.02703809738" calcext:value-type="float">
            <text:p>2.0270380974</text:p>
          </table:table-cell>
          <table:table-cell table:number-columns-repeated="4"/>
          <table:table-cell office:value-type="float" office:value="2159" calcext:value-type="float">
            <text:p>2159</text:p>
          </table:table-cell>
          <table:table-cell office:value-type="float" office:value="3.96034598351" calcext:value-type="float">
            <text:p>3.9603459835</text:p>
          </table:table-cell>
          <table:table-cell table:number-columns-repeated="4"/>
          <table:table-cell office:value-type="float" office:value="2159" calcext:value-type="float">
            <text:p>2159</text:p>
          </table:table-cell>
          <table:table-cell office:value-type="float" office:value="4.51886796951" calcext:value-type="float">
            <text:p>4.5188679695</text:p>
          </table:table-cell>
          <table:table-cell table:number-columns-repeated="3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.522171020508" calcext:value-type="float">
            <text:p>0.5221710205</text:p>
          </table:table-cell>
          <table:table-cell table:number-columns-repeated="4"/>
          <table:table-cell office:value-type="float" office:value="2160" calcext:value-type="float">
            <text:p>2160</text:p>
          </table:table-cell>
          <table:table-cell office:value-type="float" office:value="1.73072814941" calcext:value-type="float">
            <text:p>1.7307281494</text:p>
          </table:table-cell>
          <table:table-cell table:number-columns-repeated="4"/>
          <table:table-cell office:value-type="float" office:value="2160" calcext:value-type="float">
            <text:p>2160</text:p>
          </table:table-cell>
          <table:table-cell office:value-type="float" office:value="0.74792599678" calcext:value-type="float">
            <text:p>0.7479259968</text:p>
          </table:table-cell>
          <table:table-cell table:number-columns-repeated="3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.0693941116333" calcext:value-type="float">
            <text:p>0.0693941116</text:p>
          </table:table-cell>
          <table:table-cell table:number-columns-repeated="4"/>
          <table:table-cell office:value-type="float" office:value="2161" calcext:value-type="float">
            <text:p>2161</text:p>
          </table:table-cell>
          <table:table-cell office:value-type="float" office:value="0.51961517334" calcext:value-type="float">
            <text:p>0.5196151733</text:p>
          </table:table-cell>
          <table:table-cell table:number-columns-repeated="4"/>
          <table:table-cell office:value-type="float" office:value="2161" calcext:value-type="float">
            <text:p>2161</text:p>
          </table:table-cell>
          <table:table-cell office:value-type="float" office:value="0.845499038696" calcext:value-type="float">
            <text:p>0.8454990387</text:p>
          </table:table-cell>
          <table:table-cell table:number-columns-repeated="3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.194451093674" calcext:value-type="float">
            <text:p>0.1944510937</text:p>
          </table:table-cell>
          <table:table-cell table:number-columns-repeated="4"/>
          <table:table-cell office:value-type="float" office:value="2162" calcext:value-type="float">
            <text:p>2162</text:p>
          </table:table-cell>
          <table:table-cell office:value-type="float" office:value="0.200115919113" calcext:value-type="float">
            <text:p>0.2001159191</text:p>
          </table:table-cell>
          <table:table-cell table:number-columns-repeated="4"/>
          <table:table-cell office:value-type="float" office:value="2162" calcext:value-type="float">
            <text:p>2162</text:p>
          </table:table-cell>
          <table:table-cell office:value-type="float" office:value="1.00336289406" calcext:value-type="float">
            <text:p>1.0033628941</text:p>
          </table:table-cell>
          <table:table-cell table:number-columns-repeated="3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.96919798851" calcext:value-type="float">
            <text:p>0.9691979885</text:p>
          </table:table-cell>
          <table:table-cell table:number-columns-repeated="4"/>
          <table:table-cell office:value-type="float" office:value="2163" calcext:value-type="float">
            <text:p>2163</text:p>
          </table:table-cell>
          <table:table-cell office:value-type="float" office:value="0.224529027939" calcext:value-type="float">
            <text:p>0.2245290279</text:p>
          </table:table-cell>
          <table:table-cell table:number-columns-repeated="4"/>
          <table:table-cell office:value-type="float" office:value="2163" calcext:value-type="float">
            <text:p>2163</text:p>
          </table:table-cell>
          <table:table-cell office:value-type="float" office:value="1.21543502808" calcext:value-type="float">
            <text:p>1.2154350281</text:p>
          </table:table-cell>
          <table:table-cell table:number-columns-repeated="3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.768561124802" calcext:value-type="float">
            <text:p>0.7685611248</text:p>
          </table:table-cell>
          <table:table-cell table:number-columns-repeated="4"/>
          <table:table-cell office:value-type="float" office:value="2164" calcext:value-type="float">
            <text:p>2164</text:p>
          </table:table-cell>
          <table:table-cell office:value-type="float" office:value="1.09347510338" calcext:value-type="float">
            <text:p>1.0934751034</text:p>
          </table:table-cell>
          <table:table-cell table:number-columns-repeated="4"/>
          <table:table-cell office:value-type="float" office:value="2164" calcext:value-type="float">
            <text:p>2164</text:p>
          </table:table-cell>
          <table:table-cell office:value-type="float" office:value="0.762541055679" calcext:value-type="float">
            <text:p>0.7625410557</text:p>
          </table:table-cell>
          <table:table-cell table:number-columns-repeated="3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.349745988846" calcext:value-type="float">
            <text:p>0.3497459888</text:p>
          </table:table-cell>
          <table:table-cell table:number-columns-repeated="4"/>
          <table:table-cell office:value-type="float" office:value="2165" calcext:value-type="float">
            <text:p>2165</text:p>
          </table:table-cell>
          <table:table-cell office:value-type="float" office:value="6.63590407372" calcext:value-type="float">
            <text:p>6.6359040737</text:p>
          </table:table-cell>
          <table:table-cell table:number-columns-repeated="4"/>
          <table:table-cell office:value-type="float" office:value="2165" calcext:value-type="float">
            <text:p>2165</text:p>
          </table:table-cell>
          <table:table-cell office:value-type="float" office:value="1.10672402382" calcext:value-type="float">
            <text:p>1.1067240238</text:p>
          </table:table-cell>
          <table:table-cell table:number-columns-repeated="3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11.5623159409" calcext:value-type="float">
            <text:p>11.5623159409</text:p>
          </table:table-cell>
          <table:table-cell table:number-columns-repeated="4"/>
          <table:table-cell office:value-type="float" office:value="2166" calcext:value-type="float">
            <text:p>2166</text:p>
          </table:table-cell>
          <table:table-cell office:value-type="float" office:value="0.866175174713" calcext:value-type="float">
            <text:p>0.8661751747</text:p>
          </table:table-cell>
          <table:table-cell table:number-columns-repeated="4"/>
          <table:table-cell office:value-type="float" office:value="2166" calcext:value-type="float">
            <text:p>2166</text:p>
          </table:table-cell>
          <table:table-cell office:value-type="float" office:value="0.964800834656" calcext:value-type="float">
            <text:p>0.9648008347</text:p>
          </table:table-cell>
          <table:table-cell table:number-columns-repeated="3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.532799005508" calcext:value-type="float">
            <text:p>0.5327990055</text:p>
          </table:table-cell>
          <table:table-cell table:number-columns-repeated="4"/>
          <table:table-cell office:value-type="float" office:value="2167" calcext:value-type="float">
            <text:p>2167</text:p>
          </table:table-cell>
          <table:table-cell office:value-type="float" office:value="0.098091840744" calcext:value-type="float">
            <text:p>0.0980918407</text:p>
          </table:table-cell>
          <table:table-cell table:number-columns-repeated="4"/>
          <table:table-cell office:value-type="float" office:value="2167" calcext:value-type="float">
            <text:p>2167</text:p>
          </table:table-cell>
          <table:table-cell office:value-type="float" office:value="0.69170498848" calcext:value-type="float">
            <text:p>0.6917049885</text:p>
          </table:table-cell>
          <table:table-cell table:number-columns-repeated="3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.0936419963837" calcext:value-type="float">
            <text:p>0.0936419964</text:p>
          </table:table-cell>
          <table:table-cell table:number-columns-repeated="4"/>
          <table:table-cell office:value-type="float" office:value="2168" calcext:value-type="float">
            <text:p>2168</text:p>
          </table:table-cell>
          <table:table-cell office:value-type="float" office:value="0.21327996254" calcext:value-type="float">
            <text:p>0.2132799625</text:p>
          </table:table-cell>
          <table:table-cell table:number-columns-repeated="4"/>
          <table:table-cell office:value-type="float" office:value="2168" calcext:value-type="float">
            <text:p>2168</text:p>
          </table:table-cell>
          <table:table-cell office:value-type="float" office:value="2.35378980637" calcext:value-type="float">
            <text:p>2.3537898064</text:p>
          </table:table-cell>
          <table:table-cell table:number-columns-repeated="3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.0657708644867" calcext:value-type="float">
            <text:p>0.0657708645</text:p>
          </table:table-cell>
          <table:table-cell table:number-columns-repeated="4"/>
          <table:table-cell office:value-type="float" office:value="2169" calcext:value-type="float">
            <text:p>2169</text:p>
          </table:table-cell>
          <table:table-cell office:value-type="float" office:value="1.35640597343" calcext:value-type="float">
            <text:p>1.3564059734</text:p>
          </table:table-cell>
          <table:table-cell table:number-columns-repeated="4"/>
          <table:table-cell office:value-type="float" office:value="2169" calcext:value-type="float">
            <text:p>2169</text:p>
          </table:table-cell>
          <table:table-cell office:value-type="float" office:value="0.972409009933" calcext:value-type="float">
            <text:p>0.9724090099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.222570180893" calcext:value-type="float">
            <text:p>0.2225701809</text:p>
          </table:table-cell>
          <table:table-cell table:number-columns-repeated="4"/>
          <table:table-cell office:value-type="float" office:value="2170" calcext:value-type="float">
            <text:p>2170</text:p>
          </table:table-cell>
          <table:table-cell office:value-type="float" office:value="0.175862073898" calcext:value-type="float">
            <text:p>0.1758620739</text:p>
          </table:table-cell>
          <table:table-cell table:number-columns-repeated="4"/>
          <table:table-cell office:value-type="float" office:value="2170" calcext:value-type="float">
            <text:p>2170</text:p>
          </table:table-cell>
          <table:table-cell office:value-type="float" office:value="1.15220713615" calcext:value-type="float">
            <text:p>1.1522071362</text:p>
          </table:table-cell>
          <table:table-cell table:number-columns-repeated="3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.0719909667969" calcext:value-type="float">
            <text:p>0.0719909668</text:p>
          </table:table-cell>
          <table:table-cell table:number-columns-repeated="4"/>
          <table:table-cell office:value-type="float" office:value="2171" calcext:value-type="float">
            <text:p>2171</text:p>
          </table:table-cell>
          <table:table-cell office:value-type="float" office:value="0.391324043274" calcext:value-type="float">
            <text:p>0.3913240433</text:p>
          </table:table-cell>
          <table:table-cell table:number-columns-repeated="4"/>
          <table:table-cell office:value-type="float" office:value="2171" calcext:value-type="float">
            <text:p>2171</text:p>
          </table:table-cell>
          <table:table-cell office:value-type="float" office:value="1.84540891647" calcext:value-type="float">
            <text:p>1.8454089165</text:p>
          </table:table-cell>
          <table:table-cell table:number-columns-repeated="3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.102945804596" calcext:value-type="float">
            <text:p>0.1029458046</text:p>
          </table:table-cell>
          <table:table-cell table:number-columns-repeated="4"/>
          <table:table-cell office:value-type="float" office:value="2172" calcext:value-type="float">
            <text:p>2172</text:p>
          </table:table-cell>
          <table:table-cell office:value-type="float" office:value="0.0975198745728" calcext:value-type="float">
            <text:p>0.0975198746</text:p>
          </table:table-cell>
          <table:table-cell table:number-columns-repeated="4"/>
          <table:table-cell office:value-type="float" office:value="2172" calcext:value-type="float">
            <text:p>2172</text:p>
          </table:table-cell>
          <table:table-cell office:value-type="float" office:value="1.96116518974" calcext:value-type="float">
            <text:p>1.9611651897</text:p>
          </table:table-cell>
          <table:table-cell table:number-columns-repeated="3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.249339103699" calcext:value-type="float">
            <text:p>0.2493391037</text:p>
          </table:table-cell>
          <table:table-cell table:number-columns-repeated="4"/>
          <table:table-cell office:value-type="float" office:value="2173" calcext:value-type="float">
            <text:p>2173</text:p>
          </table:table-cell>
          <table:table-cell office:value-type="float" office:value="0.863562822342" calcext:value-type="float">
            <text:p>0.8635628223</text:p>
          </table:table-cell>
          <table:table-cell table:number-columns-repeated="4"/>
          <table:table-cell office:value-type="float" office:value="2173" calcext:value-type="float">
            <text:p>2173</text:p>
          </table:table-cell>
          <table:table-cell office:value-type="float" office:value="0.830586910248" calcext:value-type="float">
            <text:p>0.8305869102</text:p>
          </table:table-cell>
          <table:table-cell table:number-columns-repeated="3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.197863817215" calcext:value-type="float">
            <text:p>0.1978638172</text:p>
          </table:table-cell>
          <table:table-cell table:number-columns-repeated="4"/>
          <table:table-cell office:value-type="float" office:value="2174" calcext:value-type="float">
            <text:p>2174</text:p>
          </table:table-cell>
          <table:table-cell office:value-type="float" office:value="0.277671098709" calcext:value-type="float">
            <text:p>0.2776710987</text:p>
          </table:table-cell>
          <table:table-cell table:number-columns-repeated="4"/>
          <table:table-cell office:value-type="float" office:value="2174" calcext:value-type="float">
            <text:p>2174</text:p>
          </table:table-cell>
          <table:table-cell office:value-type="float" office:value="0.813697099686" calcext:value-type="float">
            <text:p>0.8136970997</text:p>
          </table:table-cell>
          <table:table-cell table:number-columns-repeated="3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.496281862259" calcext:value-type="float">
            <text:p>0.4962818623</text:p>
          </table:table-cell>
          <table:table-cell table:number-columns-repeated="4"/>
          <table:table-cell office:value-type="float" office:value="2175" calcext:value-type="float">
            <text:p>2175</text:p>
          </table:table-cell>
          <table:table-cell office:value-type="float" office:value="0.101598024368" calcext:value-type="float">
            <text:p>0.1015980244</text:p>
          </table:table-cell>
          <table:table-cell table:number-columns-repeated="4"/>
          <table:table-cell office:value-type="float" office:value="2175" calcext:value-type="float">
            <text:p>2175</text:p>
          </table:table-cell>
          <table:table-cell office:value-type="float" office:value="1.15217399597" calcext:value-type="float">
            <text:p>1.152173996</text:p>
          </table:table-cell>
          <table:table-cell table:number-columns-repeated="3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5.03250288963" calcext:value-type="float">
            <text:p>5.0325028896</text:p>
          </table:table-cell>
          <table:table-cell table:number-columns-repeated="4"/>
          <table:table-cell office:value-type="float" office:value="2176" calcext:value-type="float">
            <text:p>2176</text:p>
          </table:table-cell>
          <table:table-cell office:value-type="float" office:value="0.36226606369" calcext:value-type="float">
            <text:p>0.3622660637</text:p>
          </table:table-cell>
          <table:table-cell table:number-columns-repeated="4"/>
          <table:table-cell office:value-type="float" office:value="2176" calcext:value-type="float">
            <text:p>2176</text:p>
          </table:table-cell>
          <table:table-cell office:value-type="float" office:value="1.07473301888" calcext:value-type="float">
            <text:p>1.0747330189</text:p>
          </table:table-cell>
          <table:table-cell table:number-columns-repeated="3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.0806992053986" calcext:value-type="float">
            <text:p>0.0806992054</text:p>
          </table:table-cell>
          <table:table-cell table:number-columns-repeated="4"/>
          <table:table-cell office:value-type="float" office:value="2177" calcext:value-type="float">
            <text:p>2177</text:p>
          </table:table-cell>
          <table:table-cell office:value-type="float" office:value="1.53192305565" calcext:value-type="float">
            <text:p>1.5319230557</text:p>
          </table:table-cell>
          <table:table-cell table:number-columns-repeated="4"/>
          <table:table-cell office:value-type="float" office:value="2177" calcext:value-type="float">
            <text:p>2177</text:p>
          </table:table-cell>
          <table:table-cell office:value-type="float" office:value="0.70472407341" calcext:value-type="float">
            <text:p>0.7047240734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.222535133362" calcext:value-type="float">
            <text:p>0.2225351334</text:p>
          </table:table-cell>
          <table:table-cell table:number-columns-repeated="4"/>
          <table:table-cell office:value-type="float" office:value="2178" calcext:value-type="float">
            <text:p>2178</text:p>
          </table:table-cell>
          <table:table-cell office:value-type="float" office:value="0.881276845932" calcext:value-type="float">
            <text:p>0.8812768459</text:p>
          </table:table-cell>
          <table:table-cell table:number-columns-repeated="4"/>
          <table:table-cell office:value-type="float" office:value="2178" calcext:value-type="float">
            <text:p>2178</text:p>
          </table:table-cell>
          <table:table-cell office:value-type="float" office:value="1.07173609734" calcext:value-type="float">
            <text:p>1.0717360973</text:p>
          </table:table-cell>
          <table:table-cell table:number-columns-repeated="3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.0747449398041" calcext:value-type="float">
            <text:p>0.0747449398</text:p>
          </table:table-cell>
          <table:table-cell table:number-columns-repeated="4"/>
          <table:table-cell office:value-type="float" office:value="2179" calcext:value-type="float">
            <text:p>2179</text:p>
          </table:table-cell>
          <table:table-cell office:value-type="float" office:value="0.180269002914" calcext:value-type="float">
            <text:p>0.1802690029</text:p>
          </table:table-cell>
          <table:table-cell table:number-columns-repeated="4"/>
          <table:table-cell office:value-type="float" office:value="2179" calcext:value-type="float">
            <text:p>2179</text:p>
          </table:table-cell>
          <table:table-cell office:value-type="float" office:value="0.708238124847" calcext:value-type="float">
            <text:p>0.7082381248</text:p>
          </table:table-cell>
          <table:table-cell table:number-columns-repeated="3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.0725040435791" calcext:value-type="float">
            <text:p>0.0725040436</text:p>
          </table:table-cell>
          <table:table-cell table:number-columns-repeated="4"/>
          <table:table-cell office:value-type="float" office:value="2180" calcext:value-type="float">
            <text:p>2180</text:p>
          </table:table-cell>
          <table:table-cell office:value-type="float" office:value="0.0910060405731" calcext:value-type="float">
            <text:p>0.0910060406</text:p>
          </table:table-cell>
          <table:table-cell table:number-columns-repeated="4"/>
          <table:table-cell office:value-type="float" office:value="2180" calcext:value-type="float">
            <text:p>2180</text:p>
          </table:table-cell>
          <table:table-cell office:value-type="float" office:value="0.713291168213" calcext:value-type="float">
            <text:p>0.7132911682</text:p>
          </table:table-cell>
          <table:table-cell table:number-columns-repeated="3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.0893189907074" calcext:value-type="float">
            <text:p>0.0893189907</text:p>
          </table:table-cell>
          <table:table-cell table:number-columns-repeated="4"/>
          <table:table-cell office:value-type="float" office:value="2181" calcext:value-type="float">
            <text:p>2181</text:p>
          </table:table-cell>
          <table:table-cell office:value-type="float" office:value="0.0886421203613" calcext:value-type="float">
            <text:p>0.0886421204</text:p>
          </table:table-cell>
          <table:table-cell table:number-columns-repeated="4"/>
          <table:table-cell office:value-type="float" office:value="2181" calcext:value-type="float">
            <text:p>2181</text:p>
          </table:table-cell>
          <table:table-cell office:value-type="float" office:value="0.716367006302" calcext:value-type="float">
            <text:p>0.7163670063</text:p>
          </table:table-cell>
          <table:table-cell table:number-columns-repeated="3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.147316932678" calcext:value-type="float">
            <text:p>0.1473169327</text:p>
          </table:table-cell>
          <table:table-cell table:number-columns-repeated="4"/>
          <table:table-cell office:value-type="float" office:value="2182" calcext:value-type="float">
            <text:p>2182</text:p>
          </table:table-cell>
          <table:table-cell office:value-type="float" office:value="0.277343988419" calcext:value-type="float">
            <text:p>0.2773439884</text:p>
          </table:table-cell>
          <table:table-cell table:number-columns-repeated="4"/>
          <table:table-cell office:value-type="float" office:value="2182" calcext:value-type="float">
            <text:p>2182</text:p>
          </table:table-cell>
          <table:table-cell office:value-type="float" office:value="0.73650097847" calcext:value-type="float">
            <text:p>0.7365009785</text:p>
          </table:table-cell>
          <table:table-cell table:number-columns-repeated="3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.0706810951233" calcext:value-type="float">
            <text:p>0.0706810951</text:p>
          </table:table-cell>
          <table:table-cell table:number-columns-repeated="4"/>
          <table:table-cell office:value-type="float" office:value="2183" calcext:value-type="float">
            <text:p>2183</text:p>
          </table:table-cell>
          <table:table-cell office:value-type="float" office:value="0.06209897995" calcext:value-type="float">
            <text:p>0.06209898</text:p>
          </table:table-cell>
          <table:table-cell table:number-columns-repeated="4"/>
          <table:table-cell office:value-type="float" office:value="2183" calcext:value-type="float">
            <text:p>2183</text:p>
          </table:table-cell>
          <table:table-cell office:value-type="float" office:value="1.5538110733" calcext:value-type="float">
            <text:p>1.5538110733</text:p>
          </table:table-cell>
          <table:table-cell table:number-columns-repeated="3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0.10847902298" calcext:value-type="float">
            <text:p>0.108479023</text:p>
          </table:table-cell>
          <table:table-cell table:number-columns-repeated="4"/>
          <table:table-cell office:value-type="float" office:value="2184" calcext:value-type="float">
            <text:p>2184</text:p>
          </table:table-cell>
          <table:table-cell office:value-type="float" office:value="0.0952360630035" calcext:value-type="float">
            <text:p>0.095236063</text:p>
          </table:table-cell>
          <table:table-cell table:number-columns-repeated="4"/>
          <table:table-cell office:value-type="float" office:value="2184" calcext:value-type="float">
            <text:p>2184</text:p>
          </table:table-cell>
          <table:table-cell office:value-type="float" office:value="0.721323013306" calcext:value-type="float">
            <text:p>0.7213230133</text:p>
          </table:table-cell>
          <table:table-cell table:number-columns-repeated="3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.360701084137" calcext:value-type="float">
            <text:p>0.3607010841</text:p>
          </table:table-cell>
          <table:table-cell table:number-columns-repeated="4"/>
          <table:table-cell office:value-type="float" office:value="2185" calcext:value-type="float">
            <text:p>2185</text:p>
          </table:table-cell>
          <table:table-cell office:value-type="float" office:value="0.130892038345" calcext:value-type="float">
            <text:p>0.1308920383</text:p>
          </table:table-cell>
          <table:table-cell table:number-columns-repeated="4"/>
          <table:table-cell office:value-type="float" office:value="2185" calcext:value-type="float">
            <text:p>2185</text:p>
          </table:table-cell>
          <table:table-cell office:value-type="float" office:value="0.712509155273" calcext:value-type="float">
            <text:p>0.7125091553</text:p>
          </table:table-cell>
          <table:table-cell table:number-columns-repeated="3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.0700440406799" calcext:value-type="float">
            <text:p>0.0700440407</text:p>
          </table:table-cell>
          <table:table-cell table:number-columns-repeated="4"/>
          <table:table-cell office:value-type="float" office:value="2186" calcext:value-type="float">
            <text:p>2186</text:p>
          </table:table-cell>
          <table:table-cell office:value-type="float" office:value="0.114776849747" calcext:value-type="float">
            <text:p>0.1147768497</text:p>
          </table:table-cell>
          <table:table-cell table:number-columns-repeated="4"/>
          <table:table-cell office:value-type="float" office:value="2186" calcext:value-type="float">
            <text:p>2186</text:p>
          </table:table-cell>
          <table:table-cell office:value-type="float" office:value="0.777489900589" calcext:value-type="float">
            <text:p>0.7774899006</text:p>
          </table:table-cell>
          <table:table-cell table:number-columns-repeated="3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.0727381706238" calcext:value-type="float">
            <text:p>0.0727381706</text:p>
          </table:table-cell>
          <table:table-cell table:number-columns-repeated="4"/>
          <table:table-cell office:value-type="float" office:value="2187" calcext:value-type="float">
            <text:p>2187</text:p>
          </table:table-cell>
          <table:table-cell office:value-type="float" office:value="0.0622460842133" calcext:value-type="float">
            <text:p>0.0622460842</text:p>
          </table:table-cell>
          <table:table-cell table:number-columns-repeated="4"/>
          <table:table-cell office:value-type="float" office:value="2187" calcext:value-type="float">
            <text:p>2187</text:p>
          </table:table-cell>
          <table:table-cell office:value-type="float" office:value="0.753360033035" calcext:value-type="float">
            <text:p>0.753360033</text:p>
          </table:table-cell>
          <table:table-cell table:number-columns-repeated="3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.0967588424683" calcext:value-type="float">
            <text:p>0.0967588425</text:p>
          </table:table-cell>
          <table:table-cell table:number-columns-repeated="4"/>
          <table:table-cell office:value-type="float" office:value="2188" calcext:value-type="float">
            <text:p>2188</text:p>
          </table:table-cell>
          <table:table-cell office:value-type="float" office:value="0.179240942001" calcext:value-type="float">
            <text:p>0.179240942</text:p>
          </table:table-cell>
          <table:table-cell table:number-columns-repeated="4"/>
          <table:table-cell office:value-type="float" office:value="2188" calcext:value-type="float">
            <text:p>2188</text:p>
          </table:table-cell>
          <table:table-cell office:value-type="float" office:value="0.967767953873" calcext:value-type="float">
            <text:p>0.9677679539</text:p>
          </table:table-cell>
          <table:table-cell table:number-columns-repeated="3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0.0996611118317" calcext:value-type="float">
            <text:p>0.0996611118</text:p>
          </table:table-cell>
          <table:table-cell table:number-columns-repeated="4"/>
          <table:table-cell office:value-type="float" office:value="2189" calcext:value-type="float">
            <text:p>2189</text:p>
          </table:table-cell>
          <table:table-cell office:value-type="float" office:value="0.0621881484985" calcext:value-type="float">
            <text:p>0.0621881485</text:p>
          </table:table-cell>
          <table:table-cell table:number-columns-repeated="4"/>
          <table:table-cell office:value-type="float" office:value="2189" calcext:value-type="float">
            <text:p>2189</text:p>
          </table:table-cell>
          <table:table-cell office:value-type="float" office:value="0.696518182755" calcext:value-type="float">
            <text:p>0.6965181828</text:p>
          </table:table-cell>
          <table:table-cell table:number-columns-repeated="3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0.0687010288239" calcext:value-type="float">
            <text:p>0.0687010288</text:p>
          </table:table-cell>
          <table:table-cell table:number-columns-repeated="4"/>
          <table:table-cell office:value-type="float" office:value="2190" calcext:value-type="float">
            <text:p>2190</text:p>
          </table:table-cell>
          <table:table-cell office:value-type="float" office:value="0.348932981491" calcext:value-type="float">
            <text:p>0.3489329815</text:p>
          </table:table-cell>
          <table:table-cell table:number-columns-repeated="4"/>
          <table:table-cell office:value-type="float" office:value="2190" calcext:value-type="float">
            <text:p>2190</text:p>
          </table:table-cell>
          <table:table-cell office:value-type="float" office:value="0.841719150543" calcext:value-type="float">
            <text:p>0.8417191505</text:p>
          </table:table-cell>
          <table:table-cell table:number-columns-repeated="3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0.0704729557037" calcext:value-type="float">
            <text:p>0.0704729557</text:p>
          </table:table-cell>
          <table:table-cell table:number-columns-repeated="4"/>
          <table:table-cell office:value-type="float" office:value="2191" calcext:value-type="float">
            <text:p>2191</text:p>
          </table:table-cell>
          <table:table-cell office:value-type="float" office:value="0.0683171749115" calcext:value-type="float">
            <text:p>0.0683171749</text:p>
          </table:table-cell>
          <table:table-cell table:number-columns-repeated="4"/>
          <table:table-cell office:value-type="float" office:value="2191" calcext:value-type="float">
            <text:p>2191</text:p>
          </table:table-cell>
          <table:table-cell office:value-type="float" office:value="0.703783035278" calcext:value-type="float">
            <text:p>0.7037830353</text:p>
          </table:table-cell>
          <table:table-cell table:number-columns-repeated="3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0.0969910621643" calcext:value-type="float">
            <text:p>0.0969910622</text:p>
          </table:table-cell>
          <table:table-cell table:number-columns-repeated="4"/>
          <table:table-cell office:value-type="float" office:value="2192" calcext:value-type="float">
            <text:p>2192</text:p>
          </table:table-cell>
          <table:table-cell office:value-type="float" office:value="0.061094045639" calcext:value-type="float">
            <text:p>0.0610940456</text:p>
          </table:table-cell>
          <table:table-cell table:number-columns-repeated="4"/>
          <table:table-cell office:value-type="float" office:value="2192" calcext:value-type="float">
            <text:p>2192</text:p>
          </table:table-cell>
          <table:table-cell office:value-type="float" office:value="0.759461164474" calcext:value-type="float">
            <text:p>0.7594611645</text:p>
          </table:table-cell>
          <table:table-cell table:number-columns-repeated="3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.140857934952" calcext:value-type="float">
            <text:p>0.140857935</text:p>
          </table:table-cell>
          <table:table-cell table:number-columns-repeated="4"/>
          <table:table-cell office:value-type="float" office:value="2193" calcext:value-type="float">
            <text:p>2193</text:p>
          </table:table-cell>
          <table:table-cell office:value-type="float" office:value="0.067675113678" calcext:value-type="float">
            <text:p>0.0676751137</text:p>
          </table:table-cell>
          <table:table-cell table:number-columns-repeated="4"/>
          <table:table-cell office:value-type="float" office:value="2193" calcext:value-type="float">
            <text:p>2193</text:p>
          </table:table-cell>
          <table:table-cell office:value-type="float" office:value="0.703919887543" calcext:value-type="float">
            <text:p>0.7039198875</text:p>
          </table:table-cell>
          <table:table-cell table:number-columns-repeated="3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.0814929008484" calcext:value-type="float">
            <text:p>0.0814929008</text:p>
          </table:table-cell>
          <table:table-cell table:number-columns-repeated="4"/>
          <table:table-cell office:value-type="float" office:value="2194" calcext:value-type="float">
            <text:p>2194</text:p>
          </table:table-cell>
          <table:table-cell office:value-type="float" office:value="0.0635149478912" calcext:value-type="float">
            <text:p>0.0635149479</text:p>
          </table:table-cell>
          <table:table-cell table:number-columns-repeated="4"/>
          <table:table-cell office:value-type="float" office:value="2194" calcext:value-type="float">
            <text:p>2194</text:p>
          </table:table-cell>
          <table:table-cell office:value-type="float" office:value="0.693253993988" calcext:value-type="float">
            <text:p>0.693253994</text:p>
          </table:table-cell>
          <table:table-cell table:number-columns-repeated="3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0.11155796051" calcext:value-type="float">
            <text:p>0.1115579605</text:p>
          </table:table-cell>
          <table:table-cell table:number-columns-repeated="4"/>
          <table:table-cell office:value-type="float" office:value="2195" calcext:value-type="float">
            <text:p>2195</text:p>
          </table:table-cell>
          <table:table-cell office:value-type="float" office:value="0.0648810863495" calcext:value-type="float">
            <text:p>0.0648810863</text:p>
          </table:table-cell>
          <table:table-cell table:number-columns-repeated="4"/>
          <table:table-cell office:value-type="float" office:value="2195" calcext:value-type="float">
            <text:p>2195</text:p>
          </table:table-cell>
          <table:table-cell office:value-type="float" office:value="0.746397018433" calcext:value-type="float">
            <text:p>0.7463970184</text:p>
          </table:table-cell>
          <table:table-cell table:number-columns-repeated="3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.0844399929047" calcext:value-type="float">
            <text:p>0.0844399929</text:p>
          </table:table-cell>
          <table:table-cell table:number-columns-repeated="4"/>
          <table:table-cell office:value-type="float" office:value="2196" calcext:value-type="float">
            <text:p>2196</text:p>
          </table:table-cell>
          <table:table-cell office:value-type="float" office:value="0.135046005249" calcext:value-type="float">
            <text:p>0.1350460052</text:p>
          </table:table-cell>
          <table:table-cell table:number-columns-repeated="4"/>
          <table:table-cell office:value-type="float" office:value="2196" calcext:value-type="float">
            <text:p>2196</text:p>
          </table:table-cell>
          <table:table-cell office:value-type="float" office:value="0.737996101379" calcext:value-type="float">
            <text:p>0.7379961014</text:p>
          </table:table-cell>
          <table:table-cell table:number-columns-repeated="3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0.0697100162506" calcext:value-type="float">
            <text:p>0.0697100163</text:p>
          </table:table-cell>
          <table:table-cell table:number-columns-repeated="4"/>
          <table:table-cell office:value-type="float" office:value="2197" calcext:value-type="float">
            <text:p>2197</text:p>
          </table:table-cell>
          <table:table-cell office:value-type="float" office:value="0.0623641014099" calcext:value-type="float">
            <text:p>0.0623641014</text:p>
          </table:table-cell>
          <table:table-cell table:number-columns-repeated="4"/>
          <table:table-cell office:value-type="float" office:value="2197" calcext:value-type="float">
            <text:p>2197</text:p>
          </table:table-cell>
          <table:table-cell office:value-type="float" office:value="0.698625087738" calcext:value-type="float">
            <text:p>0.6986250877</text:p>
          </table:table-cell>
          <table:table-cell table:number-columns-repeated="3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.242970943451" calcext:value-type="float">
            <text:p>0.2429709435</text:p>
          </table:table-cell>
          <table:table-cell table:number-columns-repeated="4"/>
          <table:table-cell office:value-type="float" office:value="2198" calcext:value-type="float">
            <text:p>2198</text:p>
          </table:table-cell>
          <table:table-cell office:value-type="float" office:value="0.063068151474" calcext:value-type="float">
            <text:p>0.0630681515</text:p>
          </table:table-cell>
          <table:table-cell table:number-columns-repeated="4"/>
          <table:table-cell office:value-type="float" office:value="2198" calcext:value-type="float">
            <text:p>2198</text:p>
          </table:table-cell>
          <table:table-cell office:value-type="float" office:value="0.711524009705" calcext:value-type="float">
            <text:p>0.7115240097</text:p>
          </table:table-cell>
          <table:table-cell table:number-columns-repeated="3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.068629026413" calcext:value-type="float">
            <text:p>0.0686290264</text:p>
          </table:table-cell>
          <table:table-cell table:number-columns-repeated="4"/>
          <table:table-cell office:value-type="float" office:value="2199" calcext:value-type="float">
            <text:p>2199</text:p>
          </table:table-cell>
          <table:table-cell office:value-type="float" office:value="0.0621860027313" calcext:value-type="float">
            <text:p>0.0621860027</text:p>
          </table:table-cell>
          <table:table-cell table:number-columns-repeated="4"/>
          <table:table-cell office:value-type="float" office:value="2199" calcext:value-type="float">
            <text:p>2199</text:p>
          </table:table-cell>
          <table:table-cell office:value-type="float" office:value="0.708930969238" calcext:value-type="float">
            <text:p>0.7089309692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754940509796" calcext:value-type="float">
            <text:p>0.075494051</text:p>
          </table:table-cell>
          <table:table-cell table:number-columns-repeated="4"/>
          <table:table-cell office:value-type="float" office:value="2200" calcext:value-type="float">
            <text:p>2200</text:p>
          </table:table-cell>
          <table:table-cell office:value-type="float" office:value="0.0667500495911" calcext:value-type="float">
            <text:p>0.0667500496</text:p>
          </table:table-cell>
          <table:table-cell table:number-columns-repeated="4"/>
          <table:table-cell office:value-type="float" office:value="2200" calcext:value-type="float">
            <text:p>2200</text:p>
          </table:table-cell>
          <table:table-cell office:value-type="float" office:value="0.707785844803" calcext:value-type="float">
            <text:p>0.7077858448</text:p>
          </table:table-cell>
          <table:table-cell table:number-columns-repeated="3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.0683760643005" calcext:value-type="float">
            <text:p>0.0683760643</text:p>
          </table:table-cell>
          <table:table-cell table:number-columns-repeated="4"/>
          <table:table-cell office:value-type="float" office:value="2201" calcext:value-type="float">
            <text:p>2201</text:p>
          </table:table-cell>
          <table:table-cell office:value-type="float" office:value="0.0644819736481" calcext:value-type="float">
            <text:p>0.0644819736</text:p>
          </table:table-cell>
          <table:table-cell table:number-columns-repeated="4"/>
          <table:table-cell office:value-type="float" office:value="2201" calcext:value-type="float">
            <text:p>2201</text:p>
          </table:table-cell>
          <table:table-cell office:value-type="float" office:value="0.707352876663" calcext:value-type="float">
            <text:p>0.7073528767</text:p>
          </table:table-cell>
          <table:table-cell table:number-columns-repeated="3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.0707590579987" calcext:value-type="float">
            <text:p>0.070759058</text:p>
          </table:table-cell>
          <table:table-cell table:number-columns-repeated="4"/>
          <table:table-cell office:value-type="float" office:value="2202" calcext:value-type="float">
            <text:p>2202</text:p>
          </table:table-cell>
          <table:table-cell office:value-type="float" office:value="0.0834901332855" calcext:value-type="float">
            <text:p>0.0834901333</text:p>
          </table:table-cell>
          <table:table-cell table:number-columns-repeated="4"/>
          <table:table-cell office:value-type="float" office:value="2202" calcext:value-type="float">
            <text:p>2202</text:p>
          </table:table-cell>
          <table:table-cell office:value-type="float" office:value="0.693545103073" calcext:value-type="float">
            <text:p>0.6935451031</text:p>
          </table:table-cell>
          <table:table-cell table:number-columns-repeated="3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0.0842750072479" calcext:value-type="float">
            <text:p>0.0842750072</text:p>
          </table:table-cell>
          <table:table-cell table:number-columns-repeated="4"/>
          <table:table-cell office:value-type="float" office:value="2203" calcext:value-type="float">
            <text:p>2203</text:p>
          </table:table-cell>
          <table:table-cell office:value-type="float" office:value="0.114572048187" calcext:value-type="float">
            <text:p>0.1145720482</text:p>
          </table:table-cell>
          <table:table-cell table:number-columns-repeated="4"/>
          <table:table-cell office:value-type="float" office:value="2203" calcext:value-type="float">
            <text:p>2203</text:p>
          </table:table-cell>
          <table:table-cell office:value-type="float" office:value="0.857637882233" calcext:value-type="float">
            <text:p>0.8576378822</text:p>
          </table:table-cell>
          <table:table-cell table:number-columns-repeated="3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.0697019100189" calcext:value-type="float">
            <text:p>0.06970191</text:p>
          </table:table-cell>
          <table:table-cell table:number-columns-repeated="4"/>
          <table:table-cell office:value-type="float" office:value="2204" calcext:value-type="float">
            <text:p>2204</text:p>
          </table:table-cell>
          <table:table-cell office:value-type="float" office:value="0.0677759647369" calcext:value-type="float">
            <text:p>0.0677759647</text:p>
          </table:table-cell>
          <table:table-cell table:number-columns-repeated="4"/>
          <table:table-cell office:value-type="float" office:value="2204" calcext:value-type="float">
            <text:p>2204</text:p>
          </table:table-cell>
          <table:table-cell office:value-type="float" office:value="0.790504932404" calcext:value-type="float">
            <text:p>0.7905049324</text:p>
          </table:table-cell>
          <table:table-cell table:number-columns-repeated="3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0.0941579341888" calcext:value-type="float">
            <text:p>0.0941579342</text:p>
          </table:table-cell>
          <table:table-cell table:number-columns-repeated="4"/>
          <table:table-cell office:value-type="float" office:value="2205" calcext:value-type="float">
            <text:p>2205</text:p>
          </table:table-cell>
          <table:table-cell office:value-type="float" office:value="0.0628430843353" calcext:value-type="float">
            <text:p>0.0628430843</text:p>
          </table:table-cell>
          <table:table-cell table:number-columns-repeated="4"/>
          <table:table-cell office:value-type="float" office:value="2205" calcext:value-type="float">
            <text:p>2205</text:p>
          </table:table-cell>
          <table:table-cell office:value-type="float" office:value="0.897491931915" calcext:value-type="float">
            <text:p>0.8974919319</text:p>
          </table:table-cell>
          <table:table-cell table:number-columns-repeated="3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.0703580379486" calcext:value-type="float">
            <text:p>0.0703580379</text:p>
          </table:table-cell>
          <table:table-cell table:number-columns-repeated="4"/>
          <table:table-cell office:value-type="float" office:value="2206" calcext:value-type="float">
            <text:p>2206</text:p>
          </table:table-cell>
          <table:table-cell office:value-type="float" office:value="0.0623359680176" calcext:value-type="float">
            <text:p>0.062335968</text:p>
          </table:table-cell>
          <table:table-cell table:number-columns-repeated="4"/>
          <table:table-cell office:value-type="float" office:value="2206" calcext:value-type="float">
            <text:p>2206</text:p>
          </table:table-cell>
          <table:table-cell office:value-type="float" office:value="0.692291975021" calcext:value-type="float">
            <text:p>0.692291975</text:p>
          </table:table-cell>
          <table:table-cell table:number-columns-repeated="3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.073499917984" calcext:value-type="float">
            <text:p>0.073499918</text:p>
          </table:table-cell>
          <table:table-cell table:number-columns-repeated="4"/>
          <table:table-cell office:value-type="float" office:value="2207" calcext:value-type="float">
            <text:p>2207</text:p>
          </table:table-cell>
          <table:table-cell office:value-type="float" office:value="0.0648720264435" calcext:value-type="float">
            <text:p>0.0648720264</text:p>
          </table:table-cell>
          <table:table-cell table:number-columns-repeated="4"/>
          <table:table-cell office:value-type="float" office:value="2207" calcext:value-type="float">
            <text:p>2207</text:p>
          </table:table-cell>
          <table:table-cell office:value-type="float" office:value="0.708736896515" calcext:value-type="float">
            <text:p>0.7087368965</text:p>
          </table:table-cell>
          <table:table-cell table:number-columns-repeated="3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.0831110477448" calcext:value-type="float">
            <text:p>0.0831110477</text:p>
          </table:table-cell>
          <table:table-cell table:number-columns-repeated="4"/>
          <table:table-cell office:value-type="float" office:value="2208" calcext:value-type="float">
            <text:p>2208</text:p>
          </table:table-cell>
          <table:table-cell office:value-type="float" office:value="0.0643191337585" calcext:value-type="float">
            <text:p>0.0643191338</text:p>
          </table:table-cell>
          <table:table-cell table:number-columns-repeated="4"/>
          <table:table-cell office:value-type="float" office:value="2208" calcext:value-type="float">
            <text:p>2208</text:p>
          </table:table-cell>
          <table:table-cell office:value-type="float" office:value="0.705041885376" calcext:value-type="float">
            <text:p>0.7050418854</text:p>
          </table:table-cell>
          <table:table-cell table:number-columns-repeated="3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0.0825281143188" calcext:value-type="float">
            <text:p>0.0825281143</text:p>
          </table:table-cell>
          <table:table-cell table:number-columns-repeated="4"/>
          <table:table-cell office:value-type="float" office:value="2209" calcext:value-type="float">
            <text:p>2209</text:p>
          </table:table-cell>
          <table:table-cell office:value-type="float" office:value="0.0644919872284" calcext:value-type="float">
            <text:p>0.0644919872</text:p>
          </table:table-cell>
          <table:table-cell table:number-columns-repeated="4"/>
          <table:table-cell office:value-type="float" office:value="2209" calcext:value-type="float">
            <text:p>2209</text:p>
          </table:table-cell>
          <table:table-cell office:value-type="float" office:value="0.694979906082" calcext:value-type="float">
            <text:p>0.6949799061</text:p>
          </table:table-cell>
          <table:table-cell table:number-columns-repeated="3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.0738849639893" calcext:value-type="float">
            <text:p>0.073884964</text:p>
          </table:table-cell>
          <table:table-cell table:number-columns-repeated="4"/>
          <table:table-cell office:value-type="float" office:value="2210" calcext:value-type="float">
            <text:p>2210</text:p>
          </table:table-cell>
          <table:table-cell office:value-type="float" office:value="0.0644500255585" calcext:value-type="float">
            <text:p>0.0644500256</text:p>
          </table:table-cell>
          <table:table-cell table:number-columns-repeated="4"/>
          <table:table-cell office:value-type="float" office:value="2210" calcext:value-type="float">
            <text:p>2210</text:p>
          </table:table-cell>
          <table:table-cell office:value-type="float" office:value="0.74148607254" calcext:value-type="float">
            <text:p>0.7414860725</text:p>
          </table:table-cell>
          <table:table-cell table:number-columns-repeated="3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0.0802438259125" calcext:value-type="float">
            <text:p>0.0802438259</text:p>
          </table:table-cell>
          <table:table-cell table:number-columns-repeated="4"/>
          <table:table-cell office:value-type="float" office:value="2211" calcext:value-type="float">
            <text:p>2211</text:p>
          </table:table-cell>
          <table:table-cell office:value-type="float" office:value="0.0680630207062" calcext:value-type="float">
            <text:p>0.0680630207</text:p>
          </table:table-cell>
          <table:table-cell table:number-columns-repeated="4"/>
          <table:table-cell office:value-type="float" office:value="2211" calcext:value-type="float">
            <text:p>2211</text:p>
          </table:table-cell>
          <table:table-cell office:value-type="float" office:value="0.692481040955" calcext:value-type="float">
            <text:p>0.692481041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.0725269317627" calcext:value-type="float">
            <text:p>0.0725269318</text:p>
          </table:table-cell>
          <table:table-cell table:number-columns-repeated="4"/>
          <table:table-cell office:value-type="float" office:value="2212" calcext:value-type="float">
            <text:p>2212</text:p>
          </table:table-cell>
          <table:table-cell office:value-type="float" office:value="0.0734419822693" calcext:value-type="float">
            <text:p>0.0734419823</text:p>
          </table:table-cell>
          <table:table-cell table:number-columns-repeated="4"/>
          <table:table-cell office:value-type="float" office:value="2212" calcext:value-type="float">
            <text:p>2212</text:p>
          </table:table-cell>
          <table:table-cell office:value-type="float" office:value="0.707338094711" calcext:value-type="float">
            <text:p>0.7073380947</text:p>
          </table:table-cell>
          <table:table-cell table:number-columns-repeated="3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.0710852146149" calcext:value-type="float">
            <text:p>0.0710852146</text:p>
          </table:table-cell>
          <table:table-cell table:number-columns-repeated="4"/>
          <table:table-cell office:value-type="float" office:value="2213" calcext:value-type="float">
            <text:p>2213</text:p>
          </table:table-cell>
          <table:table-cell office:value-type="float" office:value="0.0619928836823" calcext:value-type="float">
            <text:p>0.0619928837</text:p>
          </table:table-cell>
          <table:table-cell table:number-columns-repeated="4"/>
          <table:table-cell office:value-type="float" office:value="2213" calcext:value-type="float">
            <text:p>2213</text:p>
          </table:table-cell>
          <table:table-cell office:value-type="float" office:value="0.706317901611" calcext:value-type="float">
            <text:p>0.7063179016</text:p>
          </table:table-cell>
          <table:table-cell table:number-columns-repeated="3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.155828952789" calcext:value-type="float">
            <text:p>0.1558289528</text:p>
          </table:table-cell>
          <table:table-cell table:number-columns-repeated="4"/>
          <table:table-cell office:value-type="float" office:value="2214" calcext:value-type="float">
            <text:p>2214</text:p>
          </table:table-cell>
          <table:table-cell office:value-type="float" office:value="0.0860319137573" calcext:value-type="float">
            <text:p>0.0860319138</text:p>
          </table:table-cell>
          <table:table-cell table:number-columns-repeated="4"/>
          <table:table-cell office:value-type="float" office:value="2214" calcext:value-type="float">
            <text:p>2214</text:p>
          </table:table-cell>
          <table:table-cell office:value-type="float" office:value="0.700102090836" calcext:value-type="float">
            <text:p>0.7001020908</text:p>
          </table:table-cell>
          <table:table-cell table:number-columns-repeated="3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0.07097697258" calcext:value-type="float">
            <text:p>0.0709769726</text:p>
          </table:table-cell>
          <table:table-cell table:number-columns-repeated="4"/>
          <table:table-cell office:value-type="float" office:value="2215" calcext:value-type="float">
            <text:p>2215</text:p>
          </table:table-cell>
          <table:table-cell office:value-type="float" office:value="0.0634269714355" calcext:value-type="float">
            <text:p>0.0634269714</text:p>
          </table:table-cell>
          <table:table-cell table:number-columns-repeated="4"/>
          <table:table-cell office:value-type="float" office:value="2215" calcext:value-type="float">
            <text:p>2215</text:p>
          </table:table-cell>
          <table:table-cell office:value-type="float" office:value="0.713372945786" calcext:value-type="float">
            <text:p>0.7133729458</text:p>
          </table:table-cell>
          <table:table-cell table:number-columns-repeated="3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.0684268474579" calcext:value-type="float">
            <text:p>0.0684268475</text:p>
          </table:table-cell>
          <table:table-cell table:number-columns-repeated="4"/>
          <table:table-cell office:value-type="float" office:value="2216" calcext:value-type="float">
            <text:p>2216</text:p>
          </table:table-cell>
          <table:table-cell office:value-type="float" office:value="0.0644979476929" calcext:value-type="float">
            <text:p>0.0644979477</text:p>
          </table:table-cell>
          <table:table-cell table:number-columns-repeated="4"/>
          <table:table-cell office:value-type="float" office:value="2216" calcext:value-type="float">
            <text:p>2216</text:p>
          </table:table-cell>
          <table:table-cell office:value-type="float" office:value="0.69739985466" calcext:value-type="float">
            <text:p>0.6973998547</text:p>
          </table:table-cell>
          <table:table-cell table:number-columns-repeated="3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0.074019908905" calcext:value-type="float">
            <text:p>0.0740199089</text:p>
          </table:table-cell>
          <table:table-cell table:number-columns-repeated="4"/>
          <table:table-cell office:value-type="float" office:value="2217" calcext:value-type="float">
            <text:p>2217</text:p>
          </table:table-cell>
          <table:table-cell office:value-type="float" office:value="0.0654501914978" calcext:value-type="float">
            <text:p>0.0654501915</text:p>
          </table:table-cell>
          <table:table-cell table:number-columns-repeated="4"/>
          <table:table-cell office:value-type="float" office:value="2217" calcext:value-type="float">
            <text:p>2217</text:p>
          </table:table-cell>
          <table:table-cell office:value-type="float" office:value="0.702348947525" calcext:value-type="float">
            <text:p>0.7023489475</text:p>
          </table:table-cell>
          <table:table-cell table:number-columns-repeated="3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0.0713000297546" calcext:value-type="float">
            <text:p>0.0713000298</text:p>
          </table:table-cell>
          <table:table-cell table:number-columns-repeated="4"/>
          <table:table-cell office:value-type="float" office:value="2218" calcext:value-type="float">
            <text:p>2218</text:p>
          </table:table-cell>
          <table:table-cell office:value-type="float" office:value="0.0632448196411" calcext:value-type="float">
            <text:p>0.0632448196</text:p>
          </table:table-cell>
          <table:table-cell table:number-columns-repeated="4"/>
          <table:table-cell office:value-type="float" office:value="2218" calcext:value-type="float">
            <text:p>2218</text:p>
          </table:table-cell>
          <table:table-cell office:value-type="float" office:value="0.700654983521" calcext:value-type="float">
            <text:p>0.7006549835</text:p>
          </table:table-cell>
          <table:table-cell table:number-columns-repeated="3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.0685977935791" calcext:value-type="float">
            <text:p>0.0685977936</text:p>
          </table:table-cell>
          <table:table-cell table:number-columns-repeated="4"/>
          <table:table-cell office:value-type="float" office:value="2219" calcext:value-type="float">
            <text:p>2219</text:p>
          </table:table-cell>
          <table:table-cell office:value-type="float" office:value="0.0612640380859" calcext:value-type="float">
            <text:p>0.0612640381</text:p>
          </table:table-cell>
          <table:table-cell table:number-columns-repeated="4"/>
          <table:table-cell office:value-type="float" office:value="2219" calcext:value-type="float">
            <text:p>2219</text:p>
          </table:table-cell>
          <table:table-cell office:value-type="float" office:value="0.705352067947" calcext:value-type="float">
            <text:p>0.7053520679</text:p>
          </table:table-cell>
          <table:table-cell table:number-columns-repeated="3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.0698478221893" calcext:value-type="float">
            <text:p>0.0698478222</text:p>
          </table:table-cell>
          <table:table-cell table:number-columns-repeated="4"/>
          <table:table-cell office:value-type="float" office:value="2220" calcext:value-type="float">
            <text:p>2220</text:p>
          </table:table-cell>
          <table:table-cell office:value-type="float" office:value="0.0646440982819" calcext:value-type="float">
            <text:p>0.0646440983</text:p>
          </table:table-cell>
          <table:table-cell table:number-columns-repeated="4"/>
          <table:table-cell office:value-type="float" office:value="2220" calcext:value-type="float">
            <text:p>2220</text:p>
          </table:table-cell>
          <table:table-cell office:value-type="float" office:value="0.705893039703" calcext:value-type="float">
            <text:p>0.7058930397</text:p>
          </table:table-cell>
          <table:table-cell table:number-columns-repeated="3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.0698258876801" calcext:value-type="float">
            <text:p>0.0698258877</text:p>
          </table:table-cell>
          <table:table-cell table:number-columns-repeated="4"/>
          <table:table-cell office:value-type="float" office:value="2221" calcext:value-type="float">
            <text:p>2221</text:p>
          </table:table-cell>
          <table:table-cell office:value-type="float" office:value="0.0656359195709" calcext:value-type="float">
            <text:p>0.0656359196</text:p>
          </table:table-cell>
          <table:table-cell table:number-columns-repeated="4"/>
          <table:table-cell office:value-type="float" office:value="2221" calcext:value-type="float">
            <text:p>2221</text:p>
          </table:table-cell>
          <table:table-cell office:value-type="float" office:value="0.713159799576" calcext:value-type="float">
            <text:p>0.7131597996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.0697519779205" calcext:value-type="float">
            <text:p>0.0697519779</text:p>
          </table:table-cell>
          <table:table-cell table:number-columns-repeated="4"/>
          <table:table-cell office:value-type="float" office:value="2222" calcext:value-type="float">
            <text:p>2222</text:p>
          </table:table-cell>
          <table:table-cell office:value-type="float" office:value="0.0627980232239" calcext:value-type="float">
            <text:p>0.0627980232</text:p>
          </table:table-cell>
          <table:table-cell table:number-columns-repeated="4"/>
          <table:table-cell office:value-type="float" office:value="2222" calcext:value-type="float">
            <text:p>2222</text:p>
          </table:table-cell>
          <table:table-cell office:value-type="float" office:value="0.696481227875" calcext:value-type="float">
            <text:p>0.6964812279</text:p>
          </table:table-cell>
          <table:table-cell table:number-columns-repeated="3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.0712361335754" calcext:value-type="float">
            <text:p>0.0712361336</text:p>
          </table:table-cell>
          <table:table-cell table:number-columns-repeated="4"/>
          <table:table-cell office:value-type="float" office:value="2223" calcext:value-type="float">
            <text:p>2223</text:p>
          </table:table-cell>
          <table:table-cell office:value-type="float" office:value="0.0660929679871" calcext:value-type="float">
            <text:p>0.066092968</text:p>
          </table:table-cell>
          <table:table-cell table:number-columns-repeated="4"/>
          <table:table-cell office:value-type="float" office:value="2223" calcext:value-type="float">
            <text:p>2223</text:p>
          </table:table-cell>
          <table:table-cell office:value-type="float" office:value="0.720153093338" calcext:value-type="float">
            <text:p>0.7201530933</text:p>
          </table:table-cell>
          <table:table-cell table:number-columns-repeated="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0.0730390548706" calcext:value-type="float">
            <text:p>0.0730390549</text:p>
          </table:table-cell>
          <table:table-cell table:number-columns-repeated="4"/>
          <table:table-cell office:value-type="float" office:value="2224" calcext:value-type="float">
            <text:p>2224</text:p>
          </table:table-cell>
          <table:table-cell office:value-type="float" office:value="0.0632331371307" calcext:value-type="float">
            <text:p>0.0632331371</text:p>
          </table:table-cell>
          <table:table-cell table:number-columns-repeated="4"/>
          <table:table-cell office:value-type="float" office:value="2224" calcext:value-type="float">
            <text:p>2224</text:p>
          </table:table-cell>
          <table:table-cell office:value-type="float" office:value="0.702759981155" calcext:value-type="float">
            <text:p>0.7027599812</text:p>
          </table:table-cell>
          <table:table-cell table:number-columns-repeated="3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.0688099861145" calcext:value-type="float">
            <text:p>0.0688099861</text:p>
          </table:table-cell>
          <table:table-cell table:number-columns-repeated="4"/>
          <table:table-cell office:value-type="float" office:value="2225" calcext:value-type="float">
            <text:p>2225</text:p>
          </table:table-cell>
          <table:table-cell office:value-type="float" office:value="0.0654621124268" calcext:value-type="float">
            <text:p>0.0654621124</text:p>
          </table:table-cell>
          <table:table-cell table:number-columns-repeated="4"/>
          <table:table-cell office:value-type="float" office:value="2225" calcext:value-type="float">
            <text:p>2225</text:p>
          </table:table-cell>
          <table:table-cell office:value-type="float" office:value="0.694181919098" calcext:value-type="float">
            <text:p>0.6941819191</text:p>
          </table:table-cell>
          <table:table-cell table:number-columns-repeated="3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0.070662021637" calcext:value-type="float">
            <text:p>0.0706620216</text:p>
          </table:table-cell>
          <table:table-cell table:number-columns-repeated="4"/>
          <table:table-cell office:value-type="float" office:value="2226" calcext:value-type="float">
            <text:p>2226</text:p>
          </table:table-cell>
          <table:table-cell office:value-type="float" office:value="0.0612621307373" calcext:value-type="float">
            <text:p>0.0612621307</text:p>
          </table:table-cell>
          <table:table-cell table:number-columns-repeated="4"/>
          <table:table-cell office:value-type="float" office:value="2226" calcext:value-type="float">
            <text:p>2226</text:p>
          </table:table-cell>
          <table:table-cell office:value-type="float" office:value="0.697235107422" calcext:value-type="float">
            <text:p>0.6972351074</text:p>
          </table:table-cell>
          <table:table-cell table:number-columns-repeated="3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.0696339607239" calcext:value-type="float">
            <text:p>0.0696339607</text:p>
          </table:table-cell>
          <table:table-cell table:number-columns-repeated="4"/>
          <table:table-cell office:value-type="float" office:value="2227" calcext:value-type="float">
            <text:p>2227</text:p>
          </table:table-cell>
          <table:table-cell office:value-type="float" office:value="0.0654218196869" calcext:value-type="float">
            <text:p>0.0654218197</text:p>
          </table:table-cell>
          <table:table-cell table:number-columns-repeated="4"/>
          <table:table-cell office:value-type="float" office:value="2227" calcext:value-type="float">
            <text:p>2227</text:p>
          </table:table-cell>
          <table:table-cell office:value-type="float" office:value="0.71799492836" calcext:value-type="float">
            <text:p>0.7179949284</text:p>
          </table:table-cell>
          <table:table-cell table:number-columns-repeated="3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.0697150230408" calcext:value-type="float">
            <text:p>0.069715023</text:p>
          </table:table-cell>
          <table:table-cell table:number-columns-repeated="4"/>
          <table:table-cell office:value-type="float" office:value="2228" calcext:value-type="float">
            <text:p>2228</text:p>
          </table:table-cell>
          <table:table-cell office:value-type="float" office:value="0.0633771419525" calcext:value-type="float">
            <text:p>0.063377142</text:p>
          </table:table-cell>
          <table:table-cell table:number-columns-repeated="4"/>
          <table:table-cell office:value-type="float" office:value="2228" calcext:value-type="float">
            <text:p>2228</text:p>
          </table:table-cell>
          <table:table-cell office:value-type="float" office:value="0.706284046173" calcext:value-type="float">
            <text:p>0.7062840462</text:p>
          </table:table-cell>
          <table:table-cell table:number-columns-repeated="3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0.0694119930267" calcext:value-type="float">
            <text:p>0.069411993</text:p>
          </table:table-cell>
          <table:table-cell table:number-columns-repeated="4"/>
          <table:table-cell office:value-type="float" office:value="2229" calcext:value-type="float">
            <text:p>2229</text:p>
          </table:table-cell>
          <table:table-cell office:value-type="float" office:value="0.0636241436005" calcext:value-type="float">
            <text:p>0.0636241436</text:p>
          </table:table-cell>
          <table:table-cell table:number-columns-repeated="4"/>
          <table:table-cell office:value-type="float" office:value="2229" calcext:value-type="float">
            <text:p>2229</text:p>
          </table:table-cell>
          <table:table-cell office:value-type="float" office:value="0.865740060806" calcext:value-type="float">
            <text:p>0.8657400608</text:p>
          </table:table-cell>
          <table:table-cell table:number-columns-repeated="3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.0692758560181" calcext:value-type="float">
            <text:p>0.069275856</text:p>
          </table:table-cell>
          <table:table-cell table:number-columns-repeated="4"/>
          <table:table-cell office:value-type="float" office:value="2230" calcext:value-type="float">
            <text:p>2230</text:p>
          </table:table-cell>
          <table:table-cell office:value-type="float" office:value="0.0614869594574" calcext:value-type="float">
            <text:p>0.0614869595</text:p>
          </table:table-cell>
          <table:table-cell table:number-columns-repeated="4"/>
          <table:table-cell office:value-type="float" office:value="2230" calcext:value-type="float">
            <text:p>2230</text:p>
          </table:table-cell>
          <table:table-cell office:value-type="float" office:value="0.719921112061" calcext:value-type="float">
            <text:p>0.7199211121</text:p>
          </table:table-cell>
          <table:table-cell table:number-columns-repeated="3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.0718719959259" calcext:value-type="float">
            <text:p>0.0718719959</text:p>
          </table:table-cell>
          <table:table-cell table:number-columns-repeated="4"/>
          <table:table-cell office:value-type="float" office:value="2231" calcext:value-type="float">
            <text:p>2231</text:p>
          </table:table-cell>
          <table:table-cell office:value-type="float" office:value="0.0639178752899" calcext:value-type="float">
            <text:p>0.0639178753</text:p>
          </table:table-cell>
          <table:table-cell table:number-columns-repeated="4"/>
          <table:table-cell office:value-type="float" office:value="2231" calcext:value-type="float">
            <text:p>2231</text:p>
          </table:table-cell>
          <table:table-cell office:value-type="float" office:value="0.709002017975" calcext:value-type="float">
            <text:p>0.709002018</text:p>
          </table:table-cell>
          <table:table-cell table:number-columns-repeated="3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.0726330280304" calcext:value-type="float">
            <text:p>0.072633028</text:p>
          </table:table-cell>
          <table:table-cell table:number-columns-repeated="4"/>
          <table:table-cell office:value-type="float" office:value="2232" calcext:value-type="float">
            <text:p>2232</text:p>
          </table:table-cell>
          <table:table-cell office:value-type="float" office:value="0.0642240047455" calcext:value-type="float">
            <text:p>0.0642240047</text:p>
          </table:table-cell>
          <table:table-cell table:number-columns-repeated="4"/>
          <table:table-cell office:value-type="float" office:value="2232" calcext:value-type="float">
            <text:p>2232</text:p>
          </table:table-cell>
          <table:table-cell office:value-type="float" office:value="0.743409872055" calcext:value-type="float">
            <text:p>0.7434098721</text:p>
          </table:table-cell>
          <table:table-cell table:number-columns-repeated="3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0.0700809955597" calcext:value-type="float">
            <text:p>0.0700809956</text:p>
          </table:table-cell>
          <table:table-cell table:number-columns-repeated="4"/>
          <table:table-cell office:value-type="float" office:value="2233" calcext:value-type="float">
            <text:p>2233</text:p>
          </table:table-cell>
          <table:table-cell office:value-type="float" office:value="0.062007188797" calcext:value-type="float">
            <text:p>0.0620071888</text:p>
          </table:table-cell>
          <table:table-cell table:number-columns-repeated="4"/>
          <table:table-cell office:value-type="float" office:value="2233" calcext:value-type="float">
            <text:p>2233</text:p>
          </table:table-cell>
          <table:table-cell office:value-type="float" office:value="0.860704898834" calcext:value-type="float">
            <text:p>0.8607048988</text:p>
          </table:table-cell>
          <table:table-cell table:number-columns-repeated="3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0.0689899921417" calcext:value-type="float">
            <text:p>0.0689899921</text:p>
          </table:table-cell>
          <table:table-cell table:number-columns-repeated="4"/>
          <table:table-cell office:value-type="float" office:value="2234" calcext:value-type="float">
            <text:p>2234</text:p>
          </table:table-cell>
          <table:table-cell office:value-type="float" office:value="0.0662350654602" calcext:value-type="float">
            <text:p>0.0662350655</text:p>
          </table:table-cell>
          <table:table-cell table:number-columns-repeated="4"/>
          <table:table-cell office:value-type="float" office:value="2234" calcext:value-type="float">
            <text:p>2234</text:p>
          </table:table-cell>
          <table:table-cell office:value-type="float" office:value="0.706048965454" calcext:value-type="float">
            <text:p>0.7060489655</text:p>
          </table:table-cell>
          <table:table-cell table:number-columns-repeated="3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.0694119930267" calcext:value-type="float">
            <text:p>0.069411993</text:p>
          </table:table-cell>
          <table:table-cell table:number-columns-repeated="4"/>
          <table:table-cell office:value-type="float" office:value="2235" calcext:value-type="float">
            <text:p>2235</text:p>
          </table:table-cell>
          <table:table-cell office:value-type="float" office:value="0.0694758892059" calcext:value-type="float">
            <text:p>0.0694758892</text:p>
          </table:table-cell>
          <table:table-cell table:number-columns-repeated="4"/>
          <table:table-cell office:value-type="float" office:value="2235" calcext:value-type="float">
            <text:p>2235</text:p>
          </table:table-cell>
          <table:table-cell office:value-type="float" office:value="0.716887950897" calcext:value-type="float">
            <text:p>0.7168879509</text:p>
          </table:table-cell>
          <table:table-cell table:number-columns-repeated="3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0.0698008537292" calcext:value-type="float">
            <text:p>0.0698008537</text:p>
          </table:table-cell>
          <table:table-cell table:number-columns-repeated="4"/>
          <table:table-cell office:value-type="float" office:value="2236" calcext:value-type="float">
            <text:p>2236</text:p>
          </table:table-cell>
          <table:table-cell office:value-type="float" office:value="0.0654890537262" calcext:value-type="float">
            <text:p>0.0654890537</text:p>
          </table:table-cell>
          <table:table-cell table:number-columns-repeated="4"/>
          <table:table-cell office:value-type="float" office:value="2236" calcext:value-type="float">
            <text:p>2236</text:p>
          </table:table-cell>
          <table:table-cell office:value-type="float" office:value="0.686162948608" calcext:value-type="float">
            <text:p>0.6861629486</text:p>
          </table:table-cell>
          <table:table-cell table:number-columns-repeated="3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.0732178688049" calcext:value-type="float">
            <text:p>0.0732178688</text:p>
          </table:table-cell>
          <table:table-cell table:number-columns-repeated="4"/>
          <table:table-cell office:value-type="float" office:value="2237" calcext:value-type="float">
            <text:p>2237</text:p>
          </table:table-cell>
          <table:table-cell office:value-type="float" office:value="0.0620601177216" calcext:value-type="float">
            <text:p>0.0620601177</text:p>
          </table:table-cell>
          <table:table-cell table:number-columns-repeated="4"/>
          <table:table-cell office:value-type="float" office:value="2237" calcext:value-type="float">
            <text:p>2237</text:p>
          </table:table-cell>
          <table:table-cell office:value-type="float" office:value="0.680881023407" calcext:value-type="float">
            <text:p>0.6808810234</text:p>
          </table:table-cell>
          <table:table-cell table:number-columns-repeated="3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.0719740390778" calcext:value-type="float">
            <text:p>0.0719740391</text:p>
          </table:table-cell>
          <table:table-cell table:number-columns-repeated="4"/>
          <table:table-cell office:value-type="float" office:value="2238" calcext:value-type="float">
            <text:p>2238</text:p>
          </table:table-cell>
          <table:table-cell office:value-type="float" office:value="0.0622048377991" calcext:value-type="float">
            <text:p>0.0622048378</text:p>
          </table:table-cell>
          <table:table-cell table:number-columns-repeated="4"/>
          <table:table-cell office:value-type="float" office:value="2238" calcext:value-type="float">
            <text:p>2238</text:p>
          </table:table-cell>
          <table:table-cell office:value-type="float" office:value="0.694319963455" calcext:value-type="float">
            <text:p>0.6943199635</text:p>
          </table:table-cell>
          <table:table-cell table:number-columns-repeated="3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0.0714640617371" calcext:value-type="float">
            <text:p>0.0714640617</text:p>
          </table:table-cell>
          <table:table-cell table:number-columns-repeated="4"/>
          <table:table-cell office:value-type="float" office:value="2239" calcext:value-type="float">
            <text:p>2239</text:p>
          </table:table-cell>
          <table:table-cell office:value-type="float" office:value="0.064297914505" calcext:value-type="float">
            <text:p>0.0642979145</text:p>
          </table:table-cell>
          <table:table-cell table:number-columns-repeated="4"/>
          <table:table-cell office:value-type="float" office:value="2239" calcext:value-type="float">
            <text:p>2239</text:p>
          </table:table-cell>
          <table:table-cell office:value-type="float" office:value="0.692610025406" calcext:value-type="float">
            <text:p>0.6926100254</text:p>
          </table:table-cell>
          <table:table-cell table:number-columns-repeated="3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.0701489448547" calcext:value-type="float">
            <text:p>0.0701489449</text:p>
          </table:table-cell>
          <table:table-cell table:number-columns-repeated="4"/>
          <table:table-cell office:value-type="float" office:value="2240" calcext:value-type="float">
            <text:p>2240</text:p>
          </table:table-cell>
          <table:table-cell office:value-type="float" office:value="0.0651440620422" calcext:value-type="float">
            <text:p>0.065144062</text:p>
          </table:table-cell>
          <table:table-cell table:number-columns-repeated="4"/>
          <table:table-cell office:value-type="float" office:value="2240" calcext:value-type="float">
            <text:p>2240</text:p>
          </table:table-cell>
          <table:table-cell office:value-type="float" office:value="0.706411838531" calcext:value-type="float">
            <text:p>0.7064118385</text:p>
          </table:table-cell>
          <table:table-cell table:number-columns-repeated="3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0.070897102356" calcext:value-type="float">
            <text:p>0.0708971024</text:p>
          </table:table-cell>
          <table:table-cell table:number-columns-repeated="4"/>
          <table:table-cell office:value-type="float" office:value="2241" calcext:value-type="float">
            <text:p>2241</text:p>
          </table:table-cell>
          <table:table-cell office:value-type="float" office:value="0.0641961097717" calcext:value-type="float">
            <text:p>0.0641961098</text:p>
          </table:table-cell>
          <table:table-cell table:number-columns-repeated="4"/>
          <table:table-cell office:value-type="float" office:value="2241" calcext:value-type="float">
            <text:p>2241</text:p>
          </table:table-cell>
          <table:table-cell office:value-type="float" office:value="0.681545972824" calcext:value-type="float">
            <text:p>0.6815459728</text:p>
          </table:table-cell>
          <table:table-cell table:number-columns-repeated="3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.0720529556274" calcext:value-type="float">
            <text:p>0.0720529556</text:p>
          </table:table-cell>
          <table:table-cell table:number-columns-repeated="4"/>
          <table:table-cell office:value-type="float" office:value="2242" calcext:value-type="float">
            <text:p>2242</text:p>
          </table:table-cell>
          <table:table-cell office:value-type="float" office:value="0.0647420883179" calcext:value-type="float">
            <text:p>0.0647420883</text:p>
          </table:table-cell>
          <table:table-cell table:number-columns-repeated="4"/>
          <table:table-cell office:value-type="float" office:value="2242" calcext:value-type="float">
            <text:p>2242</text:p>
          </table:table-cell>
          <table:table-cell office:value-type="float" office:value="0.691426992416" calcext:value-type="float">
            <text:p>0.6914269924</text:p>
          </table:table-cell>
          <table:table-cell table:number-columns-repeated="3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0.0717658996582" calcext:value-type="float">
            <text:p>0.0717658997</text:p>
          </table:table-cell>
          <table:table-cell table:number-columns-repeated="4"/>
          <table:table-cell office:value-type="float" office:value="2243" calcext:value-type="float">
            <text:p>2243</text:p>
          </table:table-cell>
          <table:table-cell office:value-type="float" office:value="0.0639259815216" calcext:value-type="float">
            <text:p>0.0639259815</text:p>
          </table:table-cell>
          <table:table-cell table:number-columns-repeated="4"/>
          <table:table-cell office:value-type="float" office:value="2243" calcext:value-type="float">
            <text:p>2243</text:p>
          </table:table-cell>
          <table:table-cell office:value-type="float" office:value="0.701704025269" calcext:value-type="float">
            <text:p>0.7017040253</text:p>
          </table:table-cell>
          <table:table-cell table:number-columns-repeated="3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0.0704689025879" calcext:value-type="float">
            <text:p>0.0704689026</text:p>
          </table:table-cell>
          <table:table-cell table:number-columns-repeated="4"/>
          <table:table-cell office:value-type="float" office:value="2244" calcext:value-type="float">
            <text:p>2244</text:p>
          </table:table-cell>
          <table:table-cell office:value-type="float" office:value="0.0651919841766" calcext:value-type="float">
            <text:p>0.0651919842</text:p>
          </table:table-cell>
          <table:table-cell table:number-columns-repeated="4"/>
          <table:table-cell office:value-type="float" office:value="2244" calcext:value-type="float">
            <text:p>2244</text:p>
          </table:table-cell>
          <table:table-cell office:value-type="float" office:value="0.874685049057" calcext:value-type="float">
            <text:p>0.8746850491</text:p>
          </table:table-cell>
          <table:table-cell table:number-columns-repeated="3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0.0727608203888" calcext:value-type="float">
            <text:p>0.0727608204</text:p>
          </table:table-cell>
          <table:table-cell table:number-columns-repeated="4"/>
          <table:table-cell office:value-type="float" office:value="2245" calcext:value-type="float">
            <text:p>2245</text:p>
          </table:table-cell>
          <table:table-cell office:value-type="float" office:value="0.0622718334198" calcext:value-type="float">
            <text:p>0.0622718334</text:p>
          </table:table-cell>
          <table:table-cell table:number-columns-repeated="4"/>
          <table:table-cell office:value-type="float" office:value="2245" calcext:value-type="float">
            <text:p>2245</text:p>
          </table:table-cell>
          <table:table-cell office:value-type="float" office:value="0.705157995224" calcext:value-type="float">
            <text:p>0.7051579952</text:p>
          </table:table-cell>
          <table:table-cell table:number-columns-repeated="3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0.0730571746826" calcext:value-type="float">
            <text:p>0.0730571747</text:p>
          </table:table-cell>
          <table:table-cell table:number-columns-repeated="4"/>
          <table:table-cell office:value-type="float" office:value="2246" calcext:value-type="float">
            <text:p>2246</text:p>
          </table:table-cell>
          <table:table-cell office:value-type="float" office:value="0.0627679824829" calcext:value-type="float">
            <text:p>0.0627679825</text:p>
          </table:table-cell>
          <table:table-cell table:number-columns-repeated="4"/>
          <table:table-cell office:value-type="float" office:value="2246" calcext:value-type="float">
            <text:p>2246</text:p>
          </table:table-cell>
          <table:table-cell office:value-type="float" office:value="0.855890035629" calcext:value-type="float">
            <text:p>0.8558900356</text:p>
          </table:table-cell>
          <table:table-cell table:number-columns-repeated="3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.0691170692444" calcext:value-type="float">
            <text:p>0.0691170692</text:p>
          </table:table-cell>
          <table:table-cell table:number-columns-repeated="4"/>
          <table:table-cell office:value-type="float" office:value="2247" calcext:value-type="float">
            <text:p>2247</text:p>
          </table:table-cell>
          <table:table-cell office:value-type="float" office:value="0.0621929168701" calcext:value-type="float">
            <text:p>0.0621929169</text:p>
          </table:table-cell>
          <table:table-cell table:number-columns-repeated="4"/>
          <table:table-cell office:value-type="float" office:value="2247" calcext:value-type="float">
            <text:p>2247</text:p>
          </table:table-cell>
          <table:table-cell office:value-type="float" office:value="0.703968048096" calcext:value-type="float">
            <text:p>0.7039680481</text:p>
          </table:table-cell>
          <table:table-cell table:number-columns-repeated="3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0.0701959133148" calcext:value-type="float">
            <text:p>0.0701959133</text:p>
          </table:table-cell>
          <table:table-cell table:number-columns-repeated="4"/>
          <table:table-cell office:value-type="float" office:value="2248" calcext:value-type="float">
            <text:p>2248</text:p>
          </table:table-cell>
          <table:table-cell office:value-type="float" office:value="0.0644061565399" calcext:value-type="float">
            <text:p>0.0644061565</text:p>
          </table:table-cell>
          <table:table-cell table:number-columns-repeated="4"/>
          <table:table-cell office:value-type="float" office:value="2248" calcext:value-type="float">
            <text:p>2248</text:p>
          </table:table-cell>
          <table:table-cell office:value-type="float" office:value="0.697127819061" calcext:value-type="float">
            <text:p>0.6971278191</text:p>
          </table:table-cell>
          <table:table-cell table:number-columns-repeated="3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.0699689388275" calcext:value-type="float">
            <text:p>0.0699689388</text:p>
          </table:table-cell>
          <table:table-cell table:number-columns-repeated="4"/>
          <table:table-cell office:value-type="float" office:value="2249" calcext:value-type="float">
            <text:p>2249</text:p>
          </table:table-cell>
          <table:table-cell office:value-type="float" office:value="0.0626289844513" calcext:value-type="float">
            <text:p>0.0626289845</text:p>
          </table:table-cell>
          <table:table-cell table:number-columns-repeated="4"/>
          <table:table-cell office:value-type="float" office:value="2249" calcext:value-type="float">
            <text:p>2249</text:p>
          </table:table-cell>
          <table:table-cell office:value-type="float" office:value="0.70941901207" calcext:value-type="float">
            <text:p>0.7094190121</text:p>
          </table:table-cell>
          <table:table-cell table:number-columns-repeated="3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0701940059662" calcext:value-type="float">
            <text:p>0.070194006</text:p>
          </table:table-cell>
          <table:table-cell table:number-columns-repeated="4"/>
          <table:table-cell office:value-type="float" office:value="2250" calcext:value-type="float">
            <text:p>2250</text:p>
          </table:table-cell>
          <table:table-cell office:value-type="float" office:value="0.0645680427551" calcext:value-type="float">
            <text:p>0.0645680428</text:p>
          </table:table-cell>
          <table:table-cell table:number-columns-repeated="4"/>
          <table:table-cell office:value-type="float" office:value="2250" calcext:value-type="float">
            <text:p>2250</text:p>
          </table:table-cell>
          <table:table-cell office:value-type="float" office:value="0.698293924332" calcext:value-type="float">
            <text:p>0.6982939243</text:p>
          </table:table-cell>
          <table:table-cell table:number-columns-repeated="3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.0703980922699" calcext:value-type="float">
            <text:p>0.0703980923</text:p>
          </table:table-cell>
          <table:table-cell table:number-columns-repeated="4"/>
          <table:table-cell office:value-type="float" office:value="2251" calcext:value-type="float">
            <text:p>2251</text:p>
          </table:table-cell>
          <table:table-cell office:value-type="float" office:value="0.0638329982758" calcext:value-type="float">
            <text:p>0.0638329983</text:p>
          </table:table-cell>
          <table:table-cell table:number-columns-repeated="4"/>
          <table:table-cell office:value-type="float" office:value="2251" calcext:value-type="float">
            <text:p>2251</text:p>
          </table:table-cell>
          <table:table-cell office:value-type="float" office:value="0.68258690834" calcext:value-type="float">
            <text:p>0.6825869083</text:p>
          </table:table-cell>
          <table:table-cell table:number-columns-repeated="3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0.0684010982513" calcext:value-type="float">
            <text:p>0.0684010983</text:p>
          </table:table-cell>
          <table:table-cell table:number-columns-repeated="4"/>
          <table:table-cell office:value-type="float" office:value="2252" calcext:value-type="float">
            <text:p>2252</text:p>
          </table:table-cell>
          <table:table-cell office:value-type="float" office:value="0.0563321113586" calcext:value-type="float">
            <text:p>0.0563321114</text:p>
          </table:table-cell>
          <table:table-cell table:number-columns-repeated="4"/>
          <table:table-cell office:value-type="float" office:value="2252" calcext:value-type="float">
            <text:p>2252</text:p>
          </table:table-cell>
          <table:table-cell office:value-type="float" office:value="0.704697847366" calcext:value-type="float">
            <text:p>0.7046978474</text:p>
          </table:table-cell>
          <table:table-cell table:number-columns-repeated="3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0.0720291137695" calcext:value-type="float">
            <text:p>0.0720291138</text:p>
          </table:table-cell>
          <table:table-cell table:number-columns-repeated="4"/>
          <table:table-cell office:value-type="float" office:value="2253" calcext:value-type="float">
            <text:p>2253</text:p>
          </table:table-cell>
          <table:table-cell office:value-type="float" office:value="0.0623528957367" calcext:value-type="float">
            <text:p>0.0623528957</text:p>
          </table:table-cell>
          <table:table-cell table:number-columns-repeated="4"/>
          <table:table-cell office:value-type="float" office:value="2253" calcext:value-type="float">
            <text:p>2253</text:p>
          </table:table-cell>
          <table:table-cell office:value-type="float" office:value="0.686347007751" calcext:value-type="float">
            <text:p>0.6863470078</text:p>
          </table:table-cell>
          <table:table-cell table:number-columns-repeated="3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0.0726990699768" calcext:value-type="float">
            <text:p>0.07269907</text:p>
          </table:table-cell>
          <table:table-cell table:number-columns-repeated="4"/>
          <table:table-cell office:value-type="float" office:value="2254" calcext:value-type="float">
            <text:p>2254</text:p>
          </table:table-cell>
          <table:table-cell office:value-type="float" office:value="0.0622668266296" calcext:value-type="float">
            <text:p>0.0622668266</text:p>
          </table:table-cell>
          <table:table-cell table:number-columns-repeated="4"/>
          <table:table-cell office:value-type="float" office:value="2254" calcext:value-type="float">
            <text:p>2254</text:p>
          </table:table-cell>
          <table:table-cell office:value-type="float" office:value="0.698916196823" calcext:value-type="float">
            <text:p>0.6989161968</text:p>
          </table:table-cell>
          <table:table-cell table:number-columns-repeated="3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0.0716438293457" calcext:value-type="float">
            <text:p>0.0716438293</text:p>
          </table:table-cell>
          <table:table-cell table:number-columns-repeated="4"/>
          <table:table-cell office:value-type="float" office:value="2255" calcext:value-type="float">
            <text:p>2255</text:p>
          </table:table-cell>
          <table:table-cell office:value-type="float" office:value="0.0622549057007" calcext:value-type="float">
            <text:p>0.0622549057</text:p>
          </table:table-cell>
          <table:table-cell table:number-columns-repeated="4"/>
          <table:table-cell office:value-type="float" office:value="2255" calcext:value-type="float">
            <text:p>2255</text:p>
          </table:table-cell>
          <table:table-cell office:value-type="float" office:value="0.725082159042" calcext:value-type="float">
            <text:p>0.725082159</text:p>
          </table:table-cell>
          <table:table-cell table:number-columns-repeated="3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0.0699520111084" calcext:value-type="float">
            <text:p>0.0699520111</text:p>
          </table:table-cell>
          <table:table-cell table:number-columns-repeated="4"/>
          <table:table-cell office:value-type="float" office:value="2256" calcext:value-type="float">
            <text:p>2256</text:p>
          </table:table-cell>
          <table:table-cell office:value-type="float" office:value="0.0624859333038" calcext:value-type="float">
            <text:p>0.0624859333</text:p>
          </table:table-cell>
          <table:table-cell table:number-columns-repeated="4"/>
          <table:table-cell office:value-type="float" office:value="2256" calcext:value-type="float">
            <text:p>2256</text:p>
          </table:table-cell>
          <table:table-cell office:value-type="float" office:value="0.707315921783" calcext:value-type="float">
            <text:p>0.7073159218</text:p>
          </table:table-cell>
          <table:table-cell table:number-columns-repeated="3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0.0721569061279" calcext:value-type="float">
            <text:p>0.0721569061</text:p>
          </table:table-cell>
          <table:table-cell table:number-columns-repeated="4"/>
          <table:table-cell office:value-type="float" office:value="2257" calcext:value-type="float">
            <text:p>2257</text:p>
          </table:table-cell>
          <table:table-cell office:value-type="float" office:value="0.0654029846191" calcext:value-type="float">
            <text:p>0.0654029846</text:p>
          </table:table-cell>
          <table:table-cell table:number-columns-repeated="4"/>
          <table:table-cell office:value-type="float" office:value="2257" calcext:value-type="float">
            <text:p>2257</text:p>
          </table:table-cell>
          <table:table-cell office:value-type="float" office:value="0.702414989471" calcext:value-type="float">
            <text:p>0.7024149895</text:p>
          </table:table-cell>
          <table:table-cell table:number-columns-repeated="3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0.0709869861603" calcext:value-type="float">
            <text:p>0.0709869862</text:p>
          </table:table-cell>
          <table:table-cell table:number-columns-repeated="4"/>
          <table:table-cell office:value-type="float" office:value="2258" calcext:value-type="float">
            <text:p>2258</text:p>
          </table:table-cell>
          <table:table-cell office:value-type="float" office:value="0.0626349449158" calcext:value-type="float">
            <text:p>0.0626349449</text:p>
          </table:table-cell>
          <table:table-cell table:number-columns-repeated="4"/>
          <table:table-cell office:value-type="float" office:value="2258" calcext:value-type="float">
            <text:p>2258</text:p>
          </table:table-cell>
          <table:table-cell office:value-type="float" office:value="0.69873213768" calcext:value-type="float">
            <text:p>0.6987321377</text:p>
          </table:table-cell>
          <table:table-cell table:number-columns-repeated="3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0.0742340087891" calcext:value-type="float">
            <text:p>0.0742340088</text:p>
          </table:table-cell>
          <table:table-cell table:number-columns-repeated="4"/>
          <table:table-cell office:value-type="float" office:value="2259" calcext:value-type="float">
            <text:p>2259</text:p>
          </table:table-cell>
          <table:table-cell office:value-type="float" office:value="0.055379152298" calcext:value-type="float">
            <text:p>0.0553791523</text:p>
          </table:table-cell>
          <table:table-cell table:number-columns-repeated="4"/>
          <table:table-cell office:value-type="float" office:value="2259" calcext:value-type="float">
            <text:p>2259</text:p>
          </table:table-cell>
          <table:table-cell office:value-type="float" office:value="0.701174020767" calcext:value-type="float">
            <text:p>0.7011740208</text:p>
          </table:table-cell>
          <table:table-cell table:number-columns-repeated="3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.0686600208282" calcext:value-type="float">
            <text:p>0.0686600208</text:p>
          </table:table-cell>
          <table:table-cell table:number-columns-repeated="4"/>
          <table:table-cell office:value-type="float" office:value="2260" calcext:value-type="float">
            <text:p>2260</text:p>
          </table:table-cell>
          <table:table-cell office:value-type="float" office:value="0.0645451545715" calcext:value-type="float">
            <text:p>0.0645451546</text:p>
          </table:table-cell>
          <table:table-cell table:number-columns-repeated="4"/>
          <table:table-cell office:value-type="float" office:value="2260" calcext:value-type="float">
            <text:p>2260</text:p>
          </table:table-cell>
          <table:table-cell office:value-type="float" office:value="0.697869062424" calcext:value-type="float">
            <text:p>0.6978690624</text:p>
          </table:table-cell>
          <table:table-cell table:number-columns-repeated="3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0.0684158802032" calcext:value-type="float">
            <text:p>0.0684158802</text:p>
          </table:table-cell>
          <table:table-cell table:number-columns-repeated="4"/>
          <table:table-cell office:value-type="float" office:value="2261" calcext:value-type="float">
            <text:p>2261</text:p>
          </table:table-cell>
          <table:table-cell office:value-type="float" office:value="0.0626180171967" calcext:value-type="float">
            <text:p>0.0626180172</text:p>
          </table:table-cell>
          <table:table-cell table:number-columns-repeated="4"/>
          <table:table-cell office:value-type="float" office:value="2261" calcext:value-type="float">
            <text:p>2261</text:p>
          </table:table-cell>
          <table:table-cell office:value-type="float" office:value="0.693969011307" calcext:value-type="float">
            <text:p>0.6939690113</text:p>
          </table:table-cell>
          <table:table-cell table:number-columns-repeated="3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0.0695109367371" calcext:value-type="float">
            <text:p>0.0695109367</text:p>
          </table:table-cell>
          <table:table-cell table:number-columns-repeated="4"/>
          <table:table-cell office:value-type="float" office:value="2262" calcext:value-type="float">
            <text:p>2262</text:p>
          </table:table-cell>
          <table:table-cell office:value-type="float" office:value="0.0605947971344" calcext:value-type="float">
            <text:p>0.0605947971</text:p>
          </table:table-cell>
          <table:table-cell table:number-columns-repeated="4"/>
          <table:table-cell office:value-type="float" office:value="2262" calcext:value-type="float">
            <text:p>2262</text:p>
          </table:table-cell>
          <table:table-cell office:value-type="float" office:value="0.719599962234" calcext:value-type="float">
            <text:p>0.7195999622</text:p>
          </table:table-cell>
          <table:table-cell table:number-columns-repeated="3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0.0697951316833" calcext:value-type="float">
            <text:p>0.0697951317</text:p>
          </table:table-cell>
          <table:table-cell table:number-columns-repeated="4"/>
          <table:table-cell office:value-type="float" office:value="2263" calcext:value-type="float">
            <text:p>2263</text:p>
          </table:table-cell>
          <table:table-cell office:value-type="float" office:value="0.0632569789886" calcext:value-type="float">
            <text:p>0.063256979</text:p>
          </table:table-cell>
          <table:table-cell table:number-columns-repeated="4"/>
          <table:table-cell office:value-type="float" office:value="2263" calcext:value-type="float">
            <text:p>2263</text:p>
          </table:table-cell>
          <table:table-cell office:value-type="float" office:value="0.702052116394" calcext:value-type="float">
            <text:p>0.7020521164</text:p>
          </table:table-cell>
          <table:table-cell table:number-columns-repeated="3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0.0718860626221" calcext:value-type="float">
            <text:p>0.0718860626</text:p>
          </table:table-cell>
          <table:table-cell table:number-columns-repeated="4"/>
          <table:table-cell office:value-type="float" office:value="2264" calcext:value-type="float">
            <text:p>2264</text:p>
          </table:table-cell>
          <table:table-cell office:value-type="float" office:value="0.0627219676971" calcext:value-type="float">
            <text:p>0.0627219677</text:p>
          </table:table-cell>
          <table:table-cell table:number-columns-repeated="4"/>
          <table:table-cell office:value-type="float" office:value="2264" calcext:value-type="float">
            <text:p>2264</text:p>
          </table:table-cell>
          <table:table-cell office:value-type="float" office:value="0.686239004135" calcext:value-type="float">
            <text:p>0.6862390041</text:p>
          </table:table-cell>
          <table:table-cell table:number-columns-repeated="3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0.0699610710144" calcext:value-type="float">
            <text:p>0.069961071</text:p>
          </table:table-cell>
          <table:table-cell table:number-columns-repeated="4"/>
          <table:table-cell office:value-type="float" office:value="2265" calcext:value-type="float">
            <text:p>2265</text:p>
          </table:table-cell>
          <table:table-cell office:value-type="float" office:value="0.0650010108948" calcext:value-type="float">
            <text:p>0.0650010109</text:p>
          </table:table-cell>
          <table:table-cell table:number-columns-repeated="4"/>
          <table:table-cell office:value-type="float" office:value="2265" calcext:value-type="float">
            <text:p>2265</text:p>
          </table:table-cell>
          <table:table-cell office:value-type="float" office:value="0.684646844864" calcext:value-type="float">
            <text:p>0.6846468449</text:p>
          </table:table-cell>
          <table:table-cell table:number-columns-repeated="3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0.069326877594" calcext:value-type="float">
            <text:p>0.0693268776</text:p>
          </table:table-cell>
          <table:table-cell table:number-columns-repeated="4"/>
          <table:table-cell office:value-type="float" office:value="2266" calcext:value-type="float">
            <text:p>2266</text:p>
          </table:table-cell>
          <table:table-cell office:value-type="float" office:value="0.0622518062592" calcext:value-type="float">
            <text:p>0.0622518063</text:p>
          </table:table-cell>
          <table:table-cell table:number-columns-repeated="4"/>
          <table:table-cell office:value-type="float" office:value="2266" calcext:value-type="float">
            <text:p>2266</text:p>
          </table:table-cell>
          <table:table-cell office:value-type="float" office:value="0.694869041443" calcext:value-type="float">
            <text:p>0.6948690414</text:p>
          </table:table-cell>
          <table:table-cell table:number-columns-repeated="3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.0699889659882" calcext:value-type="float">
            <text:p>0.069988966</text:p>
          </table:table-cell>
          <table:table-cell table:number-columns-repeated="4"/>
          <table:table-cell office:value-type="float" office:value="2267" calcext:value-type="float">
            <text:p>2267</text:p>
          </table:table-cell>
          <table:table-cell office:value-type="float" office:value="0.0646631717682" calcext:value-type="float">
            <text:p>0.0646631718</text:p>
          </table:table-cell>
          <table:table-cell table:number-columns-repeated="4"/>
          <table:table-cell office:value-type="float" office:value="2267" calcext:value-type="float">
            <text:p>2267</text:p>
          </table:table-cell>
          <table:table-cell office:value-type="float" office:value="0.684222221375" calcext:value-type="float">
            <text:p>0.6842222214</text:p>
          </table:table-cell>
          <table:table-cell table:number-columns-repeated="3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0.0689830780029" calcext:value-type="float">
            <text:p>0.068983078</text:p>
          </table:table-cell>
          <table:table-cell table:number-columns-repeated="4"/>
          <table:table-cell office:value-type="float" office:value="2268" calcext:value-type="float">
            <text:p>2268</text:p>
          </table:table-cell>
          <table:table-cell office:value-type="float" office:value="0.0653870105743" calcext:value-type="float">
            <text:p>0.0653870106</text:p>
          </table:table-cell>
          <table:table-cell table:number-columns-repeated="4"/>
          <table:table-cell office:value-type="float" office:value="2268" calcext:value-type="float">
            <text:p>2268</text:p>
          </table:table-cell>
          <table:table-cell office:value-type="float" office:value="0.682392835617" calcext:value-type="float">
            <text:p>0.6823928356</text:p>
          </table:table-cell>
          <table:table-cell table:number-columns-repeated="3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0.0699310302734" calcext:value-type="float">
            <text:p>0.0699310303</text:p>
          </table:table-cell>
          <table:table-cell table:number-columns-repeated="4"/>
          <table:table-cell office:value-type="float" office:value="2269" calcext:value-type="float">
            <text:p>2269</text:p>
          </table:table-cell>
          <table:table-cell office:value-type="float" office:value="0.0646891593933" calcext:value-type="float">
            <text:p>0.0646891594</text:p>
          </table:table-cell>
          <table:table-cell table:number-columns-repeated="4"/>
          <table:table-cell office:value-type="float" office:value="2269" calcext:value-type="float">
            <text:p>2269</text:p>
          </table:table-cell>
          <table:table-cell office:value-type="float" office:value="0.692692995071" calcext:value-type="float">
            <text:p>0.6926929951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0.0697839260101" calcext:value-type="float">
            <text:p>0.069783926</text:p>
          </table:table-cell>
          <table:table-cell table:number-columns-repeated="4"/>
          <table:table-cell office:value-type="float" office:value="2270" calcext:value-type="float">
            <text:p>2270</text:p>
          </table:table-cell>
          <table:table-cell office:value-type="float" office:value="0.062332868576" calcext:value-type="float">
            <text:p>0.0623328686</text:p>
          </table:table-cell>
          <table:table-cell table:number-columns-repeated="4"/>
          <table:table-cell office:value-type="float" office:value="2270" calcext:value-type="float">
            <text:p>2270</text:p>
          </table:table-cell>
          <table:table-cell office:value-type="float" office:value="0.683429002762" calcext:value-type="float">
            <text:p>0.6834290028</text:p>
          </table:table-cell>
          <table:table-cell table:number-columns-repeated="3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0.0711328983307" calcext:value-type="float">
            <text:p>0.0711328983</text:p>
          </table:table-cell>
          <table:table-cell table:number-columns-repeated="4"/>
          <table:table-cell office:value-type="float" office:value="2271" calcext:value-type="float">
            <text:p>2271</text:p>
          </table:table-cell>
          <table:table-cell office:value-type="float" office:value="0.0624840259552" calcext:value-type="float">
            <text:p>0.062484026</text:p>
          </table:table-cell>
          <table:table-cell table:number-columns-repeated="4"/>
          <table:table-cell office:value-type="float" office:value="2271" calcext:value-type="float">
            <text:p>2271</text:p>
          </table:table-cell>
          <table:table-cell office:value-type="float" office:value="0.702875852585" calcext:value-type="float">
            <text:p>0.7028758526</text:p>
          </table:table-cell>
          <table:table-cell table:number-columns-repeated="3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0.0701580047607" calcext:value-type="float">
            <text:p>0.0701580048</text:p>
          </table:table-cell>
          <table:table-cell table:number-columns-repeated="4"/>
          <table:table-cell office:value-type="float" office:value="2272" calcext:value-type="float">
            <text:p>2272</text:p>
          </table:table-cell>
          <table:table-cell office:value-type="float" office:value="0.0621848106384" calcext:value-type="float">
            <text:p>0.0621848106</text:p>
          </table:table-cell>
          <table:table-cell table:number-columns-repeated="4"/>
          <table:table-cell office:value-type="float" office:value="2272" calcext:value-type="float">
            <text:p>2272</text:p>
          </table:table-cell>
          <table:table-cell office:value-type="float" office:value="0.705729007721" calcext:value-type="float">
            <text:p>0.7057290077</text:p>
          </table:table-cell>
          <table:table-cell table:number-columns-repeated="3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.0694308280945" calcext:value-type="float">
            <text:p>0.0694308281</text:p>
          </table:table-cell>
          <table:table-cell table:number-columns-repeated="4"/>
          <table:table-cell office:value-type="float" office:value="2273" calcext:value-type="float">
            <text:p>2273</text:p>
          </table:table-cell>
          <table:table-cell office:value-type="float" office:value="0.0649409294128" calcext:value-type="float">
            <text:p>0.0649409294</text:p>
          </table:table-cell>
          <table:table-cell table:number-columns-repeated="4"/>
          <table:table-cell office:value-type="float" office:value="2273" calcext:value-type="float">
            <text:p>2273</text:p>
          </table:table-cell>
          <table:table-cell office:value-type="float" office:value="0.68234705925" calcext:value-type="float">
            <text:p>0.6823470593</text:p>
          </table:table-cell>
          <table:table-cell table:number-columns-repeated="3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0.0693888664246" calcext:value-type="float">
            <text:p>0.0693888664</text:p>
          </table:table-cell>
          <table:table-cell table:number-columns-repeated="4"/>
          <table:table-cell office:value-type="float" office:value="2274" calcext:value-type="float">
            <text:p>2274</text:p>
          </table:table-cell>
          <table:table-cell office:value-type="float" office:value="0.0640420913696" calcext:value-type="float">
            <text:p>0.0640420914</text:p>
          </table:table-cell>
          <table:table-cell table:number-columns-repeated="4"/>
          <table:table-cell office:value-type="float" office:value="2274" calcext:value-type="float">
            <text:p>2274</text:p>
          </table:table-cell>
          <table:table-cell office:value-type="float" office:value="0.68553185463" calcext:value-type="float">
            <text:p>0.6855318546</text:p>
          </table:table-cell>
          <table:table-cell table:number-columns-repeated="3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0.0717861652374" calcext:value-type="float">
            <text:p>0.0717861652</text:p>
          </table:table-cell>
          <table:table-cell table:number-columns-repeated="4"/>
          <table:table-cell office:value-type="float" office:value="2275" calcext:value-type="float">
            <text:p>2275</text:p>
          </table:table-cell>
          <table:table-cell office:value-type="float" office:value="0.0619440078735" calcext:value-type="float">
            <text:p>0.0619440079</text:p>
          </table:table-cell>
          <table:table-cell table:number-columns-repeated="4"/>
          <table:table-cell office:value-type="float" office:value="2275" calcext:value-type="float">
            <text:p>2275</text:p>
          </table:table-cell>
          <table:table-cell office:value-type="float" office:value="0.690805196762" calcext:value-type="float">
            <text:p>0.6908051968</text:p>
          </table:table-cell>
          <table:table-cell table:number-columns-repeated="3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0.0724217891693" calcext:value-type="float">
            <text:p>0.0724217892</text:p>
          </table:table-cell>
          <table:table-cell table:number-columns-repeated="4"/>
          <table:table-cell office:value-type="float" office:value="2276" calcext:value-type="float">
            <text:p>2276</text:p>
          </table:table-cell>
          <table:table-cell office:value-type="float" office:value="0.0616140365601" calcext:value-type="float">
            <text:p>0.0616140366</text:p>
          </table:table-cell>
          <table:table-cell table:number-columns-repeated="4"/>
          <table:table-cell office:value-type="float" office:value="2276" calcext:value-type="float">
            <text:p>2276</text:p>
          </table:table-cell>
          <table:table-cell office:value-type="float" office:value="0.696671962738" calcext:value-type="float">
            <text:p>0.6966719627</text:p>
          </table:table-cell>
          <table:table-cell table:number-columns-repeated="3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0.0675809383392" calcext:value-type="float">
            <text:p>0.0675809383</text:p>
          </table:table-cell>
          <table:table-cell table:number-columns-repeated="4"/>
          <table:table-cell office:value-type="float" office:value="2277" calcext:value-type="float">
            <text:p>2277</text:p>
          </table:table-cell>
          <table:table-cell office:value-type="float" office:value="0.0622291564941" calcext:value-type="float">
            <text:p>0.0622291565</text:p>
          </table:table-cell>
          <table:table-cell table:number-columns-repeated="4"/>
          <table:table-cell office:value-type="float" office:value="2277" calcext:value-type="float">
            <text:p>2277</text:p>
          </table:table-cell>
          <table:table-cell office:value-type="float" office:value="0.696259021759" calcext:value-type="float">
            <text:p>0.6962590218</text:p>
          </table:table-cell>
          <table:table-cell table:number-columns-repeated="3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0.0716619491577" calcext:value-type="float">
            <text:p>0.0716619492</text:p>
          </table:table-cell>
          <table:table-cell table:number-columns-repeated="4"/>
          <table:table-cell office:value-type="float" office:value="2278" calcext:value-type="float">
            <text:p>2278</text:p>
          </table:table-cell>
          <table:table-cell office:value-type="float" office:value="0.0640089511871" calcext:value-type="float">
            <text:p>0.0640089512</text:p>
          </table:table-cell>
          <table:table-cell table:number-columns-repeated="4"/>
          <table:table-cell office:value-type="float" office:value="2278" calcext:value-type="float">
            <text:p>2278</text:p>
          </table:table-cell>
          <table:table-cell office:value-type="float" office:value="0.680909156799" calcext:value-type="float">
            <text:p>0.6809091568</text:p>
          </table:table-cell>
          <table:table-cell table:number-columns-repeated="3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0.072371006012" calcext:value-type="float">
            <text:p>0.072371006</text:p>
          </table:table-cell>
          <table:table-cell table:number-columns-repeated="4"/>
          <table:table-cell office:value-type="float" office:value="2279" calcext:value-type="float">
            <text:p>2279</text:p>
          </table:table-cell>
          <table:table-cell office:value-type="float" office:value="0.0619351863861" calcext:value-type="float">
            <text:p>0.0619351864</text:p>
          </table:table-cell>
          <table:table-cell table:number-columns-repeated="4"/>
          <table:table-cell office:value-type="float" office:value="2279" calcext:value-type="float">
            <text:p>2279</text:p>
          </table:table-cell>
          <table:table-cell office:value-type="float" office:value="0.697816848755" calcext:value-type="float">
            <text:p>0.6978168488</text:p>
          </table:table-cell>
          <table:table-cell table:number-columns-repeated="3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.0698788166046" calcext:value-type="float">
            <text:p>0.0698788166</text:p>
          </table:table-cell>
          <table:table-cell table:number-columns-repeated="4"/>
          <table:table-cell office:value-type="float" office:value="2280" calcext:value-type="float">
            <text:p>2280</text:p>
          </table:table-cell>
          <table:table-cell office:value-type="float" office:value="0.0624639987946" calcext:value-type="float">
            <text:p>0.0624639988</text:p>
          </table:table-cell>
          <table:table-cell table:number-columns-repeated="4"/>
          <table:table-cell office:value-type="float" office:value="2280" calcext:value-type="float">
            <text:p>2280</text:p>
          </table:table-cell>
          <table:table-cell office:value-type="float" office:value="0.69078207016" calcext:value-type="float">
            <text:p>0.6907820702</text:p>
          </table:table-cell>
          <table:table-cell table:number-columns-repeated="3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0.0710349082947" calcext:value-type="float">
            <text:p>0.0710349083</text:p>
          </table:table-cell>
          <table:table-cell table:number-columns-repeated="4"/>
          <table:table-cell office:value-type="float" office:value="2281" calcext:value-type="float">
            <text:p>2281</text:p>
          </table:table-cell>
          <table:table-cell office:value-type="float" office:value="0.0626580715179" calcext:value-type="float">
            <text:p>0.0626580715</text:p>
          </table:table-cell>
          <table:table-cell table:number-columns-repeated="4"/>
          <table:table-cell office:value-type="float" office:value="2281" calcext:value-type="float">
            <text:p>2281</text:p>
          </table:table-cell>
          <table:table-cell office:value-type="float" office:value="0.695417881012" calcext:value-type="float">
            <text:p>0.695417881</text:p>
          </table:table-cell>
          <table:table-cell table:number-columns-repeated="3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.0690269470215" calcext:value-type="float">
            <text:p>0.069026947</text:p>
          </table:table-cell>
          <table:table-cell table:number-columns-repeated="4"/>
          <table:table-cell office:value-type="float" office:value="2282" calcext:value-type="float">
            <text:p>2282</text:p>
          </table:table-cell>
          <table:table-cell office:value-type="float" office:value="0.0657999515533" calcext:value-type="float">
            <text:p>0.0657999516</text:p>
          </table:table-cell>
          <table:table-cell table:number-columns-repeated="4"/>
          <table:table-cell office:value-type="float" office:value="2282" calcext:value-type="float">
            <text:p>2282</text:p>
          </table:table-cell>
          <table:table-cell office:value-type="float" office:value="0.735421180725" calcext:value-type="float">
            <text:p>0.7354211807</text:p>
          </table:table-cell>
          <table:table-cell table:number-columns-repeated="3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.0698349475861" calcext:value-type="float">
            <text:p>0.0698349476</text:p>
          </table:table-cell>
          <table:table-cell table:number-columns-repeated="4"/>
          <table:table-cell office:value-type="float" office:value="2283" calcext:value-type="float">
            <text:p>2283</text:p>
          </table:table-cell>
          <table:table-cell office:value-type="float" office:value="0.063215970993" calcext:value-type="float">
            <text:p>0.063215971</text:p>
          </table:table-cell>
          <table:table-cell table:number-columns-repeated="4"/>
          <table:table-cell office:value-type="float" office:value="2283" calcext:value-type="float">
            <text:p>2283</text:p>
          </table:table-cell>
          <table:table-cell office:value-type="float" office:value="0.692677974701" calcext:value-type="float">
            <text:p>0.6926779747</text:p>
          </table:table-cell>
          <table:table-cell table:number-columns-repeated="3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0.0713090896606" calcext:value-type="float">
            <text:p>0.0713090897</text:p>
          </table:table-cell>
          <table:table-cell table:number-columns-repeated="4"/>
          <table:table-cell office:value-type="float" office:value="2284" calcext:value-type="float">
            <text:p>2284</text:p>
          </table:table-cell>
          <table:table-cell office:value-type="float" office:value="0.0623829364777" calcext:value-type="float">
            <text:p>0.0623829365</text:p>
          </table:table-cell>
          <table:table-cell table:number-columns-repeated="4"/>
          <table:table-cell office:value-type="float" office:value="2284" calcext:value-type="float">
            <text:p>2284</text:p>
          </table:table-cell>
          <table:table-cell office:value-type="float" office:value="0.693308115005" calcext:value-type="float">
            <text:p>0.693308115</text:p>
          </table:table-cell>
          <table:table-cell table:number-columns-repeated="3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0.0718660354614" calcext:value-type="float">
            <text:p>0.0718660355</text:p>
          </table:table-cell>
          <table:table-cell table:number-columns-repeated="4"/>
          <table:table-cell office:value-type="float" office:value="2285" calcext:value-type="float">
            <text:p>2285</text:p>
          </table:table-cell>
          <table:table-cell office:value-type="float" office:value="0.063227891922" calcext:value-type="float">
            <text:p>0.0632278919</text:p>
          </table:table-cell>
          <table:table-cell table:number-columns-repeated="4"/>
          <table:table-cell office:value-type="float" office:value="2285" calcext:value-type="float">
            <text:p>2285</text:p>
          </table:table-cell>
          <table:table-cell office:value-type="float" office:value="0.698151826859" calcext:value-type="float">
            <text:p>0.6981518269</text:p>
          </table:table-cell>
          <table:table-cell table:number-columns-repeated="3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0.0729160308838" calcext:value-type="float">
            <text:p>0.0729160309</text:p>
          </table:table-cell>
          <table:table-cell table:number-columns-repeated="4"/>
          <table:table-cell office:value-type="float" office:value="2286" calcext:value-type="float">
            <text:p>2286</text:p>
          </table:table-cell>
          <table:table-cell office:value-type="float" office:value="0.0663919448853" calcext:value-type="float">
            <text:p>0.0663919449</text:p>
          </table:table-cell>
          <table:table-cell table:number-columns-repeated="4"/>
          <table:table-cell office:value-type="float" office:value="2286" calcext:value-type="float">
            <text:p>2286</text:p>
          </table:table-cell>
          <table:table-cell office:value-type="float" office:value="0.708941936493" calcext:value-type="float">
            <text:p>0.7089419365</text:p>
          </table:table-cell>
          <table:table-cell table:number-columns-repeated="3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.0725500583649" calcext:value-type="float">
            <text:p>0.0725500584</text:p>
          </table:table-cell>
          <table:table-cell table:number-columns-repeated="4"/>
          <table:table-cell office:value-type="float" office:value="2287" calcext:value-type="float">
            <text:p>2287</text:p>
          </table:table-cell>
          <table:table-cell office:value-type="float" office:value="0.0622961521149" calcext:value-type="float">
            <text:p>0.0622961521</text:p>
          </table:table-cell>
          <table:table-cell table:number-columns-repeated="4"/>
          <table:table-cell office:value-type="float" office:value="2287" calcext:value-type="float">
            <text:p>2287</text:p>
          </table:table-cell>
          <table:table-cell office:value-type="float" office:value="0.682627916336" calcext:value-type="float">
            <text:p>0.6826279163</text:p>
          </table:table-cell>
          <table:table-cell table:number-columns-repeated="3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0.0704259872437" calcext:value-type="float">
            <text:p>0.0704259872</text:p>
          </table:table-cell>
          <table:table-cell table:number-columns-repeated="4"/>
          <table:table-cell office:value-type="float" office:value="2288" calcext:value-type="float">
            <text:p>2288</text:p>
          </table:table-cell>
          <table:table-cell office:value-type="float" office:value="0.0643689632416" calcext:value-type="float">
            <text:p>0.0643689632</text:p>
          </table:table-cell>
          <table:table-cell table:number-columns-repeated="4"/>
          <table:table-cell office:value-type="float" office:value="2288" calcext:value-type="float">
            <text:p>2288</text:p>
          </table:table-cell>
          <table:table-cell office:value-type="float" office:value="0.698049068451" calcext:value-type="float">
            <text:p>0.6980490685</text:p>
          </table:table-cell>
          <table:table-cell table:number-columns-repeated="3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0.069580078125" calcext:value-type="float">
            <text:p>0.0695800781</text:p>
          </table:table-cell>
          <table:table-cell table:number-columns-repeated="4"/>
          <table:table-cell office:value-type="float" office:value="2289" calcext:value-type="float">
            <text:p>2289</text:p>
          </table:table-cell>
          <table:table-cell office:value-type="float" office:value="0.0632891654968" calcext:value-type="float">
            <text:p>0.0632891655</text:p>
          </table:table-cell>
          <table:table-cell table:number-columns-repeated="4"/>
          <table:table-cell office:value-type="float" office:value="2289" calcext:value-type="float">
            <text:p>2289</text:p>
          </table:table-cell>
          <table:table-cell office:value-type="float" office:value="0.686410903931" calcext:value-type="float">
            <text:p>0.6864109039</text:p>
          </table:table-cell>
          <table:table-cell table:number-columns-repeated="3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.0700259208679" calcext:value-type="float">
            <text:p>0.0700259209</text:p>
          </table:table-cell>
          <table:table-cell table:number-columns-repeated="4"/>
          <table:table-cell office:value-type="float" office:value="2290" calcext:value-type="float">
            <text:p>2290</text:p>
          </table:table-cell>
          <table:table-cell office:value-type="float" office:value="0.0609500408173" calcext:value-type="float">
            <text:p>0.0609500408</text:p>
          </table:table-cell>
          <table:table-cell table:number-columns-repeated="4"/>
          <table:table-cell office:value-type="float" office:value="2290" calcext:value-type="float">
            <text:p>2290</text:p>
          </table:table-cell>
          <table:table-cell office:value-type="float" office:value="0.70206785202" calcext:value-type="float">
            <text:p>0.702067852</text:p>
          </table:table-cell>
          <table:table-cell table:number-columns-repeated="3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0.0698940753937" calcext:value-type="float">
            <text:p>0.0698940754</text:p>
          </table:table-cell>
          <table:table-cell table:number-columns-repeated="4"/>
          <table:table-cell office:value-type="float" office:value="2291" calcext:value-type="float">
            <text:p>2291</text:p>
          </table:table-cell>
          <table:table-cell office:value-type="float" office:value="0.0620439052582" calcext:value-type="float">
            <text:p>0.0620439053</text:p>
          </table:table-cell>
          <table:table-cell table:number-columns-repeated="4"/>
          <table:table-cell office:value-type="float" office:value="2291" calcext:value-type="float">
            <text:p>2291</text:p>
          </table:table-cell>
          <table:table-cell office:value-type="float" office:value="0.693019866943" calcext:value-type="float">
            <text:p>0.6930198669</text:p>
          </table:table-cell>
          <table:table-cell table:number-columns-repeated="3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0.0730030536652" calcext:value-type="float">
            <text:p>0.0730030537</text:p>
          </table:table-cell>
          <table:table-cell table:number-columns-repeated="4"/>
          <table:table-cell office:value-type="float" office:value="2292" calcext:value-type="float">
            <text:p>2292</text:p>
          </table:table-cell>
          <table:table-cell office:value-type="float" office:value="0.0651459693909" calcext:value-type="float">
            <text:p>0.0651459694</text:p>
          </table:table-cell>
          <table:table-cell table:number-columns-repeated="4"/>
          <table:table-cell office:value-type="float" office:value="2292" calcext:value-type="float">
            <text:p>2292</text:p>
          </table:table-cell>
          <table:table-cell office:value-type="float" office:value="0.706516981125" calcext:value-type="float">
            <text:p>0.7065169811</text:p>
          </table:table-cell>
          <table:table-cell table:number-columns-repeated="3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0.068498134613" calcext:value-type="float">
            <text:p>0.0684981346</text:p>
          </table:table-cell>
          <table:table-cell table:number-columns-repeated="4"/>
          <table:table-cell office:value-type="float" office:value="2293" calcext:value-type="float">
            <text:p>2293</text:p>
          </table:table-cell>
          <table:table-cell office:value-type="float" office:value="0.0621848106384" calcext:value-type="float">
            <text:p>0.0621848106</text:p>
          </table:table-cell>
          <table:table-cell table:number-columns-repeated="4"/>
          <table:table-cell office:value-type="float" office:value="2293" calcext:value-type="float">
            <text:p>2293</text:p>
          </table:table-cell>
          <table:table-cell office:value-type="float" office:value="0.708182811737" calcext:value-type="float">
            <text:p>0.7081828117</text:p>
          </table:table-cell>
          <table:table-cell table:number-columns-repeated="3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0.072802066803" calcext:value-type="float">
            <text:p>0.0728020668</text:p>
          </table:table-cell>
          <table:table-cell table:number-columns-repeated="4"/>
          <table:table-cell office:value-type="float" office:value="2294" calcext:value-type="float">
            <text:p>2294</text:p>
          </table:table-cell>
          <table:table-cell office:value-type="float" office:value="0.0625140666962" calcext:value-type="float">
            <text:p>0.0625140667</text:p>
          </table:table-cell>
          <table:table-cell table:number-columns-repeated="4"/>
          <table:table-cell office:value-type="float" office:value="2294" calcext:value-type="float">
            <text:p>2294</text:p>
          </table:table-cell>
          <table:table-cell office:value-type="float" office:value="0.737660169601" calcext:value-type="float">
            <text:p>0.7376601696</text:p>
          </table:table-cell>
          <table:table-cell table:number-columns-repeated="3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0.0727009773254" calcext:value-type="float">
            <text:p>0.0727009773</text:p>
          </table:table-cell>
          <table:table-cell table:number-columns-repeated="4"/>
          <table:table-cell office:value-type="float" office:value="2295" calcext:value-type="float">
            <text:p>2295</text:p>
          </table:table-cell>
          <table:table-cell office:value-type="float" office:value="0.0631709098816" calcext:value-type="float">
            <text:p>0.0631709099</text:p>
          </table:table-cell>
          <table:table-cell table:number-columns-repeated="4"/>
          <table:table-cell office:value-type="float" office:value="2295" calcext:value-type="float">
            <text:p>2295</text:p>
          </table:table-cell>
          <table:table-cell office:value-type="float" office:value="0.711764097214" calcext:value-type="float">
            <text:p>0.7117640972</text:p>
          </table:table-cell>
          <table:table-cell table:number-columns-repeated="3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0.0718288421631" calcext:value-type="float">
            <text:p>0.0718288422</text:p>
          </table:table-cell>
          <table:table-cell table:number-columns-repeated="4"/>
          <table:table-cell office:value-type="float" office:value="2296" calcext:value-type="float">
            <text:p>2296</text:p>
          </table:table-cell>
          <table:table-cell office:value-type="float" office:value="0.062127828598" calcext:value-type="float">
            <text:p>0.0621278286</text:p>
          </table:table-cell>
          <table:table-cell table:number-columns-repeated="4"/>
          <table:table-cell office:value-type="float" office:value="2296" calcext:value-type="float">
            <text:p>2296</text:p>
          </table:table-cell>
          <table:table-cell office:value-type="float" office:value="0.704766988754" calcext:value-type="float">
            <text:p>0.7047669888</text:p>
          </table:table-cell>
          <table:table-cell table:number-columns-repeated="3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.0718860626221" calcext:value-type="float">
            <text:p>0.0718860626</text:p>
          </table:table-cell>
          <table:table-cell table:number-columns-repeated="4"/>
          <table:table-cell office:value-type="float" office:value="2297" calcext:value-type="float">
            <text:p>2297</text:p>
          </table:table-cell>
          <table:table-cell office:value-type="float" office:value="0.0627501010895" calcext:value-type="float">
            <text:p>0.0627501011</text:p>
          </table:table-cell>
          <table:table-cell table:number-columns-repeated="4"/>
          <table:table-cell office:value-type="float" office:value="2297" calcext:value-type="float">
            <text:p>2297</text:p>
          </table:table-cell>
          <table:table-cell office:value-type="float" office:value="0.693964004517" calcext:value-type="float">
            <text:p>0.6939640045</text:p>
          </table:table-cell>
          <table:table-cell table:number-columns-repeated="3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0.0716681480408" calcext:value-type="float">
            <text:p>0.071668148</text:p>
          </table:table-cell>
          <table:table-cell table:number-columns-repeated="4"/>
          <table:table-cell office:value-type="float" office:value="2298" calcext:value-type="float">
            <text:p>2298</text:p>
          </table:table-cell>
          <table:table-cell office:value-type="float" office:value="0.063688993454" calcext:value-type="float">
            <text:p>0.0636889935</text:p>
          </table:table-cell>
          <table:table-cell table:number-columns-repeated="4"/>
          <table:table-cell office:value-type="float" office:value="2298" calcext:value-type="float">
            <text:p>2298</text:p>
          </table:table-cell>
          <table:table-cell office:value-type="float" office:value="0.714477062225" calcext:value-type="float">
            <text:p>0.7144770622</text:p>
          </table:table-cell>
          <table:table-cell table:number-columns-repeated="3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0.0720150470734" calcext:value-type="float">
            <text:p>0.0720150471</text:p>
          </table:table-cell>
          <table:table-cell table:number-columns-repeated="4"/>
          <table:table-cell office:value-type="float" office:value="2299" calcext:value-type="float">
            <text:p>2299</text:p>
          </table:table-cell>
          <table:table-cell office:value-type="float" office:value="0.0644309520721" calcext:value-type="float">
            <text:p>0.0644309521</text:p>
          </table:table-cell>
          <table:table-cell table:number-columns-repeated="4"/>
          <table:table-cell office:value-type="float" office:value="2299" calcext:value-type="float">
            <text:p>2299</text:p>
          </table:table-cell>
          <table:table-cell office:value-type="float" office:value="0.694628000259" calcext:value-type="float">
            <text:p>0.6946280003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724430084229" calcext:value-type="float">
            <text:p>0.0724430084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office:value-type="float" office:value="0.0635061264038" calcext:value-type="float">
            <text:p>0.0635061264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office:value-type="float" office:value="0.703987121582" calcext:value-type="float">
            <text:p>0.7039871216</text:p>
          </table:table-cell>
          <table:table-cell table:number-columns-repeated="3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.0720710754395" calcext:value-type="float">
            <text:p>0.0720710754</text:p>
          </table:table-cell>
          <table:table-cell table:number-columns-repeated="4"/>
          <table:table-cell office:value-type="float" office:value="2301" calcext:value-type="float">
            <text:p>2301</text:p>
          </table:table-cell>
          <table:table-cell office:value-type="float" office:value="0.0619990825653" calcext:value-type="float">
            <text:p>0.0619990826</text:p>
          </table:table-cell>
          <table:table-cell table:number-columns-repeated="4"/>
          <table:table-cell office:value-type="float" office:value="2301" calcext:value-type="float">
            <text:p>2301</text:p>
          </table:table-cell>
          <table:table-cell office:value-type="float" office:value="0.69159412384" calcext:value-type="float">
            <text:p>0.6915941238</text:p>
          </table:table-cell>
          <table:table-cell table:number-columns-repeated="3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0.070198059082" calcext:value-type="float">
            <text:p>0.0701980591</text:p>
          </table:table-cell>
          <table:table-cell table:number-columns-repeated="4"/>
          <table:table-cell office:value-type="float" office:value="2302" calcext:value-type="float">
            <text:p>2302</text:p>
          </table:table-cell>
          <table:table-cell office:value-type="float" office:value="0.0635890960693" calcext:value-type="float">
            <text:p>0.0635890961</text:p>
          </table:table-cell>
          <table:table-cell table:number-columns-repeated="4"/>
          <table:table-cell office:value-type="float" office:value="2302" calcext:value-type="float">
            <text:p>2302</text:p>
          </table:table-cell>
          <table:table-cell office:value-type="float" office:value="0.687988042831" calcext:value-type="float">
            <text:p>0.6879880428</text:p>
          </table:table-cell>
          <table:table-cell table:number-columns-repeated="3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.0653538703918" calcext:value-type="float">
            <text:p>0.0653538704</text:p>
          </table:table-cell>
          <table:table-cell table:number-columns-repeated="4"/>
          <table:table-cell office:value-type="float" office:value="2303" calcext:value-type="float">
            <text:p>2303</text:p>
          </table:table-cell>
          <table:table-cell office:value-type="float" office:value="0.0653309822083" calcext:value-type="float">
            <text:p>0.0653309822</text:p>
          </table:table-cell>
          <table:table-cell table:number-columns-repeated="4"/>
          <table:table-cell office:value-type="float" office:value="2303" calcext:value-type="float">
            <text:p>2303</text:p>
          </table:table-cell>
          <table:table-cell office:value-type="float" office:value="0.685279846191" calcext:value-type="float">
            <text:p>0.6852798462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.072624206543" calcext:value-type="float">
            <text:p>0.0726242065</text:p>
          </table:table-cell>
          <table:table-cell table:number-columns-repeated="4"/>
          <table:table-cell office:value-type="float" office:value="2304" calcext:value-type="float">
            <text:p>2304</text:p>
          </table:table-cell>
          <table:table-cell office:value-type="float" office:value="0.062637090683" calcext:value-type="float">
            <text:p>0.0626370907</text:p>
          </table:table-cell>
          <table:table-cell table:number-columns-repeated="4"/>
          <table:table-cell office:value-type="float" office:value="2304" calcext:value-type="float">
            <text:p>2304</text:p>
          </table:table-cell>
          <table:table-cell office:value-type="float" office:value="0.687051057816" calcext:value-type="float">
            <text:p>0.6870510578</text:p>
          </table:table-cell>
          <table:table-cell table:number-columns-repeated="3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.0665221214294" calcext:value-type="float">
            <text:p>0.0665221214</text:p>
          </table:table-cell>
          <table:table-cell table:number-columns-repeated="4"/>
          <table:table-cell office:value-type="float" office:value="2305" calcext:value-type="float">
            <text:p>2305</text:p>
          </table:table-cell>
          <table:table-cell office:value-type="float" office:value="0.0653550624847" calcext:value-type="float">
            <text:p>0.0653550625</text:p>
          </table:table-cell>
          <table:table-cell table:number-columns-repeated="4"/>
          <table:table-cell office:value-type="float" office:value="2305" calcext:value-type="float">
            <text:p>2305</text:p>
          </table:table-cell>
          <table:table-cell office:value-type="float" office:value="0.690148830414" calcext:value-type="float">
            <text:p>0.6901488304</text:p>
          </table:table-cell>
          <table:table-cell table:number-columns-repeated="3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.0707821846008" calcext:value-type="float">
            <text:p>0.0707821846</text:p>
          </table:table-cell>
          <table:table-cell table:number-columns-repeated="4"/>
          <table:table-cell office:value-type="float" office:value="2306" calcext:value-type="float">
            <text:p>2306</text:p>
          </table:table-cell>
          <table:table-cell office:value-type="float" office:value="0.0645129680634" calcext:value-type="float">
            <text:p>0.0645129681</text:p>
          </table:table-cell>
          <table:table-cell table:number-columns-repeated="4"/>
          <table:table-cell office:value-type="float" office:value="2306" calcext:value-type="float">
            <text:p>2306</text:p>
          </table:table-cell>
          <table:table-cell office:value-type="float" office:value="0.692262887955" calcext:value-type="float">
            <text:p>0.692262888</text:p>
          </table:table-cell>
          <table:table-cell table:number-columns-repeated="3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.071163892746" calcext:value-type="float">
            <text:p>0.0711638927</text:p>
          </table:table-cell>
          <table:table-cell table:number-columns-repeated="4"/>
          <table:table-cell office:value-type="float" office:value="2307" calcext:value-type="float">
            <text:p>2307</text:p>
          </table:table-cell>
          <table:table-cell office:value-type="float" office:value="0.0623018741608" calcext:value-type="float">
            <text:p>0.0623018742</text:p>
          </table:table-cell>
          <table:table-cell table:number-columns-repeated="4"/>
          <table:table-cell office:value-type="float" office:value="2307" calcext:value-type="float">
            <text:p>2307</text:p>
          </table:table-cell>
          <table:table-cell office:value-type="float" office:value="0.701509952545" calcext:value-type="float">
            <text:p>0.7015099525</text:p>
          </table:table-cell>
          <table:table-cell table:number-columns-repeated="3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.0694510936737" calcext:value-type="float">
            <text:p>0.0694510937</text:p>
          </table:table-cell>
          <table:table-cell table:number-columns-repeated="4"/>
          <table:table-cell office:value-type="float" office:value="2308" calcext:value-type="float">
            <text:p>2308</text:p>
          </table:table-cell>
          <table:table-cell office:value-type="float" office:value="0.0653328895569" calcext:value-type="float">
            <text:p>0.0653328896</text:p>
          </table:table-cell>
          <table:table-cell table:number-columns-repeated="4"/>
          <table:table-cell office:value-type="float" office:value="2308" calcext:value-type="float">
            <text:p>2308</text:p>
          </table:table-cell>
          <table:table-cell office:value-type="float" office:value="0.706483125687" calcext:value-type="float">
            <text:p>0.7064831257</text:p>
          </table:table-cell>
          <table:table-cell table:number-columns-repeated="3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.0706610679626" calcext:value-type="float">
            <text:p>0.070661068</text:p>
          </table:table-cell>
          <table:table-cell table:number-columns-repeated="4"/>
          <table:table-cell office:value-type="float" office:value="2309" calcext:value-type="float">
            <text:p>2309</text:p>
          </table:table-cell>
          <table:table-cell office:value-type="float" office:value="0.0649981498718" calcext:value-type="float">
            <text:p>0.0649981499</text:p>
          </table:table-cell>
          <table:table-cell table:number-columns-repeated="4"/>
          <table:table-cell office:value-type="float" office:value="2309" calcext:value-type="float">
            <text:p>2309</text:p>
          </table:table-cell>
          <table:table-cell office:value-type="float" office:value="0.693917989731" calcext:value-type="float">
            <text:p>0.6939179897</text:p>
          </table:table-cell>
          <table:table-cell table:number-columns-repeated="3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.0697820186615" calcext:value-type="float">
            <text:p>0.0697820187</text:p>
          </table:table-cell>
          <table:table-cell table:number-columns-repeated="4"/>
          <table:table-cell office:value-type="float" office:value="2310" calcext:value-type="float">
            <text:p>2310</text:p>
          </table:table-cell>
          <table:table-cell office:value-type="float" office:value="0.0639009475708" calcext:value-type="float">
            <text:p>0.0639009476</text:p>
          </table:table-cell>
          <table:table-cell table:number-columns-repeated="4"/>
          <table:table-cell office:value-type="float" office:value="2310" calcext:value-type="float">
            <text:p>2310</text:p>
          </table:table-cell>
          <table:table-cell office:value-type="float" office:value="0.695233106613" calcext:value-type="float">
            <text:p>0.6952331066</text:p>
          </table:table-cell>
          <table:table-cell table:number-columns-repeated="3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.0703318119049" calcext:value-type="float">
            <text:p>0.0703318119</text:p>
          </table:table-cell>
          <table:table-cell table:number-columns-repeated="4"/>
          <table:table-cell office:value-type="float" office:value="2311" calcext:value-type="float">
            <text:p>2311</text:p>
          </table:table-cell>
          <table:table-cell office:value-type="float" office:value="0.0660469532013" calcext:value-type="float">
            <text:p>0.0660469532</text:p>
          </table:table-cell>
          <table:table-cell table:number-columns-repeated="4"/>
          <table:table-cell office:value-type="float" office:value="2311" calcext:value-type="float">
            <text:p>2311</text:p>
          </table:table-cell>
          <table:table-cell office:value-type="float" office:value="0.690617799759" calcext:value-type="float">
            <text:p>0.6906177998</text:p>
          </table:table-cell>
          <table:table-cell table:number-columns-repeated="3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.0664989948273" calcext:value-type="float">
            <text:p>0.0664989948</text:p>
          </table:table-cell>
          <table:table-cell table:number-columns-repeated="4"/>
          <table:table-cell office:value-type="float" office:value="2312" calcext:value-type="float">
            <text:p>2312</text:p>
          </table:table-cell>
          <table:table-cell office:value-type="float" office:value="0.0655319690704" calcext:value-type="float">
            <text:p>0.0655319691</text:p>
          </table:table-cell>
          <table:table-cell table:number-columns-repeated="4"/>
          <table:table-cell office:value-type="float" office:value="2312" calcext:value-type="float">
            <text:p>2312</text:p>
          </table:table-cell>
          <table:table-cell office:value-type="float" office:value="0.704217910767" calcext:value-type="float">
            <text:p>0.7042179108</text:p>
          </table:table-cell>
          <table:table-cell table:number-columns-repeated="3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.0694770812988" calcext:value-type="float">
            <text:p>0.0694770813</text:p>
          </table:table-cell>
          <table:table-cell table:number-columns-repeated="4"/>
          <table:table-cell office:value-type="float" office:value="2313" calcext:value-type="float">
            <text:p>2313</text:p>
          </table:table-cell>
          <table:table-cell office:value-type="float" office:value="0.0620231628418" calcext:value-type="float">
            <text:p>0.0620231628</text:p>
          </table:table-cell>
          <table:table-cell table:number-columns-repeated="4"/>
          <table:table-cell office:value-type="float" office:value="2313" calcext:value-type="float">
            <text:p>2313</text:p>
          </table:table-cell>
          <table:table-cell office:value-type="float" office:value="0.693771123886" calcext:value-type="float">
            <text:p>0.6937711239</text:p>
          </table:table-cell>
          <table:table-cell table:number-columns-repeated="3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.0719561576843" calcext:value-type="float">
            <text:p>0.0719561577</text:p>
          </table:table-cell>
          <table:table-cell table:number-columns-repeated="4"/>
          <table:table-cell office:value-type="float" office:value="2314" calcext:value-type="float">
            <text:p>2314</text:p>
          </table:table-cell>
          <table:table-cell office:value-type="float" office:value="0.0654690265656" calcext:value-type="float">
            <text:p>0.0654690266</text:p>
          </table:table-cell>
          <table:table-cell table:number-columns-repeated="4"/>
          <table:table-cell office:value-type="float" office:value="2314" calcext:value-type="float">
            <text:p>2314</text:p>
          </table:table-cell>
          <table:table-cell office:value-type="float" office:value="0.731800079346" calcext:value-type="float">
            <text:p>0.7318000793</text:p>
          </table:table-cell>
          <table:table-cell table:number-columns-repeated="3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.0702290534973" calcext:value-type="float">
            <text:p>0.0702290535</text:p>
          </table:table-cell>
          <table:table-cell table:number-columns-repeated="4"/>
          <table:table-cell office:value-type="float" office:value="2315" calcext:value-type="float">
            <text:p>2315</text:p>
          </table:table-cell>
          <table:table-cell office:value-type="float" office:value="0.0648891925812" calcext:value-type="float">
            <text:p>0.0648891926</text:p>
          </table:table-cell>
          <table:table-cell table:number-columns-repeated="4"/>
          <table:table-cell office:value-type="float" office:value="2315" calcext:value-type="float">
            <text:p>2315</text:p>
          </table:table-cell>
          <table:table-cell office:value-type="float" office:value="0.694872140884" calcext:value-type="float">
            <text:p>0.6948721409</text:p>
          </table:table-cell>
          <table:table-cell table:number-columns-repeated="3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.07137799263" calcext:value-type="float">
            <text:p>0.0713779926</text:p>
          </table:table-cell>
          <table:table-cell table:number-columns-repeated="4"/>
          <table:table-cell office:value-type="float" office:value="2316" calcext:value-type="float">
            <text:p>2316</text:p>
          </table:table-cell>
          <table:table-cell office:value-type="float" office:value="0.0624959468842" calcext:value-type="float">
            <text:p>0.0624959469</text:p>
          </table:table-cell>
          <table:table-cell table:number-columns-repeated="4"/>
          <table:table-cell office:value-type="float" office:value="2316" calcext:value-type="float">
            <text:p>2316</text:p>
          </table:table-cell>
          <table:table-cell office:value-type="float" office:value="0.69980597496" calcext:value-type="float">
            <text:p>0.699805975</text:p>
          </table:table-cell>
          <table:table-cell table:number-columns-repeated="3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.0694069862366" calcext:value-type="float">
            <text:p>0.0694069862</text:p>
          </table:table-cell>
          <table:table-cell table:number-columns-repeated="4"/>
          <table:table-cell office:value-type="float" office:value="2317" calcext:value-type="float">
            <text:p>2317</text:p>
          </table:table-cell>
          <table:table-cell office:value-type="float" office:value="0.0578460693359" calcext:value-type="float">
            <text:p>0.0578460693</text:p>
          </table:table-cell>
          <table:table-cell table:number-columns-repeated="4"/>
          <table:table-cell office:value-type="float" office:value="2317" calcext:value-type="float">
            <text:p>2317</text:p>
          </table:table-cell>
          <table:table-cell office:value-type="float" office:value="0.692981004715" calcext:value-type="float">
            <text:p>0.6929810047</text:p>
          </table:table-cell>
          <table:table-cell table:number-columns-repeated="3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.0696017742157" calcext:value-type="float">
            <text:p>0.0696017742</text:p>
          </table:table-cell>
          <table:table-cell table:number-columns-repeated="4"/>
          <table:table-cell office:value-type="float" office:value="2318" calcext:value-type="float">
            <text:p>2318</text:p>
          </table:table-cell>
          <table:table-cell office:value-type="float" office:value="0.0627200603485" calcext:value-type="float">
            <text:p>0.0627200603</text:p>
          </table:table-cell>
          <table:table-cell table:number-columns-repeated="4"/>
          <table:table-cell office:value-type="float" office:value="2318" calcext:value-type="float">
            <text:p>2318</text:p>
          </table:table-cell>
          <table:table-cell office:value-type="float" office:value="0.699629068375" calcext:value-type="float">
            <text:p>0.6996290684</text:p>
          </table:table-cell>
          <table:table-cell table:number-columns-repeated="3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.0699670314789" calcext:value-type="float">
            <text:p>0.0699670315</text:p>
          </table:table-cell>
          <table:table-cell table:number-columns-repeated="4"/>
          <table:table-cell office:value-type="float" office:value="2319" calcext:value-type="float">
            <text:p>2319</text:p>
          </table:table-cell>
          <table:table-cell office:value-type="float" office:value="0.062924861908" calcext:value-type="float">
            <text:p>0.0629248619</text:p>
          </table:table-cell>
          <table:table-cell table:number-columns-repeated="4"/>
          <table:table-cell office:value-type="float" office:value="2319" calcext:value-type="float">
            <text:p>2319</text:p>
          </table:table-cell>
          <table:table-cell office:value-type="float" office:value="0.697025060654" calcext:value-type="float">
            <text:p>0.6970250607</text:p>
          </table:table-cell>
          <table:table-cell table:number-columns-repeated="3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.0712130069733" calcext:value-type="float">
            <text:p>0.071213007</text:p>
          </table:table-cell>
          <table:table-cell table:number-columns-repeated="4"/>
          <table:table-cell office:value-type="float" office:value="2320" calcext:value-type="float">
            <text:p>2320</text:p>
          </table:table-cell>
          <table:table-cell office:value-type="float" office:value="0.06218791008" calcext:value-type="float">
            <text:p>0.0621879101</text:p>
          </table:table-cell>
          <table:table-cell table:number-columns-repeated="4"/>
          <table:table-cell office:value-type="float" office:value="2320" calcext:value-type="float">
            <text:p>2320</text:p>
          </table:table-cell>
          <table:table-cell office:value-type="float" office:value="0.696952819824" calcext:value-type="float">
            <text:p>0.6969528198</text:p>
          </table:table-cell>
          <table:table-cell table:number-columns-repeated="3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.0692899227142" calcext:value-type="float">
            <text:p>0.0692899227</text:p>
          </table:table-cell>
          <table:table-cell table:number-columns-repeated="4"/>
          <table:table-cell office:value-type="float" office:value="2321" calcext:value-type="float">
            <text:p>2321</text:p>
          </table:table-cell>
          <table:table-cell office:value-type="float" office:value="0.0638999938965" calcext:value-type="float">
            <text:p>0.0638999939</text:p>
          </table:table-cell>
          <table:table-cell table:number-columns-repeated="4"/>
          <table:table-cell office:value-type="float" office:value="2321" calcext:value-type="float">
            <text:p>2321</text:p>
          </table:table-cell>
          <table:table-cell office:value-type="float" office:value="0.682933807373" calcext:value-type="float">
            <text:p>0.6829338074</text:p>
          </table:table-cell>
          <table:table-cell table:number-columns-repeated="3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.0697560310364" calcext:value-type="float">
            <text:p>0.069756031</text:p>
          </table:table-cell>
          <table:table-cell table:number-columns-repeated="4"/>
          <table:table-cell office:value-type="float" office:value="2322" calcext:value-type="float">
            <text:p>2322</text:p>
          </table:table-cell>
          <table:table-cell office:value-type="float" office:value="0.0599091053009" calcext:value-type="float">
            <text:p>0.0599091053</text:p>
          </table:table-cell>
          <table:table-cell table:number-columns-repeated="4"/>
          <table:table-cell office:value-type="float" office:value="2322" calcext:value-type="float">
            <text:p>2322</text:p>
          </table:table-cell>
          <table:table-cell office:value-type="float" office:value="0.692301034927" calcext:value-type="float">
            <text:p>0.6923010349</text:p>
          </table:table-cell>
          <table:table-cell table:number-columns-repeated="3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.070463180542" calcext:value-type="float">
            <text:p>0.0704631805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office:value-type="float" office:value="0.0649418830872" calcext:value-type="float">
            <text:p>0.0649418831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office:value-type="float" office:value="0.683870077133" calcext:value-type="float">
            <text:p>0.6838700771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.069317817688" calcext:value-type="float">
            <text:p>0.0693178177</text:p>
          </table:table-cell>
          <table:table-cell table:number-columns-repeated="4"/>
          <table:table-cell office:value-type="float" office:value="2324" calcext:value-type="float">
            <text:p>2324</text:p>
          </table:table-cell>
          <table:table-cell office:value-type="float" office:value="0.063912153244" calcext:value-type="float">
            <text:p>0.0639121532</text:p>
          </table:table-cell>
          <table:table-cell table:number-columns-repeated="4"/>
          <table:table-cell office:value-type="float" office:value="2324" calcext:value-type="float">
            <text:p>2324</text:p>
          </table:table-cell>
          <table:table-cell office:value-type="float" office:value="0.686215877533" calcext:value-type="float">
            <text:p>0.6862158775</text:p>
          </table:table-cell>
          <table:table-cell table:number-columns-repeated="3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.0692050457001" calcext:value-type="float">
            <text:p>0.0692050457</text:p>
          </table:table-cell>
          <table:table-cell table:number-columns-repeated="4"/>
          <table:table-cell office:value-type="float" office:value="2325" calcext:value-type="float">
            <text:p>2325</text:p>
          </table:table-cell>
          <table:table-cell office:value-type="float" office:value="0.0623698234558" calcext:value-type="float">
            <text:p>0.0623698235</text:p>
          </table:table-cell>
          <table:table-cell table:number-columns-repeated="4"/>
          <table:table-cell office:value-type="float" office:value="2325" calcext:value-type="float">
            <text:p>2325</text:p>
          </table:table-cell>
          <table:table-cell office:value-type="float" office:value="0.694154977798" calcext:value-type="float">
            <text:p>0.6941549778</text:p>
          </table:table-cell>
          <table:table-cell table:number-columns-repeated="3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.0694971084595" calcext:value-type="float">
            <text:p>0.0694971085</text:p>
          </table:table-cell>
          <table:table-cell table:number-columns-repeated="4"/>
          <table:table-cell office:value-type="float" office:value="2326" calcext:value-type="float">
            <text:p>2326</text:p>
          </table:table-cell>
          <table:table-cell office:value-type="float" office:value="0.0648260116577" calcext:value-type="float">
            <text:p>0.0648260117</text:p>
          </table:table-cell>
          <table:table-cell table:number-columns-repeated="4"/>
          <table:table-cell office:value-type="float" office:value="2326" calcext:value-type="float">
            <text:p>2326</text:p>
          </table:table-cell>
          <table:table-cell office:value-type="float" office:value="0.690621852875" calcext:value-type="float">
            <text:p>0.6906218529</text:p>
          </table:table-cell>
          <table:table-cell table:number-columns-repeated="3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.0704050064087" calcext:value-type="float">
            <text:p>0.0704050064</text:p>
          </table:table-cell>
          <table:table-cell table:number-columns-repeated="4"/>
          <table:table-cell office:value-type="float" office:value="2327" calcext:value-type="float">
            <text:p>2327</text:p>
          </table:table-cell>
          <table:table-cell office:value-type="float" office:value="0.056389093399" calcext:value-type="float">
            <text:p>0.0563890934</text:p>
          </table:table-cell>
          <table:table-cell table:number-columns-repeated="4"/>
          <table:table-cell office:value-type="float" office:value="2327" calcext:value-type="float">
            <text:p>2327</text:p>
          </table:table-cell>
          <table:table-cell office:value-type="float" office:value="0.688146114349" calcext:value-type="float">
            <text:p>0.6881461143</text:p>
          </table:table-cell>
          <table:table-cell table:number-columns-repeated="3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.0696711540222" calcext:value-type="float">
            <text:p>0.069671154</text:p>
          </table:table-cell>
          <table:table-cell table:number-columns-repeated="4"/>
          <table:table-cell office:value-type="float" office:value="2328" calcext:value-type="float">
            <text:p>2328</text:p>
          </table:table-cell>
          <table:table-cell office:value-type="float" office:value="0.0634980201721" calcext:value-type="float">
            <text:p>0.0634980202</text:p>
          </table:table-cell>
          <table:table-cell table:number-columns-repeated="4"/>
          <table:table-cell office:value-type="float" office:value="2328" calcext:value-type="float">
            <text:p>2328</text:p>
          </table:table-cell>
          <table:table-cell office:value-type="float" office:value="0.68957400322" calcext:value-type="float">
            <text:p>0.6895740032</text:p>
          </table:table-cell>
          <table:table-cell table:number-columns-repeated="3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.0694251060486" calcext:value-type="float">
            <text:p>0.069425106</text:p>
          </table:table-cell>
          <table:table-cell table:number-columns-repeated="4"/>
          <table:table-cell office:value-type="float" office:value="2329" calcext:value-type="float">
            <text:p>2329</text:p>
          </table:table-cell>
          <table:table-cell office:value-type="float" office:value="0.0640161037445" calcext:value-type="float">
            <text:p>0.0640161037</text:p>
          </table:table-cell>
          <table:table-cell table:number-columns-repeated="4"/>
          <table:table-cell office:value-type="float" office:value="2329" calcext:value-type="float">
            <text:p>2329</text:p>
          </table:table-cell>
          <table:table-cell office:value-type="float" office:value="0.722785949707" calcext:value-type="float">
            <text:p>0.7227859497</text:p>
          </table:table-cell>
          <table:table-cell table:number-columns-repeated="3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.0698049068451" calcext:value-type="float">
            <text:p>0.0698049068</text:p>
          </table:table-cell>
          <table:table-cell table:number-columns-repeated="4"/>
          <table:table-cell office:value-type="float" office:value="2330" calcext:value-type="float">
            <text:p>2330</text:p>
          </table:table-cell>
          <table:table-cell office:value-type="float" office:value="0.0641169548035" calcext:value-type="float">
            <text:p>0.0641169548</text:p>
          </table:table-cell>
          <table:table-cell table:number-columns-repeated="4"/>
          <table:table-cell office:value-type="float" office:value="2330" calcext:value-type="float">
            <text:p>2330</text:p>
          </table:table-cell>
          <table:table-cell office:value-type="float" office:value="0.71838593483" calcext:value-type="float">
            <text:p>0.7183859348</text:p>
          </table:table-cell>
          <table:table-cell table:number-columns-repeated="3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.071772813797" calcext:value-type="float">
            <text:p>0.0717728138</text:p>
          </table:table-cell>
          <table:table-cell table:number-columns-repeated="4"/>
          <table:table-cell office:value-type="float" office:value="2331" calcext:value-type="float">
            <text:p>2331</text:p>
          </table:table-cell>
          <table:table-cell office:value-type="float" office:value="0.0622639656067" calcext:value-type="float">
            <text:p>0.0622639656</text:p>
          </table:table-cell>
          <table:table-cell table:number-columns-repeated="4"/>
          <table:table-cell office:value-type="float" office:value="2331" calcext:value-type="float">
            <text:p>2331</text:p>
          </table:table-cell>
          <table:table-cell office:value-type="float" office:value="0.676614046097" calcext:value-type="float">
            <text:p>0.6766140461</text:p>
          </table:table-cell>
          <table:table-cell table:number-columns-repeated="3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.0695979595184" calcext:value-type="float">
            <text:p>0.0695979595</text:p>
          </table:table-cell>
          <table:table-cell table:number-columns-repeated="4"/>
          <table:table-cell office:value-type="float" office:value="2332" calcext:value-type="float">
            <text:p>2332</text:p>
          </table:table-cell>
          <table:table-cell office:value-type="float" office:value="0.0625078678131" calcext:value-type="float">
            <text:p>0.0625078678</text:p>
          </table:table-cell>
          <table:table-cell table:number-columns-repeated="4"/>
          <table:table-cell office:value-type="float" office:value="2332" calcext:value-type="float">
            <text:p>2332</text:p>
          </table:table-cell>
          <table:table-cell office:value-type="float" office:value="0.688138008118" calcext:value-type="float">
            <text:p>0.6881380081</text:p>
          </table:table-cell>
          <table:table-cell table:number-columns-repeated="3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.070915222168" calcext:value-type="float">
            <text:p>0.0709152222</text:p>
          </table:table-cell>
          <table:table-cell table:number-columns-repeated="4"/>
          <table:table-cell office:value-type="float" office:value="2333" calcext:value-type="float">
            <text:p>2333</text:p>
          </table:table-cell>
          <table:table-cell office:value-type="float" office:value="0.0622279644012" calcext:value-type="float">
            <text:p>0.0622279644</text:p>
          </table:table-cell>
          <table:table-cell table:number-columns-repeated="4"/>
          <table:table-cell office:value-type="float" office:value="2333" calcext:value-type="float">
            <text:p>2333</text:p>
          </table:table-cell>
          <table:table-cell office:value-type="float" office:value="0.701282024384" calcext:value-type="float">
            <text:p>0.7012820244</text:p>
          </table:table-cell>
          <table:table-cell table:number-columns-repeated="3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.06991314888" calcext:value-type="float">
            <text:p>0.0699131489</text:p>
          </table:table-cell>
          <table:table-cell table:number-columns-repeated="4"/>
          <table:table-cell office:value-type="float" office:value="2334" calcext:value-type="float">
            <text:p>2334</text:p>
          </table:table-cell>
          <table:table-cell office:value-type="float" office:value="0.0632388591766" calcext:value-type="float">
            <text:p>0.0632388592</text:p>
          </table:table-cell>
          <table:table-cell table:number-columns-repeated="4"/>
          <table:table-cell office:value-type="float" office:value="2334" calcext:value-type="float">
            <text:p>2334</text:p>
          </table:table-cell>
          <table:table-cell office:value-type="float" office:value="0.684988975525" calcext:value-type="float">
            <text:p>0.6849889755</text:p>
          </table:table-cell>
          <table:table-cell table:number-columns-repeated="3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.0709161758423" calcext:value-type="float">
            <text:p>0.0709161758</text:p>
          </table:table-cell>
          <table:table-cell table:number-columns-repeated="4"/>
          <table:table-cell office:value-type="float" office:value="2335" calcext:value-type="float">
            <text:p>2335</text:p>
          </table:table-cell>
          <table:table-cell office:value-type="float" office:value="0.0647819042206" calcext:value-type="float">
            <text:p>0.0647819042</text:p>
          </table:table-cell>
          <table:table-cell table:number-columns-repeated="4"/>
          <table:table-cell office:value-type="float" office:value="2335" calcext:value-type="float">
            <text:p>2335</text:p>
          </table:table-cell>
          <table:table-cell office:value-type="float" office:value="0.707258939743" calcext:value-type="float">
            <text:p>0.7072589397</text:p>
          </table:table-cell>
          <table:table-cell table:number-columns-repeated="3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.0716030597687" calcext:value-type="float">
            <text:p>0.0716030598</text:p>
          </table:table-cell>
          <table:table-cell table:number-columns-repeated="4"/>
          <table:table-cell office:value-type="float" office:value="2336" calcext:value-type="float">
            <text:p>2336</text:p>
          </table:table-cell>
          <table:table-cell office:value-type="float" office:value="0.0599160194397" calcext:value-type="float">
            <text:p>0.0599160194</text:p>
          </table:table-cell>
          <table:table-cell table:number-columns-repeated="4"/>
          <table:table-cell office:value-type="float" office:value="2336" calcext:value-type="float">
            <text:p>2336</text:p>
          </table:table-cell>
          <table:table-cell office:value-type="float" office:value="0.685130834579" calcext:value-type="float">
            <text:p>0.6851308346</text:p>
          </table:table-cell>
          <table:table-cell table:number-columns-repeated="3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.0709540843964" calcext:value-type="float">
            <text:p>0.0709540844</text:p>
          </table:table-cell>
          <table:table-cell table:number-columns-repeated="4"/>
          <table:table-cell office:value-type="float" office:value="2337" calcext:value-type="float">
            <text:p>2337</text:p>
          </table:table-cell>
          <table:table-cell office:value-type="float" office:value="0.0626780986786" calcext:value-type="float">
            <text:p>0.0626780987</text:p>
          </table:table-cell>
          <table:table-cell table:number-columns-repeated="4"/>
          <table:table-cell office:value-type="float" office:value="2337" calcext:value-type="float">
            <text:p>2337</text:p>
          </table:table-cell>
          <table:table-cell office:value-type="float" office:value="0.689027070999" calcext:value-type="float">
            <text:p>0.689027071</text:p>
          </table:table-cell>
          <table:table-cell table:number-columns-repeated="3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.0692429542542" calcext:value-type="float">
            <text:p>0.0692429543</text:p>
          </table:table-cell>
          <table:table-cell table:number-columns-repeated="4"/>
          <table:table-cell office:value-type="float" office:value="2338" calcext:value-type="float">
            <text:p>2338</text:p>
          </table:table-cell>
          <table:table-cell office:value-type="float" office:value="0.0629138946533" calcext:value-type="float">
            <text:p>0.0629138947</text:p>
          </table:table-cell>
          <table:table-cell table:number-columns-repeated="4"/>
          <table:table-cell office:value-type="float" office:value="2338" calcext:value-type="float">
            <text:p>2338</text:p>
          </table:table-cell>
          <table:table-cell office:value-type="float" office:value="0.725969076157" calcext:value-type="float">
            <text:p>0.7259690762</text:p>
          </table:table-cell>
          <table:table-cell table:number-columns-repeated="3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.0719730854034" calcext:value-type="float">
            <text:p>0.0719730854</text:p>
          </table:table-cell>
          <table:table-cell table:number-columns-repeated="4"/>
          <table:table-cell office:value-type="float" office:value="2339" calcext:value-type="float">
            <text:p>2339</text:p>
          </table:table-cell>
          <table:table-cell office:value-type="float" office:value="0.0645668506622" calcext:value-type="float">
            <text:p>0.0645668507</text:p>
          </table:table-cell>
          <table:table-cell table:number-columns-repeated="4"/>
          <table:table-cell office:value-type="float" office:value="2339" calcext:value-type="float">
            <text:p>2339</text:p>
          </table:table-cell>
          <table:table-cell office:value-type="float" office:value="0.684884786606" calcext:value-type="float">
            <text:p>0.6848847866</text:p>
          </table:table-cell>
          <table:table-cell table:number-columns-repeated="3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.0699760913849" calcext:value-type="float">
            <text:p>0.0699760914</text:p>
          </table:table-cell>
          <table:table-cell table:number-columns-repeated="4"/>
          <table:table-cell office:value-type="float" office:value="2340" calcext:value-type="float">
            <text:p>2340</text:p>
          </table:table-cell>
          <table:table-cell office:value-type="float" office:value="0.0652508735657" calcext:value-type="float">
            <text:p>0.0652508736</text:p>
          </table:table-cell>
          <table:table-cell table:number-columns-repeated="4"/>
          <table:table-cell office:value-type="float" office:value="2340" calcext:value-type="float">
            <text:p>2340</text:p>
          </table:table-cell>
          <table:table-cell office:value-type="float" office:value="0.697480201721" calcext:value-type="float">
            <text:p>0.6974802017</text:p>
          </table:table-cell>
          <table:table-cell table:number-columns-repeated="3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.0701720714569" calcext:value-type="float">
            <text:p>0.0701720715</text:p>
          </table:table-cell>
          <table:table-cell table:number-columns-repeated="4"/>
          <table:table-cell office:value-type="float" office:value="2341" calcext:value-type="float">
            <text:p>2341</text:p>
          </table:table-cell>
          <table:table-cell office:value-type="float" office:value="0.0632948875427" calcext:value-type="float">
            <text:p>0.0632948875</text:p>
          </table:table-cell>
          <table:table-cell table:number-columns-repeated="4"/>
          <table:table-cell office:value-type="float" office:value="2341" calcext:value-type="float">
            <text:p>2341</text:p>
          </table:table-cell>
          <table:table-cell office:value-type="float" office:value="0.689739942551" calcext:value-type="float">
            <text:p>0.6897399426</text:p>
          </table:table-cell>
          <table:table-cell table:number-columns-repeated="3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.0712308883667" calcext:value-type="float">
            <text:p>0.0712308884</text:p>
          </table:table-cell>
          <table:table-cell table:number-columns-repeated="4"/>
          <table:table-cell office:value-type="float" office:value="2342" calcext:value-type="float">
            <text:p>2342</text:p>
          </table:table-cell>
          <table:table-cell office:value-type="float" office:value="0.0667819976807" calcext:value-type="float">
            <text:p>0.0667819977</text:p>
          </table:table-cell>
          <table:table-cell table:number-columns-repeated="4"/>
          <table:table-cell office:value-type="float" office:value="2342" calcext:value-type="float">
            <text:p>2342</text:p>
          </table:table-cell>
          <table:table-cell office:value-type="float" office:value="0.69721198082" calcext:value-type="float">
            <text:p>0.6972119808</text:p>
          </table:table-cell>
          <table:table-cell table:number-columns-repeated="3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.0695621967316" calcext:value-type="float">
            <text:p>0.0695621967</text:p>
          </table:table-cell>
          <table:table-cell table:number-columns-repeated="4"/>
          <table:table-cell office:value-type="float" office:value="2343" calcext:value-type="float">
            <text:p>2343</text:p>
          </table:table-cell>
          <table:table-cell office:value-type="float" office:value="0.063353061676" calcext:value-type="float">
            <text:p>0.0633530617</text:p>
          </table:table-cell>
          <table:table-cell table:number-columns-repeated="4"/>
          <table:table-cell office:value-type="float" office:value="2343" calcext:value-type="float">
            <text:p>2343</text:p>
          </table:table-cell>
          <table:table-cell office:value-type="float" office:value="0.911735057831" calcext:value-type="float">
            <text:p>0.9117350578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.0698029994965" calcext:value-type="float">
            <text:p>0.0698029995</text:p>
          </table:table-cell>
          <table:table-cell table:number-columns-repeated="4"/>
          <table:table-cell office:value-type="float" office:value="2344" calcext:value-type="float">
            <text:p>2344</text:p>
          </table:table-cell>
          <table:table-cell office:value-type="float" office:value="0.0648460388184" calcext:value-type="float">
            <text:p>0.0648460388</text:p>
          </table:table-cell>
          <table:table-cell table:number-columns-repeated="4"/>
          <table:table-cell office:value-type="float" office:value="2344" calcext:value-type="float">
            <text:p>2344</text:p>
          </table:table-cell>
          <table:table-cell office:value-type="float" office:value="0.716216087341" calcext:value-type="float">
            <text:p>0.7162160873</text:p>
          </table:table-cell>
          <table:table-cell table:number-columns-repeated="3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.0694181919098" calcext:value-type="float">
            <text:p>0.0694181919</text:p>
          </table:table-cell>
          <table:table-cell table:number-columns-repeated="4"/>
          <table:table-cell office:value-type="float" office:value="2345" calcext:value-type="float">
            <text:p>2345</text:p>
          </table:table-cell>
          <table:table-cell office:value-type="float" office:value="0.0636839866638" calcext:value-type="float">
            <text:p>0.0636839867</text:p>
          </table:table-cell>
          <table:table-cell table:number-columns-repeated="4"/>
          <table:table-cell office:value-type="float" office:value="2345" calcext:value-type="float">
            <text:p>2345</text:p>
          </table:table-cell>
          <table:table-cell office:value-type="float" office:value="0.696277856827" calcext:value-type="float">
            <text:p>0.6962778568</text:p>
          </table:table-cell>
          <table:table-cell table:number-columns-repeated="3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.0693619251251" calcext:value-type="float">
            <text:p>0.0693619251</text:p>
          </table:table-cell>
          <table:table-cell table:number-columns-repeated="4"/>
          <table:table-cell office:value-type="float" office:value="2346" calcext:value-type="float">
            <text:p>2346</text:p>
          </table:table-cell>
          <table:table-cell office:value-type="float" office:value="0.0633509159088" calcext:value-type="float">
            <text:p>0.0633509159</text:p>
          </table:table-cell>
          <table:table-cell table:number-columns-repeated="4"/>
          <table:table-cell office:value-type="float" office:value="2346" calcext:value-type="float">
            <text:p>2346</text:p>
          </table:table-cell>
          <table:table-cell office:value-type="float" office:value="0.712871074677" calcext:value-type="float">
            <text:p>0.7128710747</text:p>
          </table:table-cell>
          <table:table-cell table:number-columns-repeated="3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.0696568489075" calcext:value-type="float">
            <text:p>0.0696568489</text:p>
          </table:table-cell>
          <table:table-cell table:number-columns-repeated="4"/>
          <table:table-cell office:value-type="float" office:value="2347" calcext:value-type="float">
            <text:p>2347</text:p>
          </table:table-cell>
          <table:table-cell office:value-type="float" office:value="0.062194108963" calcext:value-type="float">
            <text:p>0.062194109</text:p>
          </table:table-cell>
          <table:table-cell table:number-columns-repeated="4"/>
          <table:table-cell office:value-type="float" office:value="2347" calcext:value-type="float">
            <text:p>2347</text:p>
          </table:table-cell>
          <table:table-cell office:value-type="float" office:value="0.717756986618" calcext:value-type="float">
            <text:p>0.7177569866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.0703411102295" calcext:value-type="float">
            <text:p>0.0703411102</text:p>
          </table:table-cell>
          <table:table-cell table:number-columns-repeated="4"/>
          <table:table-cell office:value-type="float" office:value="2348" calcext:value-type="float">
            <text:p>2348</text:p>
          </table:table-cell>
          <table:table-cell office:value-type="float" office:value="0.0625507831573" calcext:value-type="float">
            <text:p>0.0625507832</text:p>
          </table:table-cell>
          <table:table-cell table:number-columns-repeated="4"/>
          <table:table-cell office:value-type="float" office:value="2348" calcext:value-type="float">
            <text:p>2348</text:p>
          </table:table-cell>
          <table:table-cell office:value-type="float" office:value="0.696909189224" calcext:value-type="float">
            <text:p>0.6969091892</text:p>
          </table:table-cell>
          <table:table-cell table:number-columns-repeated="3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.0692830085754" calcext:value-type="float">
            <text:p>0.0692830086</text:p>
          </table:table-cell>
          <table:table-cell table:number-columns-repeated="4"/>
          <table:table-cell office:value-type="float" office:value="2349" calcext:value-type="float">
            <text:p>2349</text:p>
          </table:table-cell>
          <table:table-cell office:value-type="float" office:value="0.0624530315399" calcext:value-type="float">
            <text:p>0.0624530315</text:p>
          </table:table-cell>
          <table:table-cell table:number-columns-repeated="4"/>
          <table:table-cell office:value-type="float" office:value="2349" calcext:value-type="float">
            <text:p>2349</text:p>
          </table:table-cell>
          <table:table-cell office:value-type="float" office:value="0.69581413269" calcext:value-type="float">
            <text:p>0.6958141327</text:p>
          </table:table-cell>
          <table:table-cell table:number-columns-repeated="3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0708820819855" calcext:value-type="float">
            <text:p>0.070882082</text:p>
          </table:table-cell>
          <table:table-cell table:number-columns-repeated="4"/>
          <table:table-cell office:value-type="float" office:value="2350" calcext:value-type="float">
            <text:p>2350</text:p>
          </table:table-cell>
          <table:table-cell office:value-type="float" office:value="0.0627880096436" calcext:value-type="float">
            <text:p>0.0627880096</text:p>
          </table:table-cell>
          <table:table-cell table:number-columns-repeated="4"/>
          <table:table-cell office:value-type="float" office:value="2350" calcext:value-type="float">
            <text:p>2350</text:p>
          </table:table-cell>
          <table:table-cell office:value-type="float" office:value="0.679189920425" calcext:value-type="float">
            <text:p>0.6791899204</text:p>
          </table:table-cell>
          <table:table-cell table:number-columns-repeated="3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.0691940784454" calcext:value-type="float">
            <text:p>0.0691940784</text:p>
          </table:table-cell>
          <table:table-cell table:number-columns-repeated="4"/>
          <table:table-cell office:value-type="float" office:value="2351" calcext:value-type="float">
            <text:p>2351</text:p>
          </table:table-cell>
          <table:table-cell office:value-type="float" office:value="0.0633552074432" calcext:value-type="float">
            <text:p>0.0633552074</text:p>
          </table:table-cell>
          <table:table-cell table:number-columns-repeated="4"/>
          <table:table-cell office:value-type="float" office:value="2351" calcext:value-type="float">
            <text:p>2351</text:p>
          </table:table-cell>
          <table:table-cell office:value-type="float" office:value="0.717219114304" calcext:value-type="float">
            <text:p>0.7172191143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0.069482088089" calcext:value-type="float">
            <text:p>0.0694820881</text:p>
          </table:table-cell>
          <table:table-cell table:number-columns-repeated="4"/>
          <table:table-cell office:value-type="float" office:value="2352" calcext:value-type="float">
            <text:p>2352</text:p>
          </table:table-cell>
          <table:table-cell office:value-type="float" office:value="0.0651988983154" calcext:value-type="float">
            <text:p>0.0651988983</text:p>
          </table:table-cell>
          <table:table-cell table:number-columns-repeated="4"/>
          <table:table-cell office:value-type="float" office:value="2352" calcext:value-type="float">
            <text:p>2352</text:p>
          </table:table-cell>
          <table:table-cell office:value-type="float" office:value="0.70459485054" calcext:value-type="float">
            <text:p>0.7045948505</text:p>
          </table:table-cell>
          <table:table-cell table:number-columns-repeated="3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0.0700740814209" calcext:value-type="float">
            <text:p>0.0700740814</text:p>
          </table:table-cell>
          <table:table-cell table:number-columns-repeated="4"/>
          <table:table-cell office:value-type="float" office:value="2353" calcext:value-type="float">
            <text:p>2353</text:p>
          </table:table-cell>
          <table:table-cell office:value-type="float" office:value="0.061803817749" calcext:value-type="float">
            <text:p>0.0618038177</text:p>
          </table:table-cell>
          <table:table-cell table:number-columns-repeated="4"/>
          <table:table-cell office:value-type="float" office:value="2353" calcext:value-type="float">
            <text:p>2353</text:p>
          </table:table-cell>
          <table:table-cell office:value-type="float" office:value="0.712949037552" calcext:value-type="float">
            <text:p>0.7129490376</text:p>
          </table:table-cell>
          <table:table-cell table:number-columns-repeated="3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.0716540813446" calcext:value-type="float">
            <text:p>0.0716540813</text:p>
          </table:table-cell>
          <table:table-cell table:number-columns-repeated="4"/>
          <table:table-cell office:value-type="float" office:value="2354" calcext:value-type="float">
            <text:p>2354</text:p>
          </table:table-cell>
          <table:table-cell office:value-type="float" office:value="0.0624220371246" calcext:value-type="float">
            <text:p>0.0624220371</text:p>
          </table:table-cell>
          <table:table-cell table:number-columns-repeated="4"/>
          <table:table-cell office:value-type="float" office:value="2354" calcext:value-type="float">
            <text:p>2354</text:p>
          </table:table-cell>
          <table:table-cell office:value-type="float" office:value="0.690924882889" calcext:value-type="float">
            <text:p>0.6909248829</text:p>
          </table:table-cell>
          <table:table-cell table:number-columns-repeated="3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0.0722100734711" calcext:value-type="float">
            <text:p>0.0722100735</text:p>
          </table:table-cell>
          <table:table-cell table:number-columns-repeated="4"/>
          <table:table-cell office:value-type="float" office:value="2355" calcext:value-type="float">
            <text:p>2355</text:p>
          </table:table-cell>
          <table:table-cell office:value-type="float" office:value="0.0624289512634" calcext:value-type="float">
            <text:p>0.0624289513</text:p>
          </table:table-cell>
          <table:table-cell table:number-columns-repeated="4"/>
          <table:table-cell office:value-type="float" office:value="2355" calcext:value-type="float">
            <text:p>2355</text:p>
          </table:table-cell>
          <table:table-cell office:value-type="float" office:value="0.704186201096" calcext:value-type="float">
            <text:p>0.7041862011</text:p>
          </table:table-cell>
          <table:table-cell table:number-columns-repeated="3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.0708119869232" calcext:value-type="float">
            <text:p>0.0708119869</text:p>
          </table:table-cell>
          <table:table-cell table:number-columns-repeated="4"/>
          <table:table-cell office:value-type="float" office:value="2356" calcext:value-type="float">
            <text:p>2356</text:p>
          </table:table-cell>
          <table:table-cell office:value-type="float" office:value="0.0627720355988" calcext:value-type="float">
            <text:p>0.0627720356</text:p>
          </table:table-cell>
          <table:table-cell table:number-columns-repeated="4"/>
          <table:table-cell office:value-type="float" office:value="2356" calcext:value-type="float">
            <text:p>2356</text:p>
          </table:table-cell>
          <table:table-cell office:value-type="float" office:value="0.704180955887" calcext:value-type="float">
            <text:p>0.7041809559</text:p>
          </table:table-cell>
          <table:table-cell table:number-columns-repeated="3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.0698761940002" calcext:value-type="float">
            <text:p>0.069876194</text:p>
          </table:table-cell>
          <table:table-cell table:number-columns-repeated="4"/>
          <table:table-cell office:value-type="float" office:value="2357" calcext:value-type="float">
            <text:p>2357</text:p>
          </table:table-cell>
          <table:table-cell office:value-type="float" office:value="0.0657298564911" calcext:value-type="float">
            <text:p>0.0657298565</text:p>
          </table:table-cell>
          <table:table-cell table:number-columns-repeated="4"/>
          <table:table-cell office:value-type="float" office:value="2357" calcext:value-type="float">
            <text:p>2357</text:p>
          </table:table-cell>
          <table:table-cell office:value-type="float" office:value="0.713098049164" calcext:value-type="float">
            <text:p>0.7130980492</text:p>
          </table:table-cell>
          <table:table-cell table:number-columns-repeated="3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0.0712549686432" calcext:value-type="float">
            <text:p>0.0712549686</text:p>
          </table:table-cell>
          <table:table-cell table:number-columns-repeated="4"/>
          <table:table-cell office:value-type="float" office:value="2358" calcext:value-type="float">
            <text:p>2358</text:p>
          </table:table-cell>
          <table:table-cell office:value-type="float" office:value="0.0630340576172" calcext:value-type="float">
            <text:p>0.0630340576</text:p>
          </table:table-cell>
          <table:table-cell table:number-columns-repeated="4"/>
          <table:table-cell office:value-type="float" office:value="2358" calcext:value-type="float">
            <text:p>2358</text:p>
          </table:table-cell>
          <table:table-cell office:value-type="float" office:value="0.710901021957" calcext:value-type="float">
            <text:p>0.710901022</text:p>
          </table:table-cell>
          <table:table-cell table:number-columns-repeated="3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0.0697729587555" calcext:value-type="float">
            <text:p>0.0697729588</text:p>
          </table:table-cell>
          <table:table-cell table:number-columns-repeated="4"/>
          <table:table-cell office:value-type="float" office:value="2359" calcext:value-type="float">
            <text:p>2359</text:p>
          </table:table-cell>
          <table:table-cell office:value-type="float" office:value="0.0621240139008" calcext:value-type="float">
            <text:p>0.0621240139</text:p>
          </table:table-cell>
          <table:table-cell table:number-columns-repeated="4"/>
          <table:table-cell office:value-type="float" office:value="2359" calcext:value-type="float">
            <text:p>2359</text:p>
          </table:table-cell>
          <table:table-cell office:value-type="float" office:value="0.723408937454" calcext:value-type="float">
            <text:p>0.7234089375</text:p>
          </table:table-cell>
          <table:table-cell table:number-columns-repeated="3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.0695629119873" calcext:value-type="float">
            <text:p>0.069562912</text:p>
          </table:table-cell>
          <table:table-cell table:number-columns-repeated="4"/>
          <table:table-cell office:value-type="float" office:value="2360" calcext:value-type="float">
            <text:p>2360</text:p>
          </table:table-cell>
          <table:table-cell office:value-type="float" office:value="0.0628850460052" calcext:value-type="float">
            <text:p>0.062885046</text:p>
          </table:table-cell>
          <table:table-cell table:number-columns-repeated="4"/>
          <table:table-cell office:value-type="float" office:value="2360" calcext:value-type="float">
            <text:p>2360</text:p>
          </table:table-cell>
          <table:table-cell office:value-type="float" office:value="0.692804098129" calcext:value-type="float">
            <text:p>0.6928040981</text:p>
          </table:table-cell>
          <table:table-cell table:number-columns-repeated="3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0.065397977829" calcext:value-type="float">
            <text:p>0.0653979778</text:p>
          </table:table-cell>
          <table:table-cell table:number-columns-repeated="4"/>
          <table:table-cell office:value-type="float" office:value="2361" calcext:value-type="float">
            <text:p>2361</text:p>
          </table:table-cell>
          <table:table-cell office:value-type="float" office:value="0.0625360012054" calcext:value-type="float">
            <text:p>0.0625360012</text:p>
          </table:table-cell>
          <table:table-cell table:number-columns-repeated="4"/>
          <table:table-cell office:value-type="float" office:value="2361" calcext:value-type="float">
            <text:p>2361</text:p>
          </table:table-cell>
          <table:table-cell office:value-type="float" office:value="0.705575942993" calcext:value-type="float">
            <text:p>0.705575943</text:p>
          </table:table-cell>
          <table:table-cell table:number-columns-repeated="3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.0696001052856" calcext:value-type="float">
            <text:p>0.0696001053</text:p>
          </table:table-cell>
          <table:table-cell table:number-columns-repeated="4"/>
          <table:table-cell office:value-type="float" office:value="2362" calcext:value-type="float">
            <text:p>2362</text:p>
          </table:table-cell>
          <table:table-cell office:value-type="float" office:value="0.0620419979095" calcext:value-type="float">
            <text:p>0.0620419979</text:p>
          </table:table-cell>
          <table:table-cell table:number-columns-repeated="4"/>
          <table:table-cell office:value-type="float" office:value="2362" calcext:value-type="float">
            <text:p>2362</text:p>
          </table:table-cell>
          <table:table-cell office:value-type="float" office:value="0.70954990387" calcext:value-type="float">
            <text:p>0.7095499039</text:p>
          </table:table-cell>
          <table:table-cell table:number-columns-repeated="3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0.0697259902954" calcext:value-type="float">
            <text:p>0.0697259903</text:p>
          </table:table-cell>
          <table:table-cell table:number-columns-repeated="4"/>
          <table:table-cell office:value-type="float" office:value="2363" calcext:value-type="float">
            <text:p>2363</text:p>
          </table:table-cell>
          <table:table-cell office:value-type="float" office:value="0.0622909069061" calcext:value-type="float">
            <text:p>0.0622909069</text:p>
          </table:table-cell>
          <table:table-cell table:number-columns-repeated="4"/>
          <table:table-cell office:value-type="float" office:value="2363" calcext:value-type="float">
            <text:p>2363</text:p>
          </table:table-cell>
          <table:table-cell office:value-type="float" office:value="0.71607208252" calcext:value-type="float">
            <text:p>0.7160720825</text:p>
          </table:table-cell>
          <table:table-cell table:number-columns-repeated="3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.0689718723297" calcext:value-type="float">
            <text:p>0.0689718723</text:p>
          </table:table-cell>
          <table:table-cell table:number-columns-repeated="4"/>
          <table:table-cell office:value-type="float" office:value="2364" calcext:value-type="float">
            <text:p>2364</text:p>
          </table:table-cell>
          <table:table-cell office:value-type="float" office:value="0.0639810562134" calcext:value-type="float">
            <text:p>0.0639810562</text:p>
          </table:table-cell>
          <table:table-cell table:number-columns-repeated="4"/>
          <table:table-cell office:value-type="float" office:value="2364" calcext:value-type="float">
            <text:p>2364</text:p>
          </table:table-cell>
          <table:table-cell office:value-type="float" office:value="0.700541973114" calcext:value-type="float">
            <text:p>0.7005419731</text:p>
          </table:table-cell>
          <table:table-cell table:number-columns-repeated="3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.0697290897369" calcext:value-type="float">
            <text:p>0.0697290897</text:p>
          </table:table-cell>
          <table:table-cell table:number-columns-repeated="4"/>
          <table:table-cell office:value-type="float" office:value="2365" calcext:value-type="float">
            <text:p>2365</text:p>
          </table:table-cell>
          <table:table-cell office:value-type="float" office:value="0.0625691413879" calcext:value-type="float">
            <text:p>0.0625691414</text:p>
          </table:table-cell>
          <table:table-cell table:number-columns-repeated="4"/>
          <table:table-cell office:value-type="float" office:value="2365" calcext:value-type="float">
            <text:p>2365</text:p>
          </table:table-cell>
          <table:table-cell office:value-type="float" office:value="0.691278934479" calcext:value-type="float">
            <text:p>0.6912789345</text:p>
          </table:table-cell>
          <table:table-cell table:number-columns-repeated="3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0.0719311237335" calcext:value-type="float">
            <text:p>0.0719311237</text:p>
          </table:table-cell>
          <table:table-cell table:number-columns-repeated="4"/>
          <table:table-cell office:value-type="float" office:value="2366" calcext:value-type="float">
            <text:p>2366</text:p>
          </table:table-cell>
          <table:table-cell office:value-type="float" office:value="0.0658798217773" calcext:value-type="float">
            <text:p>0.0658798218</text:p>
          </table:table-cell>
          <table:table-cell table:number-columns-repeated="4"/>
          <table:table-cell office:value-type="float" office:value="2366" calcext:value-type="float">
            <text:p>2366</text:p>
          </table:table-cell>
          <table:table-cell office:value-type="float" office:value="0.708744049072" calcext:value-type="float">
            <text:p>0.7087440491</text:p>
          </table:table-cell>
          <table:table-cell table:number-columns-repeated="3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.0711209774017" calcext:value-type="float">
            <text:p>0.0711209774</text:p>
          </table:table-cell>
          <table:table-cell table:number-columns-repeated="4"/>
          <table:table-cell office:value-type="float" office:value="2367" calcext:value-type="float">
            <text:p>2367</text:p>
          </table:table-cell>
          <table:table-cell office:value-type="float" office:value="0.0623679161072" calcext:value-type="float">
            <text:p>0.0623679161</text:p>
          </table:table-cell>
          <table:table-cell table:number-columns-repeated="4"/>
          <table:table-cell office:value-type="float" office:value="2367" calcext:value-type="float">
            <text:p>2367</text:p>
          </table:table-cell>
          <table:table-cell office:value-type="float" office:value="0.68757390976" calcext:value-type="float">
            <text:p>0.6875739098</text:p>
          </table:table-cell>
          <table:table-cell table:number-columns-repeated="3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.0694229602814" calcext:value-type="float">
            <text:p>0.0694229603</text:p>
          </table:table-cell>
          <table:table-cell table:number-columns-repeated="4"/>
          <table:table-cell office:value-type="float" office:value="2368" calcext:value-type="float">
            <text:p>2368</text:p>
          </table:table-cell>
          <table:table-cell office:value-type="float" office:value="0.0630691051483" calcext:value-type="float">
            <text:p>0.0630691051</text:p>
          </table:table-cell>
          <table:table-cell table:number-columns-repeated="4"/>
          <table:table-cell office:value-type="float" office:value="2368" calcext:value-type="float">
            <text:p>2368</text:p>
          </table:table-cell>
          <table:table-cell office:value-type="float" office:value="0.698839187622" calcext:value-type="float">
            <text:p>0.6988391876</text:p>
          </table:table-cell>
          <table:table-cell table:number-columns-repeated="3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.0705349445343" calcext:value-type="float">
            <text:p>0.0705349445</text:p>
          </table:table-cell>
          <table:table-cell table:number-columns-repeated="4"/>
          <table:table-cell office:value-type="float" office:value="2369" calcext:value-type="float">
            <text:p>2369</text:p>
          </table:table-cell>
          <table:table-cell office:value-type="float" office:value="0.0629169940948" calcext:value-type="float">
            <text:p>0.0629169941</text:p>
          </table:table-cell>
          <table:table-cell table:number-columns-repeated="4"/>
          <table:table-cell office:value-type="float" office:value="2369" calcext:value-type="float">
            <text:p>2369</text:p>
          </table:table-cell>
          <table:table-cell office:value-type="float" office:value="0.699328899384" calcext:value-type="float">
            <text:p>0.6993288994</text:p>
          </table:table-cell>
          <table:table-cell table:number-columns-repeated="3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.0718748569489" calcext:value-type="float">
            <text:p>0.0718748569</text:p>
          </table:table-cell>
          <table:table-cell table:number-columns-repeated="4"/>
          <table:table-cell office:value-type="float" office:value="2370" calcext:value-type="float">
            <text:p>2370</text:p>
          </table:table-cell>
          <table:table-cell office:value-type="float" office:value="0.0618870258331" calcext:value-type="float">
            <text:p>0.0618870258</text:p>
          </table:table-cell>
          <table:table-cell table:number-columns-repeated="4"/>
          <table:table-cell office:value-type="float" office:value="2370" calcext:value-type="float">
            <text:p>2370</text:p>
          </table:table-cell>
          <table:table-cell office:value-type="float" office:value="0.701333045959" calcext:value-type="float">
            <text:p>0.701333046</text:p>
          </table:table-cell>
          <table:table-cell table:number-columns-repeated="3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.0701501369476" calcext:value-type="float">
            <text:p>0.0701501369</text:p>
          </table:table-cell>
          <table:table-cell table:number-columns-repeated="4"/>
          <table:table-cell office:value-type="float" office:value="2371" calcext:value-type="float">
            <text:p>2371</text:p>
          </table:table-cell>
          <table:table-cell office:value-type="float" office:value="0.0635030269623" calcext:value-type="float">
            <text:p>0.063503027</text:p>
          </table:table-cell>
          <table:table-cell table:number-columns-repeated="4"/>
          <table:table-cell office:value-type="float" office:value="2371" calcext:value-type="float">
            <text:p>2371</text:p>
          </table:table-cell>
          <table:table-cell office:value-type="float" office:value="0.717274904251" calcext:value-type="float">
            <text:p>0.7172749043</text:p>
          </table:table-cell>
          <table:table-cell table:number-columns-repeated="3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0.0696201324463" calcext:value-type="float">
            <text:p>0.0696201324</text:p>
          </table:table-cell>
          <table:table-cell table:number-columns-repeated="4"/>
          <table:table-cell office:value-type="float" office:value="2372" calcext:value-type="float">
            <text:p>2372</text:p>
          </table:table-cell>
          <table:table-cell office:value-type="float" office:value="0.0643558502197" calcext:value-type="float">
            <text:p>0.0643558502</text:p>
          </table:table-cell>
          <table:table-cell table:number-columns-repeated="4"/>
          <table:table-cell office:value-type="float" office:value="2372" calcext:value-type="float">
            <text:p>2372</text:p>
          </table:table-cell>
          <table:table-cell office:value-type="float" office:value="0.689805030823" calcext:value-type="float">
            <text:p>0.6898050308</text:p>
          </table:table-cell>
          <table:table-cell table:number-columns-repeated="3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.0700678825378" calcext:value-type="float">
            <text:p>0.0700678825</text:p>
          </table:table-cell>
          <table:table-cell table:number-columns-repeated="4"/>
          <table:table-cell office:value-type="float" office:value="2373" calcext:value-type="float">
            <text:p>2373</text:p>
          </table:table-cell>
          <table:table-cell office:value-type="float" office:value="0.0560710430145" calcext:value-type="float">
            <text:p>0.056071043</text:p>
          </table:table-cell>
          <table:table-cell table:number-columns-repeated="4"/>
          <table:table-cell office:value-type="float" office:value="2373" calcext:value-type="float">
            <text:p>2373</text:p>
          </table:table-cell>
          <table:table-cell office:value-type="float" office:value="0.694802999496" calcext:value-type="float">
            <text:p>0.6948029995</text:p>
          </table:table-cell>
          <table:table-cell table:number-columns-repeated="3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.0726878643036" calcext:value-type="float">
            <text:p>0.0726878643</text:p>
          </table:table-cell>
          <table:table-cell table:number-columns-repeated="4"/>
          <table:table-cell office:value-type="float" office:value="2374" calcext:value-type="float">
            <text:p>2374</text:p>
          </table:table-cell>
          <table:table-cell office:value-type="float" office:value="0.0635280609131" calcext:value-type="float">
            <text:p>0.0635280609</text:p>
          </table:table-cell>
          <table:table-cell table:number-columns-repeated="4"/>
          <table:table-cell office:value-type="float" office:value="2374" calcext:value-type="float">
            <text:p>2374</text:p>
          </table:table-cell>
          <table:table-cell office:value-type="float" office:value="0.710382938385" calcext:value-type="float">
            <text:p>0.7103829384</text:p>
          </table:table-cell>
          <table:table-cell table:number-columns-repeated="3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.0724399089813" calcext:value-type="float">
            <text:p>0.072439909</text:p>
          </table:table-cell>
          <table:table-cell table:number-columns-repeated="4"/>
          <table:table-cell office:value-type="float" office:value="2375" calcext:value-type="float">
            <text:p>2375</text:p>
          </table:table-cell>
          <table:table-cell office:value-type="float" office:value="0.0622780323029" calcext:value-type="float">
            <text:p>0.0622780323</text:p>
          </table:table-cell>
          <table:table-cell table:number-columns-repeated="4"/>
          <table:table-cell office:value-type="float" office:value="2375" calcext:value-type="float">
            <text:p>2375</text:p>
          </table:table-cell>
          <table:table-cell office:value-type="float" office:value="0.685406923294" calcext:value-type="float">
            <text:p>0.6854069233</text:p>
          </table:table-cell>
          <table:table-cell table:number-columns-repeated="3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.0696039199829" calcext:value-type="float">
            <text:p>0.06960392</text:p>
          </table:table-cell>
          <table:table-cell table:number-columns-repeated="4"/>
          <table:table-cell office:value-type="float" office:value="2376" calcext:value-type="float">
            <text:p>2376</text:p>
          </table:table-cell>
          <table:table-cell office:value-type="float" office:value="0.0630490779877" calcext:value-type="float">
            <text:p>0.063049078</text:p>
          </table:table-cell>
          <table:table-cell table:number-columns-repeated="4"/>
          <table:table-cell office:value-type="float" office:value="2376" calcext:value-type="float">
            <text:p>2376</text:p>
          </table:table-cell>
          <table:table-cell office:value-type="float" office:value="0.713849067688" calcext:value-type="float">
            <text:p>0.7138490677</text:p>
          </table:table-cell>
          <table:table-cell table:number-columns-repeated="3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.067578792572" calcext:value-type="float">
            <text:p>0.0675787926</text:p>
          </table:table-cell>
          <table:table-cell table:number-columns-repeated="4"/>
          <table:table-cell office:value-type="float" office:value="2377" calcext:value-type="float">
            <text:p>2377</text:p>
          </table:table-cell>
          <table:table-cell office:value-type="float" office:value="0.062735080719" calcext:value-type="float">
            <text:p>0.0627350807</text:p>
          </table:table-cell>
          <table:table-cell table:number-columns-repeated="4"/>
          <table:table-cell office:value-type="float" office:value="2377" calcext:value-type="float">
            <text:p>2377</text:p>
          </table:table-cell>
          <table:table-cell office:value-type="float" office:value="0.69109082222" calcext:value-type="float">
            <text:p>0.6910908222</text:p>
          </table:table-cell>
          <table:table-cell table:number-columns-repeated="3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.0706610679626" calcext:value-type="float">
            <text:p>0.070661068</text:p>
          </table:table-cell>
          <table:table-cell table:number-columns-repeated="4"/>
          <table:table-cell office:value-type="float" office:value="2378" calcext:value-type="float">
            <text:p>2378</text:p>
          </table:table-cell>
          <table:table-cell office:value-type="float" office:value="0.0627439022064" calcext:value-type="float">
            <text:p>0.0627439022</text:p>
          </table:table-cell>
          <table:table-cell table:number-columns-repeated="4"/>
          <table:table-cell office:value-type="float" office:value="2378" calcext:value-type="float">
            <text:p>2378</text:p>
          </table:table-cell>
          <table:table-cell office:value-type="float" office:value="0.704233884811" calcext:value-type="float">
            <text:p>0.7042338848</text:p>
          </table:table-cell>
          <table:table-cell table:number-columns-repeated="3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.0697619915009" calcext:value-type="float">
            <text:p>0.0697619915</text:p>
          </table:table-cell>
          <table:table-cell table:number-columns-repeated="4"/>
          <table:table-cell office:value-type="float" office:value="2379" calcext:value-type="float">
            <text:p>2379</text:p>
          </table:table-cell>
          <table:table-cell office:value-type="float" office:value="0.0629589557648" calcext:value-type="float">
            <text:p>0.0629589558</text:p>
          </table:table-cell>
          <table:table-cell table:number-columns-repeated="4"/>
          <table:table-cell office:value-type="float" office:value="2379" calcext:value-type="float">
            <text:p>2379</text:p>
          </table:table-cell>
          <table:table-cell office:value-type="float" office:value="0.709607839584" calcext:value-type="float">
            <text:p>0.7096078396</text:p>
          </table:table-cell>
          <table:table-cell table:number-columns-repeated="3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.0712881088257" calcext:value-type="float">
            <text:p>0.0712881088</text:p>
          </table:table-cell>
          <table:table-cell table:number-columns-repeated="4"/>
          <table:table-cell office:value-type="float" office:value="2380" calcext:value-type="float">
            <text:p>2380</text:p>
          </table:table-cell>
          <table:table-cell office:value-type="float" office:value="0.0624430179596" calcext:value-type="float">
            <text:p>0.062443018</text:p>
          </table:table-cell>
          <table:table-cell table:number-columns-repeated="4"/>
          <table:table-cell office:value-type="float" office:value="2380" calcext:value-type="float">
            <text:p>2380</text:p>
          </table:table-cell>
          <table:table-cell office:value-type="float" office:value="0.696583032608" calcext:value-type="float">
            <text:p>0.6965830326</text:p>
          </table:table-cell>
          <table:table-cell table:number-columns-repeated="3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0.0732638835907" calcext:value-type="float">
            <text:p>0.0732638836</text:p>
          </table:table-cell>
          <table:table-cell table:number-columns-repeated="4"/>
          <table:table-cell office:value-type="float" office:value="2381" calcext:value-type="float">
            <text:p>2381</text:p>
          </table:table-cell>
          <table:table-cell office:value-type="float" office:value="0.0632610321045" calcext:value-type="float">
            <text:p>0.0632610321</text:p>
          </table:table-cell>
          <table:table-cell table:number-columns-repeated="4"/>
          <table:table-cell office:value-type="float" office:value="2381" calcext:value-type="float">
            <text:p>2381</text:p>
          </table:table-cell>
          <table:table-cell office:value-type="float" office:value="0.696761846542" calcext:value-type="float">
            <text:p>0.6967618465</text:p>
          </table:table-cell>
          <table:table-cell table:number-columns-repeated="3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0.0714600086212" calcext:value-type="float">
            <text:p>0.0714600086</text:p>
          </table:table-cell>
          <table:table-cell table:number-columns-repeated="4"/>
          <table:table-cell office:value-type="float" office:value="2382" calcext:value-type="float">
            <text:p>2382</text:p>
          </table:table-cell>
          <table:table-cell office:value-type="float" office:value="0.0612502098083" calcext:value-type="float">
            <text:p>0.0612502098</text:p>
          </table:table-cell>
          <table:table-cell table:number-columns-repeated="4"/>
          <table:table-cell office:value-type="float" office:value="2382" calcext:value-type="float">
            <text:p>2382</text:p>
          </table:table-cell>
          <table:table-cell office:value-type="float" office:value="0.697870969772" calcext:value-type="float">
            <text:p>0.6978709698</text:p>
          </table:table-cell>
          <table:table-cell table:number-columns-repeated="3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0.073126077652" calcext:value-type="float">
            <text:p>0.0731260777</text:p>
          </table:table-cell>
          <table:table-cell table:number-columns-repeated="4"/>
          <table:table-cell office:value-type="float" office:value="2383" calcext:value-type="float">
            <text:p>2383</text:p>
          </table:table-cell>
          <table:table-cell office:value-type="float" office:value="0.0626339912415" calcext:value-type="float">
            <text:p>0.0626339912</text:p>
          </table:table-cell>
          <table:table-cell table:number-columns-repeated="4"/>
          <table:table-cell office:value-type="float" office:value="2383" calcext:value-type="float">
            <text:p>2383</text:p>
          </table:table-cell>
          <table:table-cell office:value-type="float" office:value="0.702092885971" calcext:value-type="float">
            <text:p>0.702092886</text:p>
          </table:table-cell>
          <table:table-cell table:number-columns-repeated="3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.0699429512024" calcext:value-type="float">
            <text:p>0.0699429512</text:p>
          </table:table-cell>
          <table:table-cell table:number-columns-repeated="4"/>
          <table:table-cell office:value-type="float" office:value="2384" calcext:value-type="float">
            <text:p>2384</text:p>
          </table:table-cell>
          <table:table-cell office:value-type="float" office:value="0.0639770030975" calcext:value-type="float">
            <text:p>0.0639770031</text:p>
          </table:table-cell>
          <table:table-cell table:number-columns-repeated="4"/>
          <table:table-cell office:value-type="float" office:value="2384" calcext:value-type="float">
            <text:p>2384</text:p>
          </table:table-cell>
          <table:table-cell office:value-type="float" office:value="0.709914922714" calcext:value-type="float">
            <text:p>0.7099149227</text:p>
          </table:table-cell>
          <table:table-cell table:number-columns-repeated="3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.0699520111084" calcext:value-type="float">
            <text:p>0.0699520111</text:p>
          </table:table-cell>
          <table:table-cell table:number-columns-repeated="4"/>
          <table:table-cell office:value-type="float" office:value="2385" calcext:value-type="float">
            <text:p>2385</text:p>
          </table:table-cell>
          <table:table-cell office:value-type="float" office:value="0.0625321865082" calcext:value-type="float">
            <text:p>0.0625321865</text:p>
          </table:table-cell>
          <table:table-cell table:number-columns-repeated="4"/>
          <table:table-cell office:value-type="float" office:value="2385" calcext:value-type="float">
            <text:p>2385</text:p>
          </table:table-cell>
          <table:table-cell office:value-type="float" office:value="0.694899082184" calcext:value-type="float">
            <text:p>0.6948990822</text:p>
          </table:table-cell>
          <table:table-cell table:number-columns-repeated="3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.0698909759521" calcext:value-type="float">
            <text:p>0.069890976</text:p>
          </table:table-cell>
          <table:table-cell table:number-columns-repeated="4"/>
          <table:table-cell office:value-type="float" office:value="2386" calcext:value-type="float">
            <text:p>2386</text:p>
          </table:table-cell>
          <table:table-cell office:value-type="float" office:value="0.0619568824768" calcext:value-type="float">
            <text:p>0.0619568825</text:p>
          </table:table-cell>
          <table:table-cell table:number-columns-repeated="4"/>
          <table:table-cell office:value-type="float" office:value="2386" calcext:value-type="float">
            <text:p>2386</text:p>
          </table:table-cell>
          <table:table-cell office:value-type="float" office:value="0.691880941391" calcext:value-type="float">
            <text:p>0.6918809414</text:p>
          </table:table-cell>
          <table:table-cell table:number-columns-repeated="3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0.0697810649872" calcext:value-type="float">
            <text:p>0.069781065</text:p>
          </table:table-cell>
          <table:table-cell table:number-columns-repeated="4"/>
          <table:table-cell office:value-type="float" office:value="2387" calcext:value-type="float">
            <text:p>2387</text:p>
          </table:table-cell>
          <table:table-cell office:value-type="float" office:value="0.0623559951782" calcext:value-type="float">
            <text:p>0.0623559952</text:p>
          </table:table-cell>
          <table:table-cell table:number-columns-repeated="4"/>
          <table:table-cell office:value-type="float" office:value="2387" calcext:value-type="float">
            <text:p>2387</text:p>
          </table:table-cell>
          <table:table-cell office:value-type="float" office:value="0.699704885483" calcext:value-type="float">
            <text:p>0.6997048855</text:p>
          </table:table-cell>
          <table:table-cell table:number-columns-repeated="3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.0717911720276" calcext:value-type="float">
            <text:p>0.071791172</text:p>
          </table:table-cell>
          <table:table-cell table:number-columns-repeated="4"/>
          <table:table-cell office:value-type="float" office:value="2388" calcext:value-type="float">
            <text:p>2388</text:p>
          </table:table-cell>
          <table:table-cell office:value-type="float" office:value="0.0631160736084" calcext:value-type="float">
            <text:p>0.0631160736</text:p>
          </table:table-cell>
          <table:table-cell table:number-columns-repeated="4"/>
          <table:table-cell office:value-type="float" office:value="2388" calcext:value-type="float">
            <text:p>2388</text:p>
          </table:table-cell>
          <table:table-cell office:value-type="float" office:value="0.678864955902" calcext:value-type="float">
            <text:p>0.6788649559</text:p>
          </table:table-cell>
          <table:table-cell table:number-columns-repeated="3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.0716831684113" calcext:value-type="float">
            <text:p>0.0716831684</text:p>
          </table:table-cell>
          <table:table-cell table:number-columns-repeated="4"/>
          <table:table-cell office:value-type="float" office:value="2389" calcext:value-type="float">
            <text:p>2389</text:p>
          </table:table-cell>
          <table:table-cell office:value-type="float" office:value="0.0635278224945" calcext:value-type="float">
            <text:p>0.0635278225</text:p>
          </table:table-cell>
          <table:table-cell table:number-columns-repeated="4"/>
          <table:table-cell office:value-type="float" office:value="2389" calcext:value-type="float">
            <text:p>2389</text:p>
          </table:table-cell>
          <table:table-cell office:value-type="float" office:value="0.697146892548" calcext:value-type="float">
            <text:p>0.6971468925</text:p>
          </table:table-cell>
          <table:table-cell table:number-columns-repeated="3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.0703310966492" calcext:value-type="float">
            <text:p>0.0703310966</text:p>
          </table:table-cell>
          <table:table-cell table:number-columns-repeated="4"/>
          <table:table-cell office:value-type="float" office:value="2390" calcext:value-type="float">
            <text:p>2390</text:p>
          </table:table-cell>
          <table:table-cell office:value-type="float" office:value="0.0662441253662" calcext:value-type="float">
            <text:p>0.0662441254</text:p>
          </table:table-cell>
          <table:table-cell table:number-columns-repeated="4"/>
          <table:table-cell office:value-type="float" office:value="2390" calcext:value-type="float">
            <text:p>2390</text:p>
          </table:table-cell>
          <table:table-cell office:value-type="float" office:value="0.686899900436" calcext:value-type="float">
            <text:p>0.6868999004</text:p>
          </table:table-cell>
          <table:table-cell table:number-columns-repeated="3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.071897983551" calcext:value-type="float">
            <text:p>0.0718979836</text:p>
          </table:table-cell>
          <table:table-cell table:number-columns-repeated="4"/>
          <table:table-cell office:value-type="float" office:value="2391" calcext:value-type="float">
            <text:p>2391</text:p>
          </table:table-cell>
          <table:table-cell office:value-type="float" office:value="0.0628890991211" calcext:value-type="float">
            <text:p>0.0628890991</text:p>
          </table:table-cell>
          <table:table-cell table:number-columns-repeated="4"/>
          <table:table-cell office:value-type="float" office:value="2391" calcext:value-type="float">
            <text:p>2391</text:p>
          </table:table-cell>
          <table:table-cell office:value-type="float" office:value="0.70286488533" calcext:value-type="float">
            <text:p>0.7028648853</text:p>
          </table:table-cell>
          <table:table-cell table:number-columns-repeated="3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0.0697519779205" calcext:value-type="float">
            <text:p>0.0697519779</text:p>
          </table:table-cell>
          <table:table-cell table:number-columns-repeated="4"/>
          <table:table-cell office:value-type="float" office:value="2392" calcext:value-type="float">
            <text:p>2392</text:p>
          </table:table-cell>
          <table:table-cell office:value-type="float" office:value="0.0633940696716" calcext:value-type="float">
            <text:p>0.0633940697</text:p>
          </table:table-cell>
          <table:table-cell table:number-columns-repeated="4"/>
          <table:table-cell office:value-type="float" office:value="2392" calcext:value-type="float">
            <text:p>2392</text:p>
          </table:table-cell>
          <table:table-cell office:value-type="float" office:value="0.688008069992" calcext:value-type="float">
            <text:p>0.68800807</text:p>
          </table:table-cell>
          <table:table-cell table:number-columns-repeated="3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0.0699460506439" calcext:value-type="float">
            <text:p>0.0699460506</text:p>
          </table:table-cell>
          <table:table-cell table:number-columns-repeated="4"/>
          <table:table-cell office:value-type="float" office:value="2393" calcext:value-type="float">
            <text:p>2393</text:p>
          </table:table-cell>
          <table:table-cell office:value-type="float" office:value="0.0650341510773" calcext:value-type="float">
            <text:p>0.0650341511</text:p>
          </table:table-cell>
          <table:table-cell table:number-columns-repeated="4"/>
          <table:table-cell office:value-type="float" office:value="2393" calcext:value-type="float">
            <text:p>2393</text:p>
          </table:table-cell>
          <table:table-cell office:value-type="float" office:value="0.686976909637" calcext:value-type="float">
            <text:p>0.6869769096</text:p>
          </table:table-cell>
          <table:table-cell table:number-columns-repeated="3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.0701110363007" calcext:value-type="float">
            <text:p>0.0701110363</text:p>
          </table:table-cell>
          <table:table-cell table:number-columns-repeated="4"/>
          <table:table-cell office:value-type="float" office:value="2394" calcext:value-type="float">
            <text:p>2394</text:p>
          </table:table-cell>
          <table:table-cell office:value-type="float" office:value="0.0634191036224" calcext:value-type="float">
            <text:p>0.0634191036</text:p>
          </table:table-cell>
          <table:table-cell table:number-columns-repeated="4"/>
          <table:table-cell office:value-type="float" office:value="2394" calcext:value-type="float">
            <text:p>2394</text:p>
          </table:table-cell>
          <table:table-cell office:value-type="float" office:value="0.680123090744" calcext:value-type="float">
            <text:p>0.6801230907</text:p>
          </table:table-cell>
          <table:table-cell table:number-columns-repeated="3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.0699770450592" calcext:value-type="float">
            <text:p>0.0699770451</text:p>
          </table:table-cell>
          <table:table-cell table:number-columns-repeated="4"/>
          <table:table-cell office:value-type="float" office:value="2395" calcext:value-type="float">
            <text:p>2395</text:p>
          </table:table-cell>
          <table:table-cell office:value-type="float" office:value="0.0629041194916" calcext:value-type="float">
            <text:p>0.0629041195</text:p>
          </table:table-cell>
          <table:table-cell table:number-columns-repeated="4"/>
          <table:table-cell office:value-type="float" office:value="2395" calcext:value-type="float">
            <text:p>2395</text:p>
          </table:table-cell>
          <table:table-cell office:value-type="float" office:value="0.686407089233" calcext:value-type="float">
            <text:p>0.6864070892</text:p>
          </table:table-cell>
          <table:table-cell table:number-columns-repeated="3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0.0675210952759" calcext:value-type="float">
            <text:p>0.0675210953</text:p>
          </table:table-cell>
          <table:table-cell table:number-columns-repeated="4"/>
          <table:table-cell office:value-type="float" office:value="2396" calcext:value-type="float">
            <text:p>2396</text:p>
          </table:table-cell>
          <table:table-cell office:value-type="float" office:value="0.0644779205322" calcext:value-type="float">
            <text:p>0.0644779205</text:p>
          </table:table-cell>
          <table:table-cell table:number-columns-repeated="4"/>
          <table:table-cell office:value-type="float" office:value="2396" calcext:value-type="float">
            <text:p>2396</text:p>
          </table:table-cell>
          <table:table-cell office:value-type="float" office:value="0.689613103867" calcext:value-type="float">
            <text:p>0.6896131039</text:p>
          </table:table-cell>
          <table:table-cell table:number-columns-repeated="3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.0654330253601" calcext:value-type="float">
            <text:p>0.0654330254</text:p>
          </table:table-cell>
          <table:table-cell table:number-columns-repeated="4"/>
          <table:table-cell office:value-type="float" office:value="2397" calcext:value-type="float">
            <text:p>2397</text:p>
          </table:table-cell>
          <table:table-cell office:value-type="float" office:value="0.06600689888" calcext:value-type="float">
            <text:p>0.0660068989</text:p>
          </table:table-cell>
          <table:table-cell table:number-columns-repeated="4"/>
          <table:table-cell office:value-type="float" office:value="2397" calcext:value-type="float">
            <text:p>2397</text:p>
          </table:table-cell>
          <table:table-cell office:value-type="float" office:value="0.680441141129" calcext:value-type="float">
            <text:p>0.6804411411</text:p>
          </table:table-cell>
          <table:table-cell table:number-columns-repeated="3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.0738320350647" calcext:value-type="float">
            <text:p>0.0738320351</text:p>
          </table:table-cell>
          <table:table-cell table:number-columns-repeated="4"/>
          <table:table-cell office:value-type="float" office:value="2398" calcext:value-type="float">
            <text:p>2398</text:p>
          </table:table-cell>
          <table:table-cell office:value-type="float" office:value="0.0565299987793" calcext:value-type="float">
            <text:p>0.0565299988</text:p>
          </table:table-cell>
          <table:table-cell table:number-columns-repeated="4"/>
          <table:table-cell office:value-type="float" office:value="2398" calcext:value-type="float">
            <text:p>2398</text:p>
          </table:table-cell>
          <table:table-cell office:value-type="float" office:value="0.709609031677" calcext:value-type="float">
            <text:p>0.7096090317</text:p>
          </table:table-cell>
          <table:table-cell table:number-columns-repeated="3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0.070436000824" calcext:value-type="float">
            <text:p>0.0704360008</text:p>
          </table:table-cell>
          <table:table-cell table:number-columns-repeated="4"/>
          <table:table-cell office:value-type="float" office:value="2399" calcext:value-type="float">
            <text:p>2399</text:p>
          </table:table-cell>
          <table:table-cell office:value-type="float" office:value="0.0652339458466" calcext:value-type="float">
            <text:p>0.0652339458</text:p>
          </table:table-cell>
          <table:table-cell table:number-columns-repeated="4"/>
          <table:table-cell office:value-type="float" office:value="2399" calcext:value-type="float">
            <text:p>2399</text:p>
          </table:table-cell>
          <table:table-cell office:value-type="float" office:value="0.696341991425" calcext:value-type="float">
            <text:p>0.6963419914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721790790558" calcext:value-type="float">
            <text:p>0.0721790791</text:p>
          </table:table-cell>
          <table:table-cell table:number-columns-repeated="4"/>
          <table:table-cell office:value-type="float" office:value="2400" calcext:value-type="float">
            <text:p>2400</text:p>
          </table:table-cell>
          <table:table-cell office:value-type="float" office:value="0.0636470317841" calcext:value-type="float">
            <text:p>0.0636470318</text:p>
          </table:table-cell>
          <table:table-cell table:number-columns-repeated="4"/>
          <table:table-cell office:value-type="float" office:value="2400" calcext:value-type="float">
            <text:p>2400</text:p>
          </table:table-cell>
          <table:table-cell office:value-type="float" office:value="0.693707942963" calcext:value-type="float">
            <text:p>0.693707943</text:p>
          </table:table-cell>
          <table:table-cell table:number-columns-repeated="3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0.0713489055634" calcext:value-type="float">
            <text:p>0.0713489056</text:p>
          </table:table-cell>
          <table:table-cell table:number-columns-repeated="4"/>
          <table:table-cell office:value-type="float" office:value="2401" calcext:value-type="float">
            <text:p>2401</text:p>
          </table:table-cell>
          <table:table-cell office:value-type="float" office:value="0.064325094223" calcext:value-type="float">
            <text:p>0.0643250942</text:p>
          </table:table-cell>
          <table:table-cell table:number-columns-repeated="4"/>
          <table:table-cell office:value-type="float" office:value="2401" calcext:value-type="float">
            <text:p>2401</text:p>
          </table:table-cell>
          <table:table-cell office:value-type="float" office:value="0.678136110306" calcext:value-type="float">
            <text:p>0.6781361103</text:p>
          </table:table-cell>
          <table:table-cell table:number-columns-repeated="3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.0698709487915" calcext:value-type="float">
            <text:p>0.0698709488</text:p>
          </table:table-cell>
          <table:table-cell table:number-columns-repeated="4"/>
          <table:table-cell office:value-type="float" office:value="2402" calcext:value-type="float">
            <text:p>2402</text:p>
          </table:table-cell>
          <table:table-cell office:value-type="float" office:value="0.0631489753723" calcext:value-type="float">
            <text:p>0.0631489754</text:p>
          </table:table-cell>
          <table:table-cell table:number-columns-repeated="4"/>
          <table:table-cell office:value-type="float" office:value="2402" calcext:value-type="float">
            <text:p>2402</text:p>
          </table:table-cell>
          <table:table-cell office:value-type="float" office:value="0.683092832565" calcext:value-type="float">
            <text:p>0.6830928326</text:p>
          </table:table-cell>
          <table:table-cell table:number-columns-repeated="3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.0722320079803" calcext:value-type="float">
            <text:p>0.072232008</text:p>
          </table:table-cell>
          <table:table-cell table:number-columns-repeated="4"/>
          <table:table-cell office:value-type="float" office:value="2403" calcext:value-type="float">
            <text:p>2403</text:p>
          </table:table-cell>
          <table:table-cell office:value-type="float" office:value="0.0641438961029" calcext:value-type="float">
            <text:p>0.0641438961</text:p>
          </table:table-cell>
          <table:table-cell table:number-columns-repeated="4"/>
          <table:table-cell office:value-type="float" office:value="2403" calcext:value-type="float">
            <text:p>2403</text:p>
          </table:table-cell>
          <table:table-cell office:value-type="float" office:value="0.684278011322" calcext:value-type="float">
            <text:p>0.6842780113</text:p>
          </table:table-cell>
          <table:table-cell table:number-columns-repeated="3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.0701861381531" calcext:value-type="float">
            <text:p>0.0701861382</text:p>
          </table:table-cell>
          <table:table-cell table:number-columns-repeated="4"/>
          <table:table-cell office:value-type="float" office:value="2404" calcext:value-type="float">
            <text:p>2404</text:p>
          </table:table-cell>
          <table:table-cell office:value-type="float" office:value="0.0659301280975" calcext:value-type="float">
            <text:p>0.0659301281</text:p>
          </table:table-cell>
          <table:table-cell table:number-columns-repeated="4"/>
          <table:table-cell office:value-type="float" office:value="2404" calcext:value-type="float">
            <text:p>2404</text:p>
          </table:table-cell>
          <table:table-cell office:value-type="float" office:value="0.684843063354" calcext:value-type="float">
            <text:p>0.6848430634</text:p>
          </table:table-cell>
          <table:table-cell table:number-columns-repeated="3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.0724060535431" calcext:value-type="float">
            <text:p>0.0724060535</text:p>
          </table:table-cell>
          <table:table-cell table:number-columns-repeated="4"/>
          <table:table-cell office:value-type="float" office:value="2405" calcext:value-type="float">
            <text:p>2405</text:p>
          </table:table-cell>
          <table:table-cell office:value-type="float" office:value="0.0631070137024" calcext:value-type="float">
            <text:p>0.0631070137</text:p>
          </table:table-cell>
          <table:table-cell table:number-columns-repeated="4"/>
          <table:table-cell office:value-type="float" office:value="2405" calcext:value-type="float">
            <text:p>2405</text:p>
          </table:table-cell>
          <table:table-cell office:value-type="float" office:value="0.737232923508" calcext:value-type="float">
            <text:p>0.7372329235</text:p>
          </table:table-cell>
          <table:table-cell table:number-columns-repeated="3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.065710067749" calcext:value-type="float">
            <text:p>0.0657100677</text:p>
          </table:table-cell>
          <table:table-cell table:number-columns-repeated="4"/>
          <table:table-cell office:value-type="float" office:value="2406" calcext:value-type="float">
            <text:p>2406</text:p>
          </table:table-cell>
          <table:table-cell office:value-type="float" office:value="0.0660901069641" calcext:value-type="float">
            <text:p>0.066090107</text:p>
          </table:table-cell>
          <table:table-cell table:number-columns-repeated="4"/>
          <table:table-cell office:value-type="float" office:value="2406" calcext:value-type="float">
            <text:p>2406</text:p>
          </table:table-cell>
          <table:table-cell office:value-type="float" office:value="0.681584119797" calcext:value-type="float">
            <text:p>0.6815841198</text:p>
          </table:table-cell>
          <table:table-cell table:number-columns-repeated="3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.0714519023895" calcext:value-type="float">
            <text:p>0.0714519024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office:value-type="float" office:value="0.0655958652496" calcext:value-type="float">
            <text:p>0.0655958652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office:value-type="float" office:value="0.683211088181" calcext:value-type="float">
            <text:p>0.6832110882</text:p>
          </table:table-cell>
          <table:table-cell table:number-columns-repeated="3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0.069030046463" calcext:value-type="float">
            <text:p>0.0690300465</text:p>
          </table:table-cell>
          <table:table-cell table:number-columns-repeated="4"/>
          <table:table-cell office:value-type="float" office:value="2408" calcext:value-type="float">
            <text:p>2408</text:p>
          </table:table-cell>
          <table:table-cell office:value-type="float" office:value="0.0630121231079" calcext:value-type="float">
            <text:p>0.0630121231</text:p>
          </table:table-cell>
          <table:table-cell table:number-columns-repeated="4"/>
          <table:table-cell office:value-type="float" office:value="2408" calcext:value-type="float">
            <text:p>2408</text:p>
          </table:table-cell>
          <table:table-cell office:value-type="float" office:value="0.683530807495" calcext:value-type="float">
            <text:p>0.6835308075</text:p>
          </table:table-cell>
          <table:table-cell table:number-columns-repeated="3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.069885969162" calcext:value-type="float">
            <text:p>0.0698859692</text:p>
          </table:table-cell>
          <table:table-cell table:number-columns-repeated="4"/>
          <table:table-cell office:value-type="float" office:value="2409" calcext:value-type="float">
            <text:p>2409</text:p>
          </table:table-cell>
          <table:table-cell office:value-type="float" office:value="0.0633280277252" calcext:value-type="float">
            <text:p>0.0633280277</text:p>
          </table:table-cell>
          <table:table-cell table:number-columns-repeated="4"/>
          <table:table-cell office:value-type="float" office:value="2409" calcext:value-type="float">
            <text:p>2409</text:p>
          </table:table-cell>
          <table:table-cell office:value-type="float" office:value="0.690800189972" calcext:value-type="float">
            <text:p>0.69080019</text:p>
          </table:table-cell>
          <table:table-cell table:number-columns-repeated="3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.0699779987335" calcext:value-type="float">
            <text:p>0.0699779987</text:p>
          </table:table-cell>
          <table:table-cell table:number-columns-repeated="4"/>
          <table:table-cell office:value-type="float" office:value="2410" calcext:value-type="float">
            <text:p>2410</text:p>
          </table:table-cell>
          <table:table-cell office:value-type="float" office:value="0.0640470981598" calcext:value-type="float">
            <text:p>0.0640470982</text:p>
          </table:table-cell>
          <table:table-cell table:number-columns-repeated="4"/>
          <table:table-cell office:value-type="float" office:value="2410" calcext:value-type="float">
            <text:p>2410</text:p>
          </table:table-cell>
          <table:table-cell office:value-type="float" office:value="0.686369180679" calcext:value-type="float">
            <text:p>0.6863691807</text:p>
          </table:table-cell>
          <table:table-cell table:number-columns-repeated="3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0.0730259418488" calcext:value-type="float">
            <text:p>0.0730259418</text:p>
          </table:table-cell>
          <table:table-cell table:number-columns-repeated="4"/>
          <table:table-cell office:value-type="float" office:value="2411" calcext:value-type="float">
            <text:p>2411</text:p>
          </table:table-cell>
          <table:table-cell office:value-type="float" office:value="0.0661969184875" calcext:value-type="float">
            <text:p>0.0661969185</text:p>
          </table:table-cell>
          <table:table-cell table:number-columns-repeated="4"/>
          <table:table-cell office:value-type="float" office:value="2411" calcext:value-type="float">
            <text:p>2411</text:p>
          </table:table-cell>
          <table:table-cell office:value-type="float" office:value="0.680480003357" calcext:value-type="float">
            <text:p>0.6804800034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.0711569786072" calcext:value-type="float">
            <text:p>0.0711569786</text:p>
          </table:table-cell>
          <table:table-cell table:number-columns-repeated="4"/>
          <table:table-cell office:value-type="float" office:value="2412" calcext:value-type="float">
            <text:p>2412</text:p>
          </table:table-cell>
          <table:table-cell office:value-type="float" office:value="0.0658941268921" calcext:value-type="float">
            <text:p>0.0658941269</text:p>
          </table:table-cell>
          <table:table-cell table:number-columns-repeated="4"/>
          <table:table-cell office:value-type="float" office:value="2412" calcext:value-type="float">
            <text:p>2412</text:p>
          </table:table-cell>
          <table:table-cell office:value-type="float" office:value="0.688759088516" calcext:value-type="float">
            <text:p>0.6887590885</text:p>
          </table:table-cell>
          <table:table-cell table:number-columns-repeated="3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.0719401836395" calcext:value-type="float">
            <text:p>0.0719401836</text:p>
          </table:table-cell>
          <table:table-cell table:number-columns-repeated="4"/>
          <table:table-cell office:value-type="float" office:value="2413" calcext:value-type="float">
            <text:p>2413</text:p>
          </table:table-cell>
          <table:table-cell office:value-type="float" office:value="0.0654640197754" calcext:value-type="float">
            <text:p>0.0654640198</text:p>
          </table:table-cell>
          <table:table-cell table:number-columns-repeated="4"/>
          <table:table-cell office:value-type="float" office:value="2413" calcext:value-type="float">
            <text:p>2413</text:p>
          </table:table-cell>
          <table:table-cell office:value-type="float" office:value="0.776005983353" calcext:value-type="float">
            <text:p>0.7760059834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.0720338821411" calcext:value-type="float">
            <text:p>0.0720338821</text:p>
          </table:table-cell>
          <table:table-cell table:number-columns-repeated="4"/>
          <table:table-cell office:value-type="float" office:value="2414" calcext:value-type="float">
            <text:p>2414</text:p>
          </table:table-cell>
          <table:table-cell office:value-type="float" office:value="0.0633430480957" calcext:value-type="float">
            <text:p>0.0633430481</text:p>
          </table:table-cell>
          <table:table-cell table:number-columns-repeated="4"/>
          <table:table-cell office:value-type="float" office:value="2414" calcext:value-type="float">
            <text:p>2414</text:p>
          </table:table-cell>
          <table:table-cell office:value-type="float" office:value="0.687266111374" calcext:value-type="float">
            <text:p>0.6872661114</text:p>
          </table:table-cell>
          <table:table-cell table:number-columns-repeated="3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0.0673611164093" calcext:value-type="float">
            <text:p>0.0673611164</text:p>
          </table:table-cell>
          <table:table-cell table:number-columns-repeated="4"/>
          <table:table-cell office:value-type="float" office:value="2415" calcext:value-type="float">
            <text:p>2415</text:p>
          </table:table-cell>
          <table:table-cell office:value-type="float" office:value="0.0630819797516" calcext:value-type="float">
            <text:p>0.0630819798</text:p>
          </table:table-cell>
          <table:table-cell table:number-columns-repeated="4"/>
          <table:table-cell office:value-type="float" office:value="2415" calcext:value-type="float">
            <text:p>2415</text:p>
          </table:table-cell>
          <table:table-cell office:value-type="float" office:value="0.697927951813" calcext:value-type="float">
            <text:p>0.6979279518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.0714628696442" calcext:value-type="float">
            <text:p>0.0714628696</text:p>
          </table:table-cell>
          <table:table-cell table:number-columns-repeated="4"/>
          <table:table-cell office:value-type="float" office:value="2416" calcext:value-type="float">
            <text:p>2416</text:p>
          </table:table-cell>
          <table:table-cell office:value-type="float" office:value="0.0638539791107" calcext:value-type="float">
            <text:p>0.0638539791</text:p>
          </table:table-cell>
          <table:table-cell table:number-columns-repeated="4"/>
          <table:table-cell office:value-type="float" office:value="2416" calcext:value-type="float">
            <text:p>2416</text:p>
          </table:table-cell>
          <table:table-cell office:value-type="float" office:value="0.683105945587" calcext:value-type="float">
            <text:p>0.6831059456</text:p>
          </table:table-cell>
          <table:table-cell table:number-columns-repeated="3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0.0709600448608" calcext:value-type="float">
            <text:p>0.0709600449</text:p>
          </table:table-cell>
          <table:table-cell table:number-columns-repeated="4"/>
          <table:table-cell office:value-type="float" office:value="2417" calcext:value-type="float">
            <text:p>2417</text:p>
          </table:table-cell>
          <table:table-cell office:value-type="float" office:value="0.0622370243073" calcext:value-type="float">
            <text:p>0.0622370243</text:p>
          </table:table-cell>
          <table:table-cell table:number-columns-repeated="4"/>
          <table:table-cell office:value-type="float" office:value="2417" calcext:value-type="float">
            <text:p>2417</text:p>
          </table:table-cell>
          <table:table-cell office:value-type="float" office:value="0.680909872055" calcext:value-type="float">
            <text:p>0.6809098721</text:p>
          </table:table-cell>
          <table:table-cell table:number-columns-repeated="3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.0699911117554" calcext:value-type="float">
            <text:p>0.0699911118</text:p>
          </table:table-cell>
          <table:table-cell table:number-columns-repeated="4"/>
          <table:table-cell office:value-type="float" office:value="2418" calcext:value-type="float">
            <text:p>2418</text:p>
          </table:table-cell>
          <table:table-cell office:value-type="float" office:value="0.0638830661774" calcext:value-type="float">
            <text:p>0.0638830662</text:p>
          </table:table-cell>
          <table:table-cell table:number-columns-repeated="4"/>
          <table:table-cell office:value-type="float" office:value="2418" calcext:value-type="float">
            <text:p>2418</text:p>
          </table:table-cell>
          <table:table-cell office:value-type="float" office:value="0.697988986969" calcext:value-type="float">
            <text:p>0.697988987</text:p>
          </table:table-cell>
          <table:table-cell table:number-columns-repeated="3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.0707981586456" calcext:value-type="float">
            <text:p>0.0707981586</text:p>
          </table:table-cell>
          <table:table-cell table:number-columns-repeated="4"/>
          <table:table-cell office:value-type="float" office:value="2419" calcext:value-type="float">
            <text:p>2419</text:p>
          </table:table-cell>
          <table:table-cell office:value-type="float" office:value="0.0631160736084" calcext:value-type="float">
            <text:p>0.0631160736</text:p>
          </table:table-cell>
          <table:table-cell table:number-columns-repeated="4"/>
          <table:table-cell office:value-type="float" office:value="2419" calcext:value-type="float">
            <text:p>2419</text:p>
          </table:table-cell>
          <table:table-cell office:value-type="float" office:value="0.676854133606" calcext:value-type="float">
            <text:p>0.6768541336</text:p>
          </table:table-cell>
          <table:table-cell table:number-columns-repeated="3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.071888923645" calcext:value-type="float">
            <text:p>0.0718889236</text:p>
          </table:table-cell>
          <table:table-cell table:number-columns-repeated="4"/>
          <table:table-cell office:value-type="float" office:value="2420" calcext:value-type="float">
            <text:p>2420</text:p>
          </table:table-cell>
          <table:table-cell office:value-type="float" office:value="0.064728975296" calcext:value-type="float">
            <text:p>0.0647289753</text:p>
          </table:table-cell>
          <table:table-cell table:number-columns-repeated="4"/>
          <table:table-cell office:value-type="float" office:value="2420" calcext:value-type="float">
            <text:p>2420</text:p>
          </table:table-cell>
          <table:table-cell office:value-type="float" office:value="0.687213897705" calcext:value-type="float">
            <text:p>0.6872138977</text:p>
          </table:table-cell>
          <table:table-cell table:number-columns-repeated="3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.0700840950012" calcext:value-type="float">
            <text:p>0.070084095</text:p>
          </table:table-cell>
          <table:table-cell table:number-columns-repeated="4"/>
          <table:table-cell office:value-type="float" office:value="2421" calcext:value-type="float">
            <text:p>2421</text:p>
          </table:table-cell>
          <table:table-cell office:value-type="float" office:value="0.0654990673065" calcext:value-type="float">
            <text:p>0.0654990673</text:p>
          </table:table-cell>
          <table:table-cell table:number-columns-repeated="4"/>
          <table:table-cell office:value-type="float" office:value="2421" calcext:value-type="float">
            <text:p>2421</text:p>
          </table:table-cell>
          <table:table-cell office:value-type="float" office:value="0.683691978455" calcext:value-type="float">
            <text:p>0.6836919785</text:p>
          </table:table-cell>
          <table:table-cell table:number-columns-repeated="3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.0701160430908" calcext:value-type="float">
            <text:p>0.0701160431</text:p>
          </table:table-cell>
          <table:table-cell table:number-columns-repeated="4"/>
          <table:table-cell office:value-type="float" office:value="2422" calcext:value-type="float">
            <text:p>2422</text:p>
          </table:table-cell>
          <table:table-cell office:value-type="float" office:value="0.0645258426666" calcext:value-type="float">
            <text:p>0.0645258427</text:p>
          </table:table-cell>
          <table:table-cell table:number-columns-repeated="4"/>
          <table:table-cell office:value-type="float" office:value="2422" calcext:value-type="float">
            <text:p>2422</text:p>
          </table:table-cell>
          <table:table-cell office:value-type="float" office:value="0.686712026596" calcext:value-type="float">
            <text:p>0.6867120266</text:p>
          </table:table-cell>
          <table:table-cell table:number-columns-repeated="3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.0697710514069" calcext:value-type="float">
            <text:p>0.0697710514</text:p>
          </table:table-cell>
          <table:table-cell table:number-columns-repeated="4"/>
          <table:table-cell office:value-type="float" office:value="2423" calcext:value-type="float">
            <text:p>2423</text:p>
          </table:table-cell>
          <table:table-cell office:value-type="float" office:value="0.0656268596649" calcext:value-type="float">
            <text:p>0.0656268597</text:p>
          </table:table-cell>
          <table:table-cell table:number-columns-repeated="4"/>
          <table:table-cell office:value-type="float" office:value="2423" calcext:value-type="float">
            <text:p>2423</text:p>
          </table:table-cell>
          <table:table-cell office:value-type="float" office:value="0.683479785919" calcext:value-type="float">
            <text:p>0.6834797859</text:p>
          </table:table-cell>
          <table:table-cell table:number-columns-repeated="3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.0719051361084" calcext:value-type="float">
            <text:p>0.0719051361</text:p>
          </table:table-cell>
          <table:table-cell table:number-columns-repeated="4"/>
          <table:table-cell office:value-type="float" office:value="2424" calcext:value-type="float">
            <text:p>2424</text:p>
          </table:table-cell>
          <table:table-cell office:value-type="float" office:value="0.0642130374908" calcext:value-type="float">
            <text:p>0.0642130375</text:p>
          </table:table-cell>
          <table:table-cell table:number-columns-repeated="4"/>
          <table:table-cell office:value-type="float" office:value="2424" calcext:value-type="float">
            <text:p>2424</text:p>
          </table:table-cell>
          <table:table-cell office:value-type="float" office:value="0.682011842728" calcext:value-type="float">
            <text:p>0.6820118427</text:p>
          </table:table-cell>
          <table:table-cell table:number-columns-repeated="3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.07017993927" calcext:value-type="float">
            <text:p>0.0701799393</text:p>
          </table:table-cell>
          <table:table-cell table:number-columns-repeated="4"/>
          <table:table-cell office:value-type="float" office:value="2425" calcext:value-type="float">
            <text:p>2425</text:p>
          </table:table-cell>
          <table:table-cell office:value-type="float" office:value="0.0641388893127" calcext:value-type="float">
            <text:p>0.0641388893</text:p>
          </table:table-cell>
          <table:table-cell table:number-columns-repeated="4"/>
          <table:table-cell office:value-type="float" office:value="2425" calcext:value-type="float">
            <text:p>2425</text:p>
          </table:table-cell>
          <table:table-cell office:value-type="float" office:value="0.6817278862" calcext:value-type="float">
            <text:p>0.6817278862</text:p>
          </table:table-cell>
          <table:table-cell table:number-columns-repeated="3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0.072468996048" calcext:value-type="float">
            <text:p>0.072468996</text:p>
          </table:table-cell>
          <table:table-cell table:number-columns-repeated="4"/>
          <table:table-cell office:value-type="float" office:value="2426" calcext:value-type="float">
            <text:p>2426</text:p>
          </table:table-cell>
          <table:table-cell office:value-type="float" office:value="0.0658068656921" calcext:value-type="float">
            <text:p>0.0658068657</text:p>
          </table:table-cell>
          <table:table-cell table:number-columns-repeated="4"/>
          <table:table-cell office:value-type="float" office:value="2426" calcext:value-type="float">
            <text:p>2426</text:p>
          </table:table-cell>
          <table:table-cell office:value-type="float" office:value="0.683884859085" calcext:value-type="float">
            <text:p>0.6838848591</text:p>
          </table:table-cell>
          <table:table-cell table:number-columns-repeated="3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0.0702829360962" calcext:value-type="float">
            <text:p>0.0702829361</text:p>
          </table:table-cell>
          <table:table-cell table:number-columns-repeated="4"/>
          <table:table-cell office:value-type="float" office:value="2427" calcext:value-type="float">
            <text:p>2427</text:p>
          </table:table-cell>
          <table:table-cell office:value-type="float" office:value="0.0605330467224" calcext:value-type="float">
            <text:p>0.0605330467</text:p>
          </table:table-cell>
          <table:table-cell table:number-columns-repeated="4"/>
          <table:table-cell office:value-type="float" office:value="2427" calcext:value-type="float">
            <text:p>2427</text:p>
          </table:table-cell>
          <table:table-cell office:value-type="float" office:value="0.687990188599" calcext:value-type="float">
            <text:p>0.6879901886</text:p>
          </table:table-cell>
          <table:table-cell table:number-columns-repeated="3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0.0700190067291" calcext:value-type="float">
            <text:p>0.0700190067</text:p>
          </table:table-cell>
          <table:table-cell table:number-columns-repeated="4"/>
          <table:table-cell office:value-type="float" office:value="2428" calcext:value-type="float">
            <text:p>2428</text:p>
          </table:table-cell>
          <table:table-cell office:value-type="float" office:value="0.0630578994751" calcext:value-type="float">
            <text:p>0.0630578995</text:p>
          </table:table-cell>
          <table:table-cell table:number-columns-repeated="4"/>
          <table:table-cell office:value-type="float" office:value="2428" calcext:value-type="float">
            <text:p>2428</text:p>
          </table:table-cell>
          <table:table-cell office:value-type="float" office:value="0.694287061691" calcext:value-type="float">
            <text:p>0.6942870617</text:p>
          </table:table-cell>
          <table:table-cell table:number-columns-repeated="3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0.0709791183472" calcext:value-type="float">
            <text:p>0.0709791183</text:p>
          </table:table-cell>
          <table:table-cell table:number-columns-repeated="4"/>
          <table:table-cell office:value-type="float" office:value="2429" calcext:value-type="float">
            <text:p>2429</text:p>
          </table:table-cell>
          <table:table-cell office:value-type="float" office:value="0.0627038478851" calcext:value-type="float">
            <text:p>0.0627038479</text:p>
          </table:table-cell>
          <table:table-cell table:number-columns-repeated="4"/>
          <table:table-cell office:value-type="float" office:value="2429" calcext:value-type="float">
            <text:p>2429</text:p>
          </table:table-cell>
          <table:table-cell office:value-type="float" office:value="0.688614845276" calcext:value-type="float">
            <text:p>0.6886148453</text:p>
          </table:table-cell>
          <table:table-cell table:number-columns-repeated="3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.0704040527344" calcext:value-type="float">
            <text:p>0.0704040527</text:p>
          </table:table-cell>
          <table:table-cell table:number-columns-repeated="4"/>
          <table:table-cell office:value-type="float" office:value="2430" calcext:value-type="float">
            <text:p>2430</text:p>
          </table:table-cell>
          <table:table-cell office:value-type="float" office:value="0.0642199516296" calcext:value-type="float">
            <text:p>0.0642199516</text:p>
          </table:table-cell>
          <table:table-cell table:number-columns-repeated="4"/>
          <table:table-cell office:value-type="float" office:value="2430" calcext:value-type="float">
            <text:p>2430</text:p>
          </table:table-cell>
          <table:table-cell office:value-type="float" office:value="0.707033157349" calcext:value-type="float">
            <text:p>0.7070331573</text:p>
          </table:table-cell>
          <table:table-cell table:number-columns-repeated="3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0.0728378295898" calcext:value-type="float">
            <text:p>0.0728378296</text:p>
          </table:table-cell>
          <table:table-cell table:number-columns-repeated="4"/>
          <table:table-cell office:value-type="float" office:value="2431" calcext:value-type="float">
            <text:p>2431</text:p>
          </table:table-cell>
          <table:table-cell office:value-type="float" office:value="0.0629761219025" calcext:value-type="float">
            <text:p>0.0629761219</text:p>
          </table:table-cell>
          <table:table-cell table:number-columns-repeated="4"/>
          <table:table-cell office:value-type="float" office:value="2431" calcext:value-type="float">
            <text:p>2431</text:p>
          </table:table-cell>
          <table:table-cell office:value-type="float" office:value="0.73329782486" calcext:value-type="float">
            <text:p>0.7332978249</text:p>
          </table:table-cell>
          <table:table-cell table:number-columns-repeated="3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.0700509548187" calcext:value-type="float">
            <text:p>0.0700509548</text:p>
          </table:table-cell>
          <table:table-cell table:number-columns-repeated="4"/>
          <table:table-cell office:value-type="float" office:value="2432" calcext:value-type="float">
            <text:p>2432</text:p>
          </table:table-cell>
          <table:table-cell office:value-type="float" office:value="0.0630490779877" calcext:value-type="float">
            <text:p>0.063049078</text:p>
          </table:table-cell>
          <table:table-cell table:number-columns-repeated="4"/>
          <table:table-cell office:value-type="float" office:value="2432" calcext:value-type="float">
            <text:p>2432</text:p>
          </table:table-cell>
          <table:table-cell office:value-type="float" office:value="0.695611953735" calcext:value-type="float">
            <text:p>0.6956119537</text:p>
          </table:table-cell>
          <table:table-cell table:number-columns-repeated="3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.0665259361267" calcext:value-type="float">
            <text:p>0.0665259361</text:p>
          </table:table-cell>
          <table:table-cell table:number-columns-repeated="4"/>
          <table:table-cell office:value-type="float" office:value="2433" calcext:value-type="float">
            <text:p>2433</text:p>
          </table:table-cell>
          <table:table-cell office:value-type="float" office:value="0.0647869110107" calcext:value-type="float">
            <text:p>0.064786911</text:p>
          </table:table-cell>
          <table:table-cell table:number-columns-repeated="4"/>
          <table:table-cell office:value-type="float" office:value="2433" calcext:value-type="float">
            <text:p>2433</text:p>
          </table:table-cell>
          <table:table-cell office:value-type="float" office:value="0.710415840149" calcext:value-type="float">
            <text:p>0.7104158401</text:p>
          </table:table-cell>
          <table:table-cell table:number-columns-repeated="3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0.0713450908661" calcext:value-type="float">
            <text:p>0.0713450909</text:p>
          </table:table-cell>
          <table:table-cell table:number-columns-repeated="4"/>
          <table:table-cell office:value-type="float" office:value="2434" calcext:value-type="float">
            <text:p>2434</text:p>
          </table:table-cell>
          <table:table-cell office:value-type="float" office:value="0.0629410743713" calcext:value-type="float">
            <text:p>0.0629410744</text:p>
          </table:table-cell>
          <table:table-cell table:number-columns-repeated="4"/>
          <table:table-cell office:value-type="float" office:value="2434" calcext:value-type="float">
            <text:p>2434</text:p>
          </table:table-cell>
          <table:table-cell office:value-type="float" office:value="0.705532073975" calcext:value-type="float">
            <text:p>0.705532074</text:p>
          </table:table-cell>
          <table:table-cell table:number-columns-repeated="3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0.0703890323639" calcext:value-type="float">
            <text:p>0.0703890324</text:p>
          </table:table-cell>
          <table:table-cell table:number-columns-repeated="4"/>
          <table:table-cell office:value-type="float" office:value="2435" calcext:value-type="float">
            <text:p>2435</text:p>
          </table:table-cell>
          <table:table-cell office:value-type="float" office:value="0.0646760463715" calcext:value-type="float">
            <text:p>0.0646760464</text:p>
          </table:table-cell>
          <table:table-cell table:number-columns-repeated="4"/>
          <table:table-cell office:value-type="float" office:value="2435" calcext:value-type="float">
            <text:p>2435</text:p>
          </table:table-cell>
          <table:table-cell office:value-type="float" office:value="0.734941005707" calcext:value-type="float">
            <text:p>0.7349410057</text:p>
          </table:table-cell>
          <table:table-cell table:number-columns-repeated="3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0.0701761245728" calcext:value-type="float">
            <text:p>0.0701761246</text:p>
          </table:table-cell>
          <table:table-cell table:number-columns-repeated="4"/>
          <table:table-cell office:value-type="float" office:value="2436" calcext:value-type="float">
            <text:p>2436</text:p>
          </table:table-cell>
          <table:table-cell office:value-type="float" office:value="0.0648210048676" calcext:value-type="float">
            <text:p>0.0648210049</text:p>
          </table:table-cell>
          <table:table-cell table:number-columns-repeated="4"/>
          <table:table-cell office:value-type="float" office:value="2436" calcext:value-type="float">
            <text:p>2436</text:p>
          </table:table-cell>
          <table:table-cell office:value-type="float" office:value="0.721175909042" calcext:value-type="float">
            <text:p>0.721175909</text:p>
          </table:table-cell>
          <table:table-cell table:number-columns-repeated="3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0.0651040077209" calcext:value-type="float">
            <text:p>0.0651040077</text:p>
          </table:table-cell>
          <table:table-cell table:number-columns-repeated="4"/>
          <table:table-cell office:value-type="float" office:value="2437" calcext:value-type="float">
            <text:p>2437</text:p>
          </table:table-cell>
          <table:table-cell office:value-type="float" office:value="0.0633330345154" calcext:value-type="float">
            <text:p>0.0633330345</text:p>
          </table:table-cell>
          <table:table-cell table:number-columns-repeated="4"/>
          <table:table-cell office:value-type="float" office:value="2437" calcext:value-type="float">
            <text:p>2437</text:p>
          </table:table-cell>
          <table:table-cell office:value-type="float" office:value="0.68247294426" calcext:value-type="float">
            <text:p>0.6824729443</text:p>
          </table:table-cell>
          <table:table-cell table:number-columns-repeated="3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0.0651578903198" calcext:value-type="float">
            <text:p>0.0651578903</text:p>
          </table:table-cell>
          <table:table-cell table:number-columns-repeated="4"/>
          <table:table-cell office:value-type="float" office:value="2438" calcext:value-type="float">
            <text:p>2438</text:p>
          </table:table-cell>
          <table:table-cell office:value-type="float" office:value="0.06334400177" calcext:value-type="float">
            <text:p>0.0633440018</text:p>
          </table:table-cell>
          <table:table-cell table:number-columns-repeated="4"/>
          <table:table-cell office:value-type="float" office:value="2438" calcext:value-type="float">
            <text:p>2438</text:p>
          </table:table-cell>
          <table:table-cell office:value-type="float" office:value="0.721252918243" calcext:value-type="float">
            <text:p>0.7212529182</text:p>
          </table:table-cell>
          <table:table-cell table:number-columns-repeated="3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0.0701220035553" calcext:value-type="float">
            <text:p>0.0701220036</text:p>
          </table:table-cell>
          <table:table-cell table:number-columns-repeated="4"/>
          <table:table-cell office:value-type="float" office:value="2439" calcext:value-type="float">
            <text:p>2439</text:p>
          </table:table-cell>
          <table:table-cell office:value-type="float" office:value="0.0636191368103" calcext:value-type="float">
            <text:p>0.0636191368</text:p>
          </table:table-cell>
          <table:table-cell table:number-columns-repeated="4"/>
          <table:table-cell office:value-type="float" office:value="2439" calcext:value-type="float">
            <text:p>2439</text:p>
          </table:table-cell>
          <table:table-cell office:value-type="float" office:value="0.746935844421" calcext:value-type="float">
            <text:p>0.7469358444</text:p>
          </table:table-cell>
          <table:table-cell table:number-columns-repeated="3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.064661026001" calcext:value-type="float">
            <text:p>0.064661026</text:p>
          </table:table-cell>
          <table:table-cell table:number-columns-repeated="4"/>
          <table:table-cell office:value-type="float" office:value="2440" calcext:value-type="float">
            <text:p>2440</text:p>
          </table:table-cell>
          <table:table-cell office:value-type="float" office:value="0.0646450519562" calcext:value-type="float">
            <text:p>0.064645052</text:p>
          </table:table-cell>
          <table:table-cell table:number-columns-repeated="4"/>
          <table:table-cell office:value-type="float" office:value="2440" calcext:value-type="float">
            <text:p>2440</text:p>
          </table:table-cell>
          <table:table-cell office:value-type="float" office:value="0.685107946396" calcext:value-type="float">
            <text:p>0.6851079464</text:p>
          </table:table-cell>
          <table:table-cell table:number-columns-repeated="3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0.0705170631409" calcext:value-type="float">
            <text:p>0.0705170631</text:p>
          </table:table-cell>
          <table:table-cell table:number-columns-repeated="4"/>
          <table:table-cell office:value-type="float" office:value="2441" calcext:value-type="float">
            <text:p>2441</text:p>
          </table:table-cell>
          <table:table-cell office:value-type="float" office:value="0.0639281272888" calcext:value-type="float">
            <text:p>0.0639281273</text:p>
          </table:table-cell>
          <table:table-cell table:number-columns-repeated="4"/>
          <table:table-cell office:value-type="float" office:value="2441" calcext:value-type="float">
            <text:p>2441</text:p>
          </table:table-cell>
          <table:table-cell office:value-type="float" office:value="0.709018945694" calcext:value-type="float">
            <text:p>0.7090189457</text:p>
          </table:table-cell>
          <table:table-cell table:number-columns-repeated="3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0.0702290534973" calcext:value-type="float">
            <text:p>0.0702290535</text:p>
          </table:table-cell>
          <table:table-cell table:number-columns-repeated="4"/>
          <table:table-cell office:value-type="float" office:value="2442" calcext:value-type="float">
            <text:p>2442</text:p>
          </table:table-cell>
          <table:table-cell office:value-type="float" office:value="0.0633878707886" calcext:value-type="float">
            <text:p>0.0633878708</text:p>
          </table:table-cell>
          <table:table-cell table:number-columns-repeated="4"/>
          <table:table-cell office:value-type="float" office:value="2442" calcext:value-type="float">
            <text:p>2442</text:p>
          </table:table-cell>
          <table:table-cell office:value-type="float" office:value="0.725527763367" calcext:value-type="float">
            <text:p>0.7255277634</text:p>
          </table:table-cell>
          <table:table-cell table:number-columns-repeated="3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0.0707609653473" calcext:value-type="float">
            <text:p>0.0707609653</text:p>
          </table:table-cell>
          <table:table-cell table:number-columns-repeated="4"/>
          <table:table-cell office:value-type="float" office:value="2443" calcext:value-type="float">
            <text:p>2443</text:p>
          </table:table-cell>
          <table:table-cell office:value-type="float" office:value="0.0649180412292" calcext:value-type="float">
            <text:p>0.0649180412</text:p>
          </table:table-cell>
          <table:table-cell table:number-columns-repeated="4"/>
          <table:table-cell office:value-type="float" office:value="2443" calcext:value-type="float">
            <text:p>2443</text:p>
          </table:table-cell>
          <table:table-cell office:value-type="float" office:value="0.69842004776" calcext:value-type="float">
            <text:p>0.6984200478</text:p>
          </table:table-cell>
          <table:table-cell table:number-columns-repeated="3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0.067636013031" calcext:value-type="float">
            <text:p>0.067636013</text:p>
          </table:table-cell>
          <table:table-cell table:number-columns-repeated="4"/>
          <table:table-cell office:value-type="float" office:value="2444" calcext:value-type="float">
            <text:p>2444</text:p>
          </table:table-cell>
          <table:table-cell office:value-type="float" office:value="0.0631420612335" calcext:value-type="float">
            <text:p>0.0631420612</text:p>
          </table:table-cell>
          <table:table-cell table:number-columns-repeated="4"/>
          <table:table-cell office:value-type="float" office:value="2444" calcext:value-type="float">
            <text:p>2444</text:p>
          </table:table-cell>
          <table:table-cell office:value-type="float" office:value="0.69420003891" calcext:value-type="float">
            <text:p>0.6942000389</text:p>
          </table:table-cell>
          <table:table-cell table:number-columns-repeated="3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0.0700070858002" calcext:value-type="float">
            <text:p>0.0700070858</text:p>
          </table:table-cell>
          <table:table-cell table:number-columns-repeated="4"/>
          <table:table-cell office:value-type="float" office:value="2445" calcext:value-type="float">
            <text:p>2445</text:p>
          </table:table-cell>
          <table:table-cell office:value-type="float" office:value="0.0616388320923" calcext:value-type="float">
            <text:p>0.0616388321</text:p>
          </table:table-cell>
          <table:table-cell table:number-columns-repeated="4"/>
          <table:table-cell office:value-type="float" office:value="2445" calcext:value-type="float">
            <text:p>2445</text:p>
          </table:table-cell>
          <table:table-cell office:value-type="float" office:value="0.728214025497" calcext:value-type="float">
            <text:p>0.7282140255</text:p>
          </table:table-cell>
          <table:table-cell table:number-columns-repeated="3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0.0706429481506" calcext:value-type="float">
            <text:p>0.0706429482</text:p>
          </table:table-cell>
          <table:table-cell table:number-columns-repeated="4"/>
          <table:table-cell office:value-type="float" office:value="2446" calcext:value-type="float">
            <text:p>2446</text:p>
          </table:table-cell>
          <table:table-cell office:value-type="float" office:value="0.0633590221405" calcext:value-type="float">
            <text:p>0.0633590221</text:p>
          </table:table-cell>
          <table:table-cell table:number-columns-repeated="4"/>
          <table:table-cell office:value-type="float" office:value="2446" calcext:value-type="float">
            <text:p>2446</text:p>
          </table:table-cell>
          <table:table-cell office:value-type="float" office:value="0.699612855911" calcext:value-type="float">
            <text:p>0.6996128559</text:p>
          </table:table-cell>
          <table:table-cell table:number-columns-repeated="3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0.0706658363342" calcext:value-type="float">
            <text:p>0.0706658363</text:p>
          </table:table-cell>
          <table:table-cell table:number-columns-repeated="4"/>
          <table:table-cell office:value-type="float" office:value="2447" calcext:value-type="float">
            <text:p>2447</text:p>
          </table:table-cell>
          <table:table-cell office:value-type="float" office:value="0.0656778812408" calcext:value-type="float">
            <text:p>0.0656778812</text:p>
          </table:table-cell>
          <table:table-cell table:number-columns-repeated="4"/>
          <table:table-cell office:value-type="float" office:value="2447" calcext:value-type="float">
            <text:p>2447</text:p>
          </table:table-cell>
          <table:table-cell office:value-type="float" office:value="0.707914829254" calcext:value-type="float">
            <text:p>0.7079148293</text:p>
          </table:table-cell>
          <table:table-cell table:number-columns-repeated="3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0.0706589221954" calcext:value-type="float">
            <text:p>0.0706589222</text:p>
          </table:table-cell>
          <table:table-cell table:number-columns-repeated="4"/>
          <table:table-cell office:value-type="float" office:value="2448" calcext:value-type="float">
            <text:p>2448</text:p>
          </table:table-cell>
          <table:table-cell office:value-type="float" office:value="0.066614151001" calcext:value-type="float">
            <text:p>0.066614151</text:p>
          </table:table-cell>
          <table:table-cell table:number-columns-repeated="4"/>
          <table:table-cell office:value-type="float" office:value="2448" calcext:value-type="float">
            <text:p>2448</text:p>
          </table:table-cell>
          <table:table-cell office:value-type="float" office:value="0.722921133041" calcext:value-type="float">
            <text:p>0.722921133</text:p>
          </table:table-cell>
          <table:table-cell table:number-columns-repeated="3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0.0710089206696" calcext:value-type="float">
            <text:p>0.0710089207</text:p>
          </table:table-cell>
          <table:table-cell table:number-columns-repeated="4"/>
          <table:table-cell office:value-type="float" office:value="2449" calcext:value-type="float">
            <text:p>2449</text:p>
          </table:table-cell>
          <table:table-cell office:value-type="float" office:value="0.0637500286102" calcext:value-type="float">
            <text:p>0.0637500286</text:p>
          </table:table-cell>
          <table:table-cell table:number-columns-repeated="4"/>
          <table:table-cell office:value-type="float" office:value="2449" calcext:value-type="float">
            <text:p>2449</text:p>
          </table:table-cell>
          <table:table-cell office:value-type="float" office:value="0.708605051041" calcext:value-type="float">
            <text:p>0.708605051</text:p>
          </table:table-cell>
          <table:table-cell table:number-columns-repeated="3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0700919628143" calcext:value-type="float">
            <text:p>0.0700919628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 office:value-type="float" office:value="0.0637190341949" calcext:value-type="float">
            <text:p>0.0637190342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 office:value-type="float" office:value="0.740909099579" calcext:value-type="float">
            <text:p>0.7409090996</text:p>
          </table:table-cell>
          <table:table-cell table:number-columns-repeated="3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0.0732531547546" calcext:value-type="float">
            <text:p>0.0732531548</text:p>
          </table:table-cell>
          <table:table-cell table:number-columns-repeated="4"/>
          <table:table-cell office:value-type="float" office:value="2451" calcext:value-type="float">
            <text:p>2451</text:p>
          </table:table-cell>
          <table:table-cell office:value-type="float" office:value="0.063807964325" calcext:value-type="float">
            <text:p>0.0638079643</text:p>
          </table:table-cell>
          <table:table-cell table:number-columns-repeated="4"/>
          <table:table-cell office:value-type="float" office:value="2451" calcext:value-type="float">
            <text:p>2451</text:p>
          </table:table-cell>
          <table:table-cell office:value-type="float" office:value="0.741287946701" calcext:value-type="float">
            <text:p>0.7412879467</text:p>
          </table:table-cell>
          <table:table-cell table:number-columns-repeated="3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0.0700488090515" calcext:value-type="float">
            <text:p>0.0700488091</text:p>
          </table:table-cell>
          <table:table-cell table:number-columns-repeated="4"/>
          <table:table-cell office:value-type="float" office:value="2452" calcext:value-type="float">
            <text:p>2452</text:p>
          </table:table-cell>
          <table:table-cell office:value-type="float" office:value="0.0644488334656" calcext:value-type="float">
            <text:p>0.0644488335</text:p>
          </table:table-cell>
          <table:table-cell table:number-columns-repeated="4"/>
          <table:table-cell office:value-type="float" office:value="2452" calcext:value-type="float">
            <text:p>2452</text:p>
          </table:table-cell>
          <table:table-cell office:value-type="float" office:value="0.701987028122" calcext:value-type="float">
            <text:p>0.7019870281</text:p>
          </table:table-cell>
          <table:table-cell table:number-columns-repeated="3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.0703511238098" calcext:value-type="float">
            <text:p>0.0703511238</text:p>
          </table:table-cell>
          <table:table-cell table:number-columns-repeated="4"/>
          <table:table-cell office:value-type="float" office:value="2453" calcext:value-type="float">
            <text:p>2453</text:p>
          </table:table-cell>
          <table:table-cell office:value-type="float" office:value="0.0641071796417" calcext:value-type="float">
            <text:p>0.0641071796</text:p>
          </table:table-cell>
          <table:table-cell table:number-columns-repeated="4"/>
          <table:table-cell office:value-type="float" office:value="2453" calcext:value-type="float">
            <text:p>2453</text:p>
          </table:table-cell>
          <table:table-cell office:value-type="float" office:value="0.710253000259" calcext:value-type="float">
            <text:p>0.7102530003</text:p>
          </table:table-cell>
          <table:table-cell table:number-columns-repeated="3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.0723428726196" calcext:value-type="float">
            <text:p>0.0723428726</text:p>
          </table:table-cell>
          <table:table-cell table:number-columns-repeated="4"/>
          <table:table-cell office:value-type="float" office:value="2454" calcext:value-type="float">
            <text:p>2454</text:p>
          </table:table-cell>
          <table:table-cell office:value-type="float" office:value="0.0649530887604" calcext:value-type="float">
            <text:p>0.0649530888</text:p>
          </table:table-cell>
          <table:table-cell table:number-columns-repeated="4"/>
          <table:table-cell office:value-type="float" office:value="2454" calcext:value-type="float">
            <text:p>2454</text:p>
          </table:table-cell>
          <table:table-cell office:value-type="float" office:value="0.689656019211" calcext:value-type="float">
            <text:p>0.6896560192</text:p>
          </table:table-cell>
          <table:table-cell table:number-columns-repeated="3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.0701098442078" calcext:value-type="float">
            <text:p>0.0701098442</text:p>
          </table:table-cell>
          <table:table-cell table:number-columns-repeated="4"/>
          <table:table-cell office:value-type="float" office:value="2455" calcext:value-type="float">
            <text:p>2455</text:p>
          </table:table-cell>
          <table:table-cell office:value-type="float" office:value="0.0639088153839" calcext:value-type="float">
            <text:p>0.0639088154</text:p>
          </table:table-cell>
          <table:table-cell table:number-columns-repeated="4"/>
          <table:table-cell office:value-type="float" office:value="2455" calcext:value-type="float">
            <text:p>2455</text:p>
          </table:table-cell>
          <table:table-cell office:value-type="float" office:value="0.70033621788" calcext:value-type="float">
            <text:p>0.7003362179</text:p>
          </table:table-cell>
          <table:table-cell table:number-columns-repeated="3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0.0700440406799" calcext:value-type="float">
            <text:p>0.0700440407</text:p>
          </table:table-cell>
          <table:table-cell table:number-columns-repeated="4"/>
          <table:table-cell office:value-type="float" office:value="2456" calcext:value-type="float">
            <text:p>2456</text:p>
          </table:table-cell>
          <table:table-cell office:value-type="float" office:value="0.0639500617981" calcext:value-type="float">
            <text:p>0.0639500618</text:p>
          </table:table-cell>
          <table:table-cell table:number-columns-repeated="4"/>
          <table:table-cell office:value-type="float" office:value="2456" calcext:value-type="float">
            <text:p>2456</text:p>
          </table:table-cell>
          <table:table-cell office:value-type="float" office:value="0.71915602684" calcext:value-type="float">
            <text:p>0.7191560268</text:p>
          </table:table-cell>
          <table:table-cell table:number-columns-repeated="3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0.070787191391" calcext:value-type="float">
            <text:p>0.0707871914</text:p>
          </table:table-cell>
          <table:table-cell table:number-columns-repeated="4"/>
          <table:table-cell office:value-type="float" office:value="2457" calcext:value-type="float">
            <text:p>2457</text:p>
          </table:table-cell>
          <table:table-cell office:value-type="float" office:value="0.0570330619812" calcext:value-type="float">
            <text:p>0.057033062</text:p>
          </table:table-cell>
          <table:table-cell table:number-columns-repeated="4"/>
          <table:table-cell office:value-type="float" office:value="2457" calcext:value-type="float">
            <text:p>2457</text:p>
          </table:table-cell>
          <table:table-cell office:value-type="float" office:value="0.71184015274" calcext:value-type="float">
            <text:p>0.7118401527</text:p>
          </table:table-cell>
          <table:table-cell table:number-columns-repeated="3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0.0704479217529" calcext:value-type="float">
            <text:p>0.0704479218</text:p>
          </table:table-cell>
          <table:table-cell table:number-columns-repeated="4"/>
          <table:table-cell office:value-type="float" office:value="2458" calcext:value-type="float">
            <text:p>2458</text:p>
          </table:table-cell>
          <table:table-cell office:value-type="float" office:value="0.0640020370483" calcext:value-type="float">
            <text:p>0.064002037</text:p>
          </table:table-cell>
          <table:table-cell table:number-columns-repeated="4"/>
          <table:table-cell office:value-type="float" office:value="2458" calcext:value-type="float">
            <text:p>2458</text:p>
          </table:table-cell>
          <table:table-cell office:value-type="float" office:value="0.735267877579" calcext:value-type="float">
            <text:p>0.7352678776</text:p>
          </table:table-cell>
          <table:table-cell table:number-columns-repeated="3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0.0701968669891" calcext:value-type="float">
            <text:p>0.070196867</text:p>
          </table:table-cell>
          <table:table-cell table:number-columns-repeated="4"/>
          <table:table-cell office:value-type="float" office:value="2459" calcext:value-type="float">
            <text:p>2459</text:p>
          </table:table-cell>
          <table:table-cell office:value-type="float" office:value="0.0632050037384" calcext:value-type="float">
            <text:p>0.0632050037</text:p>
          </table:table-cell>
          <table:table-cell table:number-columns-repeated="4"/>
          <table:table-cell office:value-type="float" office:value="2459" calcext:value-type="float">
            <text:p>2459</text:p>
          </table:table-cell>
          <table:table-cell office:value-type="float" office:value="0.719643115997" calcext:value-type="float">
            <text:p>0.719643116</text:p>
          </table:table-cell>
          <table:table-cell table:number-columns-repeated="3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.0723519325256" calcext:value-type="float">
            <text:p>0.0723519325</text:p>
          </table:table-cell>
          <table:table-cell table:number-columns-repeated="4"/>
          <table:table-cell office:value-type="float" office:value="2460" calcext:value-type="float">
            <text:p>2460</text:p>
          </table:table-cell>
          <table:table-cell office:value-type="float" office:value="0.0658800601959" calcext:value-type="float">
            <text:p>0.0658800602</text:p>
          </table:table-cell>
          <table:table-cell table:number-columns-repeated="4"/>
          <table:table-cell office:value-type="float" office:value="2460" calcext:value-type="float">
            <text:p>2460</text:p>
          </table:table-cell>
          <table:table-cell office:value-type="float" office:value="0.713793992996" calcext:value-type="float">
            <text:p>0.713793993</text:p>
          </table:table-cell>
          <table:table-cell table:number-columns-repeated="3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0.0701339244843" calcext:value-type="float">
            <text:p>0.0701339245</text:p>
          </table:table-cell>
          <table:table-cell table:number-columns-repeated="4"/>
          <table:table-cell office:value-type="float" office:value="2461" calcext:value-type="float">
            <text:p>2461</text:p>
          </table:table-cell>
          <table:table-cell office:value-type="float" office:value="0.0643830299377" calcext:value-type="float">
            <text:p>0.0643830299</text:p>
          </table:table-cell>
          <table:table-cell table:number-columns-repeated="4"/>
          <table:table-cell office:value-type="float" office:value="2461" calcext:value-type="float">
            <text:p>2461</text:p>
          </table:table-cell>
          <table:table-cell office:value-type="float" office:value="0.69973897934" calcext:value-type="float">
            <text:p>0.6997389793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0.0726110935211" calcext:value-type="float">
            <text:p>0.0726110935</text:p>
          </table:table-cell>
          <table:table-cell table:number-columns-repeated="4"/>
          <table:table-cell office:value-type="float" office:value="2462" calcext:value-type="float">
            <text:p>2462</text:p>
          </table:table-cell>
          <table:table-cell office:value-type="float" office:value="0.0627880096436" calcext:value-type="float">
            <text:p>0.0627880096</text:p>
          </table:table-cell>
          <table:table-cell table:number-columns-repeated="4"/>
          <table:table-cell office:value-type="float" office:value="2462" calcext:value-type="float">
            <text:p>2462</text:p>
          </table:table-cell>
          <table:table-cell office:value-type="float" office:value="0.747851848602" calcext:value-type="float">
            <text:p>0.7478518486</text:p>
          </table:table-cell>
          <table:table-cell table:number-columns-repeated="3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0.0733690261841" calcext:value-type="float">
            <text:p>0.0733690262</text:p>
          </table:table-cell>
          <table:table-cell table:number-columns-repeated="4"/>
          <table:table-cell office:value-type="float" office:value="2463" calcext:value-type="float">
            <text:p>2463</text:p>
          </table:table-cell>
          <table:table-cell office:value-type="float" office:value="0.0639550685883" calcext:value-type="float">
            <text:p>0.0639550686</text:p>
          </table:table-cell>
          <table:table-cell table:number-columns-repeated="4"/>
          <table:table-cell office:value-type="float" office:value="2463" calcext:value-type="float">
            <text:p>2463</text:p>
          </table:table-cell>
          <table:table-cell office:value-type="float" office:value="0.727397918701" calcext:value-type="float">
            <text:p>0.7273979187</text:p>
          </table:table-cell>
          <table:table-cell table:number-columns-repeated="3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.0706188678741" calcext:value-type="float">
            <text:p>0.0706188679</text:p>
          </table:table-cell>
          <table:table-cell table:number-columns-repeated="4"/>
          <table:table-cell office:value-type="float" office:value="2464" calcext:value-type="float">
            <text:p>2464</text:p>
          </table:table-cell>
          <table:table-cell office:value-type="float" office:value="0.0632858276367" calcext:value-type="float">
            <text:p>0.0632858276</text:p>
          </table:table-cell>
          <table:table-cell table:number-columns-repeated="4"/>
          <table:table-cell office:value-type="float" office:value="2464" calcext:value-type="float">
            <text:p>2464</text:p>
          </table:table-cell>
          <table:table-cell office:value-type="float" office:value="0.70077085495" calcext:value-type="float">
            <text:p>0.700770855</text:p>
          </table:table-cell>
          <table:table-cell table:number-columns-repeated="3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.0705468654633" calcext:value-type="float">
            <text:p>0.0705468655</text:p>
          </table:table-cell>
          <table:table-cell table:number-columns-repeated="4"/>
          <table:table-cell office:value-type="float" office:value="2465" calcext:value-type="float">
            <text:p>2465</text:p>
          </table:table-cell>
          <table:table-cell office:value-type="float" office:value="0.0637271404266" calcext:value-type="float">
            <text:p>0.0637271404</text:p>
          </table:table-cell>
          <table:table-cell table:number-columns-repeated="4"/>
          <table:table-cell office:value-type="float" office:value="2465" calcext:value-type="float">
            <text:p>2465</text:p>
          </table:table-cell>
          <table:table-cell office:value-type="float" office:value="0.706662893295" calcext:value-type="float">
            <text:p>0.7066628933</text:p>
          </table:table-cell>
          <table:table-cell table:number-columns-repeated="3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0.0701870918274" calcext:value-type="float">
            <text:p>0.0701870918</text:p>
          </table:table-cell>
          <table:table-cell table:number-columns-repeated="4"/>
          <table:table-cell office:value-type="float" office:value="2466" calcext:value-type="float">
            <text:p>2466</text:p>
          </table:table-cell>
          <table:table-cell office:value-type="float" office:value="0.0650129318237" calcext:value-type="float">
            <text:p>0.0650129318</text:p>
          </table:table-cell>
          <table:table-cell table:number-columns-repeated="4"/>
          <table:table-cell office:value-type="float" office:value="2466" calcext:value-type="float">
            <text:p>2466</text:p>
          </table:table-cell>
          <table:table-cell office:value-type="float" office:value="0.693922042847" calcext:value-type="float">
            <text:p>0.6939220428</text:p>
          </table:table-cell>
          <table:table-cell table:number-columns-repeated="3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0.0700991153717" calcext:value-type="float">
            <text:p>0.0700991154</text:p>
          </table:table-cell>
          <table:table-cell table:number-columns-repeated="4"/>
          <table:table-cell office:value-type="float" office:value="2467" calcext:value-type="float">
            <text:p>2467</text:p>
          </table:table-cell>
          <table:table-cell office:value-type="float" office:value="0.0644271373749" calcext:value-type="float">
            <text:p>0.0644271374</text:p>
          </table:table-cell>
          <table:table-cell table:number-columns-repeated="4"/>
          <table:table-cell office:value-type="float" office:value="2467" calcext:value-type="float">
            <text:p>2467</text:p>
          </table:table-cell>
          <table:table-cell office:value-type="float" office:value="0.719139099121" calcext:value-type="float">
            <text:p>0.7191390991</text:p>
          </table:table-cell>
          <table:table-cell table:number-columns-repeated="3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0.0704288482666" calcext:value-type="float">
            <text:p>0.0704288483</text:p>
          </table:table-cell>
          <table:table-cell table:number-columns-repeated="4"/>
          <table:table-cell office:value-type="float" office:value="2468" calcext:value-type="float">
            <text:p>2468</text:p>
          </table:table-cell>
          <table:table-cell office:value-type="float" office:value="0.0660040378571" calcext:value-type="float">
            <text:p>0.0660040379</text:p>
          </table:table-cell>
          <table:table-cell table:number-columns-repeated="4"/>
          <table:table-cell office:value-type="float" office:value="2468" calcext:value-type="float">
            <text:p>2468</text:p>
          </table:table-cell>
          <table:table-cell office:value-type="float" office:value="0.716681003571" calcext:value-type="float">
            <text:p>0.7166810036</text:p>
          </table:table-cell>
          <table:table-cell table:number-columns-repeated="3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0.0712089538574" calcext:value-type="float">
            <text:p>0.0712089539</text:p>
          </table:table-cell>
          <table:table-cell table:number-columns-repeated="4"/>
          <table:table-cell office:value-type="float" office:value="2469" calcext:value-type="float">
            <text:p>2469</text:p>
          </table:table-cell>
          <table:table-cell office:value-type="float" office:value="0.0654149055481" calcext:value-type="float">
            <text:p>0.0654149055</text:p>
          </table:table-cell>
          <table:table-cell table:number-columns-repeated="4"/>
          <table:table-cell office:value-type="float" office:value="2469" calcext:value-type="float">
            <text:p>2469</text:p>
          </table:table-cell>
          <table:table-cell office:value-type="float" office:value="0.701239109039" calcext:value-type="float">
            <text:p>0.701239109</text:p>
          </table:table-cell>
          <table:table-cell table:number-columns-repeated="3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0.0691618919373" calcext:value-type="float">
            <text:p>0.0691618919</text:p>
          </table:table-cell>
          <table:table-cell table:number-columns-repeated="4"/>
          <table:table-cell office:value-type="float" office:value="2470" calcext:value-type="float">
            <text:p>2470</text:p>
          </table:table-cell>
          <table:table-cell office:value-type="float" office:value="0.063873052597" calcext:value-type="float">
            <text:p>0.0638730526</text:p>
          </table:table-cell>
          <table:table-cell table:number-columns-repeated="4"/>
          <table:table-cell office:value-type="float" office:value="2470" calcext:value-type="float">
            <text:p>2470</text:p>
          </table:table-cell>
          <table:table-cell office:value-type="float" office:value="0.707492113113" calcext:value-type="float">
            <text:p>0.7074921131</text:p>
          </table:table-cell>
          <table:table-cell table:number-columns-repeated="3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0.0705990791321" calcext:value-type="float">
            <text:p>0.0705990791</text:p>
          </table:table-cell>
          <table:table-cell table:number-columns-repeated="4"/>
          <table:table-cell office:value-type="float" office:value="2471" calcext:value-type="float">
            <text:p>2471</text:p>
          </table:table-cell>
          <table:table-cell office:value-type="float" office:value="0.0629980564117" calcext:value-type="float">
            <text:p>0.0629980564</text:p>
          </table:table-cell>
          <table:table-cell table:number-columns-repeated="4"/>
          <table:table-cell office:value-type="float" office:value="2471" calcext:value-type="float">
            <text:p>2471</text:p>
          </table:table-cell>
          <table:table-cell office:value-type="float" office:value="0.699271917343" calcext:value-type="float">
            <text:p>0.6992719173</text:p>
          </table:table-cell>
          <table:table-cell table:number-columns-repeated="3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.0713260173798" calcext:value-type="float">
            <text:p>0.0713260174</text:p>
          </table:table-cell>
          <table:table-cell table:number-columns-repeated="4"/>
          <table:table-cell office:value-type="float" office:value="2472" calcext:value-type="float">
            <text:p>2472</text:p>
          </table:table-cell>
          <table:table-cell office:value-type="float" office:value="0.0650548934937" calcext:value-type="float">
            <text:p>0.0650548935</text:p>
          </table:table-cell>
          <table:table-cell table:number-columns-repeated="4"/>
          <table:table-cell office:value-type="float" office:value="2472" calcext:value-type="float">
            <text:p>2472</text:p>
          </table:table-cell>
          <table:table-cell office:value-type="float" office:value="0.736327886581" calcext:value-type="float">
            <text:p>0.7363278866</text:p>
          </table:table-cell>
          <table:table-cell table:number-columns-repeated="3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0.0717489719391" calcext:value-type="float">
            <text:p>0.0717489719</text:p>
          </table:table-cell>
          <table:table-cell table:number-columns-repeated="4"/>
          <table:table-cell office:value-type="float" office:value="2473" calcext:value-type="float">
            <text:p>2473</text:p>
          </table:table-cell>
          <table:table-cell office:value-type="float" office:value="0.0664269924164" calcext:value-type="float">
            <text:p>0.0664269924</text:p>
          </table:table-cell>
          <table:table-cell table:number-columns-repeated="4"/>
          <table:table-cell office:value-type="float" office:value="2473" calcext:value-type="float">
            <text:p>2473</text:p>
          </table:table-cell>
          <table:table-cell office:value-type="float" office:value="0.749464035034" calcext:value-type="float">
            <text:p>0.749464035</text:p>
          </table:table-cell>
          <table:table-cell table:number-columns-repeated="3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0.0678360462189" calcext:value-type="float">
            <text:p>0.0678360462</text:p>
          </table:table-cell>
          <table:table-cell table:number-columns-repeated="4"/>
          <table:table-cell office:value-type="float" office:value="2474" calcext:value-type="float">
            <text:p>2474</text:p>
          </table:table-cell>
          <table:table-cell office:value-type="float" office:value="0.0643210411072" calcext:value-type="float">
            <text:p>0.0643210411</text:p>
          </table:table-cell>
          <table:table-cell table:number-columns-repeated="4"/>
          <table:table-cell office:value-type="float" office:value="2474" calcext:value-type="float">
            <text:p>2474</text:p>
          </table:table-cell>
          <table:table-cell office:value-type="float" office:value="0.724684000015" calcext:value-type="float">
            <text:p>0.724684</text:p>
          </table:table-cell>
          <table:table-cell table:number-columns-repeated="3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.0710370540619" calcext:value-type="float">
            <text:p>0.0710370541</text:p>
          </table:table-cell>
          <table:table-cell table:number-columns-repeated="4"/>
          <table:table-cell office:value-type="float" office:value="2475" calcext:value-type="float">
            <text:p>2475</text:p>
          </table:table-cell>
          <table:table-cell office:value-type="float" office:value="0.063686132431" calcext:value-type="float">
            <text:p>0.0636861324</text:p>
          </table:table-cell>
          <table:table-cell table:number-columns-repeated="4"/>
          <table:table-cell office:value-type="float" office:value="2475" calcext:value-type="float">
            <text:p>2475</text:p>
          </table:table-cell>
          <table:table-cell office:value-type="float" office:value="0.710188865662" calcext:value-type="float">
            <text:p>0.7101888657</text:p>
          </table:table-cell>
          <table:table-cell table:number-columns-repeated="3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0.0700931549072" calcext:value-type="float">
            <text:p>0.0700931549</text:p>
          </table:table-cell>
          <table:table-cell table:number-columns-repeated="4"/>
          <table:table-cell office:value-type="float" office:value="2476" calcext:value-type="float">
            <text:p>2476</text:p>
          </table:table-cell>
          <table:table-cell office:value-type="float" office:value="0.0636160373688" calcext:value-type="float">
            <text:p>0.0636160374</text:p>
          </table:table-cell>
          <table:table-cell table:number-columns-repeated="4"/>
          <table:table-cell office:value-type="float" office:value="2476" calcext:value-type="float">
            <text:p>2476</text:p>
          </table:table-cell>
          <table:table-cell office:value-type="float" office:value="0.733771085739" calcext:value-type="float">
            <text:p>0.7337710857</text:p>
          </table:table-cell>
          <table:table-cell table:number-columns-repeated="3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0.0702021121979" calcext:value-type="float">
            <text:p>0.0702021122</text:p>
          </table:table-cell>
          <table:table-cell table:number-columns-repeated="4"/>
          <table:table-cell office:value-type="float" office:value="2477" calcext:value-type="float">
            <text:p>2477</text:p>
          </table:table-cell>
          <table:table-cell office:value-type="float" office:value="0.0656518936157" calcext:value-type="float">
            <text:p>0.0656518936</text:p>
          </table:table-cell>
          <table:table-cell table:number-columns-repeated="4"/>
          <table:table-cell office:value-type="float" office:value="2477" calcext:value-type="float">
            <text:p>2477</text:p>
          </table:table-cell>
          <table:table-cell office:value-type="float" office:value="0.703522920609" calcext:value-type="float">
            <text:p>0.7035229206</text:p>
          </table:table-cell>
          <table:table-cell table:number-columns-repeated="3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0.070081949234" calcext:value-type="float">
            <text:p>0.0700819492</text:p>
          </table:table-cell>
          <table:table-cell table:number-columns-repeated="4"/>
          <table:table-cell office:value-type="float" office:value="2478" calcext:value-type="float">
            <text:p>2478</text:p>
          </table:table-cell>
          <table:table-cell office:value-type="float" office:value="0.0638470649719" calcext:value-type="float">
            <text:p>0.063847065</text:p>
          </table:table-cell>
          <table:table-cell table:number-columns-repeated="4"/>
          <table:table-cell office:value-type="float" office:value="2478" calcext:value-type="float">
            <text:p>2478</text:p>
          </table:table-cell>
          <table:table-cell office:value-type="float" office:value="0.721106052399" calcext:value-type="float">
            <text:p>0.7211060524</text:p>
          </table:table-cell>
          <table:table-cell table:number-columns-repeated="3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0.0701589584351" calcext:value-type="float">
            <text:p>0.0701589584</text:p>
          </table:table-cell>
          <table:table-cell table:number-columns-repeated="4"/>
          <table:table-cell office:value-type="float" office:value="2479" calcext:value-type="float">
            <text:p>2479</text:p>
          </table:table-cell>
          <table:table-cell office:value-type="float" office:value="0.0637350082397" calcext:value-type="float">
            <text:p>0.0637350082</text:p>
          </table:table-cell>
          <table:table-cell table:number-columns-repeated="4"/>
          <table:table-cell office:value-type="float" office:value="2479" calcext:value-type="float">
            <text:p>2479</text:p>
          </table:table-cell>
          <table:table-cell office:value-type="float" office:value="0.710956096649" calcext:value-type="float">
            <text:p>0.7109560966</text:p>
          </table:table-cell>
          <table:table-cell table:number-columns-repeated="3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.0699698925018" calcext:value-type="float">
            <text:p>0.0699698925</text:p>
          </table:table-cell>
          <table:table-cell table:number-columns-repeated="4"/>
          <table:table-cell office:value-type="float" office:value="2480" calcext:value-type="float">
            <text:p>2480</text:p>
          </table:table-cell>
          <table:table-cell office:value-type="float" office:value="0.0635871887207" calcext:value-type="float">
            <text:p>0.0635871887</text:p>
          </table:table-cell>
          <table:table-cell table:number-columns-repeated="4"/>
          <table:table-cell office:value-type="float" office:value="2480" calcext:value-type="float">
            <text:p>2480</text:p>
          </table:table-cell>
          <table:table-cell office:value-type="float" office:value="0.728129863739" calcext:value-type="float">
            <text:p>0.7281298637</text:p>
          </table:table-cell>
          <table:table-cell table:number-columns-repeated="3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0.0710899829865" calcext:value-type="float">
            <text:p>0.071089983</text:p>
          </table:table-cell>
          <table:table-cell table:number-columns-repeated="4"/>
          <table:table-cell office:value-type="float" office:value="2481" calcext:value-type="float">
            <text:p>2481</text:p>
          </table:table-cell>
          <table:table-cell office:value-type="float" office:value="0.0635240077972" calcext:value-type="float">
            <text:p>0.0635240078</text:p>
          </table:table-cell>
          <table:table-cell table:number-columns-repeated="4"/>
          <table:table-cell office:value-type="float" office:value="2481" calcext:value-type="float">
            <text:p>2481</text:p>
          </table:table-cell>
          <table:table-cell office:value-type="float" office:value="0.722141027451" calcext:value-type="float">
            <text:p>0.7221410275</text:p>
          </table:table-cell>
          <table:table-cell table:number-columns-repeated="3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0.0701060295105" calcext:value-type="float">
            <text:p>0.0701060295</text:p>
          </table:table-cell>
          <table:table-cell table:number-columns-repeated="4"/>
          <table:table-cell office:value-type="float" office:value="2482" calcext:value-type="float">
            <text:p>2482</text:p>
          </table:table-cell>
          <table:table-cell office:value-type="float" office:value="0.0656540393829" calcext:value-type="float">
            <text:p>0.0656540394</text:p>
          </table:table-cell>
          <table:table-cell table:number-columns-repeated="4"/>
          <table:table-cell office:value-type="float" office:value="2482" calcext:value-type="float">
            <text:p>2482</text:p>
          </table:table-cell>
          <table:table-cell office:value-type="float" office:value="0.692630052567" calcext:value-type="float">
            <text:p>0.6926300526</text:p>
          </table:table-cell>
          <table:table-cell table:number-columns-repeated="3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0.0706448554993" calcext:value-type="float">
            <text:p>0.0706448555</text:p>
          </table:table-cell>
          <table:table-cell table:number-columns-repeated="4"/>
          <table:table-cell office:value-type="float" office:value="2483" calcext:value-type="float">
            <text:p>2483</text:p>
          </table:table-cell>
          <table:table-cell office:value-type="float" office:value="0.0647130012512" calcext:value-type="float">
            <text:p>0.0647130013</text:p>
          </table:table-cell>
          <table:table-cell table:number-columns-repeated="4"/>
          <table:table-cell office:value-type="float" office:value="2483" calcext:value-type="float">
            <text:p>2483</text:p>
          </table:table-cell>
          <table:table-cell office:value-type="float" office:value="0.691729068756" calcext:value-type="float">
            <text:p>0.6917290688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0.0756638050079" calcext:value-type="float">
            <text:p>0.075663805</text:p>
          </table:table-cell>
          <table:table-cell table:number-columns-repeated="4"/>
          <table:table-cell office:value-type="float" office:value="2484" calcext:value-type="float">
            <text:p>2484</text:p>
          </table:table-cell>
          <table:table-cell office:value-type="float" office:value="0.0651969909668" calcext:value-type="float">
            <text:p>0.065196991</text:p>
          </table:table-cell>
          <table:table-cell table:number-columns-repeated="4"/>
          <table:table-cell office:value-type="float" office:value="2484" calcext:value-type="float">
            <text:p>2484</text:p>
          </table:table-cell>
          <table:table-cell office:value-type="float" office:value="0.728343963623" calcext:value-type="float">
            <text:p>0.7283439636</text:p>
          </table:table-cell>
          <table:table-cell table:number-columns-repeated="3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.0707828998566" calcext:value-type="float">
            <text:p>0.0707828999</text:p>
          </table:table-cell>
          <table:table-cell table:number-columns-repeated="4"/>
          <table:table-cell office:value-type="float" office:value="2485" calcext:value-type="float">
            <text:p>2485</text:p>
          </table:table-cell>
          <table:table-cell office:value-type="float" office:value="0.0651500225067" calcext:value-type="float">
            <text:p>0.0651500225</text:p>
          </table:table-cell>
          <table:table-cell table:number-columns-repeated="4"/>
          <table:table-cell office:value-type="float" office:value="2485" calcext:value-type="float">
            <text:p>2485</text:p>
          </table:table-cell>
          <table:table-cell office:value-type="float" office:value="0.698591947556" calcext:value-type="float">
            <text:p>0.6985919476</text:p>
          </table:table-cell>
          <table:table-cell table:number-columns-repeated="3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.065318107605" calcext:value-type="float">
            <text:p>0.0653181076</text:p>
          </table:table-cell>
          <table:table-cell table:number-columns-repeated="4"/>
          <table:table-cell office:value-type="float" office:value="2486" calcext:value-type="float">
            <text:p>2486</text:p>
          </table:table-cell>
          <table:table-cell office:value-type="float" office:value="0.0638089179993" calcext:value-type="float">
            <text:p>0.063808918</text:p>
          </table:table-cell>
          <table:table-cell table:number-columns-repeated="4"/>
          <table:table-cell office:value-type="float" office:value="2486" calcext:value-type="float">
            <text:p>2486</text:p>
          </table:table-cell>
          <table:table-cell office:value-type="float" office:value="0.701644897461" calcext:value-type="float">
            <text:p>0.7016448975</text:p>
          </table:table-cell>
          <table:table-cell table:number-columns-repeated="3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0.0711789131165" calcext:value-type="float">
            <text:p>0.0711789131</text:p>
          </table:table-cell>
          <table:table-cell table:number-columns-repeated="4"/>
          <table:table-cell office:value-type="float" office:value="2487" calcext:value-type="float">
            <text:p>2487</text:p>
          </table:table-cell>
          <table:table-cell office:value-type="float" office:value="0.064013004303" calcext:value-type="float">
            <text:p>0.0640130043</text:p>
          </table:table-cell>
          <table:table-cell table:number-columns-repeated="4"/>
          <table:table-cell office:value-type="float" office:value="2487" calcext:value-type="float">
            <text:p>2487</text:p>
          </table:table-cell>
          <table:table-cell office:value-type="float" office:value="0.704048156738" calcext:value-type="float">
            <text:p>0.7040481567</text:p>
          </table:table-cell>
          <table:table-cell table:number-columns-repeated="3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0.0718770027161" calcext:value-type="float">
            <text:p>0.0718770027</text:p>
          </table:table-cell>
          <table:table-cell table:number-columns-repeated="4"/>
          <table:table-cell office:value-type="float" office:value="2488" calcext:value-type="float">
            <text:p>2488</text:p>
          </table:table-cell>
          <table:table-cell office:value-type="float" office:value="0.064169883728" calcext:value-type="float">
            <text:p>0.0641698837</text:p>
          </table:table-cell>
          <table:table-cell table:number-columns-repeated="4"/>
          <table:table-cell office:value-type="float" office:value="2488" calcext:value-type="float">
            <text:p>2488</text:p>
          </table:table-cell>
          <table:table-cell office:value-type="float" office:value="0.716267108917" calcext:value-type="float">
            <text:p>0.7162671089</text:p>
          </table:table-cell>
          <table:table-cell table:number-columns-repeated="3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0.0697901248932" calcext:value-type="float">
            <text:p>0.0697901249</text:p>
          </table:table-cell>
          <table:table-cell table:number-columns-repeated="4"/>
          <table:table-cell office:value-type="float" office:value="2489" calcext:value-type="float">
            <text:p>2489</text:p>
          </table:table-cell>
          <table:table-cell office:value-type="float" office:value="0.0563020706177" calcext:value-type="float">
            <text:p>0.0563020706</text:p>
          </table:table-cell>
          <table:table-cell table:number-columns-repeated="4"/>
          <table:table-cell office:value-type="float" office:value="2489" calcext:value-type="float">
            <text:p>2489</text:p>
          </table:table-cell>
          <table:table-cell office:value-type="float" office:value="0.7171189785" calcext:value-type="float">
            <text:p>0.7171189785</text:p>
          </table:table-cell>
          <table:table-cell table:number-columns-repeated="3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0.0655200481415" calcext:value-type="float">
            <text:p>0.0655200481</text:p>
          </table:table-cell>
          <table:table-cell table:number-columns-repeated="4"/>
          <table:table-cell office:value-type="float" office:value="2490" calcext:value-type="float">
            <text:p>2490</text:p>
          </table:table-cell>
          <table:table-cell office:value-type="float" office:value="0.0585820674896" calcext:value-type="float">
            <text:p>0.0585820675</text:p>
          </table:table-cell>
          <table:table-cell table:number-columns-repeated="4"/>
          <table:table-cell office:value-type="float" office:value="2490" calcext:value-type="float">
            <text:p>2490</text:p>
          </table:table-cell>
          <table:table-cell office:value-type="float" office:value="0.69012594223" calcext:value-type="float">
            <text:p>0.6901259422</text:p>
          </table:table-cell>
          <table:table-cell table:number-columns-repeated="3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0.0703217983246" calcext:value-type="float">
            <text:p>0.0703217983</text:p>
          </table:table-cell>
          <table:table-cell table:number-columns-repeated="4"/>
          <table:table-cell office:value-type="float" office:value="2491" calcext:value-type="float">
            <text:p>2491</text:p>
          </table:table-cell>
          <table:table-cell office:value-type="float" office:value="0.0654909610748" calcext:value-type="float">
            <text:p>0.0654909611</text:p>
          </table:table-cell>
          <table:table-cell table:number-columns-repeated="4"/>
          <table:table-cell office:value-type="float" office:value="2491" calcext:value-type="float">
            <text:p>2491</text:p>
          </table:table-cell>
          <table:table-cell office:value-type="float" office:value="0.720665216446" calcext:value-type="float">
            <text:p>0.7206652164</text:p>
          </table:table-cell>
          <table:table-cell table:number-columns-repeated="3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.0701420307159" calcext:value-type="float">
            <text:p>0.0701420307</text:p>
          </table:table-cell>
          <table:table-cell table:number-columns-repeated="4"/>
          <table:table-cell office:value-type="float" office:value="2492" calcext:value-type="float">
            <text:p>2492</text:p>
          </table:table-cell>
          <table:table-cell office:value-type="float" office:value="0.0640301704407" calcext:value-type="float">
            <text:p>0.0640301704</text:p>
          </table:table-cell>
          <table:table-cell table:number-columns-repeated="4"/>
          <table:table-cell office:value-type="float" office:value="2492" calcext:value-type="float">
            <text:p>2492</text:p>
          </table:table-cell>
          <table:table-cell office:value-type="float" office:value="0.717420101166" calcext:value-type="float">
            <text:p>0.7174201012</text:p>
          </table:table-cell>
          <table:table-cell table:number-columns-repeated="3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0.0701611042023" calcext:value-type="float">
            <text:p>0.0701611042</text:p>
          </table:table-cell>
          <table:table-cell table:number-columns-repeated="4"/>
          <table:table-cell office:value-type="float" office:value="2493" calcext:value-type="float">
            <text:p>2493</text:p>
          </table:table-cell>
          <table:table-cell office:value-type="float" office:value="0.0665731430054" calcext:value-type="float">
            <text:p>0.066573143</text:p>
          </table:table-cell>
          <table:table-cell table:number-columns-repeated="4"/>
          <table:table-cell office:value-type="float" office:value="2493" calcext:value-type="float">
            <text:p>2493</text:p>
          </table:table-cell>
          <table:table-cell office:value-type="float" office:value="0.747261047363" calcext:value-type="float">
            <text:p>0.7472610474</text:p>
          </table:table-cell>
          <table:table-cell table:number-columns-repeated="3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.0702669620514" calcext:value-type="float">
            <text:p>0.0702669621</text:p>
          </table:table-cell>
          <table:table-cell table:number-columns-repeated="4"/>
          <table:table-cell office:value-type="float" office:value="2494" calcext:value-type="float">
            <text:p>2494</text:p>
          </table:table-cell>
          <table:table-cell office:value-type="float" office:value="0.0660600662231" calcext:value-type="float">
            <text:p>0.0660600662</text:p>
          </table:table-cell>
          <table:table-cell table:number-columns-repeated="4"/>
          <table:table-cell office:value-type="float" office:value="2494" calcext:value-type="float">
            <text:p>2494</text:p>
          </table:table-cell>
          <table:table-cell office:value-type="float" office:value="0.743901968002" calcext:value-type="float">
            <text:p>0.743901968</text:p>
          </table:table-cell>
          <table:table-cell table:number-columns-repeated="3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0.0718560218811" calcext:value-type="float">
            <text:p>0.0718560219</text:p>
          </table:table-cell>
          <table:table-cell table:number-columns-repeated="4"/>
          <table:table-cell office:value-type="float" office:value="2495" calcext:value-type="float">
            <text:p>2495</text:p>
          </table:table-cell>
          <table:table-cell office:value-type="float" office:value="0.062844991684" calcext:value-type="float">
            <text:p>0.0628449917</text:p>
          </table:table-cell>
          <table:table-cell table:number-columns-repeated="4"/>
          <table:table-cell office:value-type="float" office:value="2495" calcext:value-type="float">
            <text:p>2495</text:p>
          </table:table-cell>
          <table:table-cell office:value-type="float" office:value="0.685377836227" calcext:value-type="float">
            <text:p>0.6853778362</text:p>
          </table:table-cell>
          <table:table-cell table:number-columns-repeated="3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.0716979503632" calcext:value-type="float">
            <text:p>0.0716979504</text:p>
          </table:table-cell>
          <table:table-cell table:number-columns-repeated="4"/>
          <table:table-cell office:value-type="float" office:value="2496" calcext:value-type="float">
            <text:p>2496</text:p>
          </table:table-cell>
          <table:table-cell office:value-type="float" office:value="0.0643448829651" calcext:value-type="float">
            <text:p>0.064344883</text:p>
          </table:table-cell>
          <table:table-cell table:number-columns-repeated="4"/>
          <table:table-cell office:value-type="float" office:value="2496" calcext:value-type="float">
            <text:p>2496</text:p>
          </table:table-cell>
          <table:table-cell office:value-type="float" office:value="0.698977947235" calcext:value-type="float">
            <text:p>0.6989779472</text:p>
          </table:table-cell>
          <table:table-cell table:number-columns-repeated="3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.0704209804535" calcext:value-type="float">
            <text:p>0.0704209805</text:p>
          </table:table-cell>
          <table:table-cell table:number-columns-repeated="4"/>
          <table:table-cell office:value-type="float" office:value="2497" calcext:value-type="float">
            <text:p>2497</text:p>
          </table:table-cell>
          <table:table-cell office:value-type="float" office:value="0.0647811889648" calcext:value-type="float">
            <text:p>0.064781189</text:p>
          </table:table-cell>
          <table:table-cell table:number-columns-repeated="4"/>
          <table:table-cell office:value-type="float" office:value="2497" calcext:value-type="float">
            <text:p>2497</text:p>
          </table:table-cell>
          <table:table-cell office:value-type="float" office:value="0.715121984482" calcext:value-type="float">
            <text:p>0.7151219845</text:p>
          </table:table-cell>
          <table:table-cell table:number-columns-repeated="3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.0706100463867" calcext:value-type="float">
            <text:p>0.0706100464</text:p>
          </table:table-cell>
          <table:table-cell table:number-columns-repeated="4"/>
          <table:table-cell office:value-type="float" office:value="2498" calcext:value-type="float">
            <text:p>2498</text:p>
          </table:table-cell>
          <table:table-cell office:value-type="float" office:value="0.0661449432373" calcext:value-type="float">
            <text:p>0.0661449432</text:p>
          </table:table-cell>
          <table:table-cell table:number-columns-repeated="4"/>
          <table:table-cell office:value-type="float" office:value="2498" calcext:value-type="float">
            <text:p>2498</text:p>
          </table:table-cell>
          <table:table-cell office:value-type="float" office:value="0.689133167267" calcext:value-type="float">
            <text:p>0.6891331673</text:p>
          </table:table-cell>
          <table:table-cell table:number-columns-repeated="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0.0700211524963" calcext:value-type="float">
            <text:p>0.0700211525</text:p>
          </table:table-cell>
          <table:table-cell table:number-columns-repeated="4"/>
          <table:table-cell office:value-type="float" office:value="2499" calcext:value-type="float">
            <text:p>2499</text:p>
          </table:table-cell>
          <table:table-cell office:value-type="float" office:value="0.0642549991608" calcext:value-type="float">
            <text:p>0.0642549992</text:p>
          </table:table-cell>
          <table:table-cell table:number-columns-repeated="4"/>
          <table:table-cell office:value-type="float" office:value="2499" calcext:value-type="float">
            <text:p>2499</text:p>
          </table:table-cell>
          <table:table-cell office:value-type="float" office:value="0.688905000687" calcext:value-type="float">
            <text:p>0.688905000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2:15:27.652232601</meta:creation-date>
    <dc:date>2018-04-05T16:53:14.322280320</dc:date>
    <meta:editing-duration>PT1H7M6S</meta:editing-duration>
    <meta:editing-cycles>1</meta:editing-cycles>
    <meta:document-statistic meta:table-count="1" meta:cell-count="3015" meta:object-count="0"/>
    <meta:generator>LibreOffice/5.1.6.2$Linux_X86_64 LibreOffice_project/10m0$Build-2</meta:generator>
  </office:meta>
</office:document-meta>
</file>